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jpeg" manifest:full-path="Pictures/1000000000000035000000359734B6B7.jpg"/>
  <manifest:file-entry manifest:media-type="image/png" manifest:full-path="Pictures/1000020100000080000000804F65387C.png"/>
  <manifest:file-entry manifest:media-type="image/png" manifest:full-path="Pictures/1000020100000080000000805C22E68A.png"/>
  <manifest:file-entry manifest:media-type="image/png" manifest:full-path="Pictures/100002010000008000000080E1141322.png"/>
  <manifest:file-entry manifest:media-type="image/png" manifest:full-path="Pictures/10000201000000A0000000AAAE2D31BC.png"/>
  <manifest:file-entry manifest:media-type="image/png" manifest:full-path="Pictures/100000000000017E000003894EA6EB74.png"/>
  <manifest:file-entry manifest:media-type="image/png" manifest:full-path="Pictures/100000000000017E00000271840CCD2B.png"/>
  <manifest:file-entry manifest:media-type="image/png" manifest:full-path="Pictures/10000000000000D40000003244A33BD1.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stroke-dash="Dash_20_1" svg:stroke-width="0cm" draw:stroke-linejoin="none" draw:fill="solid" draw:fill-color="#e50030" draw:textarea-horizontal-align="center" draw:textarea-vertical-align="middle"/>
    </style:style>
    <style:style style:name="gr2" style:family="graphic" style:parent-style-name="standard">
      <style:graphic-properties draw:stroke="none" draw:stroke-dash="Dash_20_1" svg:stroke-width="0cm" draw:stroke-linejoin="none" draw:fill="solid" draw:fill-color="#000000" draw:textarea-horizontal-align="center" draw:textarea-vertical-align="middle"/>
    </style:style>
    <style:style style:name="gr3" style:family="graphic" style:parent-style-name="standard">
      <style:graphic-properties draw:stroke="none" draw:stroke-dash="Dash_20_1" svg:stroke-width="0cm" draw:stroke-linejoin="none" draw:fill="solid" draw:fill-color="#ffffff"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stroke-dash="Dash_20_1" svg:stroke-width="0cm" draw:stroke-linejoin="none" draw:fill="solid" draw:fill-color="#808080" draw:textarea-horizontal-align="center" draw:textarea-vertical-align="middle"/>
    </style:style>
    <style:style style:name="gr8" style:family="graphic" style:parent-style-name="standard">
      <style:graphic-properties draw:stroke="none" draw:stroke-dash="Dash_20_1" svg:stroke-width="0cm" draw:stroke-linejoin="none" draw:fill="solid" draw:fill-color="#c7cc4d" draw:textarea-horizontal-align="center" draw:textarea-vertical-align="middle"/>
    </style:style>
    <style:style style:name="gr9" style:family="graphic" style:parent-style-name="standard">
      <style:graphic-properties draw:stroke="none" draw:stroke-dash="Dash_20_1" svg:stroke-width="0cm" draw:stroke-linejoin="none" draw:fill="solid" draw:fill-color="#99ffd9" draw:textarea-horizontal-align="center" draw:textarea-vertical-align="middle"/>
    </style:style>
    <style:style style:name="gr10" style:family="graphic" style:parent-style-name="standard">
      <style:graphic-properties draw:stroke="none" draw:stroke-dash="Dash_20_1" svg:stroke-width="0cm" draw:stroke-linejoin="none" draw:fill="solid" draw:fill-color="#f2e8c4" draw:textarea-horizontal-align="center" draw:textarea-vertical-align="middle"/>
    </style:style>
    <style:style style:name="gr11" style:family="graphic" style:parent-style-name="standard">
      <style:graphic-properties draw:stroke="none" draw:stroke-dash="Dash_20_1" svg:stroke-width="0cm" draw:stroke-linejoin="none" draw:fill="solid" draw:fill-color="#d1ff82" draw:textarea-horizontal-align="center" draw:textarea-vertical-align="middle"/>
    </style:style>
    <style:style style:name="gr12" style:family="graphic" style:parent-style-name="standard">
      <style:graphic-properties draw:stroke="none" draw:stroke-dash="Dash_20_1" svg:stroke-width="0cm" draw:stroke-linejoin="none" draw:fill="solid" draw:fill-color="#c2a85e" draw:textarea-horizontal-align="center" draw:textarea-vertical-align="middle"/>
    </style:style>
    <style:style style:name="gr13" style:family="graphic" style:parent-style-name="standard">
      <style:graphic-properties draw:stroke="none" draw:stroke-dash="Dash_20_1" svg:stroke-width="0cm" draw:stroke-linejoin="none" draw:fill="solid" draw:fill-color="#666666" draw:textarea-horizontal-align="center" draw:textarea-vertical-align="middle"/>
    </style:style>
    <style:style style:name="gr14" style:family="graphic" style:parent-style-name="standard">
      <style:graphic-properties draw:stroke="none" draw:stroke-dash="Dash_20_1" svg:stroke-width="0cm" draw:stroke-linejoin="none" draw:fill="solid" draw:fill-color="#cccccc" draw:textarea-horizontal-align="center" draw:textarea-vertical-align="middle"/>
    </style:style>
    <style:style style:name="gr15" style:family="graphic" style:parent-style-name="standard">
      <style:graphic-properties draw:stroke="none" draw:stroke-dash="Dash_20_1" svg:stroke-width="0cm" draw:stroke-linejoin="none" draw:fill="solid" draw:fill-color="#738ad9" draw:textarea-horizontal-align="center" draw:textarea-vertical-align="middle"/>
    </style:style>
    <style:style style:name="gr16" style:family="graphic" style:parent-style-name="standard">
      <style:graphic-properties draw:stroke="none" draw:stroke-dash="Dash_20_1" svg:stroke-width="0cm" draw:stroke-linejoin="none" draw:fill="solid" draw:fill-color="#999999" draw:textarea-horizontal-align="center" draw:textarea-vertical-align="middle"/>
    </style:style>
    <style:style style:name="gr17" style:family="graphic" style:parent-style-name="standard">
      <style:graphic-properties draw:stroke="none" draw:stroke-dash="Dash_20_1" svg:stroke-width="0cm" draw:stroke-linejoin="none" draw:fill="solid" draw:fill-color="#b2b2b2" draw:textarea-horizontal-align="center" draw:textarea-vertical-align="middle"/>
    </style:style>
    <style:style style:name="gr18" style:family="graphic" style:parent-style-name="standard">
      <style:graphic-properties draw:stroke="none" draw:stroke-dash="Dash_20_1" svg:stroke-width="0cm" draw:stroke-linejoin="none" draw:fill="solid" draw:fill-color="#bdffff" draw:textarea-horizontal-align="center" draw:textarea-vertical-align="middle"/>
    </style:style>
    <style:style style:name="gr19" style:family="graphic" style:parent-style-name="standard">
      <style:graphic-properties draw:stroke="none" draw:stroke-dash="Dash_20_1" svg:stroke-width="0cm" draw:stroke-linejoin="none" draw:fill="solid" draw:fill-color="#e6e6e6" draw:textarea-horizontal-align="center" draw:textarea-vertical-align="middle"/>
    </style:style>
    <style:style style:name="gr20" style:family="graphic" style:parent-style-name="standard">
      <style:graphic-properties draw:stroke="none" draw:stroke-dash="Dash_20_1" svg:stroke-width="0cm" draw:stroke-linejoin="none" draw:fill="solid" draw:fill-color="#e5e5e5" draw:textarea-horizontal-align="center" draw:textarea-vertical-align="middle"/>
    </style:style>
    <style:style style:name="gr21"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4" style:family="graphic" style:parent-style-name="standard">
      <style:graphic-properties draw:stroke="dash" draw:stroke-dash="Fine_20_Dashed" svg:stroke-width="0.1cm"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25" style:family="graphic" style:parent-style-name="standard">
      <style:graphic-properties draw:stroke="dash" draw:stroke-dash="Fine_20_Dashed" svg:stroke-width="0.1cm" draw:marker-start-width="0.35cm" draw:marker-end-width="0.35cm" draw:fill="solid" draw:fill-color="#000000" draw:opacity="0%" draw:textarea-horizontal-align="justify" draw:textarea-vertical-align="middle" draw:auto-grow-height="false" fo:padding-top="0.175cm" fo:padding-bottom="0.175cm" fo:padding-left="0.3cm" fo:padding-right="0.3cm" draw:shadow-opacity="0%"/>
    </style:style>
    <style:style style:name="gr26"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27" style:family="graphic" style:parent-style-name="standard">
      <style:graphic-properties draw:stroke="none" svg:stroke-color="#000000" draw:fill="none" draw:fill-color="#ffffff" fo:min-height="1.6cm"/>
    </style:style>
    <style:style style:name="gr28" style:family="graphic" style:parent-style-name="standard">
      <style:graphic-properties draw:stroke="none" svg:stroke-color="#000000" draw:fill="none" draw:fill-color="#ffffff" fo:min-height="0.85cm"/>
    </style:style>
    <style:style style:name="gr29" style:family="graphic" style:parent-style-name="standard">
      <style:graphic-properties draw:stroke="dash" draw:stroke-dash="Ultrafine_20_Dashed" svg:stroke-width="0.1cm" svg:stroke-color="#0099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30" style:family="graphic" style:parent-style-name="standard">
      <style:graphic-properties draw:stroke="none" svg:stroke-color="#000000" draw:fill="none" draw:fill-color="#ffffff" fo:min-height="0.846cm"/>
    </style:style>
    <style:style style:name="gr31" style:family="graphic" style:parent-style-name="standard">
      <style:graphic-properties draw:stroke="dash" draw:stroke-dash="Ultrafine_20_Dashed" svg:stroke-width="0.1cm" svg:stroke-color="#0047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P1" style:family="paragraph">
      <style:paragraph-properties fo:text-align="center"/>
    </style:style>
    <style:style style:name="P2" style:family="paragraph">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0.992cm" svg:height="1.802cm" svg:x="7.124cm" svg:y="14.488cm" svg:viewBox="0 0 993 1803" draw:points="993,0 0,560 0,1803 993,1244">
          <text:p/>
        </draw:polygon>
        <draw:polygon draw:style-name="gr2" draw:text-style-name="P1" draw:layer="layout" svg:width="11.441cm" svg:height="26.956cm" svg:x="4.762cm" svg:y="1.354cm" svg:viewBox="0 0 11442 26957" draw:points="11442,26957 868,26957 0,24903 0,0 9890,0 11442,1619">
          <text:p/>
        </draw:polygon>
        <draw:polygon draw:style-name="gr3" draw:text-style-name="P1" draw:layer="layout" svg:width="8.771cm" svg:height="22.907cm" svg:x="6.502cm" svg:y="4.468cm" svg:viewBox="0 0 8772 22908" draw:points="0,0 8772,0 8772,22908 0,22908">
          <text:p/>
        </draw:polygon>
        <draw:polygon draw:style-name="gr3" draw:text-style-name="P1" draw:layer="layout" svg:width="9.705cm" svg:height="0.872cm" svg:x="5.442cm" svg:y="2.226cm" svg:viewBox="0 0 9706 873" draw:points="9706,873 8771,0 0,0 438,873">
          <text:p/>
        </draw:polygon>
        <draw:frame draw:style-name="gr4" draw:text-style-name="P1" draw:layer="layout" svg:width="6.863cm" svg:height="6.863cm" svg:x="7.607cm" svg:y="11.136cm">
          <draw:image xlink:href="Pictures/1000020100000080000000805C22E68A.png" xlink:type="simple" xlink:show="embed" xlink:actuate="onLoad">
            <text:p/>
          </draw:image>
        </draw:frame>
        <draw:frame draw:style-name="gr4" draw:text-style-name="P1" draw:layer="layout" svg:width="7.228cm" svg:height="7.228cm" svg:x="7.204cm" svg:y="20.193cm">
          <draw:image xlink:href="Pictures/100002010000008000000080E1141322.png" xlink:type="simple" xlink:show="embed" xlink:actuate="onLoad">
            <text:p/>
          </draw:image>
        </draw:frame>
        <draw:frame draw:style-name="gr4" draw:text-style-name="P1" draw:layer="layout" svg:width="5.499cm" svg:height="5.843cm" svg:x="6.768cm" svg:y="4.71cm">
          <draw:image xlink:href="Pictures/10000201000000A0000000AAAE2D31BC.png" xlink:type="simple" xlink:show="embed" xlink:actuate="onLoad">
            <text:p/>
          </draw:image>
        </draw:frame>
      </draw:page>
      <draw:page draw:name="page2"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23.452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 draw:layer="layout" svg:width="6.863cm" svg:height="6.863cm" svg:x="6.404cm" svg:y="18.311cm">
            <draw:image xlink:href="Pictures/1000020100000080000000805C22E68A.png" xlink:type="simple" xlink:show="embed" xlink:actuate="onLoad">
              <text:p text:style-name="P1"><text:span text:style-name="T1">config</text:span></text:p>
              <text:p text:style-name="P1"><text:span text:style-name="T2"/></text:p>
              <text:p text:style-name="P1"><text:span text:style-name="T2"/></text:p>
              <text:p text:style-name="P1"/>
              <text:p text:style-name="P1"/>
            </draw:image>
          </draw:frame>
          <draw:frame draw:style-name="gr4" draw:text-style-name="P1" draw:layer="layout" svg:width="5.499cm" svg:height="5.843cm" svg:x="7.009cm" svg:y="5.19cm">
            <draw:image xlink:href="Pictures/10000201000000A0000000AAAE2D31BC.png" xlink:type="simple" xlink:show="embed" xlink:actuate="onLoad">
              <text:p/>
            </draw:image>
          </draw:frame>
          <draw:frame draw:style-name="gr6" draw:text-style-name="P1" draw:layer="layout" svg:width="6.544cm" svg:height="6.544cm" svg:x="6.603cm" svg:y="11.417cm">
            <draw:image xlink:href="Pictures/1000020100000080000000804F65387C.png" xlink:type="simple" xlink:show="embed" xlink:actuate="onLoad">
              <text:p text:style-name="P1"><text:span text:style-name="T3">depot</text:span></text:p>
              <text:p text:style-name="P1"/>
            </draw:image>
          </draw:frame>
        </draw:g>
      </draw:page>
      <draw:page draw:name="page3"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16.036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499cm" svg:height="5.843cm" svg:x="7.009cm" svg:y="5.19cm">
            <draw:image xlink:href="Pictures/10000201000000A0000000AAAE2D31BC.png" xlink:type="simple" xlink:show="embed" xlink:actuate="onLoad">
              <text:p/>
            </draw:image>
          </draw:frame>
          <draw:frame draw:style-name="gr6" draw:text-style-name="P1" draw:layer="layout" svg:width="6.544cm" svg:height="6.544cm" svg:x="6.603cm" svg:y="11.417cm">
            <draw:image xlink:href="Pictures/1000020100000080000000804F65387C.png" xlink:type="simple" xlink:show="embed" xlink:actuate="onLoad">
              <text:p text:style-name="P1"><text:span text:style-name="T3">depot</text:span></text:p>
              <text:p text:style-name="P1"/>
            </draw:image>
          </draw:frame>
        </draw:g>
      </draw:page>
      <draw:page draw:name="page4"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16.036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242cm" svg:height="5.242cm" svg:x="7.008cm" svg:y="5.538cm">
            <draw:image xlink:href="Pictures/1000000000000035000000359734B6B7.jpg" xlink:type="simple" xlink:show="embed" xlink:actuate="onLoad">
              <text:p/>
            </draw:image>
          </draw:frame>
          <draw:frame draw:style-name="gr4" draw:text-style-name="P1" draw:layer="layout" svg:width="5.864cm" svg:height="1.382cm" svg:x="6.798cm" svg:y="13.937cm">
            <draw:image xlink:href="Pictures/10000000000000D40000003244A33BD1.png" xlink:type="simple" xlink:show="embed" xlink:actuate="onLoad">
              <text:p/>
            </draw:image>
          </draw:frame>
        </draw:g>
      </draw:page>
      <draw:page draw:name="page5" draw:style-name="dp1" draw:master-page-name="Standard">
        <draw:polygon draw:style-name="gr3" draw:text-style-name="P1" draw:layer="layout" svg:width="9.705cm" svg:height="0.872cm" svg:x="5.442cm" svg:y="2.226cm" svg:viewBox="0 0 9706 873" draw:points="9706,873 8771,0 0,0 438,873">
          <text:p/>
        </draw:polygon>
        <draw:g>
          <draw:polygon draw:style-name="gr2" draw:text-style-name="P1" draw:layer="layout" svg:width="5.096cm" svg:height="3.708cm" svg:x="6.547cm" svg:y="7.564cm" svg:viewBox="0 0 5097 3709" draw:points="5097,1446 5097,1629 1811,3709 0,2065 0,1855 3257,0">
            <text:p/>
          </draw:polygon>
          <draw:polygon draw:style-name="gr7" draw:text-style-name="P1" draw:layer="layout" svg:width="5.096cm" svg:height="3.498cm" svg:x="6.533cm" svg:y="7.549cm" svg:viewBox="0 0 5097 3499" draw:points="1825,3499 0,1855 3272,0 5097,1448 5097,1448">
            <text:p/>
          </draw:polygon>
          <draw:polygon draw:style-name="gr8" draw:text-style-name="P1" draw:layer="layout" svg:width="0.997cm" svg:height="0.898cm" svg:x="8.975cm" svg:y="8.027cm" svg:viewBox="0 0 998 899" draw:points="998,42 619,899 0,126 297,42 619,0 815,15">
            <text:p/>
          </draw:polygon>
          <draw:polygon draw:style-name="gr9" draw:text-style-name="P1" draw:layer="layout" svg:width="0.757cm" svg:height="0.772cm" svg:x="8.836cm" svg:y="8.153cm" svg:viewBox="0 0 758 773" draw:points="139,0 758,773 0,69">
            <text:p/>
          </draw:polygon>
          <draw:polygon draw:style-name="gr10" draw:text-style-name="P1" draw:layer="layout" svg:width="0.814cm" svg:height="0.856cm" svg:x="9.594cm" svg:y="8.069cm" svg:viewBox="0 0 815 857" draw:points="815,183 0,857 379,0 619,84">
            <text:p/>
          </draw:polygon>
          <draw:polygon draw:style-name="gr11" draw:text-style-name="P1" draw:layer="layout" svg:width="0.995cm" svg:height="0.702cm" svg:x="8.598cm" svg:y="8.223cm" svg:viewBox="0 0 996 703" draw:points="238,0 996,703 0,171">
            <text:p/>
          </draw:polygon>
          <draw:polygon draw:style-name="gr11" draw:text-style-name="P1" draw:layer="layout" svg:width="1.205cm" svg:height="0.306cm" svg:x="8.387cm" svg:y="8.618cm" svg:viewBox="0 0 1206 307" draw:points="40,0 1206,307 0,112">
            <text:p/>
          </draw:polygon>
          <draw:polygon draw:style-name="gr10" draw:text-style-name="P1" draw:layer="layout" svg:width="1.18cm" svg:height="0.365cm" svg:x="9.594cm" svg:y="8.926cm" svg:viewBox="0 0 1181 366" draw:points="1124,366 0,0 1181,238">
            <text:p/>
          </draw:polygon>
          <draw:polygon draw:style-name="gr10" draw:text-style-name="P1" draw:layer="layout" svg:width="1.165cm" svg:height="0.532cm" svg:x="8.427cm" svg:y="8.393cm" svg:viewBox="0 0 1166 533" draw:points="171,0 1166,533 0,225 86,112">
            <text:p/>
          </draw:polygon>
          <draw:polygon draw:style-name="gr8" draw:text-style-name="P1" draw:layer="layout" svg:width="1.277cm" svg:height="0.885cm" svg:x="9.131cm" svg:y="8.926cm" svg:viewBox="0 0 1278 886" draw:points="0,817 463,0 1278,661 1110,745 914,817 703,869 463,886 225,869">
            <text:p/>
          </draw:polygon>
          <draw:polygon draw:style-name="gr10" draw:text-style-name="P1" draw:layer="layout" svg:width="0.757cm" svg:height="0.816cm" svg:x="8.836cm" svg:y="8.926cm" svg:viewBox="0 0 758 817" draw:points="0,703 758,0 295,817">
            <text:p/>
          </draw:polygon>
          <draw:polygon draw:style-name="gr11" draw:text-style-name="P1" draw:layer="layout" svg:width="1.039cm" svg:height="0.66cm" svg:x="9.594cm" svg:y="8.926cm" svg:viewBox="0 0 1040 661" draw:points="815,661 0,0 1040,463">
            <text:p/>
          </draw:polygon>
          <draw:polygon draw:style-name="gr9" draw:text-style-name="P1" draw:layer="layout" svg:width="1.123cm" svg:height="0.462cm" svg:x="9.594cm" svg:y="8.926cm" svg:viewBox="0 0 1124 463" draw:points="1040,463 0,0 1124,366">
            <text:p/>
          </draw:polygon>
          <draw:polygon draw:style-name="gr8" draw:text-style-name="P1" draw:layer="layout" svg:width="1.235cm" svg:height="0.237cm" svg:x="9.594cm" svg:y="8.926cm" svg:viewBox="0 0 1236 238" draw:points="1181,238 0,0 1236,0 1223,126">
            <text:p/>
          </draw:polygon>
          <draw:polygon draw:style-name="gr12" draw:text-style-name="P1" draw:layer="layout" svg:width="1.205cm" svg:height="0.702cm" svg:x="8.387cm" svg:y="8.926cm" svg:viewBox="0 0 1206 703" draw:points="0,183 1206,0 448,703 295,592 166,463 69,337">
            <text:p/>
          </draw:polygon>
          <draw:polygon draw:style-name="gr8" draw:text-style-name="P1" draw:layer="layout" svg:width="1.235cm" svg:height="0.254cm" svg:x="8.358cm" svg:y="8.854cm" svg:viewBox="0 0 1236 255" draw:points="0,0 1236,72 29,255 0,72">
            <text:p/>
          </draw:polygon>
          <draw:polygon draw:style-name="gr9" draw:text-style-name="P1" draw:layer="layout" svg:width="1.235cm" svg:height="0.195cm" svg:x="8.358cm" svg:y="8.73cm" svg:viewBox="0 0 1236 196" draw:points="29,0 1236,196 0,124">
            <text:p/>
          </draw:polygon>
          <draw:polygon draw:style-name="gr12" draw:text-style-name="P1" draw:layer="layout" svg:width="1.235cm" svg:height="0.673cm" svg:x="9.594cm" svg:y="8.252cm" svg:viewBox="0 0 1236 674" draw:points="1236,674 0,674 815,0 998,141 1124,295 1206,478">
            <text:p/>
          </draw:polygon>
          <draw:polygon draw:style-name="gr13" draw:text-style-name="P1" draw:layer="layout" svg:width="0.883cm" svg:height="0.658cm" svg:x="9.131cm" svg:y="8.576cm" svg:viewBox="0 0 884 659" draw:points="448,0 267,27 126,97 42,211 0,337 42,461 126,562 267,632 448,659 619,632 758,562 857,461 884,337 857,211 758,97 619,27">
            <text:p/>
          </draw:polygon>
          <draw:polygon draw:style-name="gr2" draw:text-style-name="P1" draw:layer="layout" svg:width="2.372cm" svg:height="1.982cm" svg:x="6.8cm" svg:y="8.854cm" svg:viewBox="0 0 2373 1983" draw:points="1558,1983 0,579 0,493 842,0 1390,493 2345,255 1699,760 2373,1379 2373,1463">
            <text:p/>
          </draw:polygon>
          <draw:polygon draw:style-name="gr13" draw:text-style-name="P1" draw:layer="layout" svg:width="1.433cm" svg:height="0.675cm" svg:x="7.712cm" svg:y="9.109cm" svg:viewBox="0 0 1434 676" draw:points="1434,0 352,676 0,339">
            <text:p/>
          </draw:polygon>
          <draw:polygon draw:style-name="gr13" draw:text-style-name="P1" draw:layer="layout" svg:width="2.372cm" svg:height="1.883cm" svg:x="6.8cm" svg:y="8.854cm" svg:viewBox="0 0 2373 1884" draw:points="1558,1884 0,493 842,0 2373,1379">
            <text:p/>
          </draw:polygon>
        </draw:g>
        <draw:polygon draw:style-name="gr1" draw:text-style-name="P1" draw:layer="layout" svg:width="0.433cm" svg:height="0.786cm" svg:x="13.004cm" svg:y="11.243cm" svg:viewBox="0 0 434 787" draw:points="434,0 0,244 0,787 434,543">
          <text:p/>
        </draw:polygon>
        <draw:polygon draw:style-name="gr2" draw:text-style-name="P1" draw:layer="layout" svg:width="4.997cm" svg:height="11.773cm" svg:x="11.973cm" svg:y="5.504cm" svg:viewBox="0 0 4998 11774" draw:points="4998,11774 379,11774 0,10877 0,0 4320,0 4998,707">
          <text:p/>
        </draw:polygon>
        <draw:polygon draw:style-name="gr3" draw:text-style-name="P1" draw:layer="layout" svg:width="3.831cm" svg:height="10.005cm" svg:x="12.733cm" svg:y="6.864cm" svg:viewBox="0 0 3832 10006" draw:points="0,0 3832,0 3832,10006 0,10006">
          <text:p/>
        </draw:polygon>
        <draw:polygon draw:style-name="gr2" draw:text-style-name="P1" draw:layer="layout" svg:width="2.309cm" svg:height="0.38cm" svg:x="13.493cm" svg:y="8.005cm" svg:viewBox="0 0 2310 381" draw:points="0,0 2310,0 2310,381 0,381">
          <text:p/>
        </draw:polygon>
        <draw:polygon draw:style-name="gr2" draw:text-style-name="P1" draw:layer="layout" svg:width="2.309cm" svg:height="0.382cm" svg:x="13.493cm" svg:y="11.068cm" svg:viewBox="0 0 2310 383" draw:points="0,0 2310,0 2310,383 0,383">
          <text:p/>
        </draw:polygon>
        <draw:polygon draw:style-name="gr1" draw:text-style-name="P1" draw:layer="layout" svg:width="0.38cm" svg:height="0.407cm" svg:x="15.421cm" svg:y="7.287cm" svg:viewBox="0 0 381 408" draw:points="0,0 381,0 381,408 0,408">
          <text:p/>
        </draw:polygon>
        <draw:polygon draw:style-name="gr3" draw:text-style-name="P1" draw:layer="layout" svg:width="4.239cm" svg:height="0.38cm" svg:x="12.27cm" svg:y="5.885cm" svg:viewBox="0 0 4240 381" draw:points="4240,381 3832,0 0,0 192,381">
          <text:p/>
        </draw:polygon>
        <draw:polygon draw:style-name="gr2" draw:text-style-name="P1" draw:layer="layout" svg:width="2.309cm" svg:height="0.38cm" svg:x="13.495cm" svg:y="12.756cm" svg:viewBox="0 0 2310 381" draw:points="0,0 2310,0 2310,381 0,381">
          <text:p/>
        </draw:polygon>
        <draw:polygon draw:style-name="gr2" draw:text-style-name="P1" draw:layer="layout" svg:width="2.309cm" svg:height="0.38cm" svg:x="13.495cm" svg:y="9.386cm" svg:viewBox="0 0 2310 381" draw:points="0,0 2310,0 2310,381 0,381">
          <text:p/>
        </draw:polygon>
        <draw:g>
          <draw:polygon draw:style-name="gr2" draw:text-style-name="P1" draw:layer="layout" svg:width="2.989cm" svg:height="2.988cm" svg:x="-1.145cm" svg:y="5.357cm" svg:viewBox="0 0 2990 2989" draw:points="2107,0 2990,882 2990,2989 0,2989 0,0">
            <text:p/>
          </draw:polygon>
          <draw:polygon draw:style-name="gr3" draw:text-style-name="P1" draw:layer="layout" svg:width="0.763cm" svg:height="0.769cm" svg:x="0.963cm" svg:y="5.468cm" svg:viewBox="0 0 764 770" draw:points="764,770 0,0 0,770">
            <text:p/>
          </draw:polygon>
          <draw:polygon draw:style-name="gr14" draw:text-style-name="P1" draw:layer="layout" svg:width="2.81cm" svg:height="2.816cm" svg:x="-1.058cm" svg:y="5.443cm" svg:viewBox="0 0 2811 2817" draw:points="0,0 1935,0 1935,882 2811,882 2811,2817 0,2817">
            <text:p/>
          </draw:polygon>
          <draw:polygon draw:style-name="gr3" draw:text-style-name="P1" draw:layer="layout" svg:width="2.81cm" svg:height="2.816cm" svg:x="-1.058cm" svg:y="5.443cm" svg:viewBox="0 0 2811 2817" draw:points="0,0 1846,0 1846,970 2811,970 2811,2817 0,2817">
            <text:p/>
          </draw:polygon>
          <draw:polygon draw:style-name="gr15" draw:text-style-name="P1" draw:layer="layout" svg:width="0.174cm" svg:height="0.174cm" svg:x="-0.842cm" svg:y="5.978cm" svg:viewBox="0 0 175 175" draw:points="0,0 175,0 175,175 0,175">
            <text:p/>
          </draw:polygon>
          <draw:polygon draw:style-name="gr15" draw:text-style-name="P1" draw:layer="layout" svg:width="0.174cm" svg:height="0.174cm" svg:x="0.123cm" svg:y="5.978cm" svg:viewBox="0 0 175 175" draw:points="0,0 175,0 175,175 0,175">
            <text:p/>
          </draw:polygon>
          <draw:polygon draw:style-name="gr15" draw:text-style-name="P1" draw:layer="layout" svg:width="0.178cm" svg:height="0.174cm" svg:x="-0.362cm" svg:y="6.462cm" svg:viewBox="0 0 179 175" draw:points="0,0 179,0 179,175 0,175">
            <text:p/>
          </draw:polygon>
          <draw:polygon draw:style-name="gr15" draw:text-style-name="P1" draw:layer="layout" svg:width="0.174cm" svg:height="0.174cm" svg:x="0.123cm" svg:y="6.462cm" svg:viewBox="0 0 175 175" draw:points="0,0 175,0 175,175 0,175">
            <text:p/>
          </draw:polygon>
          <draw:polygon draw:style-name="gr15" draw:text-style-name="P1" draw:layer="layout" svg:width="0.172cm" svg:height="0.174cm" svg:x="0.609cm" svg:y="6.462cm" svg:viewBox="0 0 173 175" draw:points="0,0 173,0 173,175 0,175">
            <text:p/>
          </draw:polygon>
          <draw:polygon draw:style-name="gr15" draw:text-style-name="P1" draw:layer="layout" svg:width="0.174cm" svg:height="0.18cm" svg:x="0.123cm" svg:y="6.94cm" svg:viewBox="0 0 175 181" draw:points="0,0 175,0 175,181 0,181">
            <text:p/>
          </draw:polygon>
          <draw:polygon draw:style-name="gr15" draw:text-style-name="P1" draw:layer="layout" svg:width="0.172cm" svg:height="0.18cm" svg:x="1.093cm" svg:y="6.94cm" svg:viewBox="0 0 173 181" draw:points="0,0 173,0 173,181 0,181">
            <text:p/>
          </draw:polygon>
          <draw:polygon draw:style-name="gr15" draw:text-style-name="P1" draw:layer="layout" svg:width="0.174cm" svg:height="0.172cm" svg:x="0.123cm" svg:y="7.912cm" svg:viewBox="0 0 175 173" draw:points="0,0 175,0 175,173 0,173">
            <text:p/>
          </draw:polygon>
          <draw:polygon draw:style-name="gr15" draw:text-style-name="P1" draw:layer="layout" svg:width="0.172cm" svg:height="0.174cm" svg:x="0.609cm" svg:y="7.426cm" svg:viewBox="0 0 173 175" draw:points="0,0 173,0 173,175 0,175">
            <text:p/>
          </draw:polygon>
          <draw:polygon draw:style-name="gr15" draw:text-style-name="P1" draw:layer="layout" svg:width="0.172cm" svg:height="0.174cm" svg:x="1.093cm" svg:y="7.426cm" svg:viewBox="0 0 173 175" draw:points="0,0 173,0 173,175 0,175">
            <text:p/>
          </draw:polygon>
          <draw:polygon draw:style-name="gr15" draw:text-style-name="P1" draw:layer="layout" svg:width="0.174cm" svg:height="0.178cm" svg:x="-0.351cm" svg:y="6.942cm" svg:viewBox="0 0 175 179" draw:points="0,0 175,0 175,179 0,179">
            <text:p/>
          </draw:polygon>
          <draw:polygon draw:style-name="gr15" draw:text-style-name="P1" draw:layer="layout" svg:width="0.174cm" svg:height="0.178cm" svg:x="-0.334cm" svg:y="7.418cm" svg:viewBox="0 0 175 179" draw:points="0,0 175,0 175,179 0,179">
            <text:p/>
          </draw:polygon>
          <draw:polygon draw:style-name="gr15" draw:text-style-name="P1" draw:layer="layout" svg:width="0.174cm" svg:height="0.18cm" svg:x="-0.334cm" svg:y="7.908cm" svg:viewBox="0 0 175 181" draw:points="0,0 175,0 175,181 0,181">
            <text:p/>
          </draw:polygon>
          <draw:polygon draw:style-name="gr15" draw:text-style-name="P1" draw:layer="layout" svg:width="0.172cm" svg:height="0.18cm" svg:x="-0.844cm" svg:y="6.449cm" svg:viewBox="0 0 173 181" draw:points="0,0 173,0 173,181 0,181">
            <text:p/>
          </draw:polygon>
          <draw:polygon draw:style-name="gr15" draw:text-style-name="P1" draw:layer="layout" svg:width="0.172cm" svg:height="0.178cm" svg:x="-0.844cm" svg:y="6.942cm" svg:viewBox="0 0 173 179" draw:points="0,0 173,0 173,179 0,179">
            <text:p/>
          </draw:polygon>
          <draw:polygon draw:style-name="gr15" draw:text-style-name="P1" draw:layer="layout" svg:width="0.172cm" svg:height="0.18cm" svg:x="-0.844cm" svg:y="7.399cm" svg:viewBox="0 0 173 181" draw:points="0,0 173,0 173,181 0,181">
            <text:p/>
          </draw:polygon>
          <draw:polygon draw:style-name="gr15" draw:text-style-name="P1" draw:layer="layout" svg:width="0.172cm" svg:height="0.18cm" svg:x="-0.844cm" svg:y="7.908cm" svg:viewBox="0 0 173 181" draw:points="0,0 173,0 173,181 0,181">
            <text:p/>
          </draw:polygon>
          <draw:polygon draw:style-name="gr15" draw:text-style-name="P1" draw:layer="layout" svg:width="0.174cm" svg:height="0.178cm" svg:x="0.123cm" svg:y="6.942cm" svg:viewBox="0 0 175 179" draw:points="0,0 175,0 175,179 0,179">
            <text:p/>
          </draw:polygon>
          <draw:polygon draw:style-name="gr2" draw:text-style-name="P1" draw:layer="layout" svg:width="1.999cm" svg:height="2.677cm" svg:x="-0.903cm" svg:y="5.529cm" svg:viewBox="0 0 2000 2678" draw:points="783,67 800,0 851,17 907,51 1006,137 1093,242 1162,341 1242,385 1274,465 1299,545 1310,634 1310,714 1305,796 1293,863 1261,924 1230,968 1945,2149 1971,2213 1994,2280 2000,2349 2000,2423 1990,2492 1971,2554 1939,2604 1889,2648 1844,2667 1796,2678 1747,2674 1691,2652 1642,2623 1585,2585 1541,2537 1497,2474 726,1137 644,1130 564,1099 478,1063 398,1006 248,882 185,808 137,739 55,608 25,541 4,472 0,404 4,335 25,267 48,211 80,162 124,122 354,621 670,770 933,697 1000,459">
            <text:p/>
          </draw:polygon>
          <draw:polygon draw:style-name="gr15" draw:text-style-name="P1" draw:layer="layout" svg:width="1.986cm" svg:height="2.603cm" svg:x="-0.89cm" svg:y="5.529cm" svg:viewBox="0 0 1987 2604" draw:points="787,0 899,32 1006,93 1095,173 1166,274 1230,385 1280,522 1305,665 1305,733 1293,802 1267,857 1230,895 1933,2149 1958,2213 1981,2274 1987,2337 1987,2391 1981,2448 1962,2497 1933,2541 1895,2572 1851,2598 1802,2604 1745,2598 1695,2579 1640,2554 1590,2511 1547,2461 1503,2406 726,1069 653,1055 571,1032 484,987 404,939 248,808 187,739 143,665 61,535 32,472 13,408 0,354 6,299 17,242 36,198 67,156 112,122 360,545 678,697 939,621 1006,389">
            <text:p/>
          </draw:polygon>
        </draw:g>
        <draw:g>
          <draw:polygon draw:style-name="gr2" draw:text-style-name="P1" draw:layer="layout" svg:width="5.096cm" svg:height="3.71cm" svg:x="3.901cm" svg:y="23.141cm" svg:viewBox="0 0 5097 3711" draw:points="5097,1446 5097,1631 1811,3711 0,2067 0,1857 3257,0">
            <text:p/>
          </draw:polygon>
          <draw:polygon draw:style-name="gr7" draw:text-style-name="P1" draw:layer="layout" svg:width="5.096cm" svg:height="3.5cm" svg:x="3.887cm" svg:y="23.126cm" svg:viewBox="0 0 5097 3501" draw:points="1825,3501 0,1857 3272,0 5097,1448 5097,1448">
            <text:p/>
          </draw:polygon>
          <draw:polygon draw:style-name="gr8" draw:text-style-name="P1" draw:layer="layout" svg:width="0.997cm" svg:height="0.898cm" svg:x="6.329cm" svg:y="23.604cm" svg:viewBox="0 0 998 899" draw:points="998,42 619,899 0,126 297,42 619,0 815,15">
            <text:p/>
          </draw:polygon>
          <draw:polygon draw:style-name="gr9" draw:text-style-name="P1" draw:layer="layout" svg:width="0.757cm" svg:height="0.772cm" svg:x="6.19cm" svg:y="23.731cm" svg:viewBox="0 0 758 773" draw:points="139,0 758,773 0,69">
            <text:p/>
          </draw:polygon>
          <draw:polygon draw:style-name="gr10" draw:text-style-name="P1" draw:layer="layout" svg:width="0.814cm" svg:height="0.856cm" svg:x="6.948cm" svg:y="23.646cm" svg:viewBox="0 0 815 857" draw:points="815,183 0,857 379,0 619,84">
            <text:p/>
          </draw:polygon>
          <draw:polygon draw:style-name="gr11" draw:text-style-name="P1" draw:layer="layout" svg:width="0.995cm" svg:height="0.702cm" svg:x="5.952cm" svg:y="23.8cm" svg:viewBox="0 0 996 703" draw:points="238,0 996,703 0,171">
            <text:p/>
          </draw:polygon>
          <draw:polygon draw:style-name="gr11" draw:text-style-name="P1" draw:layer="layout" svg:width="1.205cm" svg:height="0.306cm" svg:x="5.741cm" svg:y="24.196cm" svg:viewBox="0 0 1206 307" draw:points="40,0 1206,307 0,112">
            <text:p/>
          </draw:polygon>
          <draw:polygon draw:style-name="gr10" draw:text-style-name="P1" draw:layer="layout" svg:width="1.18cm" svg:height="0.367cm" svg:x="6.948cm" svg:y="24.503cm" svg:viewBox="0 0 1181 368" draw:points="1124,368 0,0 1181,240">
            <text:p/>
          </draw:polygon>
          <draw:polygon draw:style-name="gr10" draw:text-style-name="P1" draw:layer="layout" svg:width="1.165cm" svg:height="0.532cm" svg:x="5.781cm" svg:y="23.971cm" svg:viewBox="0 0 1166 533" draw:points="171,0 1166,533 0,225 86,112">
            <text:p/>
          </draw:polygon>
          <draw:polygon draw:style-name="gr8" draw:text-style-name="P1" draw:layer="layout" svg:width="1.277cm" svg:height="0.887cm" svg:x="6.485cm" svg:y="24.503cm" svg:viewBox="0 0 1278 888" draw:points="0,819 463,0 1278,663 1110,747 914,819 703,872 463,888 225,872">
            <text:p/>
          </draw:polygon>
          <draw:polygon draw:style-name="gr10" draw:text-style-name="P1" draw:layer="layout" svg:width="0.757cm" svg:height="0.818cm" svg:x="6.19cm" svg:y="24.503cm" svg:viewBox="0 0 758 819" draw:points="0,705 758,0 295,819">
            <text:p/>
          </draw:polygon>
          <draw:polygon draw:style-name="gr11" draw:text-style-name="P1" draw:layer="layout" svg:width="1.039cm" svg:height="0.662cm" svg:x="6.948cm" svg:y="24.503cm" svg:viewBox="0 0 1040 663" draw:points="815,663 0,0 1040,465">
            <text:p/>
          </draw:polygon>
          <draw:polygon draw:style-name="gr9" draw:text-style-name="P1" draw:layer="layout" svg:width="1.123cm" svg:height="0.464cm" svg:x="6.948cm" svg:y="24.503cm" svg:viewBox="0 0 1124 465" draw:points="1040,465 0,0 1124,368">
            <text:p/>
          </draw:polygon>
          <draw:polygon draw:style-name="gr8" draw:text-style-name="P1" draw:layer="layout" svg:width="1.235cm" svg:height="0.239cm" svg:x="6.948cm" svg:y="24.503cm" svg:viewBox="0 0 1236 240" draw:points="1181,240 0,0 1236,0 1223,128">
            <text:p/>
          </draw:polygon>
          <draw:polygon draw:style-name="gr12" draw:text-style-name="P1" draw:layer="layout" svg:width="1.205cm" svg:height="0.704cm" svg:x="5.741cm" svg:y="24.503cm" svg:viewBox="0 0 1206 705" draw:points="0,185 1206,0 448,705 295,594 166,465 69,339">
            <text:p/>
          </draw:polygon>
          <draw:polygon draw:style-name="gr8" draw:text-style-name="P1" draw:layer="layout" svg:width="1.235cm" svg:height="0.256cm" svg:x="5.712cm" svg:y="24.432cm" svg:viewBox="0 0 1236 257" draw:points="0,0 1236,72 29,257 0,72">
            <text:p/>
          </draw:polygon>
          <draw:polygon draw:style-name="gr9" draw:text-style-name="P1" draw:layer="layout" svg:width="1.235cm" svg:height="0.195cm" svg:x="5.712cm" svg:y="24.307cm" svg:viewBox="0 0 1236 196" draw:points="29,0 1236,196 0,124">
            <text:p/>
          </draw:polygon>
          <draw:polygon draw:style-name="gr12" draw:text-style-name="P1" draw:layer="layout" svg:width="1.235cm" svg:height="0.673cm" svg:x="6.948cm" svg:y="23.829cm" svg:viewBox="0 0 1236 674" draw:points="1236,674 0,674 815,0 998,141 1124,295 1206,478">
            <text:p/>
          </draw:polygon>
          <draw:polygon draw:style-name="gr13" draw:text-style-name="P1" draw:layer="layout" svg:width="0.883cm" svg:height="0.66cm" svg:x="6.485cm" svg:y="24.154cm" svg:viewBox="0 0 884 661" draw:points="448,0 267,27 126,97 42,211 0,337 42,463 126,564 267,634 448,661 619,634 758,564 857,463 884,337 857,211 758,97 619,27">
            <text:p/>
          </draw:polygon>
          <draw:polygon draw:style-name="gr2" draw:text-style-name="P1" draw:layer="layout" svg:width="2.372cm" svg:height="1.984cm" svg:x="4.154cm" svg:y="24.432cm" svg:viewBox="0 0 2373 1985" draw:points="1558,1985 0,581 0,495 842,0 1390,495 2345,257 1699,762 2373,1381 2373,1465">
            <text:p/>
          </draw:polygon>
          <draw:polygon draw:style-name="gr13" draw:text-style-name="P1" draw:layer="layout" svg:width="1.433cm" svg:height="0.675cm" svg:x="5.066cm" svg:y="24.688cm" svg:viewBox="0 0 1434 676" draw:points="1434,0 352,676 0,339">
            <text:p/>
          </draw:polygon>
          <draw:polygon draw:style-name="gr13" draw:text-style-name="P1" draw:layer="layout" svg:width="2.372cm" svg:height="1.885cm" svg:x="4.154cm" svg:y="24.432cm" svg:viewBox="0 0 2373 1886" draw:points="1558,1886 0,495 842,0 2373,1381">
            <text:p/>
          </draw:polygon>
        </draw:g>
        <draw:g>
          <draw:polygon draw:style-name="gr14" draw:text-style-name="P1" draw:layer="layout" svg:width="2.65cm" svg:height="0.822cm" svg:x="3.342cm" svg:y="8.581cm" svg:viewBox="0 0 2651 823" draw:points="0,15 1617,823 2651,810 1036,0">
            <text:p/>
          </draw:polygon>
          <draw:polygon draw:style-name="gr16" draw:text-style-name="P1" draw:layer="layout" svg:width="1.626cm" svg:height="2.664cm" svg:x="5.993cm" svg:y="7.772cm" svg:viewBox="0 0 1627 2665" draw:points="0,0 1627,808 1627,2665 0,1846">
            <text:p/>
          </draw:polygon>
          <draw:polygon draw:style-name="gr17" draw:text-style-name="P1" draw:layer="layout" svg:width="1.614cm" svg:height="2.664cm" svg:x="4.378cm" svg:y="7.772cm" svg:viewBox="0 0 1615 2665" draw:points="1615,0 0,808 0,2665 1615,1846">
            <text:p/>
          </draw:polygon>
          <draw:polygon draw:style-name="gr16" draw:text-style-name="P1" draw:layer="layout" svg:width="1.614cm" svg:height="2.664cm" svg:x="4.378cm" svg:y="8.581cm" svg:viewBox="0 0 1615 2665" draw:points="0,0 1615,810 1615,2665 0,1857">
            <text:p/>
          </draw:polygon>
          <draw:polygon draw:style-name="gr17" draw:text-style-name="P1" draw:layer="layout" svg:width="1.626cm" svg:height="2.664cm" svg:x="5.993cm" svg:y="8.581cm" svg:viewBox="0 0 1627 2665" draw:points="1627,0 0,810 0,2665 1627,1857">
            <text:p/>
          </draw:polygon>
          <draw:polygon draw:style-name="gr14" draw:text-style-name="P1" draw:layer="layout" svg:width="2.66cm" svg:height="0.822cm" svg:x="4.959cm" svg:y="7.772cm" svg:viewBox="0 0 2661 823" draw:points="0,11 1617,823 2661,808 1034,0">
            <text:p/>
          </draw:polygon>
        </draw:g>
        <draw:frame draw:style-name="gr4" draw:text-style-name="P1" draw:layer="layout" svg:width="3.386cm" svg:height="3.386cm" svg:x="8.81cm" svg:y="13.14cm">
          <draw:image xlink:href="Pictures/1000020100000080000000805C22E68A.png" xlink:type="simple" xlink:show="embed" xlink:actuate="onLoad">
            <text:p/>
          </draw:image>
        </draw:frame>
        <draw:frame draw:style-name="gr4" draw:text-style-name="P1" draw:layer="layout" svg:width="2.849cm" svg:height="3.027cm" svg:x="13.141cm" svg:y="13.45cm">
          <draw:image xlink:href="Pictures/10000201000000A0000000AAAE2D31BC.png" xlink:type="simple" xlink:show="embed" xlink:actuate="onLoad">
            <text:p/>
          </draw:image>
        </draw:frame>
      </draw:page>
      <draw:page draw:name="page6" draw:style-name="dp1" draw:master-page-name="Standard">
        <draw:polygon draw:style-name="gr3" draw:text-style-name="P1" draw:layer="layout" svg:width="9.705cm" svg:height="0.872cm" svg:x="5.442cm" svg:y="2.226cm" svg:viewBox="0 0 9706 873" draw:points="9706,873 8771,0 0,0 438,873">
          <text:p/>
        </draw:polygon>
        <draw:polygon draw:style-name="gr3" draw:text-style-name="P1" draw:layer="layout" svg:width="6.226cm" svg:height="2.083cm" svg:x="2.991cm" svg:y="6.505cm" svg:viewBox="0 0 6227 2084" draw:points="0,0 6227,0 6227,2084 0,2084">
          <text:p/>
        </draw:polygon>
        <draw:polygon draw:style-name="gr13" draw:text-style-name="P1" draw:layer="layout" svg:width="3.556cm" svg:height="3.694cm" svg:x="3.825cm" svg:y="3.545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4cm" svg:x="4.001cm" svg:y="3.721cm" svg:viewBox="0 0 3205 2665" draw:points="0,0 3205,0 3205,2665 0,2665">
          <text:p/>
        </draw:polygon>
        <draw:polygon draw:style-name="gr13" draw:text-style-name="P1" draw:layer="layout" svg:width="3.53cm" svg:height="1.142cm" svg:x="3.982cm" svg:y="7.467cm" svg:viewBox="0 0 3531 1143" draw:points="3442,0 3531,75 3531,1131 75,1143 0,1055 276,0">
          <text:p/>
        </draw:polygon>
        <draw:polygon draw:style-name="gr14" draw:text-style-name="P1" draw:layer="layout" svg:width="3.441cm" svg:height="1.054cm" svg:x="3.982cm" svg:y="7.467cm" svg:viewBox="0 0 3442 1055" draw:points="276,0 3442,0 3442,1055 0,1055">
          <text:p/>
        </draw:polygon>
        <draw:polygon draw:style-name="gr2" draw:text-style-name="P1" draw:layer="layout" svg:width="0.201cm" svg:height="0.15cm" svg:x="4.534cm" svg:y="7.592cm" svg:viewBox="0 0 202 151" draw:points="38,0 202,0 164,151 0,151">
          <text:p/>
        </draw:polygon>
        <draw:polygon draw:style-name="gr2" draw:text-style-name="P1" draw:layer="layout" svg:width="0.2cm" svg:height="0.15cm" svg:x="4.874cm" svg:y="7.592cm" svg:viewBox="0 0 201 151" draw:points="25,0 201,0 163,151 0,151">
          <text:p/>
        </draw:polygon>
        <draw:polygon draw:style-name="gr2" draw:text-style-name="P1" draw:layer="layout" svg:width="0.187cm" svg:height="0.15cm" svg:x="5.213cm" svg:y="7.592cm" svg:viewBox="0 0 188 151" draw:points="25,0 188,0 164,151 0,151">
          <text:p/>
        </draw:polygon>
        <draw:polygon draw:style-name="gr2" draw:text-style-name="P1" draw:layer="layout" svg:width="0.187cm" svg:height="0.15cm" svg:x="5.553cm" svg:y="7.592cm" svg:viewBox="0 0 188 151" draw:points="24,0 188,0 163,151 0,151">
          <text:p/>
        </draw:polygon>
        <draw:polygon draw:style-name="gr2" draw:text-style-name="P1" draw:layer="layout" svg:width="0.187cm" svg:height="0.15cm" svg:x="5.892cm" svg:y="7.592cm" svg:viewBox="0 0 188 151" draw:points="25,0 188,0 163,151 0,151">
          <text:p/>
        </draw:polygon>
        <draw:polygon draw:style-name="gr2" draw:text-style-name="P1" draw:layer="layout" svg:width="0.188cm" svg:height="0.15cm" svg:x="6.231cm" svg:y="7.592cm" svg:viewBox="0 0 189 151" draw:points="13,0 189,0 176,151 0,151">
          <text:p/>
        </draw:polygon>
        <draw:polygon draw:style-name="gr2" draw:text-style-name="P1" draw:layer="layout" svg:width="0.175cm" svg:height="0.15cm" svg:x="6.57cm" svg:y="7.592cm" svg:viewBox="0 0 176 151" draw:points="13,0 176,0 176,151 0,151">
          <text:p/>
        </draw:polygon>
        <draw:polygon draw:style-name="gr2" draw:text-style-name="P1" draw:layer="layout" svg:width="0.175cm" svg:height="0.15cm" svg:x="6.909cm" svg:y="7.592cm" svg:viewBox="0 0 176 151" draw:points="13,0 176,0 176,151 0,151">
          <text:p/>
        </draw:polygon>
        <draw:polygon draw:style-name="gr2" draw:text-style-name="P1" draw:layer="layout" svg:width="0.2cm" svg:height="0.15cm" svg:x="4.459cm" svg:y="7.894cm" svg:viewBox="0 0 201 151" draw:points="38,0 201,0 176,151 0,151">
          <text:p/>
        </draw:polygon>
        <draw:polygon draw:style-name="gr2" draw:text-style-name="P1" draw:layer="layout" svg:width="0.212cm" svg:height="0.15cm" svg:x="4.799cm" svg:y="7.894cm" svg:viewBox="0 0 213 151" draw:points="37,0 213,0 176,151 0,151">
          <text:p/>
        </draw:polygon>
        <draw:polygon draw:style-name="gr2" draw:text-style-name="P1" draw:layer="layout" svg:width="0.2cm" svg:height="0.15cm" svg:x="5.15cm" svg:y="7.894cm" svg:viewBox="0 0 201 151" draw:points="38,0 201,0 176,151 0,151">
          <text:p/>
        </draw:polygon>
        <draw:polygon draw:style-name="gr2" draw:text-style-name="P1" draw:layer="layout" svg:width="0.2cm" svg:height="0.15cm" svg:x="5.502cm" svg:y="7.894cm" svg:viewBox="0 0 201 151" draw:points="25,0 201,0 176,151 0,151">
          <text:p/>
        </draw:polygon>
        <draw:polygon draw:style-name="gr2" draw:text-style-name="P1" draw:layer="layout" svg:width="0.187cm" svg:height="0.15cm" svg:x="5.854cm" svg:y="7.894cm" svg:viewBox="0 0 188 151" draw:points="12,0 188,0 163,151 0,151">
          <text:p/>
        </draw:polygon>
        <draw:polygon draw:style-name="gr2" draw:text-style-name="P1" draw:layer="layout" svg:width="0.188cm" svg:height="0.15cm" svg:x="6.193cm" svg:y="7.894cm" svg:viewBox="0 0 189 151" draw:points="25,0 189,0 176,151 0,151">
          <text:p/>
        </draw:polygon>
        <draw:polygon draw:style-name="gr2" draw:text-style-name="P1" draw:layer="layout" svg:width="0.187cm" svg:height="0.15cm" svg:x="6.545cm" svg:y="7.894cm" svg:viewBox="0 0 188 151" draw:points="12,0 188,0 176,151 0,151">
          <text:p/>
        </draw:polygon>
        <draw:polygon draw:style-name="gr2" draw:text-style-name="P1" draw:layer="layout" svg:width="0.175cm" svg:height="0.15cm" svg:x="6.897cm" svg:y="7.894cm" svg:viewBox="0 0 176 151" draw:points="0,0 176,0 176,151 0,151">
          <text:p/>
        </draw:polygon>
        <draw:polygon draw:style-name="gr2" draw:text-style-name="P1" draw:layer="layout" svg:width="0.212cm" svg:height="0.162cm" svg:x="4.384cm" svg:y="8.196cm" svg:viewBox="0 0 213 163" draw:points="37,0 213,0 176,163 0,163">
          <text:p/>
        </draw:polygon>
        <draw:polygon draw:style-name="gr2" draw:text-style-name="P1" draw:layer="layout" svg:width="0.2cm" svg:height="0.162cm" svg:x="4.748cm" svg:y="8.196cm" svg:viewBox="0 0 201 163" draw:points="25,0 201,0 176,163 0,163">
          <text:p/>
        </draw:polygon>
        <draw:polygon draw:style-name="gr2" draw:text-style-name="P1" draw:layer="layout" svg:width="0.2cm" svg:height="0.162cm" svg:x="5.1cm" svg:y="8.196cm" svg:viewBox="0 0 201 163" draw:points="25,0 201,0 176,163 0,163">
          <text:p/>
        </draw:polygon>
        <draw:polygon draw:style-name="gr2" draw:text-style-name="P1" draw:layer="layout" svg:width="0.213cm" svg:height="0.162cm" svg:x="5.452cm" svg:y="8.196cm" svg:viewBox="0 0 214 163" draw:points="25,0 214,0 188,163 0,163">
          <text:p/>
        </draw:polygon>
        <draw:polygon draw:style-name="gr2" draw:text-style-name="P1" draw:layer="layout" svg:width="0.2cm" svg:height="0.162cm" svg:x="5.816cm" svg:y="8.196cm" svg:viewBox="0 0 201 163" draw:points="26,0 201,0 176,163 0,163">
          <text:p/>
        </draw:polygon>
        <draw:polygon draw:style-name="gr2" draw:text-style-name="P1" draw:layer="layout" svg:width="0.2cm" svg:height="0.162cm" svg:x="6.168cm" svg:y="8.196cm" svg:viewBox="0 0 201 163" draw:points="25,0 201,0 176,163 0,163">
          <text:p/>
        </draw:polygon>
        <draw:polygon draw:style-name="gr2" draw:text-style-name="P1" draw:layer="layout" svg:width="0.187cm" svg:height="0.162cm" svg:x="6.533cm" svg:y="8.196cm" svg:viewBox="0 0 188 163" draw:points="12,0 188,0 176,163 0,163">
          <text:p/>
        </draw:polygon>
        <draw:polygon draw:style-name="gr2" draw:text-style-name="P1" draw:layer="layout" svg:width="0.188cm" svg:height="0.162cm" svg:x="6.884cm" svg:y="8.196cm" svg:viewBox="0 0 189 163" draw:points="13,0 189,0 176,163 0,163">
          <text:p/>
        </draw:polygon>
        <draw:polygon draw:style-name="gr13" draw:text-style-name="P1" draw:layer="layout" svg:width="1.488cm" svg:height="3.497cm" svg:x="7.746cm" svg:y="3.659cm" svg:viewBox="0 0 1489 3498" draw:points="1489,3498 119,3496 1,3237 0,2 1286,0 1488,217">
          <text:p/>
        </draw:polygon>
        <draw:polygon draw:style-name="gr19" draw:text-style-name="P1" draw:layer="layout" svg:width="1.268cm" svg:height="0.116cm" svg:x="7.841cm" svg:y="3.739cm" svg:viewBox="0 0 1269 117" draw:points="1269,115 1149,1 0,0 65,117">
          <text:p/>
        </draw:polygon>
        <draw:polygon draw:style-name="gr20" draw:text-style-name="P1" draw:layer="layout" svg:width="1.149cm" svg:height="2.99cm" svg:x="7.973cm" svg:y="4.054cm" svg:viewBox="0 0 1150 2991" draw:points="0,4 1141,0 1150,2987 9,2991">
          <text:p/>
        </draw:polygon>
        <draw:polygon draw:style-name="gr2" draw:text-style-name="P1" draw:layer="layout" svg:width="0.689cm" svg:height="0.116cm" svg:x="8.197cm" svg:y="4.404cm" svg:viewBox="0 0 690 117" draw:points="2,0 690,3 688,117 0,114">
          <text:p/>
        </draw:polygon>
        <draw:polygon draw:style-name="gr2" draw:text-style-name="P1" draw:layer="layout" svg:width="0.687cm" svg:height="0.116cm" svg:x="8.199cm" svg:y="4.744cm" svg:viewBox="0 0 688 117" draw:points="0,0 688,3 688,117 0,114">
          <text:p/>
        </draw:polygon>
        <draw:polygon draw:style-name="gr2" draw:text-style-name="P1" draw:layer="layout" svg:width="0.114cm" svg:height="0.113cm" svg:x="8.773cm" svg:y="5.044cm" svg:viewBox="0 0 115 114" draw:points="2,1 115,0 113,113 0,114">
          <text:p/>
        </draw:polygon>
        <draw:polygon draw:style-name="gr1" draw:text-style-name="P1" draw:layer="layout" svg:width="0.118cm" svg:height="0.114cm" svg:x="8.767cm" svg:y="5.319cm" svg:viewBox="0 0 119 115" draw:points="6,1 119,0 113,114 0,115">
          <text:p/>
        </draw:polygon>
        <draw:polygon draw:style-name="gr20" draw:text-style-name="P1" draw:layer="layout" svg:width="1.149cm" svg:height="2.99cm" svg:x="7.974cm" svg:y="4.054cm" svg:viewBox="0 0 1150 2991" draw:points="0,4 1141,0 1150,2987 9,2991">
          <text:p/>
        </draw:polygon>
        <draw:polygon draw:style-name="gr2" draw:text-style-name="P1" draw:layer="layout" svg:width="0.689cm" svg:height="0.116cm" svg:x="8.198cm" svg:y="4.404cm" svg:viewBox="0 0 690 117" draw:points="2,0 690,3 688,117 0,114">
          <text:p/>
        </draw:polygon>
        <draw:polygon draw:style-name="gr2" draw:text-style-name="P1" draw:layer="layout" svg:width="0.687cm" svg:height="0.116cm" svg:x="8.2cm" svg:y="4.744cm" svg:viewBox="0 0 688 117" draw:points="0,0 688,3 688,117 0,114">
          <text:p/>
        </draw:polygon>
        <draw:polygon draw:style-name="gr2" draw:text-style-name="P1" draw:layer="layout" svg:width="0.114cm" svg:height="0.113cm" svg:x="8.774cm" svg:y="5.044cm" svg:viewBox="0 0 115 114" draw:points="2,1 115,0 113,113 0,114">
          <text:p/>
        </draw:polygon>
        <draw:polygon draw:style-name="gr1" draw:text-style-name="P1" draw:layer="layout" svg:width="0.118cm" svg:height="0.114cm" svg:x="8.768cm" svg:y="5.319cm" svg:viewBox="0 0 119 115" draw:points="6,1 119,0 113,114 0,115">
          <text:p/>
        </draw:polygon>
        <draw:polygon draw:style-name="gr13" draw:text-style-name="P1" draw:layer="layout" svg:width="3.556cm" svg:height="3.694cm" svg:x="3.826cm" svg:y="3.545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4cm" svg:x="4.002cm" svg:y="3.721cm" svg:viewBox="0 0 3205 2665" draw:points="0,0 3205,0 3205,2665 0,2665">
          <text:p/>
        </draw:polygon>
        <draw:polygon draw:style-name="gr13" draw:text-style-name="P1" draw:layer="layout" svg:width="3.53cm" svg:height="1.142cm" svg:x="3.983cm" svg:y="7.467cm" svg:viewBox="0 0 3531 1143" draw:points="3442,0 3531,75 3531,1131 75,1143 0,1055 276,0">
          <text:p/>
        </draw:polygon>
        <draw:polygon draw:style-name="gr14" draw:text-style-name="P1" draw:layer="layout" svg:width="3.441cm" svg:height="1.054cm" svg:x="3.983cm" svg:y="7.467cm" svg:viewBox="0 0 3442 1055" draw:points="276,0 3442,0 3442,1055 0,1055">
          <text:p/>
        </draw:polygon>
        <draw:polygon draw:style-name="gr2" draw:text-style-name="P1" draw:layer="layout" svg:width="0.201cm" svg:height="0.15cm" svg:x="4.535cm" svg:y="7.592cm" svg:viewBox="0 0 202 151" draw:points="38,0 202,0 164,151 0,151">
          <text:p/>
        </draw:polygon>
        <draw:polygon draw:style-name="gr2" draw:text-style-name="P1" draw:layer="layout" svg:width="0.2cm" svg:height="0.15cm" svg:x="4.875cm" svg:y="7.592cm" svg:viewBox="0 0 201 151" draw:points="25,0 201,0 163,151 0,151">
          <text:p/>
        </draw:polygon>
        <draw:polygon draw:style-name="gr2" draw:text-style-name="P1" draw:layer="layout" svg:width="0.187cm" svg:height="0.15cm" svg:x="5.214cm" svg:y="7.592cm" svg:viewBox="0 0 188 151" draw:points="25,0 188,0 164,151 0,151">
          <text:p/>
        </draw:polygon>
        <draw:polygon draw:style-name="gr2" draw:text-style-name="P1" draw:layer="layout" svg:width="0.187cm" svg:height="0.15cm" svg:x="5.554cm" svg:y="7.592cm" svg:viewBox="0 0 188 151" draw:points="24,0 188,0 163,151 0,151">
          <text:p/>
        </draw:polygon>
        <draw:polygon draw:style-name="gr2" draw:text-style-name="P1" draw:layer="layout" svg:width="0.187cm" svg:height="0.15cm" svg:x="5.893cm" svg:y="7.592cm" svg:viewBox="0 0 188 151" draw:points="25,0 188,0 163,151 0,151">
          <text:p/>
        </draw:polygon>
        <draw:polygon draw:style-name="gr2" draw:text-style-name="P1" draw:layer="layout" svg:width="0.188cm" svg:height="0.15cm" svg:x="6.232cm" svg:y="7.592cm" svg:viewBox="0 0 189 151" draw:points="13,0 189,0 176,151 0,151">
          <text:p/>
        </draw:polygon>
        <draw:polygon draw:style-name="gr2" draw:text-style-name="P1" draw:layer="layout" svg:width="0.175cm" svg:height="0.15cm" svg:x="6.571cm" svg:y="7.592cm" svg:viewBox="0 0 176 151" draw:points="13,0 176,0 176,151 0,151">
          <text:p/>
        </draw:polygon>
        <draw:polygon draw:style-name="gr2" draw:text-style-name="P1" draw:layer="layout" svg:width="0.175cm" svg:height="0.15cm" svg:x="6.91cm" svg:y="7.592cm" svg:viewBox="0 0 176 151" draw:points="13,0 176,0 176,151 0,151">
          <text:p/>
        </draw:polygon>
        <draw:polygon draw:style-name="gr2" draw:text-style-name="P1" draw:layer="layout" svg:width="0.2cm" svg:height="0.15cm" svg:x="4.46cm" svg:y="7.894cm" svg:viewBox="0 0 201 151" draw:points="38,0 201,0 176,151 0,151">
          <text:p/>
        </draw:polygon>
        <draw:polygon draw:style-name="gr2" draw:text-style-name="P1" draw:layer="layout" svg:width="0.212cm" svg:height="0.15cm" svg:x="4.8cm" svg:y="7.894cm" svg:viewBox="0 0 213 151" draw:points="37,0 213,0 176,151 0,151">
          <text:p/>
        </draw:polygon>
        <draw:polygon draw:style-name="gr2" draw:text-style-name="P1" draw:layer="layout" svg:width="0.2cm" svg:height="0.15cm" svg:x="5.151cm" svg:y="7.894cm" svg:viewBox="0 0 201 151" draw:points="38,0 201,0 176,151 0,151">
          <text:p/>
        </draw:polygon>
        <draw:polygon draw:style-name="gr2" draw:text-style-name="P1" draw:layer="layout" svg:width="0.2cm" svg:height="0.15cm" svg:x="5.503cm" svg:y="7.894cm" svg:viewBox="0 0 201 151" draw:points="25,0 201,0 176,151 0,151">
          <text:p/>
        </draw:polygon>
        <draw:polygon draw:style-name="gr2" draw:text-style-name="P1" draw:layer="layout" svg:width="0.187cm" svg:height="0.15cm" svg:x="5.855cm" svg:y="7.894cm" svg:viewBox="0 0 188 151" draw:points="12,0 188,0 163,151 0,151">
          <text:p/>
        </draw:polygon>
        <draw:polygon draw:style-name="gr2" draw:text-style-name="P1" draw:layer="layout" svg:width="0.188cm" svg:height="0.15cm" svg:x="6.194cm" svg:y="7.894cm" svg:viewBox="0 0 189 151" draw:points="25,0 189,0 176,151 0,151">
          <text:p/>
        </draw:polygon>
        <draw:polygon draw:style-name="gr2" draw:text-style-name="P1" draw:layer="layout" svg:width="0.187cm" svg:height="0.15cm" svg:x="6.546cm" svg:y="7.894cm" svg:viewBox="0 0 188 151" draw:points="12,0 188,0 176,151 0,151">
          <text:p/>
        </draw:polygon>
        <draw:polygon draw:style-name="gr2" draw:text-style-name="P1" draw:layer="layout" svg:width="0.175cm" svg:height="0.15cm" svg:x="6.898cm" svg:y="7.894cm" svg:viewBox="0 0 176 151" draw:points="0,0 176,0 176,151 0,151">
          <text:p/>
        </draw:polygon>
        <draw:polygon draw:style-name="gr2" draw:text-style-name="P1" draw:layer="layout" svg:width="0.212cm" svg:height="0.162cm" svg:x="4.385cm" svg:y="8.196cm" svg:viewBox="0 0 213 163" draw:points="37,0 213,0 176,163 0,163">
          <text:p/>
        </draw:polygon>
        <draw:polygon draw:style-name="gr2" draw:text-style-name="P1" draw:layer="layout" svg:width="0.2cm" svg:height="0.162cm" svg:x="4.749cm" svg:y="8.196cm" svg:viewBox="0 0 201 163" draw:points="25,0 201,0 176,163 0,163">
          <text:p/>
        </draw:polygon>
        <draw:polygon draw:style-name="gr2" draw:text-style-name="P1" draw:layer="layout" svg:width="0.2cm" svg:height="0.162cm" svg:x="5.101cm" svg:y="8.196cm" svg:viewBox="0 0 201 163" draw:points="25,0 201,0 176,163 0,163">
          <text:p/>
        </draw:polygon>
        <draw:polygon draw:style-name="gr2" draw:text-style-name="P1" draw:layer="layout" svg:width="0.213cm" svg:height="0.162cm" svg:x="5.453cm" svg:y="8.196cm" svg:viewBox="0 0 214 163" draw:points="25,0 214,0 188,163 0,163">
          <text:p/>
        </draw:polygon>
        <draw:polygon draw:style-name="gr2" draw:text-style-name="P1" draw:layer="layout" svg:width="0.2cm" svg:height="0.162cm" svg:x="5.817cm" svg:y="8.196cm" svg:viewBox="0 0 201 163" draw:points="26,0 201,0 176,163 0,163">
          <text:p/>
        </draw:polygon>
        <draw:polygon draw:style-name="gr2" draw:text-style-name="P1" draw:layer="layout" svg:width="0.2cm" svg:height="0.162cm" svg:x="6.169cm" svg:y="8.196cm" svg:viewBox="0 0 201 163" draw:points="25,0 201,0 176,163 0,163">
          <text:p/>
        </draw:polygon>
        <draw:polygon draw:style-name="gr2" draw:text-style-name="P1" draw:layer="layout" svg:width="0.187cm" svg:height="0.162cm" svg:x="6.534cm" svg:y="8.196cm" svg:viewBox="0 0 188 163" draw:points="12,0 188,0 176,163 0,163">
          <text:p/>
        </draw:polygon>
        <draw:polygon draw:style-name="gr2" draw:text-style-name="P1" draw:layer="layout" svg:width="0.188cm" svg:height="0.162cm" svg:x="6.885cm" svg:y="8.196cm" svg:viewBox="0 0 189 163" draw:points="13,0 189,0 176,163 0,163">
          <text:p/>
        </draw:polygon>
        <draw:polygon draw:style-name="gr3" draw:text-style-name="P1" draw:layer="layout" svg:width="6.226cm" svg:height="2.083cm" svg:x="3.392cm" svg:y="6.906cm" svg:viewBox="0 0 6227 2084" draw:points="0,0 6227,0 6227,2084 0,2084">
          <text:p/>
        </draw:polygon>
        <draw:polygon draw:style-name="gr13" draw:text-style-name="P1" draw:layer="layout" svg:width="3.556cm" svg:height="3.694cm" svg:x="4.226cm" svg:y="3.9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5cm" svg:x="4.402cm" svg:y="4.122cm" svg:viewBox="0 0 3205 2666" draw:points="0,0 3205,0 3205,2666 0,2666">
          <text:p/>
        </draw:polygon>
        <draw:polygon draw:style-name="gr13" draw:text-style-name="P1" draw:layer="layout" svg:width="3.53cm" svg:height="1.142cm" svg:x="4.383cm" svg:y="7.868cm" svg:viewBox="0 0 3531 1143" draw:points="3442,0 3531,75 3531,1131 75,1143 0,1055 276,0">
          <text:p/>
        </draw:polygon>
        <draw:polygon draw:style-name="gr14" draw:text-style-name="P1" draw:layer="layout" svg:width="3.441cm" svg:height="1.054cm" svg:x="4.383cm" svg:y="7.868cm" svg:viewBox="0 0 3442 1055" draw:points="276,0 3442,0 3442,1055 0,1055">
          <text:p/>
        </draw:polygon>
        <draw:polygon draw:style-name="gr2" draw:text-style-name="P1" draw:layer="layout" svg:width="0.201cm" svg:height="0.15cm" svg:x="4.935cm" svg:y="7.993cm" svg:viewBox="0 0 202 151" draw:points="38,0 202,0 164,151 0,151">
          <text:p/>
        </draw:polygon>
        <draw:polygon draw:style-name="gr2" draw:text-style-name="P1" draw:layer="layout" svg:width="0.2cm" svg:height="0.15cm" svg:x="5.275cm" svg:y="7.993cm" svg:viewBox="0 0 201 151" draw:points="25,0 201,0 163,151 0,151">
          <text:p/>
        </draw:polygon>
        <draw:polygon draw:style-name="gr2" draw:text-style-name="P1" draw:layer="layout" svg:width="0.187cm" svg:height="0.15cm" svg:x="5.614cm" svg:y="7.993cm" svg:viewBox="0 0 188 151" draw:points="25,0 188,0 164,151 0,151">
          <text:p/>
        </draw:polygon>
        <draw:polygon draw:style-name="gr2" draw:text-style-name="P1" draw:layer="layout" svg:width="0.187cm" svg:height="0.15cm" svg:x="5.954cm" svg:y="7.993cm" svg:viewBox="0 0 188 151" draw:points="24,0 188,0 163,151 0,151">
          <text:p/>
        </draw:polygon>
        <draw:polygon draw:style-name="gr2" draw:text-style-name="P1" draw:layer="layout" svg:width="0.187cm" svg:height="0.15cm" svg:x="6.293cm" svg:y="7.993cm" svg:viewBox="0 0 188 151" draw:points="25,0 188,0 163,151 0,151">
          <text:p/>
        </draw:polygon>
        <draw:polygon draw:style-name="gr2" draw:text-style-name="P1" draw:layer="layout" svg:width="0.188cm" svg:height="0.15cm" svg:x="6.632cm" svg:y="7.993cm" svg:viewBox="0 0 189 151" draw:points="13,0 189,0 176,151 0,151">
          <text:p/>
        </draw:polygon>
        <draw:polygon draw:style-name="gr2" draw:text-style-name="P1" draw:layer="layout" svg:width="0.175cm" svg:height="0.15cm" svg:x="6.971cm" svg:y="7.993cm" svg:viewBox="0 0 176 151" draw:points="13,0 176,0 176,151 0,151">
          <text:p/>
        </draw:polygon>
        <draw:polygon draw:style-name="gr2" draw:text-style-name="P1" draw:layer="layout" svg:width="0.175cm" svg:height="0.15cm" svg:x="7.31cm" svg:y="7.993cm" svg:viewBox="0 0 176 151" draw:points="13,0 176,0 176,151 0,151">
          <text:p/>
        </draw:polygon>
        <draw:polygon draw:style-name="gr2" draw:text-style-name="P1" draw:layer="layout" svg:width="0.2cm" svg:height="0.15cm" svg:x="4.86cm" svg:y="8.295cm" svg:viewBox="0 0 201 151" draw:points="38,0 201,0 176,151 0,151">
          <text:p/>
        </draw:polygon>
        <draw:polygon draw:style-name="gr2" draw:text-style-name="P1" draw:layer="layout" svg:width="0.212cm" svg:height="0.15cm" svg:x="5.2cm" svg:y="8.295cm" svg:viewBox="0 0 213 151" draw:points="37,0 213,0 176,151 0,151">
          <text:p/>
        </draw:polygon>
        <draw:polygon draw:style-name="gr2" draw:text-style-name="P1" draw:layer="layout" svg:width="0.2cm" svg:height="0.15cm" svg:x="5.551cm" svg:y="8.295cm" svg:viewBox="0 0 201 151" draw:points="38,0 201,0 176,151 0,151">
          <text:p/>
        </draw:polygon>
        <draw:polygon draw:style-name="gr2" draw:text-style-name="P1" draw:layer="layout" svg:width="0.2cm" svg:height="0.15cm" svg:x="5.903cm" svg:y="8.295cm" svg:viewBox="0 0 201 151" draw:points="25,0 201,0 176,151 0,151">
          <text:p/>
        </draw:polygon>
        <draw:polygon draw:style-name="gr2" draw:text-style-name="P1" draw:layer="layout" svg:width="0.187cm" svg:height="0.15cm" svg:x="6.255cm" svg:y="8.295cm" svg:viewBox="0 0 188 151" draw:points="12,0 188,0 163,151 0,151">
          <text:p/>
        </draw:polygon>
        <draw:polygon draw:style-name="gr2" draw:text-style-name="P1" draw:layer="layout" svg:width="0.188cm" svg:height="0.15cm" svg:x="6.594cm" svg:y="8.295cm" svg:viewBox="0 0 189 151" draw:points="25,0 189,0 176,151 0,151">
          <text:p/>
        </draw:polygon>
        <draw:polygon draw:style-name="gr2" draw:text-style-name="P1" draw:layer="layout" svg:width="0.187cm" svg:height="0.15cm" svg:x="6.946cm" svg:y="8.295cm" svg:viewBox="0 0 188 151" draw:points="12,0 188,0 176,151 0,151">
          <text:p/>
        </draw:polygon>
        <draw:polygon draw:style-name="gr2" draw:text-style-name="P1" draw:layer="layout" svg:width="0.175cm" svg:height="0.15cm" svg:x="7.298cm" svg:y="8.295cm" svg:viewBox="0 0 176 151" draw:points="0,0 176,0 176,151 0,151">
          <text:p/>
        </draw:polygon>
        <draw:polygon draw:style-name="gr2" draw:text-style-name="P1" draw:layer="layout" svg:width="0.212cm" svg:height="0.162cm" svg:x="4.785cm" svg:y="8.597cm" svg:viewBox="0 0 213 163" draw:points="37,0 213,0 176,163 0,163">
          <text:p/>
        </draw:polygon>
        <draw:polygon draw:style-name="gr2" draw:text-style-name="P1" draw:layer="layout" svg:width="0.2cm" svg:height="0.162cm" svg:x="5.149cm" svg:y="8.597cm" svg:viewBox="0 0 201 163" draw:points="25,0 201,0 176,163 0,163">
          <text:p/>
        </draw:polygon>
        <draw:polygon draw:style-name="gr2" draw:text-style-name="P1" draw:layer="layout" svg:width="0.2cm" svg:height="0.162cm" svg:x="5.501cm" svg:y="8.597cm" svg:viewBox="0 0 201 163" draw:points="25,0 201,0 176,163 0,163">
          <text:p/>
        </draw:polygon>
        <draw:polygon draw:style-name="gr2" draw:text-style-name="P1" draw:layer="layout" svg:width="0.213cm" svg:height="0.162cm" svg:x="5.853cm" svg:y="8.597cm" svg:viewBox="0 0 214 163" draw:points="25,0 214,0 188,163 0,163">
          <text:p/>
        </draw:polygon>
        <draw:polygon draw:style-name="gr2" draw:text-style-name="P1" draw:layer="layout" svg:width="0.2cm" svg:height="0.162cm" svg:x="6.217cm" svg:y="8.597cm" svg:viewBox="0 0 201 163" draw:points="26,0 201,0 176,163 0,163">
          <text:p/>
        </draw:polygon>
        <draw:polygon draw:style-name="gr2" draw:text-style-name="P1" draw:layer="layout" svg:width="0.2cm" svg:height="0.162cm" svg:x="6.569cm" svg:y="8.597cm" svg:viewBox="0 0 201 163" draw:points="25,0 201,0 176,163 0,163">
          <text:p/>
        </draw:polygon>
        <draw:polygon draw:style-name="gr2" draw:text-style-name="P1" draw:layer="layout" svg:width="0.187cm" svg:height="0.162cm" svg:x="6.934cm" svg:y="8.597cm" svg:viewBox="0 0 188 163" draw:points="12,0 188,0 176,163 0,163">
          <text:p/>
        </draw:polygon>
        <draw:polygon draw:style-name="gr2" draw:text-style-name="P1" draw:layer="layout" svg:width="0.188cm" svg:height="0.162cm" svg:x="7.285cm" svg:y="8.597cm" svg:viewBox="0 0 189 163" draw:points="13,0 189,0 176,163 0,163">
          <text:p/>
        </draw:polygon>
        <draw:polygon draw:style-name="gr13" draw:text-style-name="P1" draw:layer="layout" svg:width="1.488cm" svg:height="3.504cm" svg:x="8.147cm" svg:y="4.053cm" svg:viewBox="0 0 1489 3505" draw:points="1489,3505 114,3501 1,3239 0,7 1286,0 1488,219">
          <text:p/>
        </draw:polygon>
        <draw:polygon draw:style-name="gr19" draw:text-style-name="P1" draw:layer="layout" svg:width="1.263cm" svg:height="0.114cm" svg:x="8.242cm" svg:y="4.14cm" svg:viewBox="0 0 1264 115" draw:points="1264,108 1149,1 0,0 62,115">
          <text:p/>
        </draw:polygon>
        <draw:polygon draw:style-name="gr20" draw:text-style-name="P1" draw:layer="layout" svg:width="1.142cm" svg:height="2.988cm" svg:x="8.374cm" svg:y="4.457cm" svg:viewBox="0 0 1143 2989" draw:points="0,2 1141,0 1143,2987 2,2989">
          <text:p/>
        </draw:polygon>
        <draw:polygon draw:style-name="gr2" draw:text-style-name="P1" draw:layer="layout" svg:width="0.689cm" svg:height="0.115cm" svg:x="8.598cm" svg:y="4.803cm" svg:viewBox="0 0 690 116" draw:points="2,2 690,0 688,114 0,116">
          <text:p/>
        </draw:polygon>
        <draw:polygon draw:style-name="gr2" draw:text-style-name="P1" draw:layer="layout" svg:width="0.687cm" svg:height="0.115cm" svg:x="8.6cm" svg:y="5.143cm" svg:viewBox="0 0 688 116" draw:points="0,2 688,0 688,114 0,116">
          <text:p/>
        </draw:polygon>
        <draw:polygon draw:style-name="gr2" draw:text-style-name="P1" draw:layer="layout" svg:width="0.114cm" svg:height="0.113cm" svg:x="9.174cm" svg:y="5.445cm" svg:viewBox="0 0 115 114" draw:points="2,1 115,0 113,113 0,114">
          <text:p/>
        </draw:polygon>
        <draw:polygon draw:style-name="gr1" draw:text-style-name="P1" draw:layer="layout" svg:width="0.113cm" svg:height="0.114cm" svg:x="9.174cm" svg:y="5.72cm" svg:viewBox="0 0 114 115" draw:points="0,1 113,0 114,114 1,115">
          <text:p/>
        </draw:polygon>
        <draw:polygon draw:style-name="gr20" draw:text-style-name="P1" draw:layer="layout" svg:width="1.142cm" svg:height="2.988cm" svg:x="8.375cm" svg:y="4.457cm" svg:viewBox="0 0 1143 2989" draw:points="0,2 1141,0 1143,2987 2,2989">
          <text:p/>
        </draw:polygon>
        <draw:polygon draw:style-name="gr2" draw:text-style-name="P1" draw:layer="layout" svg:width="0.689cm" svg:height="0.115cm" svg:x="8.599cm" svg:y="4.803cm" svg:viewBox="0 0 690 116" draw:points="2,2 690,0 688,114 0,116">
          <text:p/>
        </draw:polygon>
        <draw:polygon draw:style-name="gr2" draw:text-style-name="P1" draw:layer="layout" svg:width="0.687cm" svg:height="0.115cm" svg:x="8.601cm" svg:y="5.143cm" svg:viewBox="0 0 688 116" draw:points="0,2 688,0 688,114 0,116">
          <text:p/>
        </draw:polygon>
        <draw:polygon draw:style-name="gr2" draw:text-style-name="P1" draw:layer="layout" svg:width="0.114cm" svg:height="0.113cm" svg:x="9.175cm" svg:y="5.445cm" svg:viewBox="0 0 115 114" draw:points="2,1 115,0 113,113 0,114">
          <text:p/>
        </draw:polygon>
        <draw:polygon draw:style-name="gr1" draw:text-style-name="P1" draw:layer="layout" svg:width="0.113cm" svg:height="0.114cm" svg:x="9.175cm" svg:y="5.72cm" svg:viewBox="0 0 114 115" draw:points="0,1 113,0 114,114 1,115">
          <text:p/>
        </draw:polygon>
        <draw:polygon draw:style-name="gr13" draw:text-style-name="P1" draw:layer="layout" svg:width="3.556cm" svg:height="3.694cm" svg:x="4.227cm" svg:y="3.9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5cm" svg:x="4.403cm" svg:y="4.122cm" svg:viewBox="0 0 3205 2666" draw:points="0,0 3205,0 3205,2666 0,2666">
          <text:p/>
        </draw:polygon>
        <draw:polygon draw:style-name="gr13" draw:text-style-name="P1" draw:layer="layout" svg:width="3.53cm" svg:height="1.142cm" svg:x="4.384cm" svg:y="7.868cm" svg:viewBox="0 0 3531 1143" draw:points="3442,0 3531,75 3531,1131 75,1143 0,1055 276,0">
          <text:p/>
        </draw:polygon>
        <draw:polygon draw:style-name="gr14" draw:text-style-name="P1" draw:layer="layout" svg:width="3.441cm" svg:height="1.054cm" svg:x="4.384cm" svg:y="7.868cm" svg:viewBox="0 0 3442 1055" draw:points="276,0 3442,0 3442,1055 0,1055">
          <text:p/>
        </draw:polygon>
        <draw:polygon draw:style-name="gr2" draw:text-style-name="P1" draw:layer="layout" svg:width="0.201cm" svg:height="0.15cm" svg:x="4.936cm" svg:y="7.993cm" svg:viewBox="0 0 202 151" draw:points="38,0 202,0 164,151 0,151">
          <text:p/>
        </draw:polygon>
        <draw:polygon draw:style-name="gr2" draw:text-style-name="P1" draw:layer="layout" svg:width="0.2cm" svg:height="0.15cm" svg:x="5.276cm" svg:y="7.993cm" svg:viewBox="0 0 201 151" draw:points="25,0 201,0 163,151 0,151">
          <text:p/>
        </draw:polygon>
        <draw:polygon draw:style-name="gr2" draw:text-style-name="P1" draw:layer="layout" svg:width="0.187cm" svg:height="0.15cm" svg:x="5.615cm" svg:y="7.993cm" svg:viewBox="0 0 188 151" draw:points="25,0 188,0 164,151 0,151">
          <text:p/>
        </draw:polygon>
        <draw:polygon draw:style-name="gr2" draw:text-style-name="P1" draw:layer="layout" svg:width="0.187cm" svg:height="0.15cm" svg:x="5.955cm" svg:y="7.993cm" svg:viewBox="0 0 188 151" draw:points="24,0 188,0 163,151 0,151">
          <text:p/>
        </draw:polygon>
        <draw:polygon draw:style-name="gr2" draw:text-style-name="P1" draw:layer="layout" svg:width="0.187cm" svg:height="0.15cm" svg:x="6.294cm" svg:y="7.993cm" svg:viewBox="0 0 188 151" draw:points="25,0 188,0 163,151 0,151">
          <text:p/>
        </draw:polygon>
        <draw:polygon draw:style-name="gr2" draw:text-style-name="P1" draw:layer="layout" svg:width="0.188cm" svg:height="0.15cm" svg:x="6.633cm" svg:y="7.993cm" svg:viewBox="0 0 189 151" draw:points="13,0 189,0 176,151 0,151">
          <text:p/>
        </draw:polygon>
        <draw:polygon draw:style-name="gr2" draw:text-style-name="P1" draw:layer="layout" svg:width="0.175cm" svg:height="0.15cm" svg:x="6.972cm" svg:y="7.993cm" svg:viewBox="0 0 176 151" draw:points="13,0 176,0 176,151 0,151">
          <text:p/>
        </draw:polygon>
        <draw:polygon draw:style-name="gr2" draw:text-style-name="P1" draw:layer="layout" svg:width="0.175cm" svg:height="0.15cm" svg:x="7.311cm" svg:y="7.993cm" svg:viewBox="0 0 176 151" draw:points="13,0 176,0 176,151 0,151">
          <text:p/>
        </draw:polygon>
        <draw:polygon draw:style-name="gr2" draw:text-style-name="P1" draw:layer="layout" svg:width="0.2cm" svg:height="0.15cm" svg:x="4.861cm" svg:y="8.295cm" svg:viewBox="0 0 201 151" draw:points="38,0 201,0 176,151 0,151">
          <text:p/>
        </draw:polygon>
        <draw:polygon draw:style-name="gr2" draw:text-style-name="P1" draw:layer="layout" svg:width="0.212cm" svg:height="0.15cm" svg:x="5.201cm" svg:y="8.295cm" svg:viewBox="0 0 213 151" draw:points="37,0 213,0 176,151 0,151">
          <text:p/>
        </draw:polygon>
        <draw:polygon draw:style-name="gr2" draw:text-style-name="P1" draw:layer="layout" svg:width="0.2cm" svg:height="0.15cm" svg:x="5.552cm" svg:y="8.295cm" svg:viewBox="0 0 201 151" draw:points="38,0 201,0 176,151 0,151">
          <text:p/>
        </draw:polygon>
        <draw:polygon draw:style-name="gr2" draw:text-style-name="P1" draw:layer="layout" svg:width="0.2cm" svg:height="0.15cm" svg:x="5.904cm" svg:y="8.295cm" svg:viewBox="0 0 201 151" draw:points="25,0 201,0 176,151 0,151">
          <text:p/>
        </draw:polygon>
        <draw:polygon draw:style-name="gr2" draw:text-style-name="P1" draw:layer="layout" svg:width="0.187cm" svg:height="0.15cm" svg:x="6.256cm" svg:y="8.295cm" svg:viewBox="0 0 188 151" draw:points="12,0 188,0 163,151 0,151">
          <text:p/>
        </draw:polygon>
        <draw:polygon draw:style-name="gr2" draw:text-style-name="P1" draw:layer="layout" svg:width="0.188cm" svg:height="0.15cm" svg:x="6.595cm" svg:y="8.295cm" svg:viewBox="0 0 189 151" draw:points="25,0 189,0 176,151 0,151">
          <text:p/>
        </draw:polygon>
        <draw:polygon draw:style-name="gr2" draw:text-style-name="P1" draw:layer="layout" svg:width="0.187cm" svg:height="0.15cm" svg:x="6.947cm" svg:y="8.295cm" svg:viewBox="0 0 188 151" draw:points="12,0 188,0 176,151 0,151">
          <text:p/>
        </draw:polygon>
        <draw:polygon draw:style-name="gr2" draw:text-style-name="P1" draw:layer="layout" svg:width="0.175cm" svg:height="0.15cm" svg:x="7.299cm" svg:y="8.295cm" svg:viewBox="0 0 176 151" draw:points="0,0 176,0 176,151 0,151">
          <text:p/>
        </draw:polygon>
        <draw:polygon draw:style-name="gr2" draw:text-style-name="P1" draw:layer="layout" svg:width="0.212cm" svg:height="0.162cm" svg:x="4.786cm" svg:y="8.597cm" svg:viewBox="0 0 213 163" draw:points="37,0 213,0 176,163 0,163">
          <text:p/>
        </draw:polygon>
        <draw:polygon draw:style-name="gr2" draw:text-style-name="P1" draw:layer="layout" svg:width="0.2cm" svg:height="0.162cm" svg:x="5.15cm" svg:y="8.597cm" svg:viewBox="0 0 201 163" draw:points="25,0 201,0 176,163 0,163">
          <text:p/>
        </draw:polygon>
        <draw:polygon draw:style-name="gr2" draw:text-style-name="P1" draw:layer="layout" svg:width="0.2cm" svg:height="0.162cm" svg:x="5.502cm" svg:y="8.597cm" svg:viewBox="0 0 201 163" draw:points="25,0 201,0 176,163 0,163">
          <text:p/>
        </draw:polygon>
        <draw:polygon draw:style-name="gr2" draw:text-style-name="P1" draw:layer="layout" svg:width="0.213cm" svg:height="0.162cm" svg:x="5.854cm" svg:y="8.597cm" svg:viewBox="0 0 214 163" draw:points="25,0 214,0 188,163 0,163">
          <text:p/>
        </draw:polygon>
        <draw:polygon draw:style-name="gr2" draw:text-style-name="P1" draw:layer="layout" svg:width="0.2cm" svg:height="0.162cm" svg:x="6.218cm" svg:y="8.597cm" svg:viewBox="0 0 201 163" draw:points="26,0 201,0 176,163 0,163">
          <text:p/>
        </draw:polygon>
        <draw:polygon draw:style-name="gr2" draw:text-style-name="P1" draw:layer="layout" svg:width="0.2cm" svg:height="0.162cm" svg:x="6.57cm" svg:y="8.597cm" svg:viewBox="0 0 201 163" draw:points="25,0 201,0 176,163 0,163">
          <text:p/>
        </draw:polygon>
        <draw:polygon draw:style-name="gr2" draw:text-style-name="P1" draw:layer="layout" svg:width="0.187cm" svg:height="0.162cm" svg:x="6.935cm" svg:y="8.597cm" svg:viewBox="0 0 188 163" draw:points="12,0 188,0 176,163 0,163">
          <text:p/>
        </draw:polygon>
        <draw:polygon draw:style-name="gr2" draw:text-style-name="P1" draw:layer="layout" svg:width="0.188cm" svg:height="0.162cm" svg:x="7.286cm" svg:y="8.597cm" svg:viewBox="0 0 189 163" draw:points="13,0 189,0 176,163 0,163">
          <text:p/>
        </draw:polygon>
        <draw:polygon draw:style-name="gr3" draw:text-style-name="P1" draw:layer="layout" svg:width="6.226cm" svg:height="2.083cm" svg:x="3.792cm" svg:y="7.306cm" svg:viewBox="0 0 6227 2084" draw:points="0,0 6227,0 6227,2084 0,2084">
          <text:p/>
        </draw:polygon>
        <draw:polygon draw:style-name="gr13" draw:text-style-name="P1" draw:layer="layout" svg:width="3.556cm" svg:height="3.694cm" svg:x="4.626cm" svg:y="4.3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5cm" svg:x="4.802cm" svg:y="4.522cm" svg:viewBox="0 0 3205 2666" draw:points="0,0 3205,0 3205,2666 0,2666">
          <text:p/>
        </draw:polygon>
        <draw:polygon draw:style-name="gr13" draw:text-style-name="P1" draw:layer="layout" svg:width="3.53cm" svg:height="1.142cm" svg:x="4.783cm" svg:y="8.268cm" svg:viewBox="0 0 3531 1143" draw:points="3442,0 3531,75 3531,1131 75,1143 0,1055 276,0">
          <text:p/>
        </draw:polygon>
        <draw:polygon draw:style-name="gr14" draw:text-style-name="P1" draw:layer="layout" svg:width="3.441cm" svg:height="1.054cm" svg:x="4.783cm" svg:y="8.268cm" svg:viewBox="0 0 3442 1055" draw:points="276,0 3442,0 3442,1055 0,1055">
          <text:p/>
        </draw:polygon>
        <draw:polygon draw:style-name="gr2" draw:text-style-name="P1" draw:layer="layout" svg:width="0.201cm" svg:height="0.15cm" svg:x="5.335cm" svg:y="8.393cm" svg:viewBox="0 0 202 151" draw:points="38,0 202,0 164,151 0,151">
          <text:p/>
        </draw:polygon>
        <draw:polygon draw:style-name="gr2" draw:text-style-name="P1" draw:layer="layout" svg:width="0.2cm" svg:height="0.15cm" svg:x="5.675cm" svg:y="8.393cm" svg:viewBox="0 0 201 151" draw:points="25,0 201,0 163,151 0,151">
          <text:p/>
        </draw:polygon>
        <draw:polygon draw:style-name="gr2" draw:text-style-name="P1" draw:layer="layout" svg:width="0.187cm" svg:height="0.15cm" svg:x="6.014cm" svg:y="8.393cm" svg:viewBox="0 0 188 151" draw:points="25,0 188,0 164,151 0,151">
          <text:p/>
        </draw:polygon>
        <draw:polygon draw:style-name="gr2" draw:text-style-name="P1" draw:layer="layout" svg:width="0.187cm" svg:height="0.15cm" svg:x="6.354cm" svg:y="8.393cm" svg:viewBox="0 0 188 151" draw:points="24,0 188,0 163,151 0,151">
          <text:p/>
        </draw:polygon>
        <draw:polygon draw:style-name="gr2" draw:text-style-name="P1" draw:layer="layout" svg:width="0.187cm" svg:height="0.15cm" svg:x="6.693cm" svg:y="8.393cm" svg:viewBox="0 0 188 151" draw:points="25,0 188,0 163,151 0,151">
          <text:p/>
        </draw:polygon>
        <draw:polygon draw:style-name="gr2" draw:text-style-name="P1" draw:layer="layout" svg:width="0.188cm" svg:height="0.15cm" svg:x="7.032cm" svg:y="8.393cm" svg:viewBox="0 0 189 151" draw:points="13,0 189,0 176,151 0,151">
          <text:p/>
        </draw:polygon>
        <draw:polygon draw:style-name="gr2" draw:text-style-name="P1" draw:layer="layout" svg:width="0.175cm" svg:height="0.15cm" svg:x="7.371cm" svg:y="8.393cm" svg:viewBox="0 0 176 151" draw:points="13,0 176,0 176,151 0,151">
          <text:p/>
        </draw:polygon>
        <draw:polygon draw:style-name="gr2" draw:text-style-name="P1" draw:layer="layout" svg:width="0.175cm" svg:height="0.15cm" svg:x="7.71cm" svg:y="8.393cm" svg:viewBox="0 0 176 151" draw:points="13,0 176,0 176,151 0,151">
          <text:p/>
        </draw:polygon>
        <draw:polygon draw:style-name="gr2" draw:text-style-name="P1" draw:layer="layout" svg:width="0.2cm" svg:height="0.15cm" svg:x="5.26cm" svg:y="8.695cm" svg:viewBox="0 0 201 151" draw:points="38,0 201,0 176,151 0,151">
          <text:p/>
        </draw:polygon>
        <draw:polygon draw:style-name="gr2" draw:text-style-name="P1" draw:layer="layout" svg:width="0.212cm" svg:height="0.15cm" svg:x="5.6cm" svg:y="8.695cm" svg:viewBox="0 0 213 151" draw:points="37,0 213,0 176,151 0,151">
          <text:p/>
        </draw:polygon>
        <draw:polygon draw:style-name="gr2" draw:text-style-name="P1" draw:layer="layout" svg:width="0.2cm" svg:height="0.15cm" svg:x="5.951cm" svg:y="8.695cm" svg:viewBox="0 0 201 151" draw:points="38,0 201,0 176,151 0,151">
          <text:p/>
        </draw:polygon>
        <draw:polygon draw:style-name="gr2" draw:text-style-name="P1" draw:layer="layout" svg:width="0.2cm" svg:height="0.15cm" svg:x="6.303cm" svg:y="8.695cm" svg:viewBox="0 0 201 151" draw:points="25,0 201,0 176,151 0,151">
          <text:p/>
        </draw:polygon>
        <draw:polygon draw:style-name="gr2" draw:text-style-name="P1" draw:layer="layout" svg:width="0.187cm" svg:height="0.15cm" svg:x="6.655cm" svg:y="8.695cm" svg:viewBox="0 0 188 151" draw:points="12,0 188,0 163,151 0,151">
          <text:p/>
        </draw:polygon>
        <draw:polygon draw:style-name="gr2" draw:text-style-name="P1" draw:layer="layout" svg:width="0.188cm" svg:height="0.15cm" svg:x="6.994cm" svg:y="8.695cm" svg:viewBox="0 0 189 151" draw:points="25,0 189,0 176,151 0,151">
          <text:p/>
        </draw:polygon>
        <draw:polygon draw:style-name="gr2" draw:text-style-name="P1" draw:layer="layout" svg:width="0.187cm" svg:height="0.15cm" svg:x="7.346cm" svg:y="8.695cm" svg:viewBox="0 0 188 151" draw:points="12,0 188,0 176,151 0,151">
          <text:p/>
        </draw:polygon>
        <draw:polygon draw:style-name="gr2" draw:text-style-name="P1" draw:layer="layout" svg:width="0.175cm" svg:height="0.15cm" svg:x="7.698cm" svg:y="8.695cm" svg:viewBox="0 0 176 151" draw:points="0,0 176,0 176,151 0,151">
          <text:p/>
        </draw:polygon>
        <draw:polygon draw:style-name="gr2" draw:text-style-name="P1" draw:layer="layout" svg:width="0.212cm" svg:height="0.162cm" svg:x="5.185cm" svg:y="8.997cm" svg:viewBox="0 0 213 163" draw:points="37,0 213,0 176,163 0,163">
          <text:p/>
        </draw:polygon>
        <draw:polygon draw:style-name="gr2" draw:text-style-name="P1" draw:layer="layout" svg:width="0.2cm" svg:height="0.162cm" svg:x="5.549cm" svg:y="8.997cm" svg:viewBox="0 0 201 163" draw:points="25,0 201,0 176,163 0,163">
          <text:p/>
        </draw:polygon>
        <draw:polygon draw:style-name="gr2" draw:text-style-name="P1" draw:layer="layout" svg:width="0.2cm" svg:height="0.162cm" svg:x="5.901cm" svg:y="8.997cm" svg:viewBox="0 0 201 163" draw:points="25,0 201,0 176,163 0,163">
          <text:p/>
        </draw:polygon>
        <draw:polygon draw:style-name="gr2" draw:text-style-name="P1" draw:layer="layout" svg:width="0.213cm" svg:height="0.162cm" svg:x="6.253cm" svg:y="8.997cm" svg:viewBox="0 0 214 163" draw:points="25,0 214,0 188,163 0,163">
          <text:p/>
        </draw:polygon>
        <draw:polygon draw:style-name="gr2" draw:text-style-name="P1" draw:layer="layout" svg:width="0.2cm" svg:height="0.162cm" svg:x="6.617cm" svg:y="8.997cm" svg:viewBox="0 0 201 163" draw:points="26,0 201,0 176,163 0,163">
          <text:p/>
        </draw:polygon>
        <draw:polygon draw:style-name="gr2" draw:text-style-name="P1" draw:layer="layout" svg:width="0.2cm" svg:height="0.162cm" svg:x="6.969cm" svg:y="8.997cm" svg:viewBox="0 0 201 163" draw:points="25,0 201,0 176,163 0,163">
          <text:p/>
        </draw:polygon>
        <draw:polygon draw:style-name="gr2" draw:text-style-name="P1" draw:layer="layout" svg:width="0.187cm" svg:height="0.162cm" svg:x="7.334cm" svg:y="8.997cm" svg:viewBox="0 0 188 163" draw:points="12,0 188,0 176,163 0,163">
          <text:p/>
        </draw:polygon>
        <draw:polygon draw:style-name="gr2" draw:text-style-name="P1" draw:layer="layout" svg:width="0.188cm" svg:height="0.162cm" svg:x="7.685cm" svg:y="8.997cm" svg:viewBox="0 0 189 163" draw:points="13,0 189,0 176,163 0,163">
          <text:p/>
        </draw:polygon>
        <draw:polygon draw:style-name="gr13" draw:text-style-name="P1" draw:layer="layout" svg:width="1.488cm" svg:height="3.497cm" svg:x="8.547cm" svg:y="4.46cm" svg:viewBox="0 0 1489 3498" draw:points="1489,3498 114,3496 1,3237 0,2 1286,0 1488,219">
          <text:p/>
        </draw:polygon>
        <draw:polygon draw:style-name="gr19" draw:text-style-name="P1" draw:layer="layout" svg:width="1.263cm" svg:height="0.116cm" svg:x="8.642cm" svg:y="4.54cm" svg:viewBox="0 0 1264 117" draw:points="1264,115 1147,1 0,0 60,117">
          <text:p/>
        </draw:polygon>
        <draw:polygon draw:style-name="gr20" draw:text-style-name="P1" draw:layer="layout" svg:width="1.142cm" svg:height="2.993cm" svg:x="8.774cm" svg:y="4.852cm" svg:viewBox="0 0 1143 2994" draw:points="0,7 1141,0 1143,2987 2,2994">
          <text:p/>
        </draw:polygon>
        <draw:polygon draw:style-name="gr2" draw:text-style-name="P1" draw:layer="layout" svg:width="0.689cm" svg:height="0.113cm" svg:x="8.998cm" svg:y="5.205cm" svg:viewBox="0 0 690 114" draw:points="2,0 690,0 688,114 0,114">
          <text:p/>
        </draw:polygon>
        <draw:polygon draw:style-name="gr2" draw:text-style-name="P1" draw:layer="layout" svg:width="0.687cm" svg:height="0.113cm" svg:x="9cm" svg:y="5.545cm" svg:viewBox="0 0 688 114" draw:points="0,0 688,0 688,114 0,114">
          <text:p/>
        </draw:polygon>
        <draw:polygon draw:style-name="gr2" draw:text-style-name="P1" draw:layer="layout" svg:width="0.114cm" svg:height="0.113cm" svg:x="9.574cm" svg:y="5.845cm" svg:viewBox="0 0 115 114" draw:points="2,1 115,0 113,113 0,114">
          <text:p/>
        </draw:polygon>
        <draw:polygon draw:style-name="gr1" draw:text-style-name="P1" draw:layer="layout" svg:width="0.113cm" svg:height="0.114cm" svg:x="9.574cm" svg:y="6.12cm" svg:viewBox="0 0 114 115" draw:points="0,1 113,0 114,114 1,115">
          <text:p/>
        </draw:polygon>
        <draw:polygon draw:style-name="gr20" draw:text-style-name="P1" draw:layer="layout" svg:width="1.142cm" svg:height="2.993cm" svg:x="8.775cm" svg:y="4.852cm" svg:viewBox="0 0 1143 2994" draw:points="0,7 1141,0 1143,2987 2,2994">
          <text:p/>
        </draw:polygon>
        <draw:polygon draw:style-name="gr2" draw:text-style-name="P1" draw:layer="layout" svg:width="0.689cm" svg:height="0.113cm" svg:x="8.999cm" svg:y="5.205cm" svg:viewBox="0 0 690 114" draw:points="2,0 690,0 688,114 0,114">
          <text:p/>
        </draw:polygon>
        <draw:polygon draw:style-name="gr2" draw:text-style-name="P1" draw:layer="layout" svg:width="0.687cm" svg:height="0.113cm" svg:x="9.001cm" svg:y="5.545cm" svg:viewBox="0 0 688 114" draw:points="0,0 688,0 688,114 0,114">
          <text:p/>
        </draw:polygon>
        <draw:polygon draw:style-name="gr2" draw:text-style-name="P1" draw:layer="layout" svg:width="0.114cm" svg:height="0.113cm" svg:x="9.575cm" svg:y="5.845cm" svg:viewBox="0 0 115 114" draw:points="2,1 115,0 113,113 0,114">
          <text:p/>
        </draw:polygon>
        <draw:polygon draw:style-name="gr1" draw:text-style-name="P1" draw:layer="layout" svg:width="0.113cm" svg:height="0.114cm" svg:x="9.575cm" svg:y="6.12cm" svg:viewBox="0 0 114 115" draw:points="0,1 113,0 114,114 1,115">
          <text:p/>
        </draw:polygon>
        <draw:polygon draw:style-name="gr13" draw:text-style-name="P1" draw:layer="layout" svg:width="3.556cm" svg:height="3.694cm" svg:x="4.627cm" svg:y="4.3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5cm" svg:x="4.803cm" svg:y="4.522cm" svg:viewBox="0 0 3205 2666" draw:points="0,0 3205,0 3205,2666 0,2666">
          <text:p/>
        </draw:polygon>
        <draw:polygon draw:style-name="gr13" draw:text-style-name="P1" draw:layer="layout" svg:width="3.53cm" svg:height="1.142cm" svg:x="4.784cm" svg:y="8.268cm" svg:viewBox="0 0 3531 1143" draw:points="3442,0 3531,75 3531,1131 75,1143 0,1055 276,0">
          <text:p/>
        </draw:polygon>
        <draw:polygon draw:style-name="gr14" draw:text-style-name="P1" draw:layer="layout" svg:width="3.441cm" svg:height="1.054cm" svg:x="4.784cm" svg:y="8.268cm" svg:viewBox="0 0 3442 1055" draw:points="276,0 3442,0 3442,1055 0,1055">
          <text:p/>
        </draw:polygon>
        <draw:polygon draw:style-name="gr2" draw:text-style-name="P1" draw:layer="layout" svg:width="0.201cm" svg:height="0.15cm" svg:x="5.336cm" svg:y="8.393cm" svg:viewBox="0 0 202 151" draw:points="38,0 202,0 164,151 0,151">
          <text:p/>
        </draw:polygon>
        <draw:polygon draw:style-name="gr2" draw:text-style-name="P1" draw:layer="layout" svg:width="0.2cm" svg:height="0.15cm" svg:x="5.676cm" svg:y="8.393cm" svg:viewBox="0 0 201 151" draw:points="25,0 201,0 163,151 0,151">
          <text:p/>
        </draw:polygon>
        <draw:polygon draw:style-name="gr2" draw:text-style-name="P1" draw:layer="layout" svg:width="0.187cm" svg:height="0.15cm" svg:x="6.015cm" svg:y="8.393cm" svg:viewBox="0 0 188 151" draw:points="25,0 188,0 164,151 0,151">
          <text:p/>
        </draw:polygon>
        <draw:polygon draw:style-name="gr2" draw:text-style-name="P1" draw:layer="layout" svg:width="0.187cm" svg:height="0.15cm" svg:x="6.355cm" svg:y="8.393cm" svg:viewBox="0 0 188 151" draw:points="24,0 188,0 163,151 0,151">
          <text:p/>
        </draw:polygon>
        <draw:polygon draw:style-name="gr2" draw:text-style-name="P1" draw:layer="layout" svg:width="0.187cm" svg:height="0.15cm" svg:x="6.694cm" svg:y="8.393cm" svg:viewBox="0 0 188 151" draw:points="25,0 188,0 163,151 0,151">
          <text:p/>
        </draw:polygon>
        <draw:polygon draw:style-name="gr2" draw:text-style-name="P1" draw:layer="layout" svg:width="0.188cm" svg:height="0.15cm" svg:x="7.033cm" svg:y="8.393cm" svg:viewBox="0 0 189 151" draw:points="13,0 189,0 176,151 0,151">
          <text:p/>
        </draw:polygon>
        <draw:polygon draw:style-name="gr2" draw:text-style-name="P1" draw:layer="layout" svg:width="0.175cm" svg:height="0.15cm" svg:x="7.372cm" svg:y="8.393cm" svg:viewBox="0 0 176 151" draw:points="13,0 176,0 176,151 0,151">
          <text:p/>
        </draw:polygon>
        <draw:polygon draw:style-name="gr2" draw:text-style-name="P1" draw:layer="layout" svg:width="0.175cm" svg:height="0.15cm" svg:x="7.711cm" svg:y="8.393cm" svg:viewBox="0 0 176 151" draw:points="13,0 176,0 176,151 0,151">
          <text:p/>
        </draw:polygon>
        <draw:polygon draw:style-name="gr2" draw:text-style-name="P1" draw:layer="layout" svg:width="0.2cm" svg:height="0.15cm" svg:x="5.261cm" svg:y="8.695cm" svg:viewBox="0 0 201 151" draw:points="38,0 201,0 176,151 0,151">
          <text:p/>
        </draw:polygon>
        <draw:polygon draw:style-name="gr2" draw:text-style-name="P1" draw:layer="layout" svg:width="0.212cm" svg:height="0.15cm" svg:x="5.601cm" svg:y="8.695cm" svg:viewBox="0 0 213 151" draw:points="37,0 213,0 176,151 0,151">
          <text:p/>
        </draw:polygon>
        <draw:polygon draw:style-name="gr2" draw:text-style-name="P1" draw:layer="layout" svg:width="0.2cm" svg:height="0.15cm" svg:x="5.952cm" svg:y="8.695cm" svg:viewBox="0 0 201 151" draw:points="38,0 201,0 176,151 0,151">
          <text:p/>
        </draw:polygon>
        <draw:polygon draw:style-name="gr2" draw:text-style-name="P1" draw:layer="layout" svg:width="0.2cm" svg:height="0.15cm" svg:x="6.304cm" svg:y="8.695cm" svg:viewBox="0 0 201 151" draw:points="25,0 201,0 176,151 0,151">
          <text:p/>
        </draw:polygon>
        <draw:polygon draw:style-name="gr2" draw:text-style-name="P1" draw:layer="layout" svg:width="0.187cm" svg:height="0.15cm" svg:x="6.656cm" svg:y="8.695cm" svg:viewBox="0 0 188 151" draw:points="12,0 188,0 163,151 0,151">
          <text:p/>
        </draw:polygon>
        <draw:polygon draw:style-name="gr2" draw:text-style-name="P1" draw:layer="layout" svg:width="0.188cm" svg:height="0.15cm" svg:x="6.995cm" svg:y="8.695cm" svg:viewBox="0 0 189 151" draw:points="25,0 189,0 176,151 0,151">
          <text:p/>
        </draw:polygon>
        <draw:polygon draw:style-name="gr2" draw:text-style-name="P1" draw:layer="layout" svg:width="0.187cm" svg:height="0.15cm" svg:x="7.347cm" svg:y="8.695cm" svg:viewBox="0 0 188 151" draw:points="12,0 188,0 176,151 0,151">
          <text:p/>
        </draw:polygon>
        <draw:polygon draw:style-name="gr2" draw:text-style-name="P1" draw:layer="layout" svg:width="0.175cm" svg:height="0.15cm" svg:x="7.699cm" svg:y="8.695cm" svg:viewBox="0 0 176 151" draw:points="0,0 176,0 176,151 0,151">
          <text:p/>
        </draw:polygon>
        <draw:polygon draw:style-name="gr2" draw:text-style-name="P1" draw:layer="layout" svg:width="0.212cm" svg:height="0.162cm" svg:x="5.186cm" svg:y="8.997cm" svg:viewBox="0 0 213 163" draw:points="37,0 213,0 176,163 0,163">
          <text:p/>
        </draw:polygon>
        <draw:polygon draw:style-name="gr2" draw:text-style-name="P1" draw:layer="layout" svg:width="0.2cm" svg:height="0.162cm" svg:x="5.55cm" svg:y="8.997cm" svg:viewBox="0 0 201 163" draw:points="25,0 201,0 176,163 0,163">
          <text:p/>
        </draw:polygon>
        <draw:polygon draw:style-name="gr2" draw:text-style-name="P1" draw:layer="layout" svg:width="0.2cm" svg:height="0.162cm" svg:x="5.902cm" svg:y="8.997cm" svg:viewBox="0 0 201 163" draw:points="25,0 201,0 176,163 0,163">
          <text:p/>
        </draw:polygon>
        <draw:polygon draw:style-name="gr2" draw:text-style-name="P1" draw:layer="layout" svg:width="0.213cm" svg:height="0.162cm" svg:x="6.254cm" svg:y="8.997cm" svg:viewBox="0 0 214 163" draw:points="25,0 214,0 188,163 0,163">
          <text:p/>
        </draw:polygon>
        <draw:polygon draw:style-name="gr2" draw:text-style-name="P1" draw:layer="layout" svg:width="0.2cm" svg:height="0.162cm" svg:x="6.618cm" svg:y="8.997cm" svg:viewBox="0 0 201 163" draw:points="26,0 201,0 176,163 0,163">
          <text:p/>
        </draw:polygon>
        <draw:polygon draw:style-name="gr2" draw:text-style-name="P1" draw:layer="layout" svg:width="0.2cm" svg:height="0.162cm" svg:x="6.97cm" svg:y="8.997cm" svg:viewBox="0 0 201 163" draw:points="25,0 201,0 176,163 0,163">
          <text:p/>
        </draw:polygon>
        <draw:polygon draw:style-name="gr2" draw:text-style-name="P1" draw:layer="layout" svg:width="0.187cm" svg:height="0.162cm" svg:x="7.335cm" svg:y="8.997cm" svg:viewBox="0 0 188 163" draw:points="12,0 188,0 176,163 0,163">
          <text:p/>
        </draw:polygon>
        <draw:polygon draw:style-name="gr2" draw:text-style-name="P1" draw:layer="layout" svg:width="0.188cm" svg:height="0.162cm" svg:x="7.686cm" svg:y="8.997cm" svg:viewBox="0 0 189 163" draw:points="13,0 189,0 176,163 0,163">
          <text:p/>
        </draw:polygon>
        <draw:polygon draw:style-name="gr2" draw:text-style-name="P1" draw:layer="layout" svg:width="2.42cm" svg:height="1.761cm" svg:x="7.419cm" svg:y="15.344cm" svg:viewBox="0 0 2421 1762" draw:points="2421,687 2421,774 860,1762 0,981 0,881 1547,0">
          <text:p/>
        </draw:polygon>
        <draw:polygon draw:style-name="gr7" draw:text-style-name="P1" draw:layer="layout" svg:width="2.42cm" svg:height="1.661cm" svg:x="7.412cm" svg:y="15.337cm" svg:viewBox="0 0 2421 1662" draw:points="867,1662 0,881 1554,0 2421,688 2421,688">
          <text:p/>
        </draw:polygon>
        <draw:polygon draw:style-name="gr8" draw:text-style-name="P1" draw:layer="layout" svg:width="0.473cm" svg:height="0.426cm" svg:x="8.572cm" svg:y="15.564cm" svg:viewBox="0 0 474 427" draw:points="474,20 294,427 0,60 141,20 294,0 387,7">
          <text:p/>
        </draw:polygon>
        <draw:polygon draw:style-name="gr9" draw:text-style-name="P1" draw:layer="layout" svg:width="0.359cm" svg:height="0.366cm" svg:x="8.506cm" svg:y="15.624cm" svg:viewBox="0 0 360 367" draw:points="66,0 360,367 0,33">
          <text:p/>
        </draw:polygon>
        <draw:polygon draw:style-name="gr10" draw:text-style-name="P1" draw:layer="layout" svg:width="0.386cm" svg:height="0.406cm" svg:x="8.866cm" svg:y="15.584cm" svg:viewBox="0 0 387 407" draw:points="387,87 0,407 180,0 294,40">
          <text:p/>
        </draw:polygon>
        <draw:polygon draw:style-name="gr11" draw:text-style-name="P1" draw:layer="layout" svg:width="0.472cm" svg:height="0.333cm" svg:x="8.393cm" svg:y="15.657cm" svg:viewBox="0 0 473 334" draw:points="113,0 473,334 0,81">
          <text:p/>
        </draw:polygon>
        <draw:polygon draw:style-name="gr11" draw:text-style-name="P1" draw:layer="layout" svg:width="0.572cm" svg:height="0.145cm" svg:x="8.293cm" svg:y="15.845cm" svg:viewBox="0 0 573 146" draw:points="19,0 573,146 0,53">
          <text:p/>
        </draw:polygon>
        <draw:polygon draw:style-name="gr10" draw:text-style-name="P1" draw:layer="layout" svg:width="0.56cm" svg:height="0.173cm" svg:x="8.866cm" svg:y="15.991cm" svg:viewBox="0 0 561 174" draw:points="534,174 0,0 561,113">
          <text:p/>
        </draw:polygon>
        <draw:polygon draw:style-name="gr10" draw:text-style-name="P1" draw:layer="layout" svg:width="0.553cm" svg:height="0.252cm" svg:x="8.312cm" svg:y="15.738cm" svg:viewBox="0 0 554 253" draw:points="81,0 554,253 0,107 41,53">
          <text:p/>
        </draw:polygon>
        <draw:polygon draw:style-name="gr8" draw:text-style-name="P1" draw:layer="layout" svg:width="0.606cm" svg:height="0.42cm" svg:x="8.646cm" svg:y="15.991cm" svg:viewBox="0 0 607 421" draw:points="0,388 220,0 607,314 527,354 434,388 334,413 220,421 107,413">
          <text:p/>
        </draw:polygon>
        <draw:polygon draw:style-name="gr10" draw:text-style-name="P1" draw:layer="layout" svg:width="0.359cm" svg:height="0.387cm" svg:x="8.506cm" svg:y="15.991cm" svg:viewBox="0 0 360 388" draw:points="0,334 360,0 140,388">
          <text:p/>
        </draw:polygon>
        <draw:polygon draw:style-name="gr11" draw:text-style-name="P1" draw:layer="layout" svg:width="0.493cm" svg:height="0.313cm" svg:x="8.866cm" svg:y="15.991cm" svg:viewBox="0 0 494 314" draw:points="387,314 0,0 494,220">
          <text:p/>
        </draw:polygon>
        <draw:polygon draw:style-name="gr9" draw:text-style-name="P1" draw:layer="layout" svg:width="0.533cm" svg:height="0.219cm" svg:x="8.866cm" svg:y="15.991cm" svg:viewBox="0 0 534 220" draw:points="494,220 0,0 534,174">
          <text:p/>
        </draw:polygon>
        <draw:polygon draw:style-name="gr8" draw:text-style-name="P1" draw:layer="layout" svg:width="0.586cm" svg:height="0.112cm" svg:x="8.866cm" svg:y="15.991cm" svg:viewBox="0 0 587 113" draw:points="561,113 0,0 587,0 581,60">
          <text:p/>
        </draw:polygon>
        <draw:polygon draw:style-name="gr12" draw:text-style-name="P1" draw:layer="layout" svg:width="0.572cm" svg:height="0.333cm" svg:x="8.293cm" svg:y="15.991cm" svg:viewBox="0 0 573 334" draw:points="0,87 573,0 213,334 140,281 79,220 33,160">
          <text:p/>
        </draw:polygon>
        <draw:polygon draw:style-name="gr8" draw:text-style-name="P1" draw:layer="layout" svg:width="0.586cm" svg:height="0.12cm" svg:x="8.279cm" svg:y="15.957cm" svg:viewBox="0 0 587 121" draw:points="0,0 587,34 14,121 0,34">
          <text:p/>
        </draw:polygon>
        <draw:polygon draw:style-name="gr9" draw:text-style-name="P1" draw:layer="layout" svg:width="0.586cm" svg:height="0.092cm" svg:x="8.279cm" svg:y="15.898cm" svg:viewBox="0 0 587 93" draw:points="14,0 587,93 0,59">
          <text:p/>
        </draw:polygon>
        <draw:polygon draw:style-name="gr12" draw:text-style-name="P1" draw:layer="layout" svg:width="0.586cm" svg:height="0.319cm" svg:x="8.866cm" svg:y="15.671cm" svg:viewBox="0 0 587 320" draw:points="587,320 0,320 387,0 474,67 534,140 573,227">
          <text:p/>
        </draw:polygon>
        <draw:polygon draw:style-name="gr13" draw:text-style-name="P1" draw:layer="layout" svg:width="0.419cm" svg:height="0.312cm" svg:x="8.646cm" svg:y="15.825cm" svg:viewBox="0 0 420 313" draw:points="213,0 127,13 60,46 20,100 0,160 20,219 60,267 127,300 213,313 294,300 360,267 407,219 420,160 407,100 360,46 294,13">
          <text:p/>
        </draw:polygon>
        <draw:polygon draw:style-name="gr2" draw:text-style-name="P1" draw:layer="layout" svg:width="1.126cm" svg:height="0.941cm" svg:x="7.539cm" svg:y="15.957cm" svg:viewBox="0 0 1127 942" draw:points="740,942 0,275 0,234 400,0 660,234 1114,121 807,361 1127,655 1127,695">
          <text:p/>
        </draw:polygon>
        <draw:polygon draw:style-name="gr13" draw:text-style-name="P1" draw:layer="layout" svg:width="0.68cm" svg:height="0.32cm" svg:x="7.972cm" svg:y="16.078cm" svg:viewBox="0 0 681 321" draw:points="681,0 167,321 0,161">
          <text:p/>
        </draw:polygon>
        <draw:polygon draw:style-name="gr13" draw:text-style-name="P1" draw:layer="layout" svg:width="1.126cm" svg:height="0.894cm" svg:x="7.539cm" svg:y="15.957cm" svg:viewBox="0 0 1127 895" draw:points="740,895 0,234 400,0 1127,655">
          <text:p/>
        </draw:polygon>
        <draw:polygon draw:style-name="gr1" draw:text-style-name="P1" draw:layer="layout" svg:width="0.205cm" svg:height="0.373cm" svg:x="10.486cm" svg:y="17.89cm" svg:viewBox="0 0 206 374" draw:points="206,0 0,116 0,374 206,258">
          <text:p/>
        </draw:polygon>
        <draw:polygon draw:style-name="gr2" draw:text-style-name="P1" draw:layer="layout" svg:width="2.373cm" svg:height="5.591cm" svg:x="9.996cm" svg:y="15.165cm" svg:viewBox="0 0 2374 5592" draw:points="2374,5592 180,5592 0,5166 0,0 2052,0 2374,336">
          <text:p/>
        </draw:polygon>
        <draw:polygon draw:style-name="gr3" draw:text-style-name="P1" draw:layer="layout" svg:width="1.819cm" svg:height="4.751cm" svg:x="10.357cm" svg:y="15.811cm" svg:viewBox="0 0 1820 4752" draw:points="0,0 1820,0 1820,4752 0,4752">
          <text:p/>
        </draw:polygon>
        <draw:polygon draw:style-name="gr2" draw:text-style-name="P1" draw:layer="layout" svg:width="1.096cm" svg:height="0.18cm" svg:x="10.718cm" svg:y="16.353cm" svg:viewBox="0 0 1097 181" draw:points="0,0 1097,0 1097,181 0,181">
          <text:p/>
        </draw:polygon>
        <draw:polygon draw:style-name="gr2" draw:text-style-name="P1" draw:layer="layout" svg:width="1.096cm" svg:height="0.181cm" svg:x="10.718cm" svg:y="17.808cm" svg:viewBox="0 0 1097 182" draw:points="0,0 1097,0 1097,182 0,182">
          <text:p/>
        </draw:polygon>
        <draw:polygon draw:style-name="gr1" draw:text-style-name="P1" draw:layer="layout" svg:width="0.18cm" svg:height="0.193cm" svg:x="11.634cm" svg:y="16.012cm" svg:viewBox="0 0 181 194" draw:points="0,0 181,0 181,194 0,194">
          <text:p/>
        </draw:polygon>
        <draw:polygon draw:style-name="gr3" draw:text-style-name="P1" draw:layer="layout" svg:width="2.013cm" svg:height="0.18cm" svg:x="10.137cm" svg:y="15.346cm" svg:viewBox="0 0 2014 181" draw:points="2014,181 1820,0 0,0 91,181">
          <text:p/>
        </draw:polygon>
        <draw:polygon draw:style-name="gr2" draw:text-style-name="P1" draw:layer="layout" svg:width="1.096cm" svg:height="0.18cm" svg:x="10.719cm" svg:y="18.609cm" svg:viewBox="0 0 1097 181" draw:points="0,0 1097,0 1097,181 0,181">
          <text:p/>
        </draw:polygon>
        <draw:polygon draw:style-name="gr2" draw:text-style-name="P1" draw:layer="layout" svg:width="1.096cm" svg:height="0.18cm" svg:x="10.719cm" svg:y="17.009cm" svg:viewBox="0 0 1097 181" draw:points="0,0 1097,0 1097,181 0,181">
          <text:p/>
        </draw:polygon>
        <draw:polygon draw:style-name="gr2" draw:text-style-name="P1" draw:layer="layout" svg:width="1.419cm" svg:height="1.419cm" svg:x="6.641cm" svg:y="15.514cm" svg:viewBox="0 0 1420 1420" draw:points="1001,0 1420,419 1420,1420 0,1420 0,0">
          <text:p/>
        </draw:polygon>
        <draw:polygon draw:style-name="gr3" draw:text-style-name="P1" draw:layer="layout" svg:width="0.362cm" svg:height="0.365cm" svg:x="7.642cm" svg:y="15.567cm" svg:viewBox="0 0 363 366" draw:points="363,366 0,0 0,366">
          <text:p/>
        </draw:polygon>
        <draw:polygon draw:style-name="gr14" draw:text-style-name="P1" draw:layer="layout" svg:width="1.334cm" svg:height="1.337cm" svg:x="6.682cm" svg:y="15.555cm" svg:viewBox="0 0 1335 1338" draw:points="0,0 919,0 919,419 1335,419 1335,1338 0,1338">
          <text:p/>
        </draw:polygon>
        <draw:polygon draw:style-name="gr3" draw:text-style-name="P1" draw:layer="layout" svg:width="1.334cm" svg:height="1.337cm" svg:x="6.682cm" svg:y="15.555cm" svg:viewBox="0 0 1335 1338" draw:points="0,0 877,0 877,461 1335,461 1335,1338 0,1338">
          <text:p/>
        </draw:polygon>
        <draw:polygon draw:style-name="gr15" draw:text-style-name="P1" draw:layer="layout" svg:width="0.082cm" svg:height="0.082cm" svg:x="6.785cm" svg:y="15.809cm" svg:viewBox="0 0 83 83" draw:points="0,0 83,0 83,83 0,83">
          <text:p/>
        </draw:polygon>
        <draw:polygon draw:style-name="gr15" draw:text-style-name="P1" draw:layer="layout" svg:width="0.082cm" svg:height="0.082cm" svg:x="7.243cm" svg:y="15.809cm" svg:viewBox="0 0 83 83" draw:points="0,0 83,0 83,83 0,83">
          <text:p/>
        </draw:polygon>
        <draw:polygon draw:style-name="gr15" draw:text-style-name="P1" draw:layer="layout" svg:width="0.084cm" svg:height="0.082cm" svg:x="7.013cm" svg:y="16.039cm" svg:viewBox="0 0 85 83" draw:points="0,0 85,0 85,83 0,83">
          <text:p/>
        </draw:polygon>
        <draw:polygon draw:style-name="gr15" draw:text-style-name="P1" draw:layer="layout" svg:width="0.082cm" svg:height="0.082cm" svg:x="7.243cm" svg:y="16.039cm" svg:viewBox="0 0 83 83" draw:points="0,0 83,0 83,83 0,83">
          <text:p/>
        </draw:polygon>
        <draw:polygon draw:style-name="gr15" draw:text-style-name="P1" draw:layer="layout" svg:width="0.081cm" svg:height="0.082cm" svg:x="7.474cm" svg:y="16.039cm" svg:viewBox="0 0 82 83" draw:points="0,0 82,0 82,83 0,83">
          <text:p/>
        </draw:polygon>
        <draw:polygon draw:style-name="gr15" draw:text-style-name="P1" draw:layer="layout" svg:width="0.082cm" svg:height="0.085cm" svg:x="7.243cm" svg:y="16.266cm" svg:viewBox="0 0 83 86" draw:points="0,0 83,0 83,86 0,86">
          <text:p/>
        </draw:polygon>
        <draw:polygon draw:style-name="gr15" draw:text-style-name="P1" draw:layer="layout" svg:width="0.081cm" svg:height="0.085cm" svg:x="7.704cm" svg:y="16.266cm" svg:viewBox="0 0 82 86" draw:points="0,0 82,0 82,86 0,86">
          <text:p/>
        </draw:polygon>
        <draw:polygon draw:style-name="gr15" draw:text-style-name="P1" draw:layer="layout" svg:width="0.082cm" svg:height="0.081cm" svg:x="7.243cm" svg:y="16.728cm" svg:viewBox="0 0 83 82" draw:points="0,0 83,0 83,82 0,82">
          <text:p/>
        </draw:polygon>
        <draw:polygon draw:style-name="gr15" draw:text-style-name="P1" draw:layer="layout" svg:width="0.081cm" svg:height="0.082cm" svg:x="7.474cm" svg:y="16.497cm" svg:viewBox="0 0 82 83" draw:points="0,0 82,0 82,83 0,83">
          <text:p/>
        </draw:polygon>
        <draw:polygon draw:style-name="gr15" draw:text-style-name="P1" draw:layer="layout" svg:width="0.081cm" svg:height="0.082cm" svg:x="7.704cm" svg:y="16.497cm" svg:viewBox="0 0 82 83" draw:points="0,0 82,0 82,83 0,83">
          <text:p/>
        </draw:polygon>
        <draw:polygon draw:style-name="gr15" draw:text-style-name="P1" draw:layer="layout" svg:width="0.082cm" svg:height="0.084cm" svg:x="7.018cm" svg:y="16.267cm" svg:viewBox="0 0 83 85" draw:points="0,0 83,0 83,85 0,85">
          <text:p/>
        </draw:polygon>
        <draw:polygon draw:style-name="gr15" draw:text-style-name="P1" draw:layer="layout" svg:width="0.082cm" svg:height="0.084cm" svg:x="7.026cm" svg:y="16.493cm" svg:viewBox="0 0 83 85" draw:points="0,0 83,0 83,85 0,85">
          <text:p/>
        </draw:polygon>
        <draw:polygon draw:style-name="gr15" draw:text-style-name="P1" draw:layer="layout" svg:width="0.082cm" svg:height="0.085cm" svg:x="7.026cm" svg:y="16.726cm" svg:viewBox="0 0 83 86" draw:points="0,0 83,0 83,86 0,86">
          <text:p/>
        </draw:polygon>
        <draw:polygon draw:style-name="gr15" draw:text-style-name="P1" draw:layer="layout" svg:width="0.081cm" svg:height="0.085cm" svg:x="6.784cm" svg:y="16.033cm" svg:viewBox="0 0 82 86" draw:points="0,0 82,0 82,86 0,86">
          <text:p/>
        </draw:polygon>
        <draw:polygon draw:style-name="gr15" draw:text-style-name="P1" draw:layer="layout" svg:width="0.081cm" svg:height="0.084cm" svg:x="6.784cm" svg:y="16.267cm" svg:viewBox="0 0 82 85" draw:points="0,0 82,0 82,85 0,85">
          <text:p/>
        </draw:polygon>
        <draw:polygon draw:style-name="gr15" draw:text-style-name="P1" draw:layer="layout" svg:width="0.081cm" svg:height="0.085cm" svg:x="6.784cm" svg:y="16.484cm" svg:viewBox="0 0 82 86" draw:points="0,0 82,0 82,86 0,86">
          <text:p/>
        </draw:polygon>
        <draw:polygon draw:style-name="gr15" draw:text-style-name="P1" draw:layer="layout" svg:width="0.081cm" svg:height="0.085cm" svg:x="6.784cm" svg:y="16.726cm" svg:viewBox="0 0 82 86" draw:points="0,0 82,0 82,86 0,86">
          <text:p/>
        </draw:polygon>
        <draw:polygon draw:style-name="gr15" draw:text-style-name="P1" draw:layer="layout" svg:width="0.082cm" svg:height="0.084cm" svg:x="7.243cm" svg:y="16.267cm" svg:viewBox="0 0 83 85" draw:points="0,0 83,0 83,85 0,85">
          <text:p/>
        </draw:polygon>
        <draw:polygon draw:style-name="gr2" draw:text-style-name="P1" draw:layer="layout" svg:width="0.949cm" svg:height="1.271cm" svg:x="6.756cm" svg:y="15.596cm" svg:viewBox="0 0 950 1272" draw:points="372,32 380,0 404,8 431,24 478,65 519,115 552,162 590,183 605,221 617,259 622,301 622,339 620,378 614,410 599,439 584,460 924,1021 936,1051 947,1083 950,1116 950,1151 945,1184 936,1213 921,1237 897,1258 876,1267 853,1272 830,1270 803,1260 780,1246 753,1228 732,1205 711,1175 345,540 306,537 268,522 227,505 189,478 118,419 88,384 65,351 26,289 12,257 2,224 0,192 2,159 12,127 23,100 38,77 59,58 168,295 318,366 443,331 475,218">
          <text:p/>
        </draw:polygon>
        <draw:polygon draw:style-name="gr15" draw:text-style-name="P1" draw:layer="layout" svg:width="0.943cm" svg:height="1.236cm" svg:x="6.762cm" svg:y="15.596cm" svg:viewBox="0 0 944 1237" draw:points="374,0 427,15 478,44 520,82 554,130 584,183 608,248 620,316 620,348 614,381 602,407 584,425 918,1021 930,1051 941,1080 944,1110 944,1136 941,1163 932,1186 918,1207 900,1222 879,1234 856,1237 829,1234 805,1225 779,1213 755,1193 735,1169 714,1143 345,508 310,501 271,490 230,469 192,446 118,384 89,351 68,316 29,254 15,224 6,194 0,168 3,142 8,115 17,94 32,74 53,58 171,259 322,331 446,295 478,185">
          <text:p/>
        </draw:polygon>
        <draw:polygon draw:style-name="gr2" draw:text-style-name="P1" draw:layer="layout" svg:width="2.42cm" svg:height="1.762cm" svg:x="7.419cm" svg:y="17.145cm" svg:viewBox="0 0 2421 1763" draw:points="2421,687 2421,775 860,1763 0,982 0,882 1547,0">
          <text:p/>
        </draw:polygon>
        <draw:polygon draw:style-name="gr7" draw:text-style-name="P1" draw:layer="layout" svg:width="2.42cm" svg:height="1.662cm" svg:x="7.412cm" svg:y="17.138cm" svg:viewBox="0 0 2421 1663" draw:points="867,1663 0,882 1554,0 2421,688 2421,688">
          <text:p/>
        </draw:polygon>
        <draw:polygon draw:style-name="gr8" draw:text-style-name="P1" draw:layer="layout" svg:width="0.473cm" svg:height="0.426cm" svg:x="8.572cm" svg:y="17.365cm" svg:viewBox="0 0 474 427" draw:points="474,20 294,427 0,60 141,20 294,0 387,7">
          <text:p/>
        </draw:polygon>
        <draw:polygon draw:style-name="gr9" draw:text-style-name="P1" draw:layer="layout" svg:width="0.359cm" svg:height="0.366cm" svg:x="8.506cm" svg:y="17.425cm" svg:viewBox="0 0 360 367" draw:points="66,0 360,367 0,33">
          <text:p/>
        </draw:polygon>
        <draw:polygon draw:style-name="gr10" draw:text-style-name="P1" draw:layer="layout" svg:width="0.386cm" svg:height="0.406cm" svg:x="8.866cm" svg:y="17.385cm" svg:viewBox="0 0 387 407" draw:points="387,87 0,407 180,0 294,40">
          <text:p/>
        </draw:polygon>
        <draw:polygon draw:style-name="gr11" draw:text-style-name="P1" draw:layer="layout" svg:width="0.472cm" svg:height="0.333cm" svg:x="8.393cm" svg:y="17.458cm" svg:viewBox="0 0 473 334" draw:points="113,0 473,334 0,81">
          <text:p/>
        </draw:polygon>
        <draw:polygon draw:style-name="gr11" draw:text-style-name="P1" draw:layer="layout" svg:width="0.572cm" svg:height="0.145cm" svg:x="8.293cm" svg:y="17.646cm" svg:viewBox="0 0 573 146" draw:points="19,0 573,146 0,53">
          <text:p/>
        </draw:polygon>
        <draw:polygon draw:style-name="gr10" draw:text-style-name="P1" draw:layer="layout" svg:width="0.56cm" svg:height="0.174cm" svg:x="8.866cm" svg:y="17.792cm" svg:viewBox="0 0 561 175" draw:points="534,175 0,0 561,114">
          <text:p/>
        </draw:polygon>
        <draw:polygon draw:style-name="gr10" draw:text-style-name="P1" draw:layer="layout" svg:width="0.553cm" svg:height="0.252cm" svg:x="8.312cm" svg:y="17.539cm" svg:viewBox="0 0 554 253" draw:points="81,0 554,253 0,107 41,53">
          <text:p/>
        </draw:polygon>
        <draw:polygon draw:style-name="gr8" draw:text-style-name="P1" draw:layer="layout" svg:width="0.606cm" svg:height="0.421cm" svg:x="8.646cm" svg:y="17.792cm" svg:viewBox="0 0 607 422" draw:points="0,389 220,0 607,315 527,355 434,389 334,414 220,422 107,414">
          <text:p/>
        </draw:polygon>
        <draw:polygon draw:style-name="gr10" draw:text-style-name="P1" draw:layer="layout" svg:width="0.359cm" svg:height="0.388cm" svg:x="8.506cm" svg:y="17.792cm" svg:viewBox="0 0 360 389" draw:points="0,335 360,0 140,389">
          <text:p/>
        </draw:polygon>
        <draw:polygon draw:style-name="gr11" draw:text-style-name="P1" draw:layer="layout" svg:width="0.493cm" svg:height="0.314cm" svg:x="8.866cm" svg:y="17.792cm" svg:viewBox="0 0 494 315" draw:points="387,315 0,0 494,221">
          <text:p/>
        </draw:polygon>
        <draw:polygon draw:style-name="gr9" draw:text-style-name="P1" draw:layer="layout" svg:width="0.533cm" svg:height="0.22cm" svg:x="8.866cm" svg:y="17.792cm" svg:viewBox="0 0 534 221" draw:points="494,221 0,0 534,175">
          <text:p/>
        </draw:polygon>
        <draw:polygon draw:style-name="gr8" draw:text-style-name="P1" draw:layer="layout" svg:width="0.586cm" svg:height="0.113cm" svg:x="8.866cm" svg:y="17.792cm" svg:viewBox="0 0 587 114" draw:points="561,114 0,0 587,0 581,61">
          <text:p/>
        </draw:polygon>
        <draw:polygon draw:style-name="gr12" draw:text-style-name="P1" draw:layer="layout" svg:width="0.572cm" svg:height="0.334cm" svg:x="8.293cm" svg:y="17.792cm" svg:viewBox="0 0 573 335" draw:points="0,88 573,0 213,335 140,282 79,221 33,161">
          <text:p/>
        </draw:polygon>
        <draw:polygon draw:style-name="gr8" draw:text-style-name="P1" draw:layer="layout" svg:width="0.586cm" svg:height="0.121cm" svg:x="8.279cm" svg:y="17.758cm" svg:viewBox="0 0 587 122" draw:points="0,0 587,34 14,122 0,34">
          <text:p/>
        </draw:polygon>
        <draw:polygon draw:style-name="gr9" draw:text-style-name="P1" draw:layer="layout" svg:width="0.586cm" svg:height="0.092cm" svg:x="8.279cm" svg:y="17.699cm" svg:viewBox="0 0 587 93" draw:points="14,0 587,93 0,59">
          <text:p/>
        </draw:polygon>
        <draw:polygon draw:style-name="gr12" draw:text-style-name="P1" draw:layer="layout" svg:width="0.586cm" svg:height="0.319cm" svg:x="8.866cm" svg:y="17.472cm" svg:viewBox="0 0 587 320" draw:points="587,320 0,320 387,0 474,67 534,140 573,227">
          <text:p/>
        </draw:polygon>
        <draw:polygon draw:style-name="gr13" draw:text-style-name="P1" draw:layer="layout" svg:width="0.419cm" svg:height="0.313cm" svg:x="8.646cm" svg:y="17.626cm" svg:viewBox="0 0 420 314" draw:points="213,0 127,13 60,46 20,100 0,160 20,220 60,268 127,301 213,314 294,301 360,268 407,220 420,160 407,100 360,46 294,13">
          <text:p/>
        </draw:polygon>
        <draw:polygon draw:style-name="gr2" draw:text-style-name="P1" draw:layer="layout" svg:width="1.126cm" svg:height="0.942cm" svg:x="7.539cm" svg:y="17.758cm" svg:viewBox="0 0 1127 943" draw:points="740,943 0,276 0,235 400,0 660,235 1114,122 807,362 1127,656 1127,696">
          <text:p/>
        </draw:polygon>
        <draw:polygon draw:style-name="gr13" draw:text-style-name="P1" draw:layer="layout" svg:width="0.68cm" svg:height="0.32cm" svg:x="7.972cm" svg:y="17.879cm" svg:viewBox="0 0 681 321" draw:points="681,0 167,321 0,161">
          <text:p/>
        </draw:polygon>
        <draw:polygon draw:style-name="gr13" draw:text-style-name="P1" draw:layer="layout" svg:width="1.126cm" svg:height="0.895cm" svg:x="7.539cm" svg:y="17.758cm" svg:viewBox="0 0 1127 896" draw:points="740,896 0,235 400,0 1127,656">
          <text:p/>
        </draw:polygon>
        <draw:polygon draw:style-name="gr14" draw:text-style-name="P1" draw:layer="layout" svg:width="1.258cm" svg:height="0.39cm" svg:x="6.068cm" svg:y="17.902cm" svg:viewBox="0 0 1259 391" draw:points="0,7 768,391 1259,385 492,0">
          <text:p/>
        </draw:polygon>
        <draw:polygon draw:style-name="gr16" draw:text-style-name="P1" draw:layer="layout" svg:width="0.772cm" svg:height="1.265cm" svg:x="7.327cm" svg:y="17.519cm" svg:viewBox="0 0 773 1266" draw:points="0,0 773,384 773,1266 0,877">
          <text:p/>
        </draw:polygon>
        <draw:polygon draw:style-name="gr17" draw:text-style-name="P1" draw:layer="layout" svg:width="0.766cm" svg:height="1.265cm" svg:x="6.56cm" svg:y="17.519cm" svg:viewBox="0 0 767 1266" draw:points="767,0 0,384 0,1266 767,877">
          <text:p/>
        </draw:polygon>
        <draw:polygon draw:style-name="gr16" draw:text-style-name="P1" draw:layer="layout" svg:width="0.766cm" svg:height="1.265cm" svg:x="6.56cm" svg:y="17.902cm" svg:viewBox="0 0 767 1266" draw:points="0,0 767,385 767,1266 0,882">
          <text:p/>
        </draw:polygon>
        <draw:polygon draw:style-name="gr17" draw:text-style-name="P1" draw:layer="layout" svg:width="0.772cm" svg:height="1.265cm" svg:x="7.327cm" svg:y="17.902cm" svg:viewBox="0 0 773 1266" draw:points="773,0 0,385 0,1266 773,882">
          <text:p/>
        </draw:polygon>
        <draw:polygon draw:style-name="gr14" draw:text-style-name="P1" draw:layer="layout" svg:width="1.263cm" svg:height="0.39cm" svg:x="6.836cm" svg:y="17.519cm" svg:viewBox="0 0 1264 391" draw:points="0,5 768,391 1264,384 491,0">
          <text:p/>
        </draw:polygon>
      </draw:page>
      <draw:page draw:name="page7" draw:style-name="dp1" draw:master-page-name="Standard">
        <draw:polygon draw:style-name="gr3" draw:text-style-name="P1" draw:layer="layout" svg:width="9.705cm" svg:height="0.872cm" svg:x="5.442cm" svg:y="2.226cm" svg:viewBox="0 0 9706 873" draw:points="9706,873 8771,0 0,0 438,873">
          <text:p/>
        </draw:polygon>
        <draw:g>
          <draw:polygon draw:style-name="gr3" draw:text-style-name="P1" draw:layer="layout" svg:width="12.151cm" svg:height="4.065cm" svg:x="2.991cm" svg:y="9.323cm" svg:viewBox="0 0 12152 4066" draw:points="0,0 12152,0 12152,4066 0,4066">
            <text:p/>
          </draw:polygon>
          <draw:polygon draw:style-name="gr13" draw:text-style-name="P1" draw:layer="layout" svg:width="6.94cm" svg:height="7.211cm" svg:x="4.619cm" svg:y="3.54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199cm" svg:x="4.962cm" svg:y="3.888cm" svg:viewBox="0 0 6254 5200" draw:points="0,0 6254,0 6254,5200 0,5200">
            <text:p/>
          </draw:polygon>
          <draw:polygon draw:style-name="gr13" draw:text-style-name="P1" draw:layer="layout" svg:width="6.89cm" svg:height="2.229cm" svg:x="4.925cm" svg:y="11.2cm" svg:viewBox="0 0 6891 2230" draw:points="6717,0 6891,146 6891,2207 146,2230 0,2059 539,0">
            <text:p/>
          </draw:polygon>
          <draw:polygon draw:style-name="gr14" draw:text-style-name="P1" draw:layer="layout" svg:width="6.716cm" svg:height="2.058cm" svg:x="4.925cm" svg:y="11.2cm" svg:viewBox="0 0 6717 2059" draw:points="539,0 6717,0 6717,2059 0,2059">
            <text:p/>
          </draw:polygon>
          <draw:polygon draw:style-name="gr2" draw:text-style-name="P1" draw:layer="layout" svg:width="0.393cm" svg:height="0.294cm" svg:x="6.002cm" svg:y="11.444cm" svg:viewBox="0 0 394 295" draw:points="74,0 394,0 320,295 0,295">
            <text:p/>
          </draw:polygon>
          <draw:polygon draw:style-name="gr2" draw:text-style-name="P1" draw:layer="layout" svg:width="0.391cm" svg:height="0.294cm" svg:x="6.666cm" svg:y="11.444cm" svg:viewBox="0 0 392 295" draw:points="49,0 392,0 318,295 0,295">
            <text:p/>
          </draw:polygon>
          <draw:polygon draw:style-name="gr2" draw:text-style-name="P1" draw:layer="layout" svg:width="0.366cm" svg:height="0.294cm" svg:x="7.327cm" svg:y="11.444cm" svg:viewBox="0 0 367 295" draw:points="49,0 367,0 320,295 0,295">
            <text:p/>
          </draw:polygon>
          <draw:polygon draw:style-name="gr2" draw:text-style-name="P1" draw:layer="layout" svg:width="0.366cm" svg:height="0.294cm" svg:x="7.991cm" svg:y="11.444cm" svg:viewBox="0 0 367 295" draw:points="47,0 367,0 318,295 0,295">
            <text:p/>
          </draw:polygon>
          <draw:polygon draw:style-name="gr2" draw:text-style-name="P1" draw:layer="layout" svg:width="0.366cm" svg:height="0.294cm" svg:x="8.652cm" svg:y="11.444cm" svg:viewBox="0 0 367 295" draw:points="49,0 367,0 318,295 0,295">
            <text:p/>
          </draw:polygon>
          <draw:polygon draw:style-name="gr2" draw:text-style-name="P1" draw:layer="layout" svg:width="0.368cm" svg:height="0.294cm" svg:x="9.314cm" svg:y="11.444cm" svg:viewBox="0 0 369 295" draw:points="25,0 369,0 343,295 0,295">
            <text:p/>
          </draw:polygon>
          <draw:polygon draw:style-name="gr2" draw:text-style-name="P1" draw:layer="layout" svg:width="0.342cm" svg:height="0.294cm" svg:x="9.975cm" svg:y="11.444cm" svg:viewBox="0 0 343 295" draw:points="25,0 343,0 343,295 0,295">
            <text:p/>
          </draw:polygon>
          <draw:polygon draw:style-name="gr2" draw:text-style-name="P1" draw:layer="layout" svg:width="0.342cm" svg:height="0.294cm" svg:x="10.637cm" svg:y="11.444cm" svg:viewBox="0 0 343 295" draw:points="25,0 343,0 343,295 0,295">
            <text:p/>
          </draw:polygon>
          <draw:polygon draw:style-name="gr2" draw:text-style-name="P1" draw:layer="layout" svg:width="0.391cm" svg:height="0.294cm" svg:x="5.856cm" svg:y="12.033cm" svg:viewBox="0 0 392 295" draw:points="74,0 392,0 343,295 0,295">
            <text:p/>
          </draw:polygon>
          <draw:polygon draw:style-name="gr2" draw:text-style-name="P1" draw:layer="layout" svg:width="0.415cm" svg:height="0.294cm" svg:x="6.519cm" svg:y="12.033cm" svg:viewBox="0 0 416 295" draw:points="72,0 416,0 343,295 0,295">
            <text:p/>
          </draw:polygon>
          <draw:polygon draw:style-name="gr2" draw:text-style-name="P1" draw:layer="layout" svg:width="0.391cm" svg:height="0.294cm" svg:x="7.204cm" svg:y="12.033cm" svg:viewBox="0 0 392 295" draw:points="74,0 392,0 343,295 0,295">
            <text:p/>
          </draw:polygon>
          <draw:polygon draw:style-name="gr2" draw:text-style-name="P1" draw:layer="layout" svg:width="0.391cm" svg:height="0.294cm" svg:x="7.891cm" svg:y="12.033cm" svg:viewBox="0 0 392 295" draw:points="49,0 392,0 343,295 0,295">
            <text:p/>
          </draw:polygon>
          <draw:polygon draw:style-name="gr2" draw:text-style-name="P1" draw:layer="layout" svg:width="0.366cm" svg:height="0.294cm" svg:x="8.578cm" svg:y="12.033cm" svg:viewBox="0 0 367 295" draw:points="23,0 367,0 318,295 0,295">
            <text:p/>
          </draw:polygon>
          <draw:polygon draw:style-name="gr2" draw:text-style-name="P1" draw:layer="layout" svg:width="0.368cm" svg:height="0.294cm" svg:x="9.24cm" svg:y="12.033cm" svg:viewBox="0 0 369 295" draw:points="49,0 369,0 343,295 0,295">
            <text:p/>
          </draw:polygon>
          <draw:polygon draw:style-name="gr2" draw:text-style-name="P1" draw:layer="layout" svg:width="0.366cm" svg:height="0.294cm" svg:x="9.926cm" svg:y="12.033cm" svg:viewBox="0 0 367 295" draw:points="23,0 367,0 343,295 0,295">
            <text:p/>
          </draw:polygon>
          <draw:polygon draw:style-name="gr2" draw:text-style-name="P1" draw:layer="layout" svg:width="0.342cm" svg:height="0.294cm" svg:x="10.613cm" svg:y="12.033cm" svg:viewBox="0 0 343 295" draw:points="0,0 343,0 343,295 0,295">
            <text:p/>
          </draw:polygon>
          <draw:polygon draw:style-name="gr2" draw:text-style-name="P1" draw:layer="layout" svg:width="0.415cm" svg:height="0.317cm" svg:x="5.709cm" svg:y="12.622cm" svg:viewBox="0 0 416 318" draw:points="72,0 416,0 343,318 0,318">
            <text:p/>
          </draw:polygon>
          <draw:polygon draw:style-name="gr2" draw:text-style-name="P1" draw:layer="layout" svg:width="0.391cm" svg:height="0.317cm" svg:x="6.42cm" svg:y="12.622cm" svg:viewBox="0 0 392 318" draw:points="49,0 392,0 343,318 0,318">
            <text:p/>
          </draw:polygon>
          <draw:polygon draw:style-name="gr2" draw:text-style-name="P1" draw:layer="layout" svg:width="0.391cm" svg:height="0.317cm" svg:x="7.107cm" svg:y="12.622cm" svg:viewBox="0 0 392 318" draw:points="49,0 392,0 343,318 0,318">
            <text:p/>
          </draw:polygon>
          <draw:polygon draw:style-name="gr2" draw:text-style-name="P1" draw:layer="layout" svg:width="0.417cm" svg:height="0.317cm" svg:x="7.794cm" svg:y="12.622cm" svg:viewBox="0 0 418 318" draw:points="49,0 418,0 367,318 0,318">
            <text:p/>
          </draw:polygon>
          <draw:polygon draw:style-name="gr2" draw:text-style-name="P1" draw:layer="layout" svg:width="0.391cm" svg:height="0.317cm" svg:x="8.504cm" svg:y="12.622cm" svg:viewBox="0 0 392 318" draw:points="51,0 392,0 343,318 0,318">
            <text:p/>
          </draw:polygon>
          <draw:polygon draw:style-name="gr2" draw:text-style-name="P1" draw:layer="layout" svg:width="0.391cm" svg:height="0.317cm" svg:x="9.191cm" svg:y="12.622cm" svg:viewBox="0 0 392 318" draw:points="49,0 392,0 343,318 0,318">
            <text:p/>
          </draw:polygon>
          <draw:polygon draw:style-name="gr2" draw:text-style-name="P1" draw:layer="layout" svg:width="0.366cm" svg:height="0.317cm" svg:x="9.903cm" svg:y="12.622cm" svg:viewBox="0 0 367 318" draw:points="23,0 367,0 343,318 0,318">
            <text:p/>
          </draw:polygon>
          <draw:polygon draw:style-name="gr2" draw:text-style-name="P1" draw:layer="layout" svg:width="0.368cm" svg:height="0.317cm" svg:x="10.588cm" svg:y="12.622cm" svg:viewBox="0 0 369 318" draw:points="25,0 369,0 343,318 0,318">
            <text:p/>
          </draw:polygon>
          <draw:polygon draw:style-name="gr13" draw:text-style-name="P1" draw:layer="layout" svg:width="2.905cm" svg:height="6.826cm" svg:x="12.27cm" svg:y="3.767cm" svg:viewBox="0 0 2906 6827" draw:points="2906,6827 232,6824 2,6318 0,4 2510,0 2904,423">
            <text:p/>
          </draw:polygon>
          <draw:polygon draw:style-name="gr19" draw:text-style-name="P1" draw:layer="layout" svg:width="2.475cm" svg:height="0.227cm" svg:x="12.456cm" svg:y="3.924cm" svg:viewBox="0 0 2476 228" draw:points="2476,224 2242,2 0,0 127,228">
            <text:p/>
          </draw:polygon>
          <draw:polygon draw:style-name="gr20" draw:text-style-name="P1" draw:layer="layout" svg:width="2.243cm" svg:height="5.837cm" svg:x="12.713cm" svg:y="4.538cm" svg:viewBox="0 0 2244 5838" draw:points="0,8 2227,0 2244,5830 18,5838">
            <text:p/>
          </draw:polygon>
          <draw:polygon draw:style-name="gr2" draw:text-style-name="P1" draw:layer="layout" svg:width="1.346cm" svg:height="0.227cm" svg:x="13.15cm" svg:y="5.221cm" svg:viewBox="0 0 1347 228" draw:points="4,0 1347,6 1343,228 0,222">
            <text:p/>
          </draw:polygon>
          <draw:polygon draw:style-name="gr2" draw:text-style-name="P1" draw:layer="layout" svg:width="1.342cm" svg:height="0.227cm" svg:x="13.154cm" svg:y="5.885cm" svg:viewBox="0 0 1343 228" draw:points="0,0 1343,6 1343,228 0,222">
            <text:p/>
          </draw:polygon>
          <draw:polygon draw:style-name="gr2" draw:text-style-name="P1" draw:layer="layout" svg:width="0.223cm" svg:height="0.221cm" svg:x="14.274cm" svg:y="6.47cm" svg:viewBox="0 0 224 222" draw:points="4,2 224,0 221,220 0,222">
            <text:p/>
          </draw:polygon>
          <draw:polygon draw:style-name="gr1" draw:text-style-name="P1" draw:layer="layout" svg:width="0.231cm" svg:height="0.223cm" svg:x="14.263cm" svg:y="7.007cm" svg:viewBox="0 0 232 224" draw:points="12,2 232,0 221,222 0,224">
            <text:p/>
          </draw:polygon>
          <draw:polygon draw:style-name="gr20" draw:text-style-name="P1" draw:layer="layout" svg:width="2.243cm" svg:height="5.837cm" svg:x="12.715cm" svg:y="4.538cm" svg:viewBox="0 0 2244 5838" draw:points="0,8 2227,0 2244,5830 18,5838">
            <text:p/>
          </draw:polygon>
          <draw:polygon draw:style-name="gr2" draw:text-style-name="P1" draw:layer="layout" svg:width="1.346cm" svg:height="0.227cm" svg:x="13.152cm" svg:y="5.221cm" svg:viewBox="0 0 1347 228" draw:points="4,0 1347,6 1343,228 0,222">
            <text:p/>
          </draw:polygon>
          <draw:polygon draw:style-name="gr2" draw:text-style-name="P1" draw:layer="layout" svg:width="1.342cm" svg:height="0.227cm" svg:x="13.156cm" svg:y="5.885cm" svg:viewBox="0 0 1343 228" draw:points="0,0 1343,6 1343,228 0,222">
            <text:p/>
          </draw:polygon>
          <draw:polygon draw:style-name="gr2" draw:text-style-name="P1" draw:layer="layout" svg:width="0.223cm" svg:height="0.221cm" svg:x="14.276cm" svg:y="6.47cm" svg:viewBox="0 0 224 222" draw:points="4,2 224,0 221,220 0,222">
            <text:p/>
          </draw:polygon>
          <draw:polygon draw:style-name="gr1" draw:text-style-name="P1" draw:layer="layout" svg:width="0.231cm" svg:height="0.223cm" svg:x="14.265cm" svg:y="7.007cm" svg:viewBox="0 0 232 224" draw:points="12,2 232,0 221,222 0,224">
            <text:p/>
          </draw:polygon>
          <draw:polygon draw:style-name="gr13" draw:text-style-name="P1" draw:layer="layout" svg:width="6.94cm" svg:height="7.211cm" svg:x="4.62cm" svg:y="3.54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199cm" svg:x="4.964cm" svg:y="3.888cm" svg:viewBox="0 0 6254 5200" draw:points="0,0 6254,0 6254,5200 0,5200">
            <text:p/>
          </draw:polygon>
          <draw:polygon draw:style-name="gr13" draw:text-style-name="P1" draw:layer="layout" svg:width="6.89cm" svg:height="2.229cm" svg:x="4.927cm" svg:y="11.2cm" svg:viewBox="0 0 6891 2230" draw:points="6717,0 6891,146 6891,2207 146,2230 0,2059 539,0">
            <text:p/>
          </draw:polygon>
          <draw:polygon draw:style-name="gr14" draw:text-style-name="P1" draw:layer="layout" svg:width="6.716cm" svg:height="2.058cm" svg:x="4.927cm" svg:y="11.2cm" svg:viewBox="0 0 6717 2059" draw:points="539,0 6717,0 6717,2059 0,2059">
            <text:p/>
          </draw:polygon>
          <draw:polygon draw:style-name="gr2" draw:text-style-name="P1" draw:layer="layout" svg:width="0.393cm" svg:height="0.294cm" svg:x="6.004cm" svg:y="11.444cm" svg:viewBox="0 0 394 295" draw:points="74,0 394,0 320,295 0,295">
            <text:p/>
          </draw:polygon>
          <draw:polygon draw:style-name="gr2" draw:text-style-name="P1" draw:layer="layout" svg:width="0.391cm" svg:height="0.294cm" svg:x="6.668cm" svg:y="11.444cm" svg:viewBox="0 0 392 295" draw:points="49,0 392,0 318,295 0,295">
            <text:p/>
          </draw:polygon>
          <draw:polygon draw:style-name="gr2" draw:text-style-name="P1" draw:layer="layout" svg:width="0.366cm" svg:height="0.294cm" svg:x="7.329cm" svg:y="11.444cm" svg:viewBox="0 0 367 295" draw:points="49,0 367,0 320,295 0,295">
            <text:p/>
          </draw:polygon>
          <draw:polygon draw:style-name="gr2" draw:text-style-name="P1" draw:layer="layout" svg:width="0.366cm" svg:height="0.294cm" svg:x="7.993cm" svg:y="11.444cm" svg:viewBox="0 0 367 295" draw:points="47,0 367,0 318,295 0,295">
            <text:p/>
          </draw:polygon>
          <draw:polygon draw:style-name="gr2" draw:text-style-name="P1" draw:layer="layout" svg:width="0.366cm" svg:height="0.294cm" svg:x="8.654cm" svg:y="11.444cm" svg:viewBox="0 0 367 295" draw:points="49,0 367,0 318,295 0,295">
            <text:p/>
          </draw:polygon>
          <draw:polygon draw:style-name="gr2" draw:text-style-name="P1" draw:layer="layout" svg:width="0.368cm" svg:height="0.294cm" svg:x="9.316cm" svg:y="11.444cm" svg:viewBox="0 0 369 295" draw:points="25,0 369,0 343,295 0,295">
            <text:p/>
          </draw:polygon>
          <draw:polygon draw:style-name="gr2" draw:text-style-name="P1" draw:layer="layout" svg:width="0.342cm" svg:height="0.294cm" svg:x="9.977cm" svg:y="11.444cm" svg:viewBox="0 0 343 295" draw:points="25,0 343,0 343,295 0,295">
            <text:p/>
          </draw:polygon>
          <draw:polygon draw:style-name="gr2" draw:text-style-name="P1" draw:layer="layout" svg:width="0.342cm" svg:height="0.294cm" svg:x="10.639cm" svg:y="11.444cm" svg:viewBox="0 0 343 295" draw:points="25,0 343,0 343,295 0,295">
            <text:p/>
          </draw:polygon>
          <draw:polygon draw:style-name="gr2" draw:text-style-name="P1" draw:layer="layout" svg:width="0.391cm" svg:height="0.294cm" svg:x="5.858cm" svg:y="12.033cm" svg:viewBox="0 0 392 295" draw:points="74,0 392,0 343,295 0,295">
            <text:p/>
          </draw:polygon>
          <draw:polygon draw:style-name="gr2" draw:text-style-name="P1" draw:layer="layout" svg:width="0.415cm" svg:height="0.294cm" svg:x="6.521cm" svg:y="12.033cm" svg:viewBox="0 0 416 295" draw:points="72,0 416,0 343,295 0,295">
            <text:p/>
          </draw:polygon>
          <draw:polygon draw:style-name="gr2" draw:text-style-name="P1" draw:layer="layout" svg:width="0.391cm" svg:height="0.294cm" svg:x="7.206cm" svg:y="12.033cm" svg:viewBox="0 0 392 295" draw:points="74,0 392,0 343,295 0,295">
            <text:p/>
          </draw:polygon>
          <draw:polygon draw:style-name="gr2" draw:text-style-name="P1" draw:layer="layout" svg:width="0.391cm" svg:height="0.294cm" svg:x="7.893cm" svg:y="12.033cm" svg:viewBox="0 0 392 295" draw:points="49,0 392,0 343,295 0,295">
            <text:p/>
          </draw:polygon>
          <draw:polygon draw:style-name="gr2" draw:text-style-name="P1" draw:layer="layout" svg:width="0.366cm" svg:height="0.294cm" svg:x="8.58cm" svg:y="12.033cm" svg:viewBox="0 0 367 295" draw:points="23,0 367,0 318,295 0,295">
            <text:p/>
          </draw:polygon>
          <draw:polygon draw:style-name="gr2" draw:text-style-name="P1" draw:layer="layout" svg:width="0.368cm" svg:height="0.294cm" svg:x="9.242cm" svg:y="12.033cm" svg:viewBox="0 0 369 295" draw:points="49,0 369,0 343,295 0,295">
            <text:p/>
          </draw:polygon>
          <draw:polygon draw:style-name="gr2" draw:text-style-name="P1" draw:layer="layout" svg:width="0.366cm" svg:height="0.294cm" svg:x="9.928cm" svg:y="12.033cm" svg:viewBox="0 0 367 295" draw:points="23,0 367,0 343,295 0,295">
            <text:p/>
          </draw:polygon>
          <draw:polygon draw:style-name="gr2" draw:text-style-name="P1" draw:layer="layout" svg:width="0.342cm" svg:height="0.294cm" svg:x="10.615cm" svg:y="12.033cm" svg:viewBox="0 0 343 295" draw:points="0,0 343,0 343,295 0,295">
            <text:p/>
          </draw:polygon>
          <draw:polygon draw:style-name="gr2" draw:text-style-name="P1" draw:layer="layout" svg:width="0.415cm" svg:height="0.317cm" svg:x="5.711cm" svg:y="12.622cm" svg:viewBox="0 0 416 318" draw:points="72,0 416,0 343,318 0,318">
            <text:p/>
          </draw:polygon>
          <draw:polygon draw:style-name="gr2" draw:text-style-name="P1" draw:layer="layout" svg:width="0.391cm" svg:height="0.317cm" svg:x="6.422cm" svg:y="12.622cm" svg:viewBox="0 0 392 318" draw:points="49,0 392,0 343,318 0,318">
            <text:p/>
          </draw:polygon>
          <draw:polygon draw:style-name="gr2" draw:text-style-name="P1" draw:layer="layout" svg:width="0.391cm" svg:height="0.317cm" svg:x="7.109cm" svg:y="12.622cm" svg:viewBox="0 0 392 318" draw:points="49,0 392,0 343,318 0,318">
            <text:p/>
          </draw:polygon>
          <draw:polygon draw:style-name="gr2" draw:text-style-name="P1" draw:layer="layout" svg:width="0.417cm" svg:height="0.317cm" svg:x="7.795cm" svg:y="12.622cm" svg:viewBox="0 0 418 318" draw:points="49,0 418,0 367,318 0,318">
            <text:p/>
          </draw:polygon>
          <draw:polygon draw:style-name="gr2" draw:text-style-name="P1" draw:layer="layout" svg:width="0.391cm" svg:height="0.317cm" svg:x="8.506cm" svg:y="12.622cm" svg:viewBox="0 0 392 318" draw:points="51,0 392,0 343,318 0,318">
            <text:p/>
          </draw:polygon>
          <draw:polygon draw:style-name="gr2" draw:text-style-name="P1" draw:layer="layout" svg:width="0.391cm" svg:height="0.317cm" svg:x="9.193cm" svg:y="12.622cm" svg:viewBox="0 0 392 318" draw:points="49,0 392,0 343,318 0,318">
            <text:p/>
          </draw:polygon>
          <draw:polygon draw:style-name="gr2" draw:text-style-name="P1" draw:layer="layout" svg:width="0.366cm" svg:height="0.317cm" svg:x="9.905cm" svg:y="12.622cm" svg:viewBox="0 0 367 318" draw:points="23,0 367,0 343,318 0,318">
            <text:p/>
          </draw:polygon>
          <draw:polygon draw:style-name="gr2" draw:text-style-name="P1" draw:layer="layout" svg:width="0.368cm" svg:height="0.317cm" svg:x="10.59cm" svg:y="12.622cm" svg:viewBox="0 0 369 318" draw:points="25,0 369,0 343,318 0,318">
            <text:p/>
          </draw:polygon>
          <draw:polygon draw:style-name="gr3" draw:text-style-name="P1" draw:layer="layout" svg:width="12.151cm" svg:height="4.065cm" svg:x="3.774cm" svg:y="10.105cm" svg:viewBox="0 0 12152 4066" draw:points="0,0 12152,0 12152,4066 0,4066">
            <text:p/>
          </draw:polygon>
          <draw:polygon draw:style-name="gr13" draw:text-style-name="P1" draw:layer="layout" svg:width="6.94cm" svg:height="7.211cm" svg:x="5.401cm" svg:y="4.327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201cm" svg:x="5.744cm" svg:y="4.671cm" svg:viewBox="0 0 6254 5202" draw:points="0,0 6254,0 6254,5202 0,5202">
            <text:p/>
          </draw:polygon>
          <draw:polygon draw:style-name="gr13" draw:text-style-name="P1" draw:layer="layout" svg:width="6.89cm" svg:height="2.229cm" svg:x="5.707cm" svg:y="11.982cm" svg:viewBox="0 0 6891 2230" draw:points="6717,0 6891,146 6891,2207 146,2230 0,2059 539,0">
            <text:p/>
          </draw:polygon>
          <draw:polygon draw:style-name="gr14" draw:text-style-name="P1" draw:layer="layout" svg:width="6.716cm" svg:height="2.058cm" svg:x="5.707cm" svg:y="11.982cm" svg:viewBox="0 0 6717 2059" draw:points="539,0 6717,0 6717,2059 0,2059">
            <text:p/>
          </draw:polygon>
          <draw:polygon draw:style-name="gr2" draw:text-style-name="P1" draw:layer="layout" svg:width="0.393cm" svg:height="0.294cm" svg:x="6.785cm" svg:y="12.226cm" svg:viewBox="0 0 394 295" draw:points="74,0 394,0 320,295 0,295">
            <text:p/>
          </draw:polygon>
          <draw:polygon draw:style-name="gr2" draw:text-style-name="P1" draw:layer="layout" svg:width="0.391cm" svg:height="0.294cm" svg:x="7.448cm" svg:y="12.226cm" svg:viewBox="0 0 392 295" draw:points="49,0 392,0 318,295 0,295">
            <text:p/>
          </draw:polygon>
          <draw:polygon draw:style-name="gr2" draw:text-style-name="P1" draw:layer="layout" svg:width="0.366cm" svg:height="0.294cm" svg:x="8.11cm" svg:y="12.226cm" svg:viewBox="0 0 367 295" draw:points="49,0 367,0 320,295 0,295">
            <text:p/>
          </draw:polygon>
          <draw:polygon draw:style-name="gr2" draw:text-style-name="P1" draw:layer="layout" svg:width="0.366cm" svg:height="0.294cm" svg:x="8.773cm" svg:y="12.226cm" svg:viewBox="0 0 367 295" draw:points="47,0 367,0 318,295 0,295">
            <text:p/>
          </draw:polygon>
          <draw:polygon draw:style-name="gr2" draw:text-style-name="P1" draw:layer="layout" svg:width="0.366cm" svg:height="0.294cm" svg:x="9.435cm" svg:y="12.226cm" svg:viewBox="0 0 367 295" draw:points="49,0 367,0 318,295 0,295">
            <text:p/>
          </draw:polygon>
          <draw:polygon draw:style-name="gr2" draw:text-style-name="P1" draw:layer="layout" svg:width="0.368cm" svg:height="0.294cm" svg:x="10.096cm" svg:y="12.226cm" svg:viewBox="0 0 369 295" draw:points="25,0 369,0 343,295 0,295">
            <text:p/>
          </draw:polygon>
          <draw:polygon draw:style-name="gr2" draw:text-style-name="P1" draw:layer="layout" svg:width="0.342cm" svg:height="0.294cm" svg:x="10.758cm" svg:y="12.226cm" svg:viewBox="0 0 343 295" draw:points="25,0 343,0 343,295 0,295">
            <text:p/>
          </draw:polygon>
          <draw:polygon draw:style-name="gr2" draw:text-style-name="P1" draw:layer="layout" svg:width="0.342cm" svg:height="0.294cm" svg:x="11.419cm" svg:y="12.226cm" svg:viewBox="0 0 343 295" draw:points="25,0 343,0 343,295 0,295">
            <text:p/>
          </draw:polygon>
          <draw:polygon draw:style-name="gr2" draw:text-style-name="P1" draw:layer="layout" svg:width="0.391cm" svg:height="0.294cm" svg:x="6.638cm" svg:y="12.815cm" svg:viewBox="0 0 392 295" draw:points="74,0 392,0 343,295 0,295">
            <text:p/>
          </draw:polygon>
          <draw:polygon draw:style-name="gr2" draw:text-style-name="P1" draw:layer="layout" svg:width="0.415cm" svg:height="0.294cm" svg:x="7.302cm" svg:y="12.815cm" svg:viewBox="0 0 416 295" draw:points="72,0 416,0 343,295 0,295">
            <text:p/>
          </draw:polygon>
          <draw:polygon draw:style-name="gr2" draw:text-style-name="P1" draw:layer="layout" svg:width="0.391cm" svg:height="0.294cm" svg:x="7.987cm" svg:y="12.815cm" svg:viewBox="0 0 392 295" draw:points="74,0 392,0 343,295 0,295">
            <text:p/>
          </draw:polygon>
          <draw:polygon draw:style-name="gr2" draw:text-style-name="P1" draw:layer="layout" svg:width="0.391cm" svg:height="0.294cm" svg:x="8.674cm" svg:y="12.815cm" svg:viewBox="0 0 392 295" draw:points="49,0 392,0 343,295 0,295">
            <text:p/>
          </draw:polygon>
          <draw:polygon draw:style-name="gr2" draw:text-style-name="P1" draw:layer="layout" svg:width="0.366cm" svg:height="0.294cm" svg:x="9.361cm" svg:y="12.815cm" svg:viewBox="0 0 367 295" draw:points="23,0 367,0 318,295 0,295">
            <text:p/>
          </draw:polygon>
          <draw:polygon draw:style-name="gr2" draw:text-style-name="P1" draw:layer="layout" svg:width="0.368cm" svg:height="0.294cm" svg:x="10.022cm" svg:y="12.815cm" svg:viewBox="0 0 369 295" draw:points="49,0 369,0 343,295 0,295">
            <text:p/>
          </draw:polygon>
          <draw:polygon draw:style-name="gr2" draw:text-style-name="P1" draw:layer="layout" svg:width="0.366cm" svg:height="0.294cm" svg:x="10.709cm" svg:y="12.815cm" svg:viewBox="0 0 367 295" draw:points="23,0 367,0 343,295 0,295">
            <text:p/>
          </draw:polygon>
          <draw:polygon draw:style-name="gr2" draw:text-style-name="P1" draw:layer="layout" svg:width="0.342cm" svg:height="0.294cm" svg:x="11.396cm" svg:y="12.815cm" svg:viewBox="0 0 343 295" draw:points="0,0 343,0 343,295 0,295">
            <text:p/>
          </draw:polygon>
          <draw:polygon draw:style-name="gr2" draw:text-style-name="P1" draw:layer="layout" svg:width="0.415cm" svg:height="0.317cm" svg:x="6.492cm" svg:y="13.405cm" svg:viewBox="0 0 416 318" draw:points="72,0 416,0 343,318 0,318">
            <text:p/>
          </draw:polygon>
          <draw:polygon draw:style-name="gr2" draw:text-style-name="P1" draw:layer="layout" svg:width="0.391cm" svg:height="0.317cm" svg:x="7.202cm" svg:y="13.405cm" svg:viewBox="0 0 392 318" draw:points="49,0 392,0 343,318 0,318">
            <text:p/>
          </draw:polygon>
          <draw:polygon draw:style-name="gr2" draw:text-style-name="P1" draw:layer="layout" svg:width="0.391cm" svg:height="0.317cm" svg:x="7.889cm" svg:y="13.405cm" svg:viewBox="0 0 392 318" draw:points="49,0 392,0 343,318 0,318">
            <text:p/>
          </draw:polygon>
          <draw:polygon draw:style-name="gr2" draw:text-style-name="P1" draw:layer="layout" svg:width="0.417cm" svg:height="0.317cm" svg:x="8.576cm" svg:y="13.405cm" svg:viewBox="0 0 418 318" draw:points="49,0 418,0 367,318 0,318">
            <text:p/>
          </draw:polygon>
          <draw:polygon draw:style-name="gr2" draw:text-style-name="P1" draw:layer="layout" svg:width="0.391cm" svg:height="0.317cm" svg:x="9.286cm" svg:y="13.405cm" svg:viewBox="0 0 392 318" draw:points="51,0 392,0 343,318 0,318">
            <text:p/>
          </draw:polygon>
          <draw:polygon draw:style-name="gr2" draw:text-style-name="P1" draw:layer="layout" svg:width="0.391cm" svg:height="0.317cm" svg:x="9.973cm" svg:y="13.405cm" svg:viewBox="0 0 392 318" draw:points="49,0 392,0 343,318 0,318">
            <text:p/>
          </draw:polygon>
          <draw:polygon draw:style-name="gr2" draw:text-style-name="P1" draw:layer="layout" svg:width="0.366cm" svg:height="0.317cm" svg:x="10.686cm" svg:y="13.405cm" svg:viewBox="0 0 367 318" draw:points="23,0 367,0 343,318 0,318">
            <text:p/>
          </draw:polygon>
          <draw:polygon draw:style-name="gr2" draw:text-style-name="P1" draw:layer="layout" svg:width="0.368cm" svg:height="0.317cm" svg:x="11.371cm" svg:y="13.405cm" svg:viewBox="0 0 369 318" draw:points="25,0 369,0 343,318 0,318">
            <text:p/>
          </draw:polygon>
          <draw:polygon draw:style-name="gr13" draw:text-style-name="P1" draw:layer="layout" svg:width="2.905cm" svg:height="6.84cm" svg:x="13.053cm" svg:y="4.536cm" svg:viewBox="0 0 2906 6841" draw:points="2906,6841 222,6833 2,6322 0,14 2510,0 2904,427">
            <text:p/>
          </draw:polygon>
          <draw:polygon draw:style-name="gr19" draw:text-style-name="P1" draw:layer="layout" svg:width="2.466cm" svg:height="0.223cm" svg:x="13.238cm" svg:y="4.706cm" svg:viewBox="0 0 2467 224" draw:points="2467,211 2242,2 0,0 121,224">
            <text:p/>
          </draw:polygon>
          <draw:polygon draw:style-name="gr20" draw:text-style-name="P1" draw:layer="layout" svg:width="2.23cm" svg:height="5.833cm" svg:x="13.496cm" svg:y="5.325cm" svg:viewBox="0 0 2231 5834" draw:points="0,4 2227,0 2231,5830 4,5834">
            <text:p/>
          </draw:polygon>
          <draw:polygon draw:style-name="gr2" draw:text-style-name="P1" draw:layer="layout" svg:width="1.346cm" svg:height="0.225cm" svg:x="13.933cm" svg:y="6cm" svg:viewBox="0 0 1347 226" draw:points="4,4 1347,0 1343,222 0,226">
            <text:p/>
          </draw:polygon>
          <draw:polygon draw:style-name="gr2" draw:text-style-name="P1" draw:layer="layout" svg:width="1.342cm" svg:height="0.225cm" svg:x="13.937cm" svg:y="6.663cm" svg:viewBox="0 0 1343 226" draw:points="0,4 1343,0 1343,222 0,226">
            <text:p/>
          </draw:polygon>
          <draw:polygon draw:style-name="gr2" draw:text-style-name="P1" draw:layer="layout" svg:width="0.223cm" svg:height="0.221cm" svg:x="15.057cm" svg:y="7.252cm" svg:viewBox="0 0 224 222" draw:points="4,2 224,0 221,220 0,222">
            <text:p/>
          </draw:polygon>
          <draw:polygon draw:style-name="gr1" draw:text-style-name="P1" draw:layer="layout" svg:width="0.221cm" svg:height="0.223cm" svg:x="15.057cm" svg:y="7.789cm" svg:viewBox="0 0 222 224" draw:points="0,2 221,0 222,222 2,224">
            <text:p/>
          </draw:polygon>
          <draw:polygon draw:style-name="gr20" draw:text-style-name="P1" draw:layer="layout" svg:width="2.23cm" svg:height="5.833cm" svg:x="13.498cm" svg:y="5.325cm" svg:viewBox="0 0 2231 5834" draw:points="0,4 2227,0 2231,5830 4,5834">
            <text:p/>
          </draw:polygon>
          <draw:polygon draw:style-name="gr2" draw:text-style-name="P1" draw:layer="layout" svg:width="1.346cm" svg:height="0.225cm" svg:x="13.935cm" svg:y="6cm" svg:viewBox="0 0 1347 226" draw:points="4,4 1347,0 1343,222 0,226">
            <text:p/>
          </draw:polygon>
          <draw:polygon draw:style-name="gr2" draw:text-style-name="P1" draw:layer="layout" svg:width="1.342cm" svg:height="0.225cm" svg:x="13.939cm" svg:y="6.663cm" svg:viewBox="0 0 1343 226" draw:points="0,4 1343,0 1343,222 0,226">
            <text:p/>
          </draw:polygon>
          <draw:polygon draw:style-name="gr2" draw:text-style-name="P1" draw:layer="layout" svg:width="0.223cm" svg:height="0.221cm" svg:x="15.059cm" svg:y="7.252cm" svg:viewBox="0 0 224 222" draw:points="4,2 224,0 221,220 0,222">
            <text:p/>
          </draw:polygon>
          <draw:polygon draw:style-name="gr1" draw:text-style-name="P1" draw:layer="layout" svg:width="0.221cm" svg:height="0.223cm" svg:x="15.059cm" svg:y="7.789cm" svg:viewBox="0 0 222 224" draw:points="0,2 221,0 222,222 2,224">
            <text:p/>
          </draw:polygon>
          <draw:polygon draw:style-name="gr13" draw:text-style-name="P1" draw:layer="layout" svg:width="6.94cm" svg:height="7.211cm" svg:x="5.403cm" svg:y="4.327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201cm" svg:x="5.746cm" svg:y="4.671cm" svg:viewBox="0 0 6254 5202" draw:points="0,0 6254,0 6254,5202 0,5202">
            <text:p/>
          </draw:polygon>
          <draw:polygon draw:style-name="gr13" draw:text-style-name="P1" draw:layer="layout" svg:width="6.89cm" svg:height="2.229cm" svg:x="5.709cm" svg:y="11.982cm" svg:viewBox="0 0 6891 2230" draw:points="6717,0 6891,146 6891,2207 146,2230 0,2059 539,0">
            <text:p/>
          </draw:polygon>
          <draw:polygon draw:style-name="gr14" draw:text-style-name="P1" draw:layer="layout" svg:width="6.716cm" svg:height="2.058cm" svg:x="5.709cm" svg:y="11.982cm" svg:viewBox="0 0 6717 2059" draw:points="539,0 6717,0 6717,2059 0,2059">
            <text:p/>
          </draw:polygon>
          <draw:polygon draw:style-name="gr2" draw:text-style-name="P1" draw:layer="layout" svg:width="0.393cm" svg:height="0.294cm" svg:x="6.787cm" svg:y="12.226cm" svg:viewBox="0 0 394 295" draw:points="74,0 394,0 320,295 0,295">
            <text:p/>
          </draw:polygon>
          <draw:polygon draw:style-name="gr2" draw:text-style-name="P1" draw:layer="layout" svg:width="0.391cm" svg:height="0.294cm" svg:x="7.45cm" svg:y="12.226cm" svg:viewBox="0 0 392 295" draw:points="49,0 392,0 318,295 0,295">
            <text:p/>
          </draw:polygon>
          <draw:polygon draw:style-name="gr2" draw:text-style-name="P1" draw:layer="layout" svg:width="0.366cm" svg:height="0.294cm" svg:x="8.112cm" svg:y="12.226cm" svg:viewBox="0 0 367 295" draw:points="49,0 367,0 320,295 0,295">
            <text:p/>
          </draw:polygon>
          <draw:polygon draw:style-name="gr2" draw:text-style-name="P1" draw:layer="layout" svg:width="0.366cm" svg:height="0.294cm" svg:x="8.775cm" svg:y="12.226cm" svg:viewBox="0 0 367 295" draw:points="47,0 367,0 318,295 0,295">
            <text:p/>
          </draw:polygon>
          <draw:polygon draw:style-name="gr2" draw:text-style-name="P1" draw:layer="layout" svg:width="0.366cm" svg:height="0.294cm" svg:x="9.437cm" svg:y="12.226cm" svg:viewBox="0 0 367 295" draw:points="49,0 367,0 318,295 0,295">
            <text:p/>
          </draw:polygon>
          <draw:polygon draw:style-name="gr2" draw:text-style-name="P1" draw:layer="layout" svg:width="0.368cm" svg:height="0.294cm" svg:x="10.098cm" svg:y="12.226cm" svg:viewBox="0 0 369 295" draw:points="25,0 369,0 343,295 0,295">
            <text:p/>
          </draw:polygon>
          <draw:polygon draw:style-name="gr2" draw:text-style-name="P1" draw:layer="layout" svg:width="0.342cm" svg:height="0.294cm" svg:x="10.76cm" svg:y="12.226cm" svg:viewBox="0 0 343 295" draw:points="25,0 343,0 343,295 0,295">
            <text:p/>
          </draw:polygon>
          <draw:polygon draw:style-name="gr2" draw:text-style-name="P1" draw:layer="layout" svg:width="0.342cm" svg:height="0.294cm" svg:x="11.421cm" svg:y="12.226cm" svg:viewBox="0 0 343 295" draw:points="25,0 343,0 343,295 0,295">
            <text:p/>
          </draw:polygon>
          <draw:polygon draw:style-name="gr2" draw:text-style-name="P1" draw:layer="layout" svg:width="0.391cm" svg:height="0.294cm" svg:x="6.64cm" svg:y="12.815cm" svg:viewBox="0 0 392 295" draw:points="74,0 392,0 343,295 0,295">
            <text:p/>
          </draw:polygon>
          <draw:polygon draw:style-name="gr2" draw:text-style-name="P1" draw:layer="layout" svg:width="0.415cm" svg:height="0.294cm" svg:x="7.304cm" svg:y="12.815cm" svg:viewBox="0 0 416 295" draw:points="72,0 416,0 343,295 0,295">
            <text:p/>
          </draw:polygon>
          <draw:polygon draw:style-name="gr2" draw:text-style-name="P1" draw:layer="layout" svg:width="0.391cm" svg:height="0.294cm" svg:x="7.989cm" svg:y="12.815cm" svg:viewBox="0 0 392 295" draw:points="74,0 392,0 343,295 0,295">
            <text:p/>
          </draw:polygon>
          <draw:polygon draw:style-name="gr2" draw:text-style-name="P1" draw:layer="layout" svg:width="0.391cm" svg:height="0.294cm" svg:x="8.676cm" svg:y="12.815cm" svg:viewBox="0 0 392 295" draw:points="49,0 392,0 343,295 0,295">
            <text:p/>
          </draw:polygon>
          <draw:polygon draw:style-name="gr2" draw:text-style-name="P1" draw:layer="layout" svg:width="0.366cm" svg:height="0.294cm" svg:x="9.362cm" svg:y="12.815cm" svg:viewBox="0 0 367 295" draw:points="23,0 367,0 318,295 0,295">
            <text:p/>
          </draw:polygon>
          <draw:polygon draw:style-name="gr2" draw:text-style-name="P1" draw:layer="layout" svg:width="0.368cm" svg:height="0.294cm" svg:x="10.024cm" svg:y="12.815cm" svg:viewBox="0 0 369 295" draw:points="49,0 369,0 343,295 0,295">
            <text:p/>
          </draw:polygon>
          <draw:polygon draw:style-name="gr2" draw:text-style-name="P1" draw:layer="layout" svg:width="0.366cm" svg:height="0.294cm" svg:x="10.711cm" svg:y="12.815cm" svg:viewBox="0 0 367 295" draw:points="23,0 367,0 343,295 0,295">
            <text:p/>
          </draw:polygon>
          <draw:polygon draw:style-name="gr2" draw:text-style-name="P1" draw:layer="layout" svg:width="0.342cm" svg:height="0.294cm" svg:x="11.398cm" svg:y="12.815cm" svg:viewBox="0 0 343 295" draw:points="0,0 343,0 343,295 0,295">
            <text:p/>
          </draw:polygon>
          <draw:polygon draw:style-name="gr2" draw:text-style-name="P1" draw:layer="layout" svg:width="0.415cm" svg:height="0.317cm" svg:x="6.494cm" svg:y="13.405cm" svg:viewBox="0 0 416 318" draw:points="72,0 416,0 343,318 0,318">
            <text:p/>
          </draw:polygon>
          <draw:polygon draw:style-name="gr2" draw:text-style-name="P1" draw:layer="layout" svg:width="0.391cm" svg:height="0.317cm" svg:x="7.204cm" svg:y="13.405cm" svg:viewBox="0 0 392 318" draw:points="49,0 392,0 343,318 0,318">
            <text:p/>
          </draw:polygon>
          <draw:polygon draw:style-name="gr2" draw:text-style-name="P1" draw:layer="layout" svg:width="0.391cm" svg:height="0.317cm" svg:x="7.891cm" svg:y="13.405cm" svg:viewBox="0 0 392 318" draw:points="49,0 392,0 343,318 0,318">
            <text:p/>
          </draw:polygon>
          <draw:polygon draw:style-name="gr2" draw:text-style-name="P1" draw:layer="layout" svg:width="0.417cm" svg:height="0.317cm" svg:x="8.578cm" svg:y="13.405cm" svg:viewBox="0 0 418 318" draw:points="49,0 418,0 367,318 0,318">
            <text:p/>
          </draw:polygon>
          <draw:polygon draw:style-name="gr2" draw:text-style-name="P1" draw:layer="layout" svg:width="0.391cm" svg:height="0.317cm" svg:x="9.288cm" svg:y="13.405cm" svg:viewBox="0 0 392 318" draw:points="51,0 392,0 343,318 0,318">
            <text:p/>
          </draw:polygon>
          <draw:polygon draw:style-name="gr2" draw:text-style-name="P1" draw:layer="layout" svg:width="0.391cm" svg:height="0.317cm" svg:x="9.975cm" svg:y="13.405cm" svg:viewBox="0 0 392 318" draw:points="49,0 392,0 343,318 0,318">
            <text:p/>
          </draw:polygon>
          <draw:polygon draw:style-name="gr2" draw:text-style-name="P1" draw:layer="layout" svg:width="0.366cm" svg:height="0.317cm" svg:x="10.688cm" svg:y="13.405cm" svg:viewBox="0 0 367 318" draw:points="23,0 367,0 343,318 0,318">
            <text:p/>
          </draw:polygon>
          <draw:polygon draw:style-name="gr2" draw:text-style-name="P1" draw:layer="layout" svg:width="0.368cm" svg:height="0.317cm" svg:x="11.372cm" svg:y="13.405cm" svg:viewBox="0 0 369 318" draw:points="25,0 369,0 343,318 0,318">
            <text:p/>
          </draw:polygon>
          <draw:polygon draw:style-name="gr3" draw:text-style-name="P1" draw:layer="layout" svg:width="12.151cm" svg:height="4.065cm" svg:x="4.554cm" svg:y="10.886cm" svg:viewBox="0 0 12152 4066" draw:points="0,0 12152,0 12152,4066 0,4066">
            <text:p/>
          </draw:polygon>
          <draw:polygon draw:style-name="gr13" draw:text-style-name="P1" draw:layer="layout" svg:width="6.94cm" svg:height="7.211cm" svg:x="6.182cm" svg:y="5.108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201cm" svg:x="6.525cm" svg:y="5.451cm" svg:viewBox="0 0 6254 5202" draw:points="0,0 6254,0 6254,5202 0,5202">
            <text:p/>
          </draw:polygon>
          <draw:polygon draw:style-name="gr13" draw:text-style-name="P1" draw:layer="layout" svg:width="6.89cm" svg:height="2.229cm" svg:x="6.488cm" svg:y="12.763cm" svg:viewBox="0 0 6891 2230" draw:points="6717,0 6891,146 6891,2207 146,2230 0,2059 539,0">
            <text:p/>
          </draw:polygon>
          <draw:polygon draw:style-name="gr14" draw:text-style-name="P1" draw:layer="layout" svg:width="6.716cm" svg:height="2.058cm" svg:x="6.488cm" svg:y="12.763cm" svg:viewBox="0 0 6717 2059" draw:points="539,0 6717,0 6717,2059 0,2059">
            <text:p/>
          </draw:polygon>
          <draw:polygon draw:style-name="gr2" draw:text-style-name="P1" draw:layer="layout" svg:width="0.393cm" svg:height="0.294cm" svg:x="7.565cm" svg:y="13.007cm" svg:viewBox="0 0 394 295" draw:points="74,0 394,0 320,295 0,295">
            <text:p/>
          </draw:polygon>
          <draw:polygon draw:style-name="gr2" draw:text-style-name="P1" draw:layer="layout" svg:width="0.391cm" svg:height="0.294cm" svg:x="8.229cm" svg:y="13.007cm" svg:viewBox="0 0 392 295" draw:points="49,0 392,0 318,295 0,295">
            <text:p/>
          </draw:polygon>
          <draw:polygon draw:style-name="gr2" draw:text-style-name="P1" draw:layer="layout" svg:width="0.366cm" svg:height="0.294cm" svg:x="8.89cm" svg:y="13.007cm" svg:viewBox="0 0 367 295" draw:points="49,0 367,0 320,295 0,295">
            <text:p/>
          </draw:polygon>
          <draw:polygon draw:style-name="gr2" draw:text-style-name="P1" draw:layer="layout" svg:width="0.366cm" svg:height="0.294cm" svg:x="9.554cm" svg:y="13.007cm" svg:viewBox="0 0 367 295" draw:points="47,0 367,0 318,295 0,295">
            <text:p/>
          </draw:polygon>
          <draw:polygon draw:style-name="gr2" draw:text-style-name="P1" draw:layer="layout" svg:width="0.366cm" svg:height="0.294cm" svg:x="10.215cm" svg:y="13.007cm" svg:viewBox="0 0 367 295" draw:points="49,0 367,0 318,295 0,295">
            <text:p/>
          </draw:polygon>
          <draw:polygon draw:style-name="gr2" draw:text-style-name="P1" draw:layer="layout" svg:width="0.368cm" svg:height="0.294cm" svg:x="10.877cm" svg:y="13.007cm" svg:viewBox="0 0 369 295" draw:points="25,0 369,0 343,295 0,295">
            <text:p/>
          </draw:polygon>
          <draw:polygon draw:style-name="gr2" draw:text-style-name="P1" draw:layer="layout" svg:width="0.342cm" svg:height="0.294cm" svg:x="11.538cm" svg:y="13.007cm" svg:viewBox="0 0 343 295" draw:points="25,0 343,0 343,295 0,295">
            <text:p/>
          </draw:polygon>
          <draw:polygon draw:style-name="gr2" draw:text-style-name="P1" draw:layer="layout" svg:width="0.342cm" svg:height="0.294cm" svg:x="12.2cm" svg:y="13.007cm" svg:viewBox="0 0 343 295" draw:points="25,0 343,0 343,295 0,295">
            <text:p/>
          </draw:polygon>
          <draw:polygon draw:style-name="gr2" draw:text-style-name="P1" draw:layer="layout" svg:width="0.391cm" svg:height="0.294cm" svg:x="7.419cm" svg:y="13.596cm" svg:viewBox="0 0 392 295" draw:points="74,0 392,0 343,295 0,295">
            <text:p/>
          </draw:polygon>
          <draw:polygon draw:style-name="gr2" draw:text-style-name="P1" draw:layer="layout" svg:width="0.415cm" svg:height="0.294cm" svg:x="8.082cm" svg:y="13.596cm" svg:viewBox="0 0 416 295" draw:points="72,0 416,0 343,295 0,295">
            <text:p/>
          </draw:polygon>
          <draw:polygon draw:style-name="gr2" draw:text-style-name="P1" draw:layer="layout" svg:width="0.391cm" svg:height="0.294cm" svg:x="8.767cm" svg:y="13.596cm" svg:viewBox="0 0 392 295" draw:points="74,0 392,0 343,295 0,295">
            <text:p/>
          </draw:polygon>
          <draw:polygon draw:style-name="gr2" draw:text-style-name="P1" draw:layer="layout" svg:width="0.391cm" svg:height="0.294cm" svg:x="9.454cm" svg:y="13.596cm" svg:viewBox="0 0 392 295" draw:points="49,0 392,0 343,295 0,295">
            <text:p/>
          </draw:polygon>
          <draw:polygon draw:style-name="gr2" draw:text-style-name="P1" draw:layer="layout" svg:width="0.366cm" svg:height="0.294cm" svg:x="10.141cm" svg:y="13.596cm" svg:viewBox="0 0 367 295" draw:points="23,0 367,0 318,295 0,295">
            <text:p/>
          </draw:polygon>
          <draw:polygon draw:style-name="gr2" draw:text-style-name="P1" draw:layer="layout" svg:width="0.368cm" svg:height="0.294cm" svg:x="10.803cm" svg:y="13.596cm" svg:viewBox="0 0 369 295" draw:points="49,0 369,0 343,295 0,295">
            <text:p/>
          </draw:polygon>
          <draw:polygon draw:style-name="gr2" draw:text-style-name="P1" draw:layer="layout" svg:width="0.366cm" svg:height="0.294cm" svg:x="11.49cm" svg:y="13.596cm" svg:viewBox="0 0 367 295" draw:points="23,0 367,0 343,295 0,295">
            <text:p/>
          </draw:polygon>
          <draw:polygon draw:style-name="gr2" draw:text-style-name="P1" draw:layer="layout" svg:width="0.342cm" svg:height="0.294cm" svg:x="12.176cm" svg:y="13.596cm" svg:viewBox="0 0 343 295" draw:points="0,0 343,0 343,295 0,295">
            <text:p/>
          </draw:polygon>
          <draw:polygon draw:style-name="gr2" draw:text-style-name="P1" draw:layer="layout" svg:width="0.415cm" svg:height="0.317cm" svg:x="7.272cm" svg:y="14.185cm" svg:viewBox="0 0 416 318" draw:points="72,0 416,0 343,318 0,318">
            <text:p/>
          </draw:polygon>
          <draw:polygon draw:style-name="gr2" draw:text-style-name="P1" draw:layer="layout" svg:width="0.391cm" svg:height="0.317cm" svg:x="7.983cm" svg:y="14.185cm" svg:viewBox="0 0 392 318" draw:points="49,0 392,0 343,318 0,318">
            <text:p/>
          </draw:polygon>
          <draw:polygon draw:style-name="gr2" draw:text-style-name="P1" draw:layer="layout" svg:width="0.391cm" svg:height="0.317cm" svg:x="8.67cm" svg:y="14.185cm" svg:viewBox="0 0 392 318" draw:points="49,0 392,0 343,318 0,318">
            <text:p/>
          </draw:polygon>
          <draw:polygon draw:style-name="gr2" draw:text-style-name="P1" draw:layer="layout" svg:width="0.417cm" svg:height="0.317cm" svg:x="9.357cm" svg:y="14.185cm" svg:viewBox="0 0 418 318" draw:points="49,0 418,0 367,318 0,318">
            <text:p/>
          </draw:polygon>
          <draw:polygon draw:style-name="gr2" draw:text-style-name="P1" draw:layer="layout" svg:width="0.391cm" svg:height="0.317cm" svg:x="10.067cm" svg:y="14.185cm" svg:viewBox="0 0 392 318" draw:points="51,0 392,0 343,318 0,318">
            <text:p/>
          </draw:polygon>
          <draw:polygon draw:style-name="gr2" draw:text-style-name="P1" draw:layer="layout" svg:width="0.391cm" svg:height="0.317cm" svg:x="10.754cm" svg:y="14.185cm" svg:viewBox="0 0 392 318" draw:points="49,0 392,0 343,318 0,318">
            <text:p/>
          </draw:polygon>
          <draw:polygon draw:style-name="gr2" draw:text-style-name="P1" draw:layer="layout" svg:width="0.366cm" svg:height="0.317cm" svg:x="11.466cm" svg:y="14.185cm" svg:viewBox="0 0 367 318" draw:points="23,0 367,0 343,318 0,318">
            <text:p/>
          </draw:polygon>
          <draw:polygon draw:style-name="gr2" draw:text-style-name="P1" draw:layer="layout" svg:width="0.368cm" svg:height="0.317cm" svg:x="12.151cm" svg:y="14.185cm" svg:viewBox="0 0 369 318" draw:points="25,0 369,0 343,318 0,318">
            <text:p/>
          </draw:polygon>
          <draw:polygon draw:style-name="gr13" draw:text-style-name="P1" draw:layer="layout" svg:width="2.905cm" svg:height="6.826cm" svg:x="13.833cm" svg:y="5.33cm" svg:viewBox="0 0 2906 6827" draw:points="2906,6827 222,6824 2,6318 0,4 2510,0 2904,427">
            <text:p/>
          </draw:polygon>
          <draw:polygon draw:style-name="gr19" draw:text-style-name="P1" draw:layer="layout" svg:width="2.466cm" svg:height="0.227cm" svg:x="14.019cm" svg:y="5.486cm" svg:viewBox="0 0 2467 228" draw:points="2467,224 2238,2 0,0 117,228">
            <text:p/>
          </draw:polygon>
          <draw:polygon draw:style-name="gr20" draw:text-style-name="P1" draw:layer="layout" svg:width="2.23cm" svg:height="5.843cm" svg:x="14.276cm" svg:y="6.095cm" svg:viewBox="0 0 2231 5844" draw:points="0,14 2227,0 2231,5830 4,5844">
            <text:p/>
          </draw:polygon>
          <draw:polygon draw:style-name="gr2" draw:text-style-name="P1" draw:layer="layout" svg:width="1.346cm" svg:height="0.221cm" svg:x="14.713cm" svg:y="6.784cm" svg:viewBox="0 0 1347 222" draw:points="4,0 1347,0 1343,222 0,222">
            <text:p/>
          </draw:polygon>
          <draw:polygon draw:style-name="gr2" draw:text-style-name="P1" draw:layer="layout" svg:width="1.342cm" svg:height="0.221cm" svg:x="14.717cm" svg:y="7.448cm" svg:viewBox="0 0 1343 222" draw:points="0,0 1343,0 1343,222 0,222">
            <text:p/>
          </draw:polygon>
          <draw:polygon draw:style-name="gr2" draw:text-style-name="P1" draw:layer="layout" svg:width="0.223cm" svg:height="0.221cm" svg:x="15.837cm" svg:y="8.033cm" svg:viewBox="0 0 224 222" draw:points="4,2 224,0 221,220 0,222">
            <text:p/>
          </draw:polygon>
          <draw:polygon draw:style-name="gr1" draw:text-style-name="P1" draw:layer="layout" svg:width="0.221cm" svg:height="0.223cm" svg:x="15.837cm" svg:y="8.569cm" svg:viewBox="0 0 222 224" draw:points="0,2 221,0 222,222 2,224">
            <text:p/>
          </draw:polygon>
          <draw:polygon draw:style-name="gr20" draw:text-style-name="P1" draw:layer="layout" svg:width="2.23cm" svg:height="5.843cm" svg:x="14.278cm" svg:y="6.095cm" svg:viewBox="0 0 2231 5844" draw:points="0,14 2227,0 2231,5830 4,5844">
            <text:p/>
          </draw:polygon>
          <draw:polygon draw:style-name="gr2" draw:text-style-name="P1" draw:layer="layout" svg:width="1.346cm" svg:height="0.221cm" svg:x="14.715cm" svg:y="6.784cm" svg:viewBox="0 0 1347 222" draw:points="4,0 1347,0 1343,222 0,222">
            <text:p/>
          </draw:polygon>
          <draw:polygon draw:style-name="gr2" draw:text-style-name="P1" draw:layer="layout" svg:width="1.342cm" svg:height="0.221cm" svg:x="14.719cm" svg:y="7.448cm" svg:viewBox="0 0 1343 222" draw:points="0,0 1343,0 1343,222 0,222">
            <text:p/>
          </draw:polygon>
          <draw:polygon draw:style-name="gr2" draw:text-style-name="P1" draw:layer="layout" svg:width="0.223cm" svg:height="0.221cm" svg:x="15.839cm" svg:y="8.033cm" svg:viewBox="0 0 224 222" draw:points="4,2 224,0 221,220 0,222">
            <text:p/>
          </draw:polygon>
          <draw:polygon draw:style-name="gr1" draw:text-style-name="P1" draw:layer="layout" svg:width="0.221cm" svg:height="0.223cm" svg:x="15.839cm" svg:y="8.569cm" svg:viewBox="0 0 222 224" draw:points="0,2 221,0 222,222 2,224">
            <text:p/>
          </draw:polygon>
          <draw:polygon draw:style-name="gr13" draw:text-style-name="P1" draw:layer="layout" svg:width="6.94cm" svg:height="7.211cm" svg:x="6.184cm" svg:y="5.108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201cm" svg:x="6.527cm" svg:y="5.451cm" svg:viewBox="0 0 6254 5202" draw:points="0,0 6254,0 6254,5202 0,5202">
            <text:p/>
          </draw:polygon>
          <draw:polygon draw:style-name="gr13" draw:text-style-name="P1" draw:layer="layout" svg:width="6.89cm" svg:height="2.229cm" svg:x="6.49cm" svg:y="12.763cm" svg:viewBox="0 0 6891 2230" draw:points="6717,0 6891,146 6891,2207 146,2230 0,2059 539,0">
            <text:p/>
          </draw:polygon>
          <draw:polygon draw:style-name="gr14" draw:text-style-name="P1" draw:layer="layout" svg:width="6.716cm" svg:height="2.058cm" svg:x="6.49cm" svg:y="12.763cm" svg:viewBox="0 0 6717 2059" draw:points="539,0 6717,0 6717,2059 0,2059">
            <text:p/>
          </draw:polygon>
          <draw:polygon draw:style-name="gr2" draw:text-style-name="P1" draw:layer="layout" svg:width="0.393cm" svg:height="0.294cm" svg:x="7.567cm" svg:y="13.007cm" svg:viewBox="0 0 394 295" draw:points="74,0 394,0 320,295 0,295">
            <text:p/>
          </draw:polygon>
          <draw:polygon draw:style-name="gr2" draw:text-style-name="P1" draw:layer="layout" svg:width="0.391cm" svg:height="0.294cm" svg:x="8.231cm" svg:y="13.007cm" svg:viewBox="0 0 392 295" draw:points="49,0 392,0 318,295 0,295">
            <text:p/>
          </draw:polygon>
          <draw:polygon draw:style-name="gr2" draw:text-style-name="P1" draw:layer="layout" svg:width="0.366cm" svg:height="0.294cm" svg:x="8.892cm" svg:y="13.007cm" svg:viewBox="0 0 367 295" draw:points="49,0 367,0 320,295 0,295">
            <text:p/>
          </draw:polygon>
          <draw:polygon draw:style-name="gr2" draw:text-style-name="P1" draw:layer="layout" svg:width="0.366cm" svg:height="0.294cm" svg:x="9.556cm" svg:y="13.007cm" svg:viewBox="0 0 367 295" draw:points="47,0 367,0 318,295 0,295">
            <text:p/>
          </draw:polygon>
          <draw:polygon draw:style-name="gr2" draw:text-style-name="P1" draw:layer="layout" svg:width="0.366cm" svg:height="0.294cm" svg:x="10.217cm" svg:y="13.007cm" svg:viewBox="0 0 367 295" draw:points="49,0 367,0 318,295 0,295">
            <text:p/>
          </draw:polygon>
          <draw:polygon draw:style-name="gr2" draw:text-style-name="P1" draw:layer="layout" svg:width="0.368cm" svg:height="0.294cm" svg:x="10.879cm" svg:y="13.007cm" svg:viewBox="0 0 369 295" draw:points="25,0 369,0 343,295 0,295">
            <text:p/>
          </draw:polygon>
          <draw:polygon draw:style-name="gr2" draw:text-style-name="P1" draw:layer="layout" svg:width="0.342cm" svg:height="0.294cm" svg:x="11.54cm" svg:y="13.007cm" svg:viewBox="0 0 343 295" draw:points="25,0 343,0 343,295 0,295">
            <text:p/>
          </draw:polygon>
          <draw:polygon draw:style-name="gr2" draw:text-style-name="P1" draw:layer="layout" svg:width="0.342cm" svg:height="0.294cm" svg:x="12.202cm" svg:y="13.007cm" svg:viewBox="0 0 343 295" draw:points="25,0 343,0 343,295 0,295">
            <text:p/>
          </draw:polygon>
          <draw:polygon draw:style-name="gr2" draw:text-style-name="P1" draw:layer="layout" svg:width="0.391cm" svg:height="0.294cm" svg:x="7.421cm" svg:y="13.596cm" svg:viewBox="0 0 392 295" draw:points="74,0 392,0 343,295 0,295">
            <text:p/>
          </draw:polygon>
          <draw:polygon draw:style-name="gr2" draw:text-style-name="P1" draw:layer="layout" svg:width="0.415cm" svg:height="0.294cm" svg:x="8.084cm" svg:y="13.596cm" svg:viewBox="0 0 416 295" draw:points="72,0 416,0 343,295 0,295">
            <text:p/>
          </draw:polygon>
          <draw:polygon draw:style-name="gr2" draw:text-style-name="P1" draw:layer="layout" svg:width="0.391cm" svg:height="0.294cm" svg:x="8.769cm" svg:y="13.596cm" svg:viewBox="0 0 392 295" draw:points="74,0 392,0 343,295 0,295">
            <text:p/>
          </draw:polygon>
          <draw:polygon draw:style-name="gr2" draw:text-style-name="P1" draw:layer="layout" svg:width="0.391cm" svg:height="0.294cm" svg:x="9.456cm" svg:y="13.596cm" svg:viewBox="0 0 392 295" draw:points="49,0 392,0 343,295 0,295">
            <text:p/>
          </draw:polygon>
          <draw:polygon draw:style-name="gr2" draw:text-style-name="P1" draw:layer="layout" svg:width="0.366cm" svg:height="0.294cm" svg:x="10.143cm" svg:y="13.596cm" svg:viewBox="0 0 367 295" draw:points="23,0 367,0 318,295 0,295">
            <text:p/>
          </draw:polygon>
          <draw:polygon draw:style-name="gr2" draw:text-style-name="P1" draw:layer="layout" svg:width="0.368cm" svg:height="0.294cm" svg:x="10.805cm" svg:y="13.596cm" svg:viewBox="0 0 369 295" draw:points="49,0 369,0 343,295 0,295">
            <text:p/>
          </draw:polygon>
          <draw:polygon draw:style-name="gr2" draw:text-style-name="P1" draw:layer="layout" svg:width="0.366cm" svg:height="0.294cm" svg:x="11.492cm" svg:y="13.596cm" svg:viewBox="0 0 367 295" draw:points="23,0 367,0 343,295 0,295">
            <text:p/>
          </draw:polygon>
          <draw:polygon draw:style-name="gr2" draw:text-style-name="P1" draw:layer="layout" svg:width="0.342cm" svg:height="0.294cm" svg:x="12.178cm" svg:y="13.596cm" svg:viewBox="0 0 343 295" draw:points="0,0 343,0 343,295 0,295">
            <text:p/>
          </draw:polygon>
          <draw:polygon draw:style-name="gr2" draw:text-style-name="P1" draw:layer="layout" svg:width="0.415cm" svg:height="0.317cm" svg:x="7.274cm" svg:y="14.185cm" svg:viewBox="0 0 416 318" draw:points="72,0 416,0 343,318 0,318">
            <text:p/>
          </draw:polygon>
          <draw:polygon draw:style-name="gr2" draw:text-style-name="P1" draw:layer="layout" svg:width="0.391cm" svg:height="0.317cm" svg:x="7.985cm" svg:y="14.185cm" svg:viewBox="0 0 392 318" draw:points="49,0 392,0 343,318 0,318">
            <text:p/>
          </draw:polygon>
          <draw:polygon draw:style-name="gr2" draw:text-style-name="P1" draw:layer="layout" svg:width="0.391cm" svg:height="0.317cm" svg:x="8.672cm" svg:y="14.185cm" svg:viewBox="0 0 392 318" draw:points="49,0 392,0 343,318 0,318">
            <text:p/>
          </draw:polygon>
          <draw:polygon draw:style-name="gr2" draw:text-style-name="P1" draw:layer="layout" svg:width="0.417cm" svg:height="0.317cm" svg:x="9.359cm" svg:y="14.185cm" svg:viewBox="0 0 418 318" draw:points="49,0 418,0 367,318 0,318">
            <text:p/>
          </draw:polygon>
          <draw:polygon draw:style-name="gr2" draw:text-style-name="P1" draw:layer="layout" svg:width="0.391cm" svg:height="0.317cm" svg:x="10.069cm" svg:y="14.185cm" svg:viewBox="0 0 392 318" draw:points="51,0 392,0 343,318 0,318">
            <text:p/>
          </draw:polygon>
          <draw:polygon draw:style-name="gr2" draw:text-style-name="P1" draw:layer="layout" svg:width="0.391cm" svg:height="0.317cm" svg:x="10.756cm" svg:y="14.185cm" svg:viewBox="0 0 392 318" draw:points="49,0 392,0 343,318 0,318">
            <text:p/>
          </draw:polygon>
          <draw:polygon draw:style-name="gr2" draw:text-style-name="P1" draw:layer="layout" svg:width="0.366cm" svg:height="0.317cm" svg:x="11.468cm" svg:y="14.185cm" svg:viewBox="0 0 367 318" draw:points="23,0 367,0 343,318 0,318">
            <text:p/>
          </draw:polygon>
          <draw:polygon draw:style-name="gr2" draw:text-style-name="P1" draw:layer="layout" svg:width="0.368cm" svg:height="0.317cm" svg:x="12.153cm" svg:y="14.185cm" svg:viewBox="0 0 369 318" draw:points="25,0 369,0 343,318 0,318">
            <text:p/>
          </draw:polygon>
          <draw:frame draw:style-name="gr4" draw:text-style-name="P1" draw:layer="layout" svg:width="4.395cm" svg:height="4.67cm" svg:x="7.468cm" svg:y="5.901cm">
            <draw:image xlink:href="Pictures/10000201000000A0000000AAAE2D31BC.png" xlink:type="simple" xlink:show="embed" xlink:actuate="onLoad">
              <text:p/>
            </draw:image>
          </draw:frame>
        </draw:g>
      </draw:page>
      <draw:page draw:name="page8" draw:style-name="dp1" draw:master-page-name="Standard">
        <draw:g>
          <draw:g xml:id="id2" draw:id="id2">
            <draw:polygon draw:style-name="gr3" draw:text-style-name="P1" draw:layer="layout" svg:width="4.619cm" svg:height="1.545cm" svg:x="12.689cm" svg:y="9.18cm" svg:viewBox="0 0 4620 1546" draw:points="0,0 4620,0 4620,1546 0,1546">
              <text:p/>
            </draw:polygon>
            <draw:polygon draw:style-name="gr13" draw:text-style-name="P1" draw:layer="layout" svg:width="2.638cm" svg:height="2.741cm" svg:x="13.308cm" svg:y="6.98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438cm" svg:y="7.115cm" svg:viewBox="0 0 2378 1977" draw:points="0,0 2378,0 2378,1977 0,1977">
              <text:p/>
            </draw:polygon>
            <draw:polygon draw:style-name="gr13" draw:text-style-name="P1" draw:layer="layout" svg:width="2.618cm" svg:height="0.847cm" svg:x="13.424cm" svg:y="9.894cm" svg:viewBox="0 0 2619 848" draw:points="2553,0 2619,56 2619,839 56,848 0,783 205,0">
              <text:p/>
            </draw:polygon>
            <draw:polygon draw:style-name="gr14" draw:text-style-name="P1" draw:layer="layout" svg:width="2.552cm" svg:height="0.782cm" svg:x="13.424cm" svg:y="9.894cm" svg:viewBox="0 0 2553 783" draw:points="205,0 2553,0 2553,783 0,783">
              <text:p/>
            </draw:polygon>
            <draw:polygon draw:style-name="gr2" draw:text-style-name="P1" draw:layer="layout" svg:width="0.149cm" svg:height="0.111cm" svg:x="13.834cm" svg:y="9.987cm" svg:viewBox="0 0 150 112" draw:points="28,0 150,0 122,112 0,112">
              <text:p/>
            </draw:polygon>
            <draw:polygon draw:style-name="gr2" draw:text-style-name="P1" draw:layer="layout" svg:width="0.148cm" svg:height="0.111cm" svg:x="14.086cm" svg:y="9.987cm" svg:viewBox="0 0 149 112" draw:points="19,0 149,0 121,112 0,112">
              <text:p/>
            </draw:polygon>
            <draw:polygon draw:style-name="gr2" draw:text-style-name="P1" draw:layer="layout" svg:width="0.138cm" svg:height="0.111cm" svg:x="14.337cm" svg:y="9.987cm" svg:viewBox="0 0 139 112" draw:points="19,0 139,0 122,112 0,112">
              <text:p/>
            </draw:polygon>
            <draw:polygon draw:style-name="gr2" draw:text-style-name="P1" draw:layer="layout" svg:width="0.138cm" svg:height="0.111cm" svg:x="14.59cm" svg:y="9.987cm" svg:viewBox="0 0 139 112" draw:points="18,0 139,0 121,112 0,112">
              <text:p/>
            </draw:polygon>
            <draw:polygon draw:style-name="gr2" draw:text-style-name="P1" draw:layer="layout" svg:width="0.138cm" svg:height="0.111cm" svg:x="14.841cm" svg:y="9.987cm" svg:viewBox="0 0 139 112" draw:points="19,0 139,0 121,112 0,112">
              <text:p/>
            </draw:polygon>
            <draw:polygon draw:style-name="gr2" draw:text-style-name="P1" draw:layer="layout" svg:width="0.139cm" svg:height="0.111cm" svg:x="15.093cm" svg:y="9.987cm" svg:viewBox="0 0 140 112" draw:points="10,0 140,0 131,112 0,112">
              <text:p/>
            </draw:polygon>
            <draw:polygon draw:style-name="gr2" draw:text-style-name="P1" draw:layer="layout" svg:width="0.13cm" svg:height="0.111cm" svg:x="15.344cm" svg:y="9.987cm" svg:viewBox="0 0 131 112" draw:points="10,0 131,0 131,112 0,112">
              <text:p/>
            </draw:polygon>
            <draw:polygon draw:style-name="gr2" draw:text-style-name="P1" draw:layer="layout" svg:width="0.13cm" svg:height="0.111cm" svg:x="15.596cm" svg:y="9.987cm" svg:viewBox="0 0 131 112" draw:points="10,0 131,0 131,112 0,112">
              <text:p/>
            </draw:polygon>
            <draw:polygon draw:style-name="gr2" draw:text-style-name="P1" draw:layer="layout" svg:width="0.148cm" svg:height="0.111cm" svg:x="13.778cm" svg:y="10.211cm" svg:viewBox="0 0 149 112" draw:points="28,0 149,0 131,112 0,112">
              <text:p/>
            </draw:polygon>
            <draw:polygon draw:style-name="gr2" draw:text-style-name="P1" draw:layer="layout" svg:width="0.157cm" svg:height="0.111cm" svg:x="14.03cm" svg:y="10.211cm" svg:viewBox="0 0 158 112" draw:points="27,0 158,0 131,112 0,112">
              <text:p/>
            </draw:polygon>
            <draw:polygon draw:style-name="gr2" draw:text-style-name="P1" draw:layer="layout" svg:width="0.148cm" svg:height="0.111cm" svg:x="14.291cm" svg:y="10.211cm" svg:viewBox="0 0 149 112" draw:points="28,0 149,0 131,112 0,112">
              <text:p/>
            </draw:polygon>
            <draw:polygon draw:style-name="gr2" draw:text-style-name="P1" draw:layer="layout" svg:width="0.148cm" svg:height="0.111cm" svg:x="14.552cm" svg:y="10.211cm" svg:viewBox="0 0 149 112" draw:points="19,0 149,0 131,112 0,112">
              <text:p/>
            </draw:polygon>
            <draw:polygon draw:style-name="gr2" draw:text-style-name="P1" draw:layer="layout" svg:width="0.138cm" svg:height="0.111cm" svg:x="14.813cm" svg:y="10.211cm" svg:viewBox="0 0 139 112" draw:points="9,0 139,0 121,112 0,112">
              <text:p/>
            </draw:polygon>
            <draw:polygon draw:style-name="gr2" draw:text-style-name="P1" draw:layer="layout" svg:width="0.139cm" svg:height="0.111cm" svg:x="15.064cm" svg:y="10.211cm" svg:viewBox="0 0 140 112" draw:points="19,0 140,0 131,112 0,112">
              <text:p/>
            </draw:polygon>
            <draw:polygon draw:style-name="gr2" draw:text-style-name="P1" draw:layer="layout" svg:width="0.138cm" svg:height="0.111cm" svg:x="15.326cm" svg:y="10.211cm" svg:viewBox="0 0 139 112" draw:points="9,0 139,0 131,112 0,112">
              <text:p/>
            </draw:polygon>
            <draw:polygon draw:style-name="gr2" draw:text-style-name="P1" draw:layer="layout" svg:width="0.13cm" svg:height="0.111cm" svg:x="15.587cm" svg:y="10.211cm" svg:viewBox="0 0 131 112" draw:points="0,0 131,0 131,112 0,112">
              <text:p/>
            </draw:polygon>
            <draw:polygon draw:style-name="gr2" draw:text-style-name="P1" draw:layer="layout" svg:width="0.157cm" svg:height="0.12cm" svg:x="13.722cm" svg:y="10.435cm" svg:viewBox="0 0 158 121" draw:points="27,0 158,0 131,121 0,121">
              <text:p/>
            </draw:polygon>
            <draw:polygon draw:style-name="gr2" draw:text-style-name="P1" draw:layer="layout" svg:width="0.148cm" svg:height="0.12cm" svg:x="13.992cm" svg:y="10.435cm" svg:viewBox="0 0 149 121" draw:points="19,0 149,0 131,121 0,121">
              <text:p/>
            </draw:polygon>
            <draw:polygon draw:style-name="gr2" draw:text-style-name="P1" draw:layer="layout" svg:width="0.148cm" svg:height="0.12cm" svg:x="14.254cm" svg:y="10.435cm" svg:viewBox="0 0 149 121" draw:points="19,0 149,0 131,121 0,121">
              <text:p/>
            </draw:polygon>
            <draw:polygon draw:style-name="gr2" draw:text-style-name="P1" draw:layer="layout" svg:width="0.158cm" svg:height="0.12cm" svg:x="14.515cm" svg:y="10.435cm" svg:viewBox="0 0 159 121" draw:points="19,0 159,0 139,121 0,121">
              <text:p/>
            </draw:polygon>
            <draw:polygon draw:style-name="gr2" draw:text-style-name="P1" draw:layer="layout" svg:width="0.148cm" svg:height="0.12cm" svg:x="14.785cm" svg:y="10.435cm" svg:viewBox="0 0 149 121" draw:points="19,0 149,0 131,121 0,121">
              <text:p/>
            </draw:polygon>
            <draw:polygon draw:style-name="gr2" draw:text-style-name="P1" draw:layer="layout" svg:width="0.148cm" svg:height="0.12cm" svg:x="15.046cm" svg:y="10.435cm" svg:viewBox="0 0 149 121" draw:points="19,0 149,0 131,121 0,121">
              <text:p/>
            </draw:polygon>
            <draw:polygon draw:style-name="gr2" draw:text-style-name="P1" draw:layer="layout" svg:width="0.138cm" svg:height="0.12cm" svg:x="15.317cm" svg:y="10.435cm" svg:viewBox="0 0 139 121" draw:points="9,0 139,0 131,121 0,121">
              <text:p/>
            </draw:polygon>
            <draw:polygon draw:style-name="gr2" draw:text-style-name="P1" draw:layer="layout" svg:width="0.139cm" svg:height="0.12cm" svg:x="15.577cm" svg:y="10.435cm" svg:viewBox="0 0 140 121" draw:points="10,0 140,0 131,121 0,121">
              <text:p/>
            </draw:polygon>
            <draw:polygon draw:style-name="gr13" draw:text-style-name="P1" draw:layer="layout" svg:width="1.104cm" svg:height="2.594cm" svg:x="16.217cm" svg:y="7.069cm" svg:viewBox="0 0 1105 2595" draw:points="1105,2595 88,2594 1,2402 0,1 954,0 1104,161">
              <text:p/>
            </draw:polygon>
            <draw:polygon draw:style-name="gr19" draw:text-style-name="P1" draw:layer="layout" svg:width="0.94cm" svg:height="0.086cm" svg:x="16.287cm" svg:y="7.128cm" svg:viewBox="0 0 941 87" draw:points="941,85 852,1 0,0 48,87">
              <text:p/>
            </draw:polygon>
            <draw:polygon draw:style-name="gr20" draw:text-style-name="P1" draw:layer="layout" svg:width="0.852cm" svg:height="2.218cm" svg:x="16.385cm" svg:y="7.362cm" svg:viewBox="0 0 853 2219" draw:points="0,3 846,0 853,2216 7,2219">
              <text:p/>
            </draw:polygon>
            <draw:polygon draw:style-name="gr2" draw:text-style-name="P1" draw:layer="layout" svg:width="0.511cm" svg:height="0.086cm" svg:x="16.551cm" svg:y="7.621cm" svg:viewBox="0 0 512 87" draw:points="1,0 512,2 510,87 0,85">
              <text:p/>
            </draw:polygon>
            <draw:polygon draw:style-name="gr2" draw:text-style-name="P1" draw:layer="layout" svg:width="0.509cm" svg:height="0.086cm" svg:x="16.553cm" svg:y="7.873cm" svg:viewBox="0 0 510 87" draw:points="0,0 510,2 510,87 0,85">
              <text:p/>
            </draw:polygon>
            <draw:polygon draw:style-name="gr2" draw:text-style-name="P1" draw:layer="layout" svg:width="0.084cm" svg:height="0.084cm" svg:x="16.978cm" svg:y="8.096cm" svg:viewBox="0 0 85 85" draw:points="1,1 85,0 84,84 0,85">
              <text:p/>
            </draw:polygon>
            <draw:polygon draw:style-name="gr1" draw:text-style-name="P1" draw:layer="layout" svg:width="0.087cm" svg:height="0.084cm" svg:x="16.974cm" svg:y="8.3cm" svg:viewBox="0 0 88 85" draw:points="4,1 88,0 84,85 0,85">
              <text:p/>
            </draw:polygon>
            <draw:polygon draw:style-name="gr20" draw:text-style-name="P1" draw:layer="layout" svg:width="0.852cm" svg:height="2.218cm" svg:x="16.386cm" svg:y="7.362cm" svg:viewBox="0 0 853 2219" draw:points="0,3 846,0 853,2216 7,2219">
              <text:p/>
            </draw:polygon>
            <draw:polygon draw:style-name="gr2" draw:text-style-name="P1" draw:layer="layout" svg:width="0.511cm" svg:height="0.086cm" svg:x="16.552cm" svg:y="7.621cm" svg:viewBox="0 0 512 87" draw:points="1,0 512,2 510,87 0,85">
              <text:p/>
            </draw:polygon>
            <draw:polygon draw:style-name="gr2" draw:text-style-name="P1" draw:layer="layout" svg:width="0.509cm" svg:height="0.086cm" svg:x="16.553cm" svg:y="7.873cm" svg:viewBox="0 0 510 87" draw:points="0,0 510,2 510,87 0,85">
              <text:p/>
            </draw:polygon>
            <draw:polygon draw:style-name="gr2" draw:text-style-name="P1" draw:layer="layout" svg:width="0.084cm" svg:height="0.084cm" svg:x="16.979cm" svg:y="8.096cm" svg:viewBox="0 0 85 85" draw:points="1,1 85,0 84,84 0,85">
              <text:p/>
            </draw:polygon>
            <draw:polygon draw:style-name="gr1" draw:text-style-name="P1" draw:layer="layout" svg:width="0.087cm" svg:height="0.084cm" svg:x="16.975cm" svg:y="8.3cm" svg:viewBox="0 0 88 85" draw:points="4,1 88,0 84,85 0,85">
              <text:p/>
            </draw:polygon>
            <draw:polygon draw:style-name="gr13" draw:text-style-name="P1" draw:layer="layout" svg:width="2.638cm" svg:height="2.741cm" svg:x="13.308cm" svg:y="6.98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439cm" svg:y="7.115cm" svg:viewBox="0 0 2378 1977" draw:points="0,0 2378,0 2378,1977 0,1977">
              <text:p/>
            </draw:polygon>
            <draw:polygon draw:style-name="gr13" draw:text-style-name="P1" draw:layer="layout" svg:width="2.618cm" svg:height="0.847cm" svg:x="13.425cm" svg:y="9.894cm" svg:viewBox="0 0 2619 848" draw:points="2553,0 2619,56 2619,839 56,848 0,783 205,0">
              <text:p/>
            </draw:polygon>
            <draw:polygon draw:style-name="gr14" draw:text-style-name="P1" draw:layer="layout" svg:width="2.552cm" svg:height="0.782cm" svg:x="13.425cm" svg:y="9.894cm" svg:viewBox="0 0 2553 783" draw:points="205,0 2553,0 2553,783 0,783">
              <text:p/>
            </draw:polygon>
            <draw:polygon draw:style-name="gr2" draw:text-style-name="P1" draw:layer="layout" svg:width="0.149cm" svg:height="0.111cm" svg:x="13.834cm" svg:y="9.987cm" svg:viewBox="0 0 150 112" draw:points="28,0 150,0 122,112 0,112">
              <text:p/>
            </draw:polygon>
            <draw:polygon draw:style-name="gr2" draw:text-style-name="P1" draw:layer="layout" svg:width="0.148cm" svg:height="0.111cm" svg:x="14.087cm" svg:y="9.987cm" svg:viewBox="0 0 149 112" draw:points="19,0 149,0 121,112 0,112">
              <text:p/>
            </draw:polygon>
            <draw:polygon draw:style-name="gr2" draw:text-style-name="P1" draw:layer="layout" svg:width="0.138cm" svg:height="0.111cm" svg:x="14.338cm" svg:y="9.987cm" svg:viewBox="0 0 139 112" draw:points="19,0 139,0 122,112 0,112">
              <text:p/>
            </draw:polygon>
            <draw:polygon draw:style-name="gr2" draw:text-style-name="P1" draw:layer="layout" svg:width="0.138cm" svg:height="0.111cm" svg:x="14.59cm" svg:y="9.987cm" svg:viewBox="0 0 139 112" draw:points="18,0 139,0 121,112 0,112">
              <text:p/>
            </draw:polygon>
            <draw:polygon draw:style-name="gr2" draw:text-style-name="P1" draw:layer="layout" svg:width="0.138cm" svg:height="0.111cm" svg:x="14.842cm" svg:y="9.987cm" svg:viewBox="0 0 139 112" draw:points="19,0 139,0 121,112 0,112">
              <text:p/>
            </draw:polygon>
            <draw:polygon draw:style-name="gr2" draw:text-style-name="P1" draw:layer="layout" svg:width="0.139cm" svg:height="0.111cm" svg:x="15.093cm" svg:y="9.987cm" svg:viewBox="0 0 140 112" draw:points="10,0 140,0 131,112 0,112">
              <text:p/>
            </draw:polygon>
            <draw:polygon draw:style-name="gr2" draw:text-style-name="P1" draw:layer="layout" svg:width="0.13cm" svg:height="0.111cm" svg:x="15.345cm" svg:y="9.987cm" svg:viewBox="0 0 131 112" draw:points="10,0 131,0 131,112 0,112">
              <text:p/>
            </draw:polygon>
            <draw:polygon draw:style-name="gr2" draw:text-style-name="P1" draw:layer="layout" svg:width="0.13cm" svg:height="0.111cm" svg:x="15.596cm" svg:y="9.987cm" svg:viewBox="0 0 131 112" draw:points="10,0 131,0 131,112 0,112">
              <text:p/>
            </draw:polygon>
            <draw:polygon draw:style-name="gr2" draw:text-style-name="P1" draw:layer="layout" svg:width="0.148cm" svg:height="0.111cm" svg:x="13.779cm" svg:y="10.211cm" svg:viewBox="0 0 149 112" draw:points="28,0 149,0 131,112 0,112">
              <text:p/>
            </draw:polygon>
            <draw:polygon draw:style-name="gr2" draw:text-style-name="P1" draw:layer="layout" svg:width="0.157cm" svg:height="0.111cm" svg:x="14.031cm" svg:y="10.211cm" svg:viewBox="0 0 158 112" draw:points="27,0 158,0 131,112 0,112">
              <text:p/>
            </draw:polygon>
            <draw:polygon draw:style-name="gr2" draw:text-style-name="P1" draw:layer="layout" svg:width="0.148cm" svg:height="0.111cm" svg:x="14.291cm" svg:y="10.211cm" svg:viewBox="0 0 149 112" draw:points="28,0 149,0 131,112 0,112">
              <text:p/>
            </draw:polygon>
            <draw:polygon draw:style-name="gr2" draw:text-style-name="P1" draw:layer="layout" svg:width="0.148cm" svg:height="0.111cm" svg:x="14.553cm" svg:y="10.211cm" svg:viewBox="0 0 149 112" draw:points="19,0 149,0 131,112 0,112">
              <text:p/>
            </draw:polygon>
            <draw:polygon draw:style-name="gr2" draw:text-style-name="P1" draw:layer="layout" svg:width="0.138cm" svg:height="0.111cm" svg:x="14.814cm" svg:y="10.211cm" svg:viewBox="0 0 139 112" draw:points="9,0 139,0 121,112 0,112">
              <text:p/>
            </draw:polygon>
            <draw:polygon draw:style-name="gr2" draw:text-style-name="P1" draw:layer="layout" svg:width="0.139cm" svg:height="0.111cm" svg:x="15.065cm" svg:y="10.211cm" svg:viewBox="0 0 140 112" draw:points="19,0 140,0 131,112 0,112">
              <text:p/>
            </draw:polygon>
            <draw:polygon draw:style-name="gr2" draw:text-style-name="P1" draw:layer="layout" svg:width="0.138cm" svg:height="0.111cm" svg:x="15.326cm" svg:y="10.211cm" svg:viewBox="0 0 139 112" draw:points="9,0 139,0 131,112 0,112">
              <text:p/>
            </draw:polygon>
            <draw:polygon draw:style-name="gr2" draw:text-style-name="P1" draw:layer="layout" svg:width="0.13cm" svg:height="0.111cm" svg:x="15.587cm" svg:y="10.211cm" svg:viewBox="0 0 131 112" draw:points="0,0 131,0 131,112 0,112">
              <text:p/>
            </draw:polygon>
            <draw:polygon draw:style-name="gr2" draw:text-style-name="P1" draw:layer="layout" svg:width="0.157cm" svg:height="0.12cm" svg:x="13.723cm" svg:y="10.435cm" svg:viewBox="0 0 158 121" draw:points="27,0 158,0 131,121 0,121">
              <text:p/>
            </draw:polygon>
            <draw:polygon draw:style-name="gr2" draw:text-style-name="P1" draw:layer="layout" svg:width="0.148cm" svg:height="0.12cm" svg:x="13.993cm" svg:y="10.435cm" svg:viewBox="0 0 149 121" draw:points="19,0 149,0 131,121 0,121">
              <text:p/>
            </draw:polygon>
            <draw:polygon draw:style-name="gr2" draw:text-style-name="P1" draw:layer="layout" svg:width="0.148cm" svg:height="0.12cm" svg:x="14.254cm" svg:y="10.435cm" svg:viewBox="0 0 149 121" draw:points="19,0 149,0 131,121 0,121">
              <text:p/>
            </draw:polygon>
            <draw:polygon draw:style-name="gr2" draw:text-style-name="P1" draw:layer="layout" svg:width="0.158cm" svg:height="0.12cm" svg:x="14.515cm" svg:y="10.435cm" svg:viewBox="0 0 159 121" draw:points="19,0 159,0 139,121 0,121">
              <text:p/>
            </draw:polygon>
            <draw:polygon draw:style-name="gr2" draw:text-style-name="P1" draw:layer="layout" svg:width="0.148cm" svg:height="0.12cm" svg:x="14.785cm" svg:y="10.435cm" svg:viewBox="0 0 149 121" draw:points="19,0 149,0 131,121 0,121">
              <text:p/>
            </draw:polygon>
            <draw:polygon draw:style-name="gr2" draw:text-style-name="P1" draw:layer="layout" svg:width="0.148cm" svg:height="0.12cm" svg:x="15.047cm" svg:y="10.435cm" svg:viewBox="0 0 149 121" draw:points="19,0 149,0 131,121 0,121">
              <text:p/>
            </draw:polygon>
            <draw:polygon draw:style-name="gr2" draw:text-style-name="P1" draw:layer="layout" svg:width="0.138cm" svg:height="0.12cm" svg:x="15.317cm" svg:y="10.435cm" svg:viewBox="0 0 139 121" draw:points="9,0 139,0 131,121 0,121">
              <text:p/>
            </draw:polygon>
            <draw:polygon draw:style-name="gr2" draw:text-style-name="P1" draw:layer="layout" svg:width="0.139cm" svg:height="0.12cm" svg:x="15.578cm" svg:y="10.435cm" svg:viewBox="0 0 140 121" draw:points="10,0 140,0 131,121 0,121">
              <text:p/>
            </draw:polygon>
            <draw:polygon draw:style-name="gr3" draw:text-style-name="P1" draw:layer="layout" svg:width="4.619cm" svg:height="1.545cm" svg:x="12.986cm" svg:y="9.478cm" svg:viewBox="0 0 4620 1546" draw:points="0,0 4620,0 4620,1546 0,1546">
              <text:p/>
            </draw:polygon>
            <draw:polygon draw:style-name="gr13" draw:text-style-name="P1" draw:layer="layout" svg:width="2.638cm" svg:height="2.741cm" svg:x="13.605cm" svg:y="7.28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736cm" svg:y="7.412cm" svg:viewBox="0 0 2378 1978" draw:points="0,0 2378,0 2378,1978 0,1978">
              <text:p/>
            </draw:polygon>
            <draw:polygon draw:style-name="gr13" draw:text-style-name="P1" draw:layer="layout" svg:width="2.618cm" svg:height="0.847cm" svg:x="13.722cm" svg:y="10.191cm" svg:viewBox="0 0 2619 848" draw:points="2553,0 2619,56 2619,839 56,848 0,783 205,0">
              <text:p/>
            </draw:polygon>
            <draw:polygon draw:style-name="gr14" draw:text-style-name="P1" draw:layer="layout" svg:width="2.552cm" svg:height="0.782cm" svg:x="13.722cm" svg:y="10.191cm" svg:viewBox="0 0 2553 783" draw:points="205,0 2553,0 2553,783 0,783">
              <text:p/>
            </draw:polygon>
            <draw:polygon draw:style-name="gr2" draw:text-style-name="P1" draw:layer="layout" svg:width="0.149cm" svg:height="0.111cm" svg:x="14.131cm" svg:y="10.284cm" svg:viewBox="0 0 150 112" draw:points="28,0 150,0 122,112 0,112">
              <text:p/>
            </draw:polygon>
            <draw:polygon draw:style-name="gr2" draw:text-style-name="P1" draw:layer="layout" svg:width="0.148cm" svg:height="0.111cm" svg:x="14.383cm" svg:y="10.284cm" svg:viewBox="0 0 149 112" draw:points="19,0 149,0 121,112 0,112">
              <text:p/>
            </draw:polygon>
            <draw:polygon draw:style-name="gr2" draw:text-style-name="P1" draw:layer="layout" svg:width="0.138cm" svg:height="0.111cm" svg:x="14.635cm" svg:y="10.284cm" svg:viewBox="0 0 139 112" draw:points="19,0 139,0 122,112 0,112">
              <text:p/>
            </draw:polygon>
            <draw:polygon draw:style-name="gr2" draw:text-style-name="P1" draw:layer="layout" svg:width="0.138cm" svg:height="0.111cm" svg:x="14.887cm" svg:y="10.284cm" svg:viewBox="0 0 139 112" draw:points="18,0 139,0 121,112 0,112">
              <text:p/>
            </draw:polygon>
            <draw:polygon draw:style-name="gr2" draw:text-style-name="P1" draw:layer="layout" svg:width="0.138cm" svg:height="0.111cm" svg:x="15.139cm" svg:y="10.284cm" svg:viewBox="0 0 139 112" draw:points="19,0 139,0 121,112 0,112">
              <text:p/>
            </draw:polygon>
            <draw:polygon draw:style-name="gr2" draw:text-style-name="P1" draw:layer="layout" svg:width="0.139cm" svg:height="0.111cm" svg:x="15.39cm" svg:y="10.284cm" svg:viewBox="0 0 140 112" draw:points="10,0 140,0 131,112 0,112">
              <text:p/>
            </draw:polygon>
            <draw:polygon draw:style-name="gr2" draw:text-style-name="P1" draw:layer="layout" svg:width="0.13cm" svg:height="0.111cm" svg:x="15.642cm" svg:y="10.284cm" svg:viewBox="0 0 131 112" draw:points="10,0 131,0 131,112 0,112">
              <text:p/>
            </draw:polygon>
            <draw:polygon draw:style-name="gr2" draw:text-style-name="P1" draw:layer="layout" svg:width="0.13cm" svg:height="0.111cm" svg:x="15.893cm" svg:y="10.284cm" svg:viewBox="0 0 131 112" draw:points="10,0 131,0 131,112 0,112">
              <text:p/>
            </draw:polygon>
            <draw:polygon draw:style-name="gr2" draw:text-style-name="P1" draw:layer="layout" svg:width="0.148cm" svg:height="0.111cm" svg:x="14.076cm" svg:y="10.508cm" svg:viewBox="0 0 149 112" draw:points="28,0 149,0 131,112 0,112">
              <text:p/>
            </draw:polygon>
            <draw:polygon draw:style-name="gr2" draw:text-style-name="P1" draw:layer="layout" svg:width="0.157cm" svg:height="0.111cm" svg:x="14.328cm" svg:y="10.508cm" svg:viewBox="0 0 158 112" draw:points="27,0 158,0 131,112 0,112">
              <text:p/>
            </draw:polygon>
            <draw:polygon draw:style-name="gr2" draw:text-style-name="P1" draw:layer="layout" svg:width="0.148cm" svg:height="0.111cm" svg:x="14.588cm" svg:y="10.508cm" svg:viewBox="0 0 149 112" draw:points="28,0 149,0 131,112 0,112">
              <text:p/>
            </draw:polygon>
            <draw:polygon draw:style-name="gr2" draw:text-style-name="P1" draw:layer="layout" svg:width="0.148cm" svg:height="0.111cm" svg:x="14.849cm" svg:y="10.508cm" svg:viewBox="0 0 149 112" draw:points="19,0 149,0 131,112 0,112">
              <text:p/>
            </draw:polygon>
            <draw:polygon draw:style-name="gr2" draw:text-style-name="P1" draw:layer="layout" svg:width="0.138cm" svg:height="0.111cm" svg:x="15.11cm" svg:y="10.508cm" svg:viewBox="0 0 139 112" draw:points="9,0 139,0 121,112 0,112">
              <text:p/>
            </draw:polygon>
            <draw:polygon draw:style-name="gr2" draw:text-style-name="P1" draw:layer="layout" svg:width="0.139cm" svg:height="0.111cm" svg:x="15.362cm" svg:y="10.508cm" svg:viewBox="0 0 140 112" draw:points="19,0 140,0 131,112 0,112">
              <text:p/>
            </draw:polygon>
            <draw:polygon draw:style-name="gr2" draw:text-style-name="P1" draw:layer="layout" svg:width="0.138cm" svg:height="0.111cm" svg:x="15.623cm" svg:y="10.508cm" svg:viewBox="0 0 139 112" draw:points="9,0 139,0 131,112 0,112">
              <text:p/>
            </draw:polygon>
            <draw:polygon draw:style-name="gr2" draw:text-style-name="P1" draw:layer="layout" svg:width="0.13cm" svg:height="0.111cm" svg:x="15.884cm" svg:y="10.508cm" svg:viewBox="0 0 131 112" draw:points="0,0 131,0 131,112 0,112">
              <text:p/>
            </draw:polygon>
            <draw:polygon draw:style-name="gr2" draw:text-style-name="P1" draw:layer="layout" svg:width="0.157cm" svg:height="0.12cm" svg:x="14.02cm" svg:y="10.732cm" svg:viewBox="0 0 158 121" draw:points="27,0 158,0 131,121 0,121">
              <text:p/>
            </draw:polygon>
            <draw:polygon draw:style-name="gr2" draw:text-style-name="P1" draw:layer="layout" svg:width="0.148cm" svg:height="0.12cm" svg:x="14.29cm" svg:y="10.732cm" svg:viewBox="0 0 149 121" draw:points="19,0 149,0 131,121 0,121">
              <text:p/>
            </draw:polygon>
            <draw:polygon draw:style-name="gr2" draw:text-style-name="P1" draw:layer="layout" svg:width="0.148cm" svg:height="0.12cm" svg:x="14.551cm" svg:y="10.732cm" svg:viewBox="0 0 149 121" draw:points="19,0 149,0 131,121 0,121">
              <text:p/>
            </draw:polygon>
            <draw:polygon draw:style-name="gr2" draw:text-style-name="P1" draw:layer="layout" svg:width="0.158cm" svg:height="0.12cm" svg:x="14.812cm" svg:y="10.732cm" svg:viewBox="0 0 159 121" draw:points="19,0 159,0 139,121 0,121">
              <text:p/>
            </draw:polygon>
            <draw:polygon draw:style-name="gr2" draw:text-style-name="P1" draw:layer="layout" svg:width="0.148cm" svg:height="0.12cm" svg:x="15.082cm" svg:y="10.732cm" svg:viewBox="0 0 149 121" draw:points="19,0 149,0 131,121 0,121">
              <text:p/>
            </draw:polygon>
            <draw:polygon draw:style-name="gr2" draw:text-style-name="P1" draw:layer="layout" svg:width="0.148cm" svg:height="0.12cm" svg:x="15.343cm" svg:y="10.732cm" svg:viewBox="0 0 149 121" draw:points="19,0 149,0 131,121 0,121">
              <text:p/>
            </draw:polygon>
            <draw:polygon draw:style-name="gr2" draw:text-style-name="P1" draw:layer="layout" svg:width="0.138cm" svg:height="0.12cm" svg:x="15.614cm" svg:y="10.732cm" svg:viewBox="0 0 139 121" draw:points="9,0 139,0 131,121 0,121">
              <text:p/>
            </draw:polygon>
            <draw:polygon draw:style-name="gr2" draw:text-style-name="P1" draw:layer="layout" svg:width="0.139cm" svg:height="0.12cm" svg:x="15.875cm" svg:y="10.732cm" svg:viewBox="0 0 140 121" draw:points="10,0 140,0 131,121 0,121">
              <text:p/>
            </draw:polygon>
            <draw:polygon draw:style-name="gr13" draw:text-style-name="P1" draw:layer="layout" svg:width="1.104cm" svg:height="2.6cm" svg:x="16.514cm" svg:y="7.361cm" svg:viewBox="0 0 1105 2601" draw:points="1105,2601 85,2598 1,2403 0,5 954,0 1104,162">
              <text:p/>
            </draw:polygon>
            <draw:polygon draw:style-name="gr19" draw:text-style-name="P1" draw:layer="layout" svg:width="0.937cm" svg:height="0.084cm" svg:x="16.584cm" svg:y="7.425cm" svg:viewBox="0 0 938 85" draw:points="938,80 852,1 0,0 46,85">
              <text:p/>
            </draw:polygon>
            <draw:polygon draw:style-name="gr20" draw:text-style-name="P1" draw:layer="layout" svg:width="0.847cm" svg:height="2.217cm" svg:x="16.682cm" svg:y="7.661cm" svg:viewBox="0 0 848 2218" draw:points="0,1 846,0 848,2216 1,2218">
              <text:p/>
            </draw:polygon>
            <draw:polygon draw:style-name="gr2" draw:text-style-name="P1" draw:layer="layout" svg:width="0.511cm" svg:height="0.085cm" svg:x="16.849cm" svg:y="7.917cm" svg:viewBox="0 0 512 86" draw:points="1,1 512,0 510,85 0,86">
              <text:p/>
            </draw:polygon>
            <draw:polygon draw:style-name="gr2" draw:text-style-name="P1" draw:layer="layout" svg:width="0.509cm" svg:height="0.085cm" svg:x="16.85cm" svg:y="8.169cm" svg:viewBox="0 0 510 86" draw:points="0,1 510,0 510,85 0,86">
              <text:p/>
            </draw:polygon>
            <draw:polygon draw:style-name="gr2" draw:text-style-name="P1" draw:layer="layout" svg:width="0.084cm" svg:height="0.084cm" svg:x="17.276cm" svg:y="8.393cm" svg:viewBox="0 0 85 85" draw:points="1,1 85,0 84,84 0,85">
              <text:p/>
            </draw:polygon>
            <draw:polygon draw:style-name="gr1" draw:text-style-name="P1" draw:layer="layout" svg:width="0.084cm" svg:height="0.084cm" svg:x="17.276cm" svg:y="8.597cm" svg:viewBox="0 0 85 85" draw:points="0,1 84,0 85,85 1,85">
              <text:p/>
            </draw:polygon>
            <draw:polygon draw:style-name="gr20" draw:text-style-name="P1" draw:layer="layout" svg:width="0.847cm" svg:height="2.217cm" svg:x="16.683cm" svg:y="7.661cm" svg:viewBox="0 0 848 2218" draw:points="0,1 846,0 848,2216 1,2218">
              <text:p/>
            </draw:polygon>
            <draw:polygon draw:style-name="gr2" draw:text-style-name="P1" draw:layer="layout" svg:width="0.511cm" svg:height="0.085cm" svg:x="16.849cm" svg:y="7.917cm" svg:viewBox="0 0 512 86" draw:points="1,1 512,0 510,85 0,86">
              <text:p/>
            </draw:polygon>
            <draw:polygon draw:style-name="gr2" draw:text-style-name="P1" draw:layer="layout" svg:width="0.509cm" svg:height="0.085cm" svg:x="16.851cm" svg:y="8.169cm" svg:viewBox="0 0 510 86" draw:points="0,1 510,0 510,85 0,86">
              <text:p/>
            </draw:polygon>
            <draw:polygon draw:style-name="gr2" draw:text-style-name="P1" draw:layer="layout" svg:width="0.084cm" svg:height="0.084cm" svg:x="17.277cm" svg:y="8.393cm" svg:viewBox="0 0 85 85" draw:points="1,1 85,0 84,84 0,85">
              <text:p/>
            </draw:polygon>
            <draw:polygon draw:style-name="gr1" draw:text-style-name="P1" draw:layer="layout" svg:width="0.084cm" svg:height="0.084cm" svg:x="17.277cm" svg:y="8.597cm" svg:viewBox="0 0 85 85" draw:points="0,1 84,0 85,85 1,85">
              <text:p/>
            </draw:polygon>
            <draw:polygon draw:style-name="gr13" draw:text-style-name="P1" draw:layer="layout" svg:width="2.638cm" svg:height="2.741cm" svg:x="13.606cm" svg:y="7.28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736cm" svg:y="7.412cm" svg:viewBox="0 0 2378 1978" draw:points="0,0 2378,0 2378,1978 0,1978">
              <text:p/>
            </draw:polygon>
            <draw:polygon draw:style-name="gr13" draw:text-style-name="P1" draw:layer="layout" svg:width="2.618cm" svg:height="0.847cm" svg:x="13.722cm" svg:y="10.191cm" svg:viewBox="0 0 2619 848" draw:points="2553,0 2619,56 2619,839 56,848 0,783 205,0">
              <text:p/>
            </draw:polygon>
            <draw:polygon draw:style-name="gr14" draw:text-style-name="P1" draw:layer="layout" svg:width="2.552cm" svg:height="0.782cm" svg:x="13.722cm" svg:y="10.191cm" svg:viewBox="0 0 2553 783" draw:points="205,0 2553,0 2553,783 0,783">
              <text:p/>
            </draw:polygon>
            <draw:polygon draw:style-name="gr2" draw:text-style-name="P1" draw:layer="layout" svg:width="0.149cm" svg:height="0.111cm" svg:x="14.132cm" svg:y="10.284cm" svg:viewBox="0 0 150 112" draw:points="28,0 150,0 122,112 0,112">
              <text:p/>
            </draw:polygon>
            <draw:polygon draw:style-name="gr2" draw:text-style-name="P1" draw:layer="layout" svg:width="0.148cm" svg:height="0.111cm" svg:x="14.384cm" svg:y="10.284cm" svg:viewBox="0 0 149 112" draw:points="19,0 149,0 121,112 0,112">
              <text:p/>
            </draw:polygon>
            <draw:polygon draw:style-name="gr2" draw:text-style-name="P1" draw:layer="layout" svg:width="0.138cm" svg:height="0.111cm" svg:x="14.636cm" svg:y="10.284cm" svg:viewBox="0 0 139 112" draw:points="19,0 139,0 122,112 0,112">
              <text:p/>
            </draw:polygon>
            <draw:polygon draw:style-name="gr2" draw:text-style-name="P1" draw:layer="layout" svg:width="0.138cm" svg:height="0.111cm" svg:x="14.888cm" svg:y="10.284cm" svg:viewBox="0 0 139 112" draw:points="18,0 139,0 121,112 0,112">
              <text:p/>
            </draw:polygon>
            <draw:polygon draw:style-name="gr2" draw:text-style-name="P1" draw:layer="layout" svg:width="0.138cm" svg:height="0.111cm" svg:x="15.139cm" svg:y="10.284cm" svg:viewBox="0 0 139 112" draw:points="19,0 139,0 121,112 0,112">
              <text:p/>
            </draw:polygon>
            <draw:polygon draw:style-name="gr2" draw:text-style-name="P1" draw:layer="layout" svg:width="0.139cm" svg:height="0.111cm" svg:x="15.391cm" svg:y="10.284cm" svg:viewBox="0 0 140 112" draw:points="10,0 140,0 131,112 0,112">
              <text:p/>
            </draw:polygon>
            <draw:polygon draw:style-name="gr2" draw:text-style-name="P1" draw:layer="layout" svg:width="0.13cm" svg:height="0.111cm" svg:x="15.642cm" svg:y="10.284cm" svg:viewBox="0 0 131 112" draw:points="10,0 131,0 131,112 0,112">
              <text:p/>
            </draw:polygon>
            <draw:polygon draw:style-name="gr2" draw:text-style-name="P1" draw:layer="layout" svg:width="0.13cm" svg:height="0.111cm" svg:x="15.894cm" svg:y="10.284cm" svg:viewBox="0 0 131 112" draw:points="10,0 131,0 131,112 0,112">
              <text:p/>
            </draw:polygon>
            <draw:polygon draw:style-name="gr2" draw:text-style-name="P1" draw:layer="layout" svg:width="0.148cm" svg:height="0.111cm" svg:x="14.076cm" svg:y="10.508cm" svg:viewBox="0 0 149 112" draw:points="28,0 149,0 131,112 0,112">
              <text:p/>
            </draw:polygon>
            <draw:polygon draw:style-name="gr2" draw:text-style-name="P1" draw:layer="layout" svg:width="0.157cm" svg:height="0.111cm" svg:x="14.328cm" svg:y="10.508cm" svg:viewBox="0 0 158 112" draw:points="27,0 158,0 131,112 0,112">
              <text:p/>
            </draw:polygon>
            <draw:polygon draw:style-name="gr2" draw:text-style-name="P1" draw:layer="layout" svg:width="0.148cm" svg:height="0.111cm" svg:x="14.589cm" svg:y="10.508cm" svg:viewBox="0 0 149 112" draw:points="28,0 149,0 131,112 0,112">
              <text:p/>
            </draw:polygon>
            <draw:polygon draw:style-name="gr2" draw:text-style-name="P1" draw:layer="layout" svg:width="0.148cm" svg:height="0.111cm" svg:x="14.85cm" svg:y="10.508cm" svg:viewBox="0 0 149 112" draw:points="19,0 149,0 131,112 0,112">
              <text:p/>
            </draw:polygon>
            <draw:polygon draw:style-name="gr2" draw:text-style-name="P1" draw:layer="layout" svg:width="0.138cm" svg:height="0.111cm" svg:x="15.111cm" svg:y="10.508cm" svg:viewBox="0 0 139 112" draw:points="9,0 139,0 121,112 0,112">
              <text:p/>
            </draw:polygon>
            <draw:polygon draw:style-name="gr2" draw:text-style-name="P1" draw:layer="layout" svg:width="0.139cm" svg:height="0.111cm" svg:x="15.363cm" svg:y="10.508cm" svg:viewBox="0 0 140 112" draw:points="19,0 140,0 131,112 0,112">
              <text:p/>
            </draw:polygon>
            <draw:polygon draw:style-name="gr2" draw:text-style-name="P1" draw:layer="layout" svg:width="0.138cm" svg:height="0.111cm" svg:x="15.624cm" svg:y="10.508cm" svg:viewBox="0 0 139 112" draw:points="9,0 139,0 131,112 0,112">
              <text:p/>
            </draw:polygon>
            <draw:polygon draw:style-name="gr2" draw:text-style-name="P1" draw:layer="layout" svg:width="0.13cm" svg:height="0.111cm" svg:x="15.885cm" svg:y="10.508cm" svg:viewBox="0 0 131 112" draw:points="0,0 131,0 131,112 0,112">
              <text:p/>
            </draw:polygon>
            <draw:polygon draw:style-name="gr2" draw:text-style-name="P1" draw:layer="layout" svg:width="0.157cm" svg:height="0.12cm" svg:x="14.021cm" svg:y="10.732cm" svg:viewBox="0 0 158 121" draw:points="27,0 158,0 131,121 0,121">
              <text:p/>
            </draw:polygon>
            <draw:polygon draw:style-name="gr2" draw:text-style-name="P1" draw:layer="layout" svg:width="0.148cm" svg:height="0.12cm" svg:x="14.291cm" svg:y="10.732cm" svg:viewBox="0 0 149 121" draw:points="19,0 149,0 131,121 0,121">
              <text:p/>
            </draw:polygon>
            <draw:polygon draw:style-name="gr2" draw:text-style-name="P1" draw:layer="layout" svg:width="0.148cm" svg:height="0.12cm" svg:x="14.552cm" svg:y="10.732cm" svg:viewBox="0 0 149 121" draw:points="19,0 149,0 131,121 0,121">
              <text:p/>
            </draw:polygon>
            <draw:polygon draw:style-name="gr2" draw:text-style-name="P1" draw:layer="layout" svg:width="0.158cm" svg:height="0.12cm" svg:x="14.813cm" svg:y="10.732cm" svg:viewBox="0 0 159 121" draw:points="19,0 159,0 139,121 0,121">
              <text:p/>
            </draw:polygon>
            <draw:polygon draw:style-name="gr2" draw:text-style-name="P1" draw:layer="layout" svg:width="0.148cm" svg:height="0.12cm" svg:x="15.083cm" svg:y="10.732cm" svg:viewBox="0 0 149 121" draw:points="19,0 149,0 131,121 0,121">
              <text:p/>
            </draw:polygon>
            <draw:polygon draw:style-name="gr2" draw:text-style-name="P1" draw:layer="layout" svg:width="0.148cm" svg:height="0.12cm" svg:x="15.344cm" svg:y="10.732cm" svg:viewBox="0 0 149 121" draw:points="19,0 149,0 131,121 0,121">
              <text:p/>
            </draw:polygon>
            <draw:polygon draw:style-name="gr2" draw:text-style-name="P1" draw:layer="layout" svg:width="0.138cm" svg:height="0.12cm" svg:x="15.615cm" svg:y="10.732cm" svg:viewBox="0 0 139 121" draw:points="9,0 139,0 131,121 0,121">
              <text:p/>
            </draw:polygon>
            <draw:polygon draw:style-name="gr2" draw:text-style-name="P1" draw:layer="layout" svg:width="0.139cm" svg:height="0.12cm" svg:x="15.875cm" svg:y="10.732cm" svg:viewBox="0 0 140 121" draw:points="10,0 140,0 131,121 0,121">
              <text:p/>
            </draw:polygon>
            <draw:polygon draw:style-name="gr3" draw:text-style-name="P1" draw:layer="layout" svg:width="4.619cm" svg:height="1.545cm" svg:x="13.283cm" svg:y="9.775cm" svg:viewBox="0 0 4620 1546" draw:points="0,0 4620,0 4620,1546 0,1546">
              <text:p/>
            </draw:polygon>
            <draw:polygon draw:style-name="gr13" draw:text-style-name="P1" draw:layer="layout" svg:width="2.638cm" svg:height="2.741cm" svg:x="13.902cm" svg:y="7.57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032cm" svg:y="7.709cm" svg:viewBox="0 0 2378 1978" draw:points="0,0 2378,0 2378,1978 0,1978">
              <text:p/>
            </draw:polygon>
            <draw:polygon draw:style-name="gr13" draw:text-style-name="P1" draw:layer="layout" svg:width="2.618cm" svg:height="0.847cm" svg:x="14.018cm" svg:y="10.488cm" svg:viewBox="0 0 2619 848" draw:points="2553,0 2619,56 2619,839 56,848 0,783 205,0">
              <text:p/>
            </draw:polygon>
            <draw:polygon draw:style-name="gr14" draw:text-style-name="P1" draw:layer="layout" svg:width="2.552cm" svg:height="0.782cm" svg:x="14.018cm" svg:y="10.488cm" svg:viewBox="0 0 2553 783" draw:points="205,0 2553,0 2553,783 0,783">
              <text:p/>
            </draw:polygon>
            <draw:polygon draw:style-name="gr2" draw:text-style-name="P1" draw:layer="layout" svg:width="0.149cm" svg:height="0.111cm" svg:x="14.428cm" svg:y="10.581cm" svg:viewBox="0 0 150 112" draw:points="28,0 150,0 122,112 0,112">
              <text:p/>
            </draw:polygon>
            <draw:polygon draw:style-name="gr2" draw:text-style-name="P1" draw:layer="layout" svg:width="0.148cm" svg:height="0.111cm" svg:x="14.68cm" svg:y="10.581cm" svg:viewBox="0 0 149 112" draw:points="19,0 149,0 121,112 0,112">
              <text:p/>
            </draw:polygon>
            <draw:polygon draw:style-name="gr2" draw:text-style-name="P1" draw:layer="layout" svg:width="0.138cm" svg:height="0.111cm" svg:x="14.932cm" svg:y="10.581cm" svg:viewBox="0 0 139 112" draw:points="19,0 139,0 122,112 0,112">
              <text:p/>
            </draw:polygon>
            <draw:polygon draw:style-name="gr2" draw:text-style-name="P1" draw:layer="layout" svg:width="0.138cm" svg:height="0.111cm" svg:x="15.184cm" svg:y="10.581cm" svg:viewBox="0 0 139 112" draw:points="18,0 139,0 121,112 0,112">
              <text:p/>
            </draw:polygon>
            <draw:polygon draw:style-name="gr2" draw:text-style-name="P1" draw:layer="layout" svg:width="0.138cm" svg:height="0.111cm" svg:x="15.435cm" svg:y="10.581cm" svg:viewBox="0 0 139 112" draw:points="19,0 139,0 121,112 0,112">
              <text:p/>
            </draw:polygon>
            <draw:polygon draw:style-name="gr2" draw:text-style-name="P1" draw:layer="layout" svg:width="0.139cm" svg:height="0.111cm" svg:x="15.687cm" svg:y="10.581cm" svg:viewBox="0 0 140 112" draw:points="10,0 140,0 131,112 0,112">
              <text:p/>
            </draw:polygon>
            <draw:polygon draw:style-name="gr2" draw:text-style-name="P1" draw:layer="layout" svg:width="0.13cm" svg:height="0.111cm" svg:x="15.938cm" svg:y="10.581cm" svg:viewBox="0 0 131 112" draw:points="10,0 131,0 131,112 0,112">
              <text:p/>
            </draw:polygon>
            <draw:polygon draw:style-name="gr2" draw:text-style-name="P1" draw:layer="layout" svg:width="0.13cm" svg:height="0.111cm" svg:x="16.19cm" svg:y="10.581cm" svg:viewBox="0 0 131 112" draw:points="10,0 131,0 131,112 0,112">
              <text:p/>
            </draw:polygon>
            <draw:polygon draw:style-name="gr2" draw:text-style-name="P1" draw:layer="layout" svg:width="0.148cm" svg:height="0.111cm" svg:x="14.372cm" svg:y="10.805cm" svg:viewBox="0 0 149 112" draw:points="28,0 149,0 131,112 0,112">
              <text:p/>
            </draw:polygon>
            <draw:polygon draw:style-name="gr2" draw:text-style-name="P1" draw:layer="layout" svg:width="0.157cm" svg:height="0.111cm" svg:x="14.624cm" svg:y="10.805cm" svg:viewBox="0 0 158 112" draw:points="27,0 158,0 131,112 0,112">
              <text:p/>
            </draw:polygon>
            <draw:polygon draw:style-name="gr2" draw:text-style-name="P1" draw:layer="layout" svg:width="0.148cm" svg:height="0.111cm" svg:x="14.885cm" svg:y="10.805cm" svg:viewBox="0 0 149 112" draw:points="28,0 149,0 131,112 0,112">
              <text:p/>
            </draw:polygon>
            <draw:polygon draw:style-name="gr2" draw:text-style-name="P1" draw:layer="layout" svg:width="0.148cm" svg:height="0.111cm" svg:x="15.146cm" svg:y="10.805cm" svg:viewBox="0 0 149 112" draw:points="19,0 149,0 131,112 0,112">
              <text:p/>
            </draw:polygon>
            <draw:polygon draw:style-name="gr2" draw:text-style-name="P1" draw:layer="layout" svg:width="0.138cm" svg:height="0.111cm" svg:x="15.407cm" svg:y="10.805cm" svg:viewBox="0 0 139 112" draw:points="9,0 139,0 121,112 0,112">
              <text:p/>
            </draw:polygon>
            <draw:polygon draw:style-name="gr2" draw:text-style-name="P1" draw:layer="layout" svg:width="0.139cm" svg:height="0.111cm" svg:x="15.659cm" svg:y="10.805cm" svg:viewBox="0 0 140 112" draw:points="19,0 140,0 131,112 0,112">
              <text:p/>
            </draw:polygon>
            <draw:polygon draw:style-name="gr2" draw:text-style-name="P1" draw:layer="layout" svg:width="0.138cm" svg:height="0.111cm" svg:x="15.92cm" svg:y="10.805cm" svg:viewBox="0 0 139 112" draw:points="9,0 139,0 131,112 0,112">
              <text:p/>
            </draw:polygon>
            <draw:polygon draw:style-name="gr2" draw:text-style-name="P1" draw:layer="layout" svg:width="0.13cm" svg:height="0.111cm" svg:x="16.181cm" svg:y="10.805cm" svg:viewBox="0 0 131 112" draw:points="0,0 131,0 131,112 0,112">
              <text:p/>
            </draw:polygon>
            <draw:polygon draw:style-name="gr2" draw:text-style-name="P1" draw:layer="layout" svg:width="0.157cm" svg:height="0.12cm" svg:x="14.317cm" svg:y="11.029cm" svg:viewBox="0 0 158 121" draw:points="27,0 158,0 131,121 0,121">
              <text:p/>
            </draw:polygon>
            <draw:polygon draw:style-name="gr2" draw:text-style-name="P1" draw:layer="layout" svg:width="0.148cm" svg:height="0.12cm" svg:x="14.587cm" svg:y="11.029cm" svg:viewBox="0 0 149 121" draw:points="19,0 149,0 131,121 0,121">
              <text:p/>
            </draw:polygon>
            <draw:polygon draw:style-name="gr2" draw:text-style-name="P1" draw:layer="layout" svg:width="0.148cm" svg:height="0.12cm" svg:x="14.848cm" svg:y="11.029cm" svg:viewBox="0 0 149 121" draw:points="19,0 149,0 131,121 0,121">
              <text:p/>
            </draw:polygon>
            <draw:polygon draw:style-name="gr2" draw:text-style-name="P1" draw:layer="layout" svg:width="0.158cm" svg:height="0.12cm" svg:x="15.109cm" svg:y="11.029cm" svg:viewBox="0 0 159 121" draw:points="19,0 159,0 139,121 0,121">
              <text:p/>
            </draw:polygon>
            <draw:polygon draw:style-name="gr2" draw:text-style-name="P1" draw:layer="layout" svg:width="0.148cm" svg:height="0.12cm" svg:x="15.379cm" svg:y="11.029cm" svg:viewBox="0 0 149 121" draw:points="19,0 149,0 131,121 0,121">
              <text:p/>
            </draw:polygon>
            <draw:polygon draw:style-name="gr2" draw:text-style-name="P1" draw:layer="layout" svg:width="0.148cm" svg:height="0.12cm" svg:x="15.64cm" svg:y="11.029cm" svg:viewBox="0 0 149 121" draw:points="19,0 149,0 131,121 0,121">
              <text:p/>
            </draw:polygon>
            <draw:polygon draw:style-name="gr2" draw:text-style-name="P1" draw:layer="layout" svg:width="0.138cm" svg:height="0.12cm" svg:x="15.911cm" svg:y="11.029cm" svg:viewBox="0 0 139 121" draw:points="9,0 139,0 131,121 0,121">
              <text:p/>
            </draw:polygon>
            <draw:polygon draw:style-name="gr2" draw:text-style-name="P1" draw:layer="layout" svg:width="0.139cm" svg:height="0.12cm" svg:x="16.171cm" svg:y="11.029cm" svg:viewBox="0 0 140 121" draw:points="10,0 140,0 131,121 0,121">
              <text:p/>
            </draw:polygon>
            <draw:polygon draw:style-name="gr13" draw:text-style-name="P1" draw:layer="layout" svg:width="1.104cm" svg:height="2.594cm" svg:x="16.811cm" svg:y="7.663cm" svg:viewBox="0 0 1105 2595" draw:points="1105,2595 85,2594 1,2402 0,1 954,0 1104,162">
              <text:p/>
            </draw:polygon>
            <draw:polygon draw:style-name="gr19" draw:text-style-name="P1" draw:layer="layout" svg:width="0.937cm" svg:height="0.086cm" svg:x="16.881cm" svg:y="7.722cm" svg:viewBox="0 0 938 87" draw:points="938,85 851,1 0,0 45,87">
              <text:p/>
            </draw:polygon>
            <draw:polygon draw:style-name="gr20" draw:text-style-name="P1" draw:layer="layout" svg:width="0.847cm" svg:height="2.221cm" svg:x="16.979cm" svg:y="7.954cm" svg:viewBox="0 0 848 2222" draw:points="0,5 846,0 848,2216 1,2222">
              <text:p/>
            </draw:polygon>
            <draw:polygon draw:style-name="gr2" draw:text-style-name="P1" draw:layer="layout" svg:width="0.511cm" svg:height="0.084cm" svg:x="17.145cm" svg:y="8.215cm" svg:viewBox="0 0 512 85" draw:points="1,0 512,0 510,85 0,85">
              <text:p/>
            </draw:polygon>
            <draw:polygon draw:style-name="gr2" draw:text-style-name="P1" draw:layer="layout" svg:width="0.509cm" svg:height="0.084cm" svg:x="17.147cm" svg:y="8.468cm" svg:viewBox="0 0 510 85" draw:points="0,0 510,0 510,85 0,85">
              <text:p/>
            </draw:polygon>
            <draw:polygon draw:style-name="gr2" draw:text-style-name="P1" draw:layer="layout" svg:width="0.084cm" svg:height="0.084cm" svg:x="17.573cm" svg:y="8.69cm" svg:viewBox="0 0 85 85" draw:points="1,1 85,0 84,84 0,85">
              <text:p/>
            </draw:polygon>
            <draw:polygon draw:style-name="gr1" draw:text-style-name="P1" draw:layer="layout" svg:width="0.084cm" svg:height="0.084cm" svg:x="17.573cm" svg:y="8.894cm" svg:viewBox="0 0 85 85" draw:points="0,1 84,0 85,85 1,85">
              <text:p/>
            </draw:polygon>
            <draw:polygon draw:style-name="gr20" draw:text-style-name="P1" draw:layer="layout" svg:width="0.847cm" svg:height="2.221cm" svg:x="16.98cm" svg:y="7.954cm" svg:viewBox="0 0 848 2222" draw:points="0,5 846,0 848,2216 1,2222">
              <text:p/>
            </draw:polygon>
            <draw:polygon draw:style-name="gr2" draw:text-style-name="P1" draw:layer="layout" svg:width="0.511cm" svg:height="0.084cm" svg:x="17.146cm" svg:y="8.215cm" svg:viewBox="0 0 512 85" draw:points="1,0 512,0 510,85 0,85">
              <text:p/>
            </draw:polygon>
            <draw:polygon draw:style-name="gr2" draw:text-style-name="P1" draw:layer="layout" svg:width="0.509cm" svg:height="0.084cm" svg:x="17.148cm" svg:y="8.468cm" svg:viewBox="0 0 510 85" draw:points="0,0 510,0 510,85 0,85">
              <text:p/>
            </draw:polygon>
            <draw:polygon draw:style-name="gr2" draw:text-style-name="P1" draw:layer="layout" svg:width="0.084cm" svg:height="0.084cm" svg:x="17.573cm" svg:y="8.69cm" svg:viewBox="0 0 85 85" draw:points="1,1 85,0 84,84 0,85">
              <text:p/>
            </draw:polygon>
            <draw:polygon draw:style-name="gr1" draw:text-style-name="P1" draw:layer="layout" svg:width="0.084cm" svg:height="0.084cm" svg:x="17.573cm" svg:y="8.894cm" svg:viewBox="0 0 85 85" draw:points="0,1 84,0 85,85 1,85">
              <text:p/>
            </draw:polygon>
            <draw:polygon draw:style-name="gr13" draw:text-style-name="P1" draw:layer="layout" svg:width="2.638cm" svg:height="2.741cm" svg:x="13.903cm" svg:y="7.57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033cm" svg:y="7.709cm" svg:viewBox="0 0 2378 1978" draw:points="0,0 2378,0 2378,1978 0,1978">
              <text:p/>
            </draw:polygon>
            <draw:polygon draw:style-name="gr13" draw:text-style-name="P1" draw:layer="layout" svg:width="2.618cm" svg:height="0.847cm" svg:x="14.019cm" svg:y="10.488cm" svg:viewBox="0 0 2619 848" draw:points="2553,0 2619,56 2619,839 56,848 0,783 205,0">
              <text:p/>
            </draw:polygon>
            <draw:polygon draw:style-name="gr14" draw:text-style-name="P1" draw:layer="layout" svg:width="2.552cm" svg:height="0.782cm" svg:x="14.019cm" svg:y="10.488cm" svg:viewBox="0 0 2553 783" draw:points="205,0 2553,0 2553,783 0,783">
              <text:p/>
            </draw:polygon>
            <draw:polygon draw:style-name="gr2" draw:text-style-name="P1" draw:layer="layout" svg:width="0.149cm" svg:height="0.111cm" svg:x="14.429cm" svg:y="10.581cm" svg:viewBox="0 0 150 112" draw:points="28,0 150,0 122,112 0,112">
              <text:p/>
            </draw:polygon>
            <draw:polygon draw:style-name="gr2" draw:text-style-name="P1" draw:layer="layout" svg:width="0.148cm" svg:height="0.111cm" svg:x="14.681cm" svg:y="10.581cm" svg:viewBox="0 0 149 112" draw:points="19,0 149,0 121,112 0,112">
              <text:p/>
            </draw:polygon>
            <draw:polygon draw:style-name="gr2" draw:text-style-name="P1" draw:layer="layout" svg:width="0.138cm" svg:height="0.111cm" svg:x="14.932cm" svg:y="10.581cm" svg:viewBox="0 0 139 112" draw:points="19,0 139,0 122,112 0,112">
              <text:p/>
            </draw:polygon>
            <draw:polygon draw:style-name="gr2" draw:text-style-name="P1" draw:layer="layout" svg:width="0.138cm" svg:height="0.111cm" svg:x="15.185cm" svg:y="10.581cm" svg:viewBox="0 0 139 112" draw:points="18,0 139,0 121,112 0,112">
              <text:p/>
            </draw:polygon>
            <draw:polygon draw:style-name="gr2" draw:text-style-name="P1" draw:layer="layout" svg:width="0.138cm" svg:height="0.111cm" svg:x="15.436cm" svg:y="10.581cm" svg:viewBox="0 0 139 112" draw:points="19,0 139,0 121,112 0,112">
              <text:p/>
            </draw:polygon>
            <draw:polygon draw:style-name="gr2" draw:text-style-name="P1" draw:layer="layout" svg:width="0.139cm" svg:height="0.111cm" svg:x="15.688cm" svg:y="10.581cm" svg:viewBox="0 0 140 112" draw:points="10,0 140,0 131,112 0,112">
              <text:p/>
            </draw:polygon>
            <draw:polygon draw:style-name="gr2" draw:text-style-name="P1" draw:layer="layout" svg:width="0.13cm" svg:height="0.111cm" svg:x="15.939cm" svg:y="10.581cm" svg:viewBox="0 0 131 112" draw:points="10,0 131,0 131,112 0,112">
              <text:p/>
            </draw:polygon>
            <draw:polygon draw:style-name="gr2" draw:text-style-name="P1" draw:layer="layout" svg:width="0.13cm" svg:height="0.111cm" svg:x="16.191cm" svg:y="10.581cm" svg:viewBox="0 0 131 112" draw:points="10,0 131,0 131,112 0,112">
              <text:p/>
            </draw:polygon>
            <draw:polygon draw:style-name="gr2" draw:text-style-name="P1" draw:layer="layout" svg:width="0.148cm" svg:height="0.111cm" svg:x="14.373cm" svg:y="10.805cm" svg:viewBox="0 0 149 112" draw:points="28,0 149,0 131,112 0,112">
              <text:p/>
            </draw:polygon>
            <draw:polygon draw:style-name="gr2" draw:text-style-name="P1" draw:layer="layout" svg:width="0.157cm" svg:height="0.111cm" svg:x="14.625cm" svg:y="10.805cm" svg:viewBox="0 0 158 112" draw:points="27,0 158,0 131,112 0,112">
              <text:p/>
            </draw:polygon>
            <draw:polygon draw:style-name="gr2" draw:text-style-name="P1" draw:layer="layout" svg:width="0.148cm" svg:height="0.111cm" svg:x="14.886cm" svg:y="10.805cm" svg:viewBox="0 0 149 112" draw:points="28,0 149,0 131,112 0,112">
              <text:p/>
            </draw:polygon>
            <draw:polygon draw:style-name="gr2" draw:text-style-name="P1" draw:layer="layout" svg:width="0.148cm" svg:height="0.111cm" svg:x="15.147cm" svg:y="10.805cm" svg:viewBox="0 0 149 112" draw:points="19,0 149,0 131,112 0,112">
              <text:p/>
            </draw:polygon>
            <draw:polygon draw:style-name="gr2" draw:text-style-name="P1" draw:layer="layout" svg:width="0.138cm" svg:height="0.111cm" svg:x="15.408cm" svg:y="10.805cm" svg:viewBox="0 0 139 112" draw:points="9,0 139,0 121,112 0,112">
              <text:p/>
            </draw:polygon>
            <draw:polygon draw:style-name="gr2" draw:text-style-name="P1" draw:layer="layout" svg:width="0.139cm" svg:height="0.111cm" svg:x="15.659cm" svg:y="10.805cm" svg:viewBox="0 0 140 112" draw:points="19,0 140,0 131,112 0,112">
              <text:p/>
            </draw:polygon>
            <draw:polygon draw:style-name="gr2" draw:text-style-name="P1" draw:layer="layout" svg:width="0.138cm" svg:height="0.111cm" svg:x="15.921cm" svg:y="10.805cm" svg:viewBox="0 0 139 112" draw:points="9,0 139,0 131,112 0,112">
              <text:p/>
            </draw:polygon>
            <draw:polygon draw:style-name="gr2" draw:text-style-name="P1" draw:layer="layout" svg:width="0.13cm" svg:height="0.111cm" svg:x="16.182cm" svg:y="10.805cm" svg:viewBox="0 0 131 112" draw:points="0,0 131,0 131,112 0,112">
              <text:p/>
            </draw:polygon>
            <draw:polygon draw:style-name="gr2" draw:text-style-name="P1" draw:layer="layout" svg:width="0.157cm" svg:height="0.12cm" svg:x="14.317cm" svg:y="11.029cm" svg:viewBox="0 0 158 121" draw:points="27,0 158,0 131,121 0,121">
              <text:p/>
            </draw:polygon>
            <draw:polygon draw:style-name="gr2" draw:text-style-name="P1" draw:layer="layout" svg:width="0.148cm" svg:height="0.12cm" svg:x="14.587cm" svg:y="11.029cm" svg:viewBox="0 0 149 121" draw:points="19,0 149,0 131,121 0,121">
              <text:p/>
            </draw:polygon>
            <draw:polygon draw:style-name="gr2" draw:text-style-name="P1" draw:layer="layout" svg:width="0.148cm" svg:height="0.12cm" svg:x="14.849cm" svg:y="11.029cm" svg:viewBox="0 0 149 121" draw:points="19,0 149,0 131,121 0,121">
              <text:p/>
            </draw:polygon>
            <draw:polygon draw:style-name="gr2" draw:text-style-name="P1" draw:layer="layout" svg:width="0.158cm" svg:height="0.12cm" svg:x="15.11cm" svg:y="11.029cm" svg:viewBox="0 0 159 121" draw:points="19,0 159,0 139,121 0,121">
              <text:p/>
            </draw:polygon>
            <draw:polygon draw:style-name="gr2" draw:text-style-name="P1" draw:layer="layout" svg:width="0.148cm" svg:height="0.12cm" svg:x="15.38cm" svg:y="11.029cm" svg:viewBox="0 0 149 121" draw:points="19,0 149,0 131,121 0,121">
              <text:p/>
            </draw:polygon>
            <draw:polygon draw:style-name="gr2" draw:text-style-name="P1" draw:layer="layout" svg:width="0.148cm" svg:height="0.12cm" svg:x="15.641cm" svg:y="11.029cm" svg:viewBox="0 0 149 121" draw:points="19,0 149,0 131,121 0,121">
              <text:p/>
            </draw:polygon>
            <draw:polygon draw:style-name="gr2" draw:text-style-name="P1" draw:layer="layout" svg:width="0.138cm" svg:height="0.12cm" svg:x="15.912cm" svg:y="11.029cm" svg:viewBox="0 0 139 121" draw:points="9,0 139,0 131,121 0,121">
              <text:p/>
            </draw:polygon>
            <draw:polygon draw:style-name="gr2" draw:text-style-name="P1" draw:layer="layout" svg:width="0.139cm" svg:height="0.12cm" svg:x="16.172cm" svg:y="11.029cm" svg:viewBox="0 0 140 121" draw:points="10,0 140,0 131,121 0,121">
              <text:p/>
            </draw:polygon>
            <draw:frame draw:style-name="gr4" draw:text-style-name="P1" draw:layer="layout" svg:width="1.671cm" svg:height="1.775cm" svg:x="14.391cm" svg:y="7.88cm">
              <draw:image xlink:href="Pictures/10000201000000A0000000AAAE2D31BC.png" xlink:type="simple" xlink:show="embed" xlink:actuate="onLoad">
                <text:p/>
              </draw:image>
            </draw:frame>
          </draw:g>
          <draw:frame draw:style-name="gr4" draw:text-style-name="P1" xml:id="id1" draw:id="id1" draw:layer="layout" svg:width="4.594cm" svg:height="10.884cm" svg:x="2.071cm" svg:y="3.709cm">
            <draw:image xlink:href="Pictures/100000000000017E000003894EA6EB74.png" xlink:type="simple" xlink:show="embed" xlink:actuate="onLoad">
              <text:p/>
            </draw:image>
          </draw:frame>
          <draw:connector draw:style-name="gr21" draw:text-style-name="P1" draw:layer="layout" svg:x1="6.665cm" svg:y1="9.151cm" svg:x2="12.689cm" svg:y2="9.16cm" draw:start-shape="id1" draw:start-glue-point="1" draw:end-shape="id2" draw:end-glue-point="3" svg:d="m6665 9151h3012v9h3012">
            <text:p text:style-name="P1"><text:span text:style-name="T4">files</text:span><text:line-break/><text:line-break/></text:p>
          </draw:connector>
          <draw:frame draw:style-name="gr22" draw:layer="layout" svg:width="3.893cm" svg:height="0.962cm" svg:x="7.62cm" svg:y="14.538cm">
            <draw:text-box>
              <text:p text:style-name="P1"><text:span text:style-name="T4">config data</text:span></text:p>
            </draw:text-box>
          </draw:frame>
          <draw:connector draw:style-name="gr23" draw:text-style-name="P1" draw:layer="layout" draw:line-skew="0.94cm" svg:x1="15.302cm" svg:y1="11.336cm" svg:x2="4.368cm" svg:y2="14.593cm" draw:start-shape="id2" draw:start-glue-point="2" draw:end-shape="id1" draw:end-glue-point="2" svg:d="m15302 11336v4697h-10934v-1440">
            <text:p/>
          </draw:connector>
        </draw:g>
      </draw:page>
      <draw:page draw:name="page9" draw:style-name="dp1" draw:master-page-name="Standard">
        <draw:custom-shape draw:style-name="gr24" draw:text-style-name="P1" draw:layer="layout" svg:width="17.139cm" svg:height="13.915cm" svg:x="1.306cm" svg:y="1.535cm">
          <text:p/>
          <draw:enhanced-geometry svg:viewBox="0 0 21600 21600" draw:type="rectangle" draw:enhanced-path="M 0 0 L 21600 0 21600 21600 0 21600 0 0 Z N"/>
        </draw:custom-shape>
        <draw:custom-shape draw:style-name="gr25" draw:text-style-name="P1" draw:layer="layout" svg:width="17.079cm" svg:height="7.872cm" svg:x="1.404cm" svg:y="17.868cm">
          <text:p/>
          <draw:enhanced-geometry svg:viewBox="0 0 21600 21600" draw:type="rectangle" draw:enhanced-path="M 0 0 L 21600 0 21600 21600 0 21600 0 0 Z N"/>
        </draw:custom-shape>
        <draw:g xml:id="id4" draw:id="id4">
          <draw:polygon draw:style-name="gr3" draw:text-style-name="P1" draw:layer="layout" svg:width="4.619cm" svg:height="1.545cm" svg:x="12.609cm" svg:y="21.828cm" svg:viewBox="0 0 4620 1546" draw:points="0,0 4620,0 4620,1546 0,1546">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8cm" svg:y="19.763cm" svg:viewBox="0 0 2378 1977" draw:points="0,0 2378,0 2378,1977 0,1977">
            <text:p/>
          </draw:polygon>
          <draw:polygon draw:style-name="gr13" draw:text-style-name="P1" draw:layer="layout" svg:width="2.618cm" svg:height="0.847cm" svg:x="13.344cm" svg:y="22.542cm" svg:viewBox="0 0 2619 848" draw:points="2553,0 2619,56 2619,839 56,848 0,783 205,0">
            <text:p/>
          </draw:polygon>
          <draw:polygon draw:style-name="gr14"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3" draw:text-style-name="P1" draw:layer="layout" svg:width="1.104cm" svg:height="2.594cm" svg:x="16.137cm" svg:y="19.717cm" svg:viewBox="0 0 1105 2595" draw:points="1105,2595 88,2594 1,2402 0,1 954,0 1104,161">
            <text:p/>
          </draw:polygon>
          <draw:polygon draw:style-name="gr19" draw:text-style-name="P1" draw:layer="layout" svg:width="0.94cm" svg:height="0.086cm" svg:x="16.207cm" svg:y="19.776cm" svg:viewBox="0 0 941 87" draw:points="941,85 852,1 0,0 48,87">
            <text:p/>
          </draw:polygon>
          <draw:polygon draw:style-name="gr20"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0"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9cm" svg:y="19.763cm" svg:viewBox="0 0 2378 1977" draw:points="0,0 2378,0 2378,1977 0,1977">
            <text:p/>
          </draw:polygon>
          <draw:polygon draw:style-name="gr13" draw:text-style-name="P1" draw:layer="layout" svg:width="2.618cm" svg:height="0.847cm" svg:x="13.345cm" svg:y="22.542cm" svg:viewBox="0 0 2619 848" draw:points="2553,0 2619,56 2619,839 56,848 0,783 205,0">
            <text:p/>
          </draw:polygon>
          <draw:polygon draw:style-name="gr14"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3"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3" draw:text-style-name="P1" draw:layer="layout" svg:width="1.104cm" svg:height="2.6cm" svg:x="16.434cm" svg:y="20.009cm" svg:viewBox="0 0 1105 2601" draw:points="1105,2601 85,2598 1,2403 0,5 954,0 1104,162">
            <text:p/>
          </draw:polygon>
          <draw:polygon draw:style-name="gr19" draw:text-style-name="P1" draw:layer="layout" svg:width="0.937cm" svg:height="0.084cm" svg:x="16.504cm" svg:y="20.073cm" svg:viewBox="0 0 938 85" draw:points="938,80 852,1 0,0 46,85">
            <text:p/>
          </draw:polygon>
          <draw:polygon draw:style-name="gr20"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0"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3"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3"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2cm" svg:y="20.357cm" svg:viewBox="0 0 2378 1978" draw:points="0,0 2378,0 2378,1978 0,1978">
            <text:p/>
          </draw:polygon>
          <draw:polygon draw:style-name="gr13" draw:text-style-name="P1" draw:layer="layout" svg:width="2.618cm" svg:height="0.847cm" svg:x="13.938cm" svg:y="23.136cm" svg:viewBox="0 0 2619 848" draw:points="2553,0 2619,56 2619,839 56,848 0,783 205,0">
            <text:p/>
          </draw:polygon>
          <draw:polygon draw:style-name="gr14"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3" draw:text-style-name="P1" draw:layer="layout" svg:width="1.104cm" svg:height="2.594cm" svg:x="16.731cm" svg:y="20.311cm" svg:viewBox="0 0 1105 2595" draw:points="1105,2595 85,2594 1,2402 0,1 954,0 1104,162">
            <text:p/>
          </draw:polygon>
          <draw:polygon draw:style-name="gr19" draw:text-style-name="P1" draw:layer="layout" svg:width="0.937cm" svg:height="0.086cm" svg:x="16.801cm" svg:y="20.37cm" svg:viewBox="0 0 938 87" draw:points="938,85 851,1 0,0 45,87">
            <text:p/>
          </draw:polygon>
          <draw:polygon draw:style-name="gr20"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0"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3"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3cm" svg:y="20.357cm" svg:viewBox="0 0 2378 1978" draw:points="0,0 2378,0 2378,1978 0,1978">
            <text:p/>
          </draw:polygon>
          <draw:polygon draw:style-name="gr13" draw:text-style-name="P1" draw:layer="layout" svg:width="2.618cm" svg:height="0.847cm" svg:x="13.939cm" svg:y="23.136cm" svg:viewBox="0 0 2619 848" draw:points="2553,0 2619,56 2619,839 56,848 0,783 205,0">
            <text:p/>
          </draw:polygon>
          <draw:polygon draw:style-name="gr14"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3" draw:id="id3" draw:layer="layout" svg:width="4.594cm" svg:height="10.884cm" svg:x="4.517cm" svg:y="2.27cm">
          <draw:image xlink:href="Pictures/100000000000017E000003894EA6EB74.png" xlink:type="simple" xlink:show="embed" xlink:actuate="onLoad">
            <text:p/>
          </draw:image>
        </draw:frame>
        <draw:connector draw:style-name="gr21" draw:text-style-name="P1" draw:layer="layout" svg:x1="6.814cm" svg:y1="13.154cm" svg:x2="15.222cm" svg:y2="19.632cm" draw:start-shape="id3" draw:end-shape="id4" svg:d="m6814 13154v3239h8408v3239">
          <text:p text:style-name="P1"><text:span text:style-name="T4"/></text:p>
          <text:p text:style-name="P1"/>
          <text:p text:style-name="P1"/>
          <text:p text:style-name="P1"/>
          <text:p text:style-name="P1"/>
        </draw:connector>
        <draw:connector draw:style-name="gr21" draw:text-style-name="P1" draw:layer="layout" svg:x1="8.237cm" svg:y1="21.815cm" svg:x2="12.609cm" svg:y2="21.808cm" draw:start-shape="id5" draw:start-glue-point="1" draw:end-shape="id4" draw:end-glue-point="3" svg:d="m8237 21815h2186v-7h2186">
          <text:p text:style-name="P1"><text:span text:style-name="T4">files</text:span><text:line-break/><text:line-break/></text:p>
        </draw:connector>
        <draw:frame draw:style-name="gr4" draw:text-style-name="P1" xml:id="id5" draw:id="id5" draw:layer="layout" svg:width="3.88cm" svg:height="6.349cm" svg:x="4.357cm" svg:y="18.641cm">
          <draw:image xlink:href="Pictures/100000000000017E00000271840CCD2B.png" xlink:type="simple" xlink:show="embed" xlink:actuate="onLoad">
            <text:p/>
          </draw:image>
        </draw:frame>
        <draw:connector draw:style-name="gr26" draw:text-style-name="P1" draw:layer="layout" draw:line-skew="-1.054cm" svg:x1="4.517cm" svg:y1="7.712cm" svg:x2="4.357cm" svg:y2="21.815cm" draw:start-shape="id3" draw:start-glue-point="3" draw:end-shape="id5" svg:d="m4517 7712h-1714v14103h1554">
          <text:p/>
        </draw:connector>
        <draw:frame draw:style-name="gr22" draw:layer="layout" svg:width="3.893cm" svg:height="0.962cm" svg:x="9.715cm" svg:y="14.092cm">
          <draw:text-box>
            <text:p text:style-name="P1"><text:span text:style-name="T4">config data</text:span></text:p>
          </draw:text-box>
        </draw:frame>
        <draw:frame draw:style-name="gr27" draw:text-style-name="P2" draw:layer="layout" svg:width="6.141cm" svg:height="1.85cm" svg:x="10.583cm" svg:y="1.503cm">
          <draw:text-box>
            <text:p><text:span text:style-name="T4">central LAN</text:span></text:p>
          </draw:text-box>
        </draw:frame>
        <draw:frame draw:style-name="gr28" draw:text-style-name="P2" draw:layer="layout" svg:width="5.22cm" svg:height="1.1cm" svg:x="9.112cm" svg:y="17.899cm">
          <draw:text-box>
            <text:p><text:span text:style-name="T4">decentral LAN</text:span></text:p>
          </draw:text-box>
        </draw:frame>
      </draw:page>
      <draw:page draw:name="page10" draw:style-name="dp1" draw:master-page-name="Standard">
        <draw:custom-shape draw:style-name="gr24" draw:text-style-name="P1" draw:layer="layout" svg:width="17.139cm" svg:height="13.915cm" svg:x="1.306cm" svg:y="1.535cm">
          <text:p/>
          <draw:enhanced-geometry svg:viewBox="0 0 21600 21600" draw:type="rectangle" draw:enhanced-path="M 0 0 L 21600 0 21600 21600 0 21600 0 0 Z N"/>
        </draw:custom-shape>
        <draw:custom-shape draw:style-name="gr25" draw:text-style-name="P1" draw:layer="layout" svg:width="17.079cm" svg:height="7.872cm" svg:x="1.404cm" svg:y="17.868cm">
          <text:p/>
          <draw:enhanced-geometry svg:viewBox="0 0 21600 21600" draw:type="rectangle" draw:enhanced-path="M 0 0 L 21600 0 21600 21600 0 21600 0 0 Z N"/>
        </draw:custom-shape>
        <draw:g xml:id="id7" draw:id="id7">
          <draw:polygon draw:style-name="gr3" draw:text-style-name="P1" draw:layer="layout" svg:width="4.619cm" svg:height="1.545cm" svg:x="12.609cm" svg:y="21.828cm" svg:viewBox="0 0 4620 1546" draw:points="0,0 4620,0 4620,1546 0,1546">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8cm" svg:y="19.763cm" svg:viewBox="0 0 2378 1977" draw:points="0,0 2378,0 2378,1977 0,1977">
            <text:p/>
          </draw:polygon>
          <draw:polygon draw:style-name="gr13" draw:text-style-name="P1" draw:layer="layout" svg:width="2.618cm" svg:height="0.847cm" svg:x="13.344cm" svg:y="22.542cm" svg:viewBox="0 0 2619 848" draw:points="2553,0 2619,56 2619,839 56,848 0,783 205,0">
            <text:p/>
          </draw:polygon>
          <draw:polygon draw:style-name="gr14"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3" draw:text-style-name="P1" draw:layer="layout" svg:width="1.104cm" svg:height="2.594cm" svg:x="16.137cm" svg:y="19.717cm" svg:viewBox="0 0 1105 2595" draw:points="1105,2595 88,2594 1,2402 0,1 954,0 1104,161">
            <text:p/>
          </draw:polygon>
          <draw:polygon draw:style-name="gr19" draw:text-style-name="P1" draw:layer="layout" svg:width="0.94cm" svg:height="0.086cm" svg:x="16.207cm" svg:y="19.776cm" svg:viewBox="0 0 941 87" draw:points="941,85 852,1 0,0 48,87">
            <text:p/>
          </draw:polygon>
          <draw:polygon draw:style-name="gr20"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0"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9cm" svg:y="19.763cm" svg:viewBox="0 0 2378 1977" draw:points="0,0 2378,0 2378,1977 0,1977">
            <text:p/>
          </draw:polygon>
          <draw:polygon draw:style-name="gr13" draw:text-style-name="P1" draw:layer="layout" svg:width="2.618cm" svg:height="0.847cm" svg:x="13.345cm" svg:y="22.542cm" svg:viewBox="0 0 2619 848" draw:points="2553,0 2619,56 2619,839 56,848 0,783 205,0">
            <text:p/>
          </draw:polygon>
          <draw:polygon draw:style-name="gr14"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3"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3" draw:text-style-name="P1" draw:layer="layout" svg:width="1.104cm" svg:height="2.6cm" svg:x="16.434cm" svg:y="20.009cm" svg:viewBox="0 0 1105 2601" draw:points="1105,2601 85,2598 1,2403 0,5 954,0 1104,162">
            <text:p/>
          </draw:polygon>
          <draw:polygon draw:style-name="gr19" draw:text-style-name="P1" draw:layer="layout" svg:width="0.937cm" svg:height="0.084cm" svg:x="16.504cm" svg:y="20.073cm" svg:viewBox="0 0 938 85" draw:points="938,80 852,1 0,0 46,85">
            <text:p/>
          </draw:polygon>
          <draw:polygon draw:style-name="gr20"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0"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3"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3"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2cm" svg:y="20.357cm" svg:viewBox="0 0 2378 1978" draw:points="0,0 2378,0 2378,1978 0,1978">
            <text:p/>
          </draw:polygon>
          <draw:polygon draw:style-name="gr13" draw:text-style-name="P1" draw:layer="layout" svg:width="2.618cm" svg:height="0.847cm" svg:x="13.938cm" svg:y="23.136cm" svg:viewBox="0 0 2619 848" draw:points="2553,0 2619,56 2619,839 56,848 0,783 205,0">
            <text:p/>
          </draw:polygon>
          <draw:polygon draw:style-name="gr14"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3" draw:text-style-name="P1" draw:layer="layout" svg:width="1.104cm" svg:height="2.594cm" svg:x="16.731cm" svg:y="20.311cm" svg:viewBox="0 0 1105 2595" draw:points="1105,2595 85,2594 1,2402 0,1 954,0 1104,162">
            <text:p/>
          </draw:polygon>
          <draw:polygon draw:style-name="gr19" draw:text-style-name="P1" draw:layer="layout" svg:width="0.937cm" svg:height="0.086cm" svg:x="16.801cm" svg:y="20.37cm" svg:viewBox="0 0 938 87" draw:points="938,85 851,1 0,0 45,87">
            <text:p/>
          </draw:polygon>
          <draw:polygon draw:style-name="gr20"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0"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3"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3cm" svg:y="20.357cm" svg:viewBox="0 0 2378 1978" draw:points="0,0 2378,0 2378,1978 0,1978">
            <text:p/>
          </draw:polygon>
          <draw:polygon draw:style-name="gr13" draw:text-style-name="P1" draw:layer="layout" svg:width="2.618cm" svg:height="0.847cm" svg:x="13.939cm" svg:y="23.136cm" svg:viewBox="0 0 2619 848" draw:points="2553,0 2619,56 2619,839 56,848 0,783 205,0">
            <text:p/>
          </draw:polygon>
          <draw:polygon draw:style-name="gr14"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6" draw:id="id6" draw:layer="layout" svg:width="4.594cm" svg:height="10.884cm" svg:x="4.517cm" svg:y="2.27cm">
          <draw:image xlink:href="Pictures/100000000000017E000003894EA6EB74.png" xlink:type="simple" xlink:show="embed" xlink:actuate="onLoad">
            <text:p/>
          </draw:image>
        </draw:frame>
        <draw:connector draw:style-name="gr21" draw:text-style-name="P1" draw:layer="layout" svg:x1="6.814cm" svg:y1="13.154cm" svg:x2="15.222cm" svg:y2="19.632cm" draw:start-shape="id6" draw:end-shape="id7" svg:d="m6814 13154v3239h8408v3239">
          <text:p text:style-name="P1"><text:span text:style-name="T4"/></text:p>
          <text:p text:style-name="P1"/>
          <text:p text:style-name="P1"/>
          <text:p text:style-name="P1"/>
          <text:p text:style-name="P1"/>
        </draw:connector>
        <draw:connector draw:style-name="gr21" draw:text-style-name="P1" draw:layer="layout" svg:x1="8.284cm" svg:y1="21.83cm" svg:x2="12.609cm" svg:y2="21.808cm" draw:start-shape="id8" draw:start-glue-point="1" draw:end-shape="id7" draw:end-glue-point="3" svg:d="m8284 21830h2163v-22h2162">
          <text:p text:style-name="P1"><text:span text:style-name="T4">files</text:span><text:line-break/><text:line-break/></text:p>
        </draw:connector>
        <draw:frame draw:style-name="gr4" draw:text-style-name="P1" xml:id="id8" draw:id="id8" draw:layer="layout" svg:width="3.88cm" svg:height="6.349cm" svg:x="4.404cm" svg:y="18.656cm">
          <draw:image xlink:href="Pictures/100000000000017E00000271840CCD2B.png" xlink:type="simple" xlink:show="embed" xlink:actuate="onLoad">
            <text:p/>
          </draw:image>
        </draw:frame>
        <draw:connector draw:style-name="gr26" draw:text-style-name="P1" draw:layer="layout" svg:x1="4.517cm" svg:y1="7.712cm" svg:x2="4.404cm" svg:y2="21.83cm" draw:start-shape="id6" draw:start-glue-point="3" draw:end-shape="id8" svg:d="m4517 7712h-613v14118h500">
          <text:p/>
        </draw:connector>
        <draw:frame draw:style-name="gr22" draw:layer="layout" svg:width="3.893cm" svg:height="0.962cm" svg:x="9.715cm" svg:y="14.092cm">
          <draw:text-box>
            <text:p text:style-name="P1"><text:span text:style-name="T4">config data</text:span></text:p>
          </draw:text-box>
        </draw:frame>
        <draw:frame draw:style-name="gr27" draw:text-style-name="P2" draw:layer="layout" svg:width="6.141cm" svg:height="1.85cm" svg:x="10.583cm" svg:y="1.503cm">
          <draw:text-box>
            <text:p><text:span text:style-name="T4">Zentrale</text:span></text:p>
          </draw:text-box>
        </draw:frame>
        <draw:frame draw:style-name="gr28" draw:text-style-name="P2" draw:layer="layout" svg:width="4.769cm" svg:height="1.1cm" svg:x="9.112cm" svg:y="17.899cm">
          <draw:text-box>
            <text:p><text:span text:style-name="T4">Schule</text:span></text:p>
          </draw:text-box>
        </draw:frame>
      </draw:page>
      <draw:page draw:name="page11" draw:style-name="dp1" draw:master-page-name="Standard">
        <draw:frame draw:style-name="gr4" draw:text-style-name="P1" xml:id="id9" draw:id="id9" draw:layer="layout" svg:width="4.594cm" svg:height="10.884cm" svg:x="3.017cm" svg:y="12.596cm">
          <draw:image xlink:href="Pictures/100000000000017E000003894EA6EB74.png" xlink:type="simple" xlink:show="embed" xlink:actuate="onLoad">
            <text:p/>
          </draw:image>
        </draw:frame>
        <draw:frame draw:style-name="gr4" draw:text-style-name="P1" xml:id="id10" draw:id="id10" draw:layer="layout" svg:width="3.88cm" svg:height="6.349cm" svg:x="4.022cm" svg:y="2.841cm">
          <draw:image xlink:href="Pictures/100000000000017E00000271840CCD2B.png" xlink:type="simple" xlink:show="embed" xlink:actuate="onLoad">
            <text:p/>
          </draw:image>
        </draw:frame>
        <draw:connector draw:style-name="gr26" draw:text-style-name="P1" draw:layer="layout" draw:line-skew="-1.015cm" svg:x1="3.017cm" svg:y1="18.038cm" svg:x2="4.022cm" svg:y2="6.015cm" draw:start-shape="id9" draw:start-glue-point="3" draw:end-shape="id10" svg:d="m3017 18038h-1515v-12023h2520">
          <text:p/>
        </draw:connector>
        <draw:g xml:id="id11" draw:id="id11">
          <draw:polygon draw:style-name="gr3" draw:text-style-name="P1" draw:layer="layout" svg:width="4.619cm" svg:height="1.545cm" svg:x="13.635cm" svg:y="18.067cm" svg:viewBox="0 0 4620 1546" draw:points="0,0 4620,0 4620,1546 0,1546">
            <text:p/>
          </draw:polygon>
          <draw:polygon draw:style-name="gr13" draw:text-style-name="P1" draw:layer="layout" svg:width="2.638cm" svg:height="2.741cm" svg:x="14.254cm" svg:y="15.87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4.384cm" svg:y="16.002cm" svg:viewBox="0 0 2378 1977" draw:points="0,0 2378,0 2378,1977 0,1977">
            <text:p/>
          </draw:polygon>
          <draw:polygon draw:style-name="gr13" draw:text-style-name="P1" draw:layer="layout" svg:width="2.618cm" svg:height="0.847cm" svg:x="14.37cm" svg:y="18.781cm" svg:viewBox="0 0 2619 848" draw:points="2553,0 2619,56 2619,839 56,848 0,783 205,0">
            <text:p/>
          </draw:polygon>
          <draw:polygon draw:style-name="gr14" draw:text-style-name="P1" draw:layer="layout" svg:width="2.552cm" svg:height="0.782cm" svg:x="14.37cm" svg:y="18.781cm" svg:viewBox="0 0 2553 783" draw:points="205,0 2553,0 2553,783 0,783">
            <text:p/>
          </draw:polygon>
          <draw:polygon draw:style-name="gr2" draw:text-style-name="P1" draw:layer="layout" svg:width="0.149cm" svg:height="0.111cm" svg:x="14.78cm" svg:y="18.874cm" svg:viewBox="0 0 150 112" draw:points="28,0 150,0 122,112 0,112">
            <text:p/>
          </draw:polygon>
          <draw:polygon draw:style-name="gr2" draw:text-style-name="P1" draw:layer="layout" svg:width="0.148cm" svg:height="0.111cm" svg:x="15.032cm" svg:y="18.874cm" svg:viewBox="0 0 149 112" draw:points="19,0 149,0 121,112 0,112">
            <text:p/>
          </draw:polygon>
          <draw:polygon draw:style-name="gr2" draw:text-style-name="P1" draw:layer="layout" svg:width="0.138cm" svg:height="0.111cm" svg:x="15.283cm" svg:y="18.874cm" svg:viewBox="0 0 139 112" draw:points="19,0 139,0 122,112 0,112">
            <text:p/>
          </draw:polygon>
          <draw:polygon draw:style-name="gr2" draw:text-style-name="P1" draw:layer="layout" svg:width="0.138cm" svg:height="0.111cm" svg:x="15.536cm" svg:y="18.874cm" svg:viewBox="0 0 139 112" draw:points="18,0 139,0 121,112 0,112">
            <text:p/>
          </draw:polygon>
          <draw:polygon draw:style-name="gr2" draw:text-style-name="P1" draw:layer="layout" svg:width="0.138cm" svg:height="0.111cm" svg:x="15.787cm" svg:y="18.874cm" svg:viewBox="0 0 139 112" draw:points="19,0 139,0 121,112 0,112">
            <text:p/>
          </draw:polygon>
          <draw:polygon draw:style-name="gr2" draw:text-style-name="P1" draw:layer="layout" svg:width="0.139cm" svg:height="0.111cm" svg:x="16.039cm" svg:y="18.874cm" svg:viewBox="0 0 140 112" draw:points="10,0 140,0 131,112 0,112">
            <text:p/>
          </draw:polygon>
          <draw:polygon draw:style-name="gr2" draw:text-style-name="P1" draw:layer="layout" svg:width="0.13cm" svg:height="0.111cm" svg:x="16.29cm" svg:y="18.874cm" svg:viewBox="0 0 131 112" draw:points="10,0 131,0 131,112 0,112">
            <text:p/>
          </draw:polygon>
          <draw:polygon draw:style-name="gr2" draw:text-style-name="P1" draw:layer="layout" svg:width="0.13cm" svg:height="0.111cm" svg:x="16.542cm" svg:y="18.874cm" svg:viewBox="0 0 131 112" draw:points="10,0 131,0 131,112 0,112">
            <text:p/>
          </draw:polygon>
          <draw:polygon draw:style-name="gr2" draw:text-style-name="P1" draw:layer="layout" svg:width="0.148cm" svg:height="0.111cm" svg:x="14.724cm" svg:y="19.098cm" svg:viewBox="0 0 149 112" draw:points="28,0 149,0 131,112 0,112">
            <text:p/>
          </draw:polygon>
          <draw:polygon draw:style-name="gr2" draw:text-style-name="P1" draw:layer="layout" svg:width="0.157cm" svg:height="0.111cm" svg:x="14.976cm" svg:y="19.098cm" svg:viewBox="0 0 158 112" draw:points="27,0 158,0 131,112 0,112">
            <text:p/>
          </draw:polygon>
          <draw:polygon draw:style-name="gr2" draw:text-style-name="P1" draw:layer="layout" svg:width="0.148cm" svg:height="0.111cm" svg:x="15.237cm" svg:y="19.098cm" svg:viewBox="0 0 149 112" draw:points="28,0 149,0 131,112 0,112">
            <text:p/>
          </draw:polygon>
          <draw:polygon draw:style-name="gr2" draw:text-style-name="P1" draw:layer="layout" svg:width="0.148cm" svg:height="0.111cm" svg:x="15.498cm" svg:y="19.098cm" svg:viewBox="0 0 149 112" draw:points="19,0 149,0 131,112 0,112">
            <text:p/>
          </draw:polygon>
          <draw:polygon draw:style-name="gr2" draw:text-style-name="P1" draw:layer="layout" svg:width="0.138cm" svg:height="0.111cm" svg:x="15.759cm" svg:y="19.098cm" svg:viewBox="0 0 139 112" draw:points="9,0 139,0 121,112 0,112">
            <text:p/>
          </draw:polygon>
          <draw:polygon draw:style-name="gr2" draw:text-style-name="P1" draw:layer="layout" svg:width="0.139cm" svg:height="0.111cm" svg:x="16.01cm" svg:y="19.098cm" svg:viewBox="0 0 140 112" draw:points="19,0 140,0 131,112 0,112">
            <text:p/>
          </draw:polygon>
          <draw:polygon draw:style-name="gr2" draw:text-style-name="P1" draw:layer="layout" svg:width="0.138cm" svg:height="0.111cm" svg:x="16.272cm" svg:y="19.098cm" svg:viewBox="0 0 139 112" draw:points="9,0 139,0 131,112 0,112">
            <text:p/>
          </draw:polygon>
          <draw:polygon draw:style-name="gr2" draw:text-style-name="P1" draw:layer="layout" svg:width="0.13cm" svg:height="0.111cm" svg:x="16.533cm" svg:y="19.098cm" svg:viewBox="0 0 131 112" draw:points="0,0 131,0 131,112 0,112">
            <text:p/>
          </draw:polygon>
          <draw:polygon draw:style-name="gr2" draw:text-style-name="P1" draw:layer="layout" svg:width="0.157cm" svg:height="0.12cm" svg:x="14.668cm" svg:y="19.322cm" svg:viewBox="0 0 158 121" draw:points="27,0 158,0 131,121 0,121">
            <text:p/>
          </draw:polygon>
          <draw:polygon draw:style-name="gr2" draw:text-style-name="P1" draw:layer="layout" svg:width="0.148cm" svg:height="0.12cm" svg:x="14.938cm" svg:y="19.322cm" svg:viewBox="0 0 149 121" draw:points="19,0 149,0 131,121 0,121">
            <text:p/>
          </draw:polygon>
          <draw:polygon draw:style-name="gr2" draw:text-style-name="P1" draw:layer="layout" svg:width="0.148cm" svg:height="0.12cm" svg:x="15.2cm" svg:y="19.322cm" svg:viewBox="0 0 149 121" draw:points="19,0 149,0 131,121 0,121">
            <text:p/>
          </draw:polygon>
          <draw:polygon draw:style-name="gr2" draw:text-style-name="P1" draw:layer="layout" svg:width="0.158cm" svg:height="0.12cm" svg:x="15.461cm" svg:y="19.322cm" svg:viewBox="0 0 159 121" draw:points="19,0 159,0 139,121 0,121">
            <text:p/>
          </draw:polygon>
          <draw:polygon draw:style-name="gr2" draw:text-style-name="P1" draw:layer="layout" svg:width="0.148cm" svg:height="0.12cm" svg:x="15.731cm" svg:y="19.322cm" svg:viewBox="0 0 149 121" draw:points="19,0 149,0 131,121 0,121">
            <text:p/>
          </draw:polygon>
          <draw:polygon draw:style-name="gr2" draw:text-style-name="P1" draw:layer="layout" svg:width="0.148cm" svg:height="0.12cm" svg:x="15.992cm" svg:y="19.322cm" svg:viewBox="0 0 149 121" draw:points="19,0 149,0 131,121 0,121">
            <text:p/>
          </draw:polygon>
          <draw:polygon draw:style-name="gr2" draw:text-style-name="P1" draw:layer="layout" svg:width="0.138cm" svg:height="0.12cm" svg:x="16.263cm" svg:y="19.322cm" svg:viewBox="0 0 139 121" draw:points="9,0 139,0 131,121 0,121">
            <text:p/>
          </draw:polygon>
          <draw:polygon draw:style-name="gr2" draw:text-style-name="P1" draw:layer="layout" svg:width="0.139cm" svg:height="0.12cm" svg:x="16.523cm" svg:y="19.322cm" svg:viewBox="0 0 140 121" draw:points="10,0 140,0 131,121 0,121">
            <text:p/>
          </draw:polygon>
          <draw:polygon draw:style-name="gr13" draw:text-style-name="P1" draw:layer="layout" svg:width="1.104cm" svg:height="2.594cm" svg:x="17.163cm" svg:y="15.956cm" svg:viewBox="0 0 1105 2595" draw:points="1105,2595 88,2594 1,2402 0,1 954,0 1104,161">
            <text:p/>
          </draw:polygon>
          <draw:polygon draw:style-name="gr19" draw:text-style-name="P1" draw:layer="layout" svg:width="0.94cm" svg:height="0.086cm" svg:x="17.233cm" svg:y="16.015cm" svg:viewBox="0 0 941 87" draw:points="941,85 852,1 0,0 48,87">
            <text:p/>
          </draw:polygon>
          <draw:polygon draw:style-name="gr20" draw:text-style-name="P1" draw:layer="layout" svg:width="0.852cm" svg:height="2.218cm" svg:x="17.331cm" svg:y="16.249cm" svg:viewBox="0 0 853 2219" draw:points="0,3 846,0 853,2216 7,2219">
            <text:p/>
          </draw:polygon>
          <draw:polygon draw:style-name="gr2" draw:text-style-name="P1" draw:layer="layout" svg:width="0.511cm" svg:height="0.086cm" svg:x="17.497cm" svg:y="16.508cm" svg:viewBox="0 0 512 87" draw:points="1,0 512,2 510,87 0,85">
            <text:p/>
          </draw:polygon>
          <draw:polygon draw:style-name="gr2" draw:text-style-name="P1" draw:layer="layout" svg:width="0.509cm" svg:height="0.086cm" svg:x="17.499cm" svg:y="16.76cm" svg:viewBox="0 0 510 87" draw:points="0,0 510,2 510,87 0,85">
            <text:p/>
          </draw:polygon>
          <draw:polygon draw:style-name="gr2" draw:text-style-name="P1" draw:layer="layout" svg:width="0.084cm" svg:height="0.084cm" svg:x="17.924cm" svg:y="16.983cm" svg:viewBox="0 0 85 85" draw:points="1,1 85,0 84,84 0,85">
            <text:p/>
          </draw:polygon>
          <draw:polygon draw:style-name="gr1" draw:text-style-name="P1" draw:layer="layout" svg:width="0.087cm" svg:height="0.084cm" svg:x="17.92cm" svg:y="17.187cm" svg:viewBox="0 0 88 85" draw:points="4,1 88,0 84,85 0,85">
            <text:p/>
          </draw:polygon>
          <draw:polygon draw:style-name="gr20" draw:text-style-name="P1" draw:layer="layout" svg:width="0.852cm" svg:height="2.218cm" svg:x="17.332cm" svg:y="16.249cm" svg:viewBox="0 0 853 2219" draw:points="0,3 846,0 853,2216 7,2219">
            <text:p/>
          </draw:polygon>
          <draw:polygon draw:style-name="gr2" draw:text-style-name="P1" draw:layer="layout" svg:width="0.511cm" svg:height="0.086cm" svg:x="17.498cm" svg:y="16.508cm" svg:viewBox="0 0 512 87" draw:points="1,0 512,2 510,87 0,85">
            <text:p/>
          </draw:polygon>
          <draw:polygon draw:style-name="gr2" draw:text-style-name="P1" draw:layer="layout" svg:width="0.509cm" svg:height="0.086cm" svg:x="17.499cm" svg:y="16.76cm" svg:viewBox="0 0 510 87" draw:points="0,0 510,2 510,87 0,85">
            <text:p/>
          </draw:polygon>
          <draw:polygon draw:style-name="gr2" draw:text-style-name="P1" draw:layer="layout" svg:width="0.084cm" svg:height="0.084cm" svg:x="17.925cm" svg:y="16.983cm" svg:viewBox="0 0 85 85" draw:points="1,1 85,0 84,84 0,85">
            <text:p/>
          </draw:polygon>
          <draw:polygon draw:style-name="gr1" draw:text-style-name="P1" draw:layer="layout" svg:width="0.087cm" svg:height="0.084cm" svg:x="17.921cm" svg:y="17.187cm" svg:viewBox="0 0 88 85" draw:points="4,1 88,0 84,85 0,85">
            <text:p/>
          </draw:polygon>
          <draw:polygon draw:style-name="gr13" draw:text-style-name="P1" draw:layer="layout" svg:width="2.638cm" svg:height="2.741cm" svg:x="14.254cm" svg:y="15.87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4.385cm" svg:y="16.002cm" svg:viewBox="0 0 2378 1977" draw:points="0,0 2378,0 2378,1977 0,1977">
            <text:p/>
          </draw:polygon>
          <draw:polygon draw:style-name="gr13" draw:text-style-name="P1" draw:layer="layout" svg:width="2.618cm" svg:height="0.847cm" svg:x="14.371cm" svg:y="18.781cm" svg:viewBox="0 0 2619 848" draw:points="2553,0 2619,56 2619,839 56,848 0,783 205,0">
            <text:p/>
          </draw:polygon>
          <draw:polygon draw:style-name="gr14" draw:text-style-name="P1" draw:layer="layout" svg:width="2.552cm" svg:height="0.782cm" svg:x="14.371cm" svg:y="18.781cm" svg:viewBox="0 0 2553 783" draw:points="205,0 2553,0 2553,783 0,783">
            <text:p/>
          </draw:polygon>
          <draw:polygon draw:style-name="gr2" draw:text-style-name="P1" draw:layer="layout" svg:width="0.149cm" svg:height="0.111cm" svg:x="14.78cm" svg:y="18.874cm" svg:viewBox="0 0 150 112" draw:points="28,0 150,0 122,112 0,112">
            <text:p/>
          </draw:polygon>
          <draw:polygon draw:style-name="gr2" draw:text-style-name="P1" draw:layer="layout" svg:width="0.148cm" svg:height="0.111cm" svg:x="15.033cm" svg:y="18.874cm" svg:viewBox="0 0 149 112" draw:points="19,0 149,0 121,112 0,112">
            <text:p/>
          </draw:polygon>
          <draw:polygon draw:style-name="gr2" draw:text-style-name="P1" draw:layer="layout" svg:width="0.138cm" svg:height="0.111cm" svg:x="15.284cm" svg:y="18.874cm" svg:viewBox="0 0 139 112" draw:points="19,0 139,0 122,112 0,112">
            <text:p/>
          </draw:polygon>
          <draw:polygon draw:style-name="gr2" draw:text-style-name="P1" draw:layer="layout" svg:width="0.138cm" svg:height="0.111cm" svg:x="15.536cm" svg:y="18.874cm" svg:viewBox="0 0 139 112" draw:points="18,0 139,0 121,112 0,112">
            <text:p/>
          </draw:polygon>
          <draw:polygon draw:style-name="gr2" draw:text-style-name="P1" draw:layer="layout" svg:width="0.138cm" svg:height="0.111cm" svg:x="15.788cm" svg:y="18.874cm" svg:viewBox="0 0 139 112" draw:points="19,0 139,0 121,112 0,112">
            <text:p/>
          </draw:polygon>
          <draw:polygon draw:style-name="gr2" draw:text-style-name="P1" draw:layer="layout" svg:width="0.139cm" svg:height="0.111cm" svg:x="16.039cm" svg:y="18.874cm" svg:viewBox="0 0 140 112" draw:points="10,0 140,0 131,112 0,112">
            <text:p/>
          </draw:polygon>
          <draw:polygon draw:style-name="gr2" draw:text-style-name="P1" draw:layer="layout" svg:width="0.13cm" svg:height="0.111cm" svg:x="16.291cm" svg:y="18.874cm" svg:viewBox="0 0 131 112" draw:points="10,0 131,0 131,112 0,112">
            <text:p/>
          </draw:polygon>
          <draw:polygon draw:style-name="gr2" draw:text-style-name="P1" draw:layer="layout" svg:width="0.13cm" svg:height="0.111cm" svg:x="16.542cm" svg:y="18.874cm" svg:viewBox="0 0 131 112" draw:points="10,0 131,0 131,112 0,112">
            <text:p/>
          </draw:polygon>
          <draw:polygon draw:style-name="gr2" draw:text-style-name="P1" draw:layer="layout" svg:width="0.148cm" svg:height="0.111cm" svg:x="14.725cm" svg:y="19.098cm" svg:viewBox="0 0 149 112" draw:points="28,0 149,0 131,112 0,112">
            <text:p/>
          </draw:polygon>
          <draw:polygon draw:style-name="gr2" draw:text-style-name="P1" draw:layer="layout" svg:width="0.157cm" svg:height="0.111cm" svg:x="14.977cm" svg:y="19.098cm" svg:viewBox="0 0 158 112" draw:points="27,0 158,0 131,112 0,112">
            <text:p/>
          </draw:polygon>
          <draw:polygon draw:style-name="gr2" draw:text-style-name="P1" draw:layer="layout" svg:width="0.148cm" svg:height="0.111cm" svg:x="15.237cm" svg:y="19.098cm" svg:viewBox="0 0 149 112" draw:points="28,0 149,0 131,112 0,112">
            <text:p/>
          </draw:polygon>
          <draw:polygon draw:style-name="gr2" draw:text-style-name="P1" draw:layer="layout" svg:width="0.148cm" svg:height="0.111cm" svg:x="15.499cm" svg:y="19.098cm" svg:viewBox="0 0 149 112" draw:points="19,0 149,0 131,112 0,112">
            <text:p/>
          </draw:polygon>
          <draw:polygon draw:style-name="gr2" draw:text-style-name="P1" draw:layer="layout" svg:width="0.138cm" svg:height="0.111cm" svg:x="15.76cm" svg:y="19.098cm" svg:viewBox="0 0 139 112" draw:points="9,0 139,0 121,112 0,112">
            <text:p/>
          </draw:polygon>
          <draw:polygon draw:style-name="gr2" draw:text-style-name="P1" draw:layer="layout" svg:width="0.139cm" svg:height="0.111cm" svg:x="16.011cm" svg:y="19.098cm" svg:viewBox="0 0 140 112" draw:points="19,0 140,0 131,112 0,112">
            <text:p/>
          </draw:polygon>
          <draw:polygon draw:style-name="gr2" draw:text-style-name="P1" draw:layer="layout" svg:width="0.138cm" svg:height="0.111cm" svg:x="16.272cm" svg:y="19.098cm" svg:viewBox="0 0 139 112" draw:points="9,0 139,0 131,112 0,112">
            <text:p/>
          </draw:polygon>
          <draw:polygon draw:style-name="gr2" draw:text-style-name="P1" draw:layer="layout" svg:width="0.13cm" svg:height="0.111cm" svg:x="16.533cm" svg:y="19.098cm" svg:viewBox="0 0 131 112" draw:points="0,0 131,0 131,112 0,112">
            <text:p/>
          </draw:polygon>
          <draw:polygon draw:style-name="gr2" draw:text-style-name="P1" draw:layer="layout" svg:width="0.157cm" svg:height="0.12cm" svg:x="14.669cm" svg:y="19.322cm" svg:viewBox="0 0 158 121" draw:points="27,0 158,0 131,121 0,121">
            <text:p/>
          </draw:polygon>
          <draw:polygon draw:style-name="gr2" draw:text-style-name="P1" draw:layer="layout" svg:width="0.148cm" svg:height="0.12cm" svg:x="14.939cm" svg:y="19.322cm" svg:viewBox="0 0 149 121" draw:points="19,0 149,0 131,121 0,121">
            <text:p/>
          </draw:polygon>
          <draw:polygon draw:style-name="gr2" draw:text-style-name="P1" draw:layer="layout" svg:width="0.148cm" svg:height="0.12cm" svg:x="15.2cm" svg:y="19.322cm" svg:viewBox="0 0 149 121" draw:points="19,0 149,0 131,121 0,121">
            <text:p/>
          </draw:polygon>
          <draw:polygon draw:style-name="gr2" draw:text-style-name="P1" draw:layer="layout" svg:width="0.158cm" svg:height="0.12cm" svg:x="15.461cm" svg:y="19.322cm" svg:viewBox="0 0 159 121" draw:points="19,0 159,0 139,121 0,121">
            <text:p/>
          </draw:polygon>
          <draw:polygon draw:style-name="gr2" draw:text-style-name="P1" draw:layer="layout" svg:width="0.148cm" svg:height="0.12cm" svg:x="15.731cm" svg:y="19.322cm" svg:viewBox="0 0 149 121" draw:points="19,0 149,0 131,121 0,121">
            <text:p/>
          </draw:polygon>
          <draw:polygon draw:style-name="gr2" draw:text-style-name="P1" draw:layer="layout" svg:width="0.148cm" svg:height="0.12cm" svg:x="15.993cm" svg:y="19.322cm" svg:viewBox="0 0 149 121" draw:points="19,0 149,0 131,121 0,121">
            <text:p/>
          </draw:polygon>
          <draw:polygon draw:style-name="gr2" draw:text-style-name="P1" draw:layer="layout" svg:width="0.138cm" svg:height="0.12cm" svg:x="16.263cm" svg:y="19.322cm" svg:viewBox="0 0 139 121" draw:points="9,0 139,0 131,121 0,121">
            <text:p/>
          </draw:polygon>
          <draw:polygon draw:style-name="gr2" draw:text-style-name="P1" draw:layer="layout" svg:width="0.139cm" svg:height="0.12cm" svg:x="16.524cm" svg:y="19.322cm" svg:viewBox="0 0 140 121" draw:points="10,0 140,0 131,121 0,121">
            <text:p/>
          </draw:polygon>
          <draw:polygon draw:style-name="gr3" draw:text-style-name="P1" draw:layer="layout" svg:width="4.619cm" svg:height="1.545cm" svg:x="13.932cm" svg:y="18.365cm" svg:viewBox="0 0 4620 1546" draw:points="0,0 4620,0 4620,1546 0,1546">
            <text:p/>
          </draw:polygon>
          <draw:polygon draw:style-name="gr13" draw:text-style-name="P1" draw:layer="layout" svg:width="2.638cm" svg:height="2.741cm" svg:x="14.551cm" svg:y="16.16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682cm" svg:y="16.299cm" svg:viewBox="0 0 2378 1978" draw:points="0,0 2378,0 2378,1978 0,1978">
            <text:p/>
          </draw:polygon>
          <draw:polygon draw:style-name="gr13" draw:text-style-name="P1" draw:layer="layout" svg:width="2.618cm" svg:height="0.847cm" svg:x="14.668cm" svg:y="19.078cm" svg:viewBox="0 0 2619 848" draw:points="2553,0 2619,56 2619,839 56,848 0,783 205,0">
            <text:p/>
          </draw:polygon>
          <draw:polygon draw:style-name="gr14" draw:text-style-name="P1" draw:layer="layout" svg:width="2.552cm" svg:height="0.782cm" svg:x="14.668cm" svg:y="19.078cm" svg:viewBox="0 0 2553 783" draw:points="205,0 2553,0 2553,783 0,783">
            <text:p/>
          </draw:polygon>
          <draw:polygon draw:style-name="gr2" draw:text-style-name="P1" draw:layer="layout" svg:width="0.149cm" svg:height="0.111cm" svg:x="15.077cm" svg:y="19.171cm" svg:viewBox="0 0 150 112" draw:points="28,0 150,0 122,112 0,112">
            <text:p/>
          </draw:polygon>
          <draw:polygon draw:style-name="gr2" draw:text-style-name="P1" draw:layer="layout" svg:width="0.148cm" svg:height="0.111cm" svg:x="15.329cm" svg:y="19.171cm" svg:viewBox="0 0 149 112" draw:points="19,0 149,0 121,112 0,112">
            <text:p/>
          </draw:polygon>
          <draw:polygon draw:style-name="gr2" draw:text-style-name="P1" draw:layer="layout" svg:width="0.138cm" svg:height="0.111cm" svg:x="15.581cm" svg:y="19.171cm" svg:viewBox="0 0 139 112" draw:points="19,0 139,0 122,112 0,112">
            <text:p/>
          </draw:polygon>
          <draw:polygon draw:style-name="gr2" draw:text-style-name="P1" draw:layer="layout" svg:width="0.138cm" svg:height="0.111cm" svg:x="15.833cm" svg:y="19.171cm" svg:viewBox="0 0 139 112" draw:points="18,0 139,0 121,112 0,112">
            <text:p/>
          </draw:polygon>
          <draw:polygon draw:style-name="gr2" draw:text-style-name="P1" draw:layer="layout" svg:width="0.138cm" svg:height="0.111cm" svg:x="16.085cm" svg:y="19.171cm" svg:viewBox="0 0 139 112" draw:points="19,0 139,0 121,112 0,112">
            <text:p/>
          </draw:polygon>
          <draw:polygon draw:style-name="gr2" draw:text-style-name="P1" draw:layer="layout" svg:width="0.139cm" svg:height="0.111cm" svg:x="16.336cm" svg:y="19.171cm" svg:viewBox="0 0 140 112" draw:points="10,0 140,0 131,112 0,112">
            <text:p/>
          </draw:polygon>
          <draw:polygon draw:style-name="gr2" draw:text-style-name="P1" draw:layer="layout" svg:width="0.13cm" svg:height="0.111cm" svg:x="16.588cm" svg:y="19.171cm" svg:viewBox="0 0 131 112" draw:points="10,0 131,0 131,112 0,112">
            <text:p/>
          </draw:polygon>
          <draw:polygon draw:style-name="gr2" draw:text-style-name="P1" draw:layer="layout" svg:width="0.13cm" svg:height="0.111cm" svg:x="16.839cm" svg:y="19.171cm" svg:viewBox="0 0 131 112" draw:points="10,0 131,0 131,112 0,112">
            <text:p/>
          </draw:polygon>
          <draw:polygon draw:style-name="gr2" draw:text-style-name="P1" draw:layer="layout" svg:width="0.148cm" svg:height="0.111cm" svg:x="15.022cm" svg:y="19.395cm" svg:viewBox="0 0 149 112" draw:points="28,0 149,0 131,112 0,112">
            <text:p/>
          </draw:polygon>
          <draw:polygon draw:style-name="gr2" draw:text-style-name="P1" draw:layer="layout" svg:width="0.157cm" svg:height="0.111cm" svg:x="15.274cm" svg:y="19.395cm" svg:viewBox="0 0 158 112" draw:points="27,0 158,0 131,112 0,112">
            <text:p/>
          </draw:polygon>
          <draw:polygon draw:style-name="gr2" draw:text-style-name="P1" draw:layer="layout" svg:width="0.148cm" svg:height="0.111cm" svg:x="15.534cm" svg:y="19.395cm" svg:viewBox="0 0 149 112" draw:points="28,0 149,0 131,112 0,112">
            <text:p/>
          </draw:polygon>
          <draw:polygon draw:style-name="gr2" draw:text-style-name="P1" draw:layer="layout" svg:width="0.148cm" svg:height="0.111cm" svg:x="15.795cm" svg:y="19.395cm" svg:viewBox="0 0 149 112" draw:points="19,0 149,0 131,112 0,112">
            <text:p/>
          </draw:polygon>
          <draw:polygon draw:style-name="gr2" draw:text-style-name="P1" draw:layer="layout" svg:width="0.138cm" svg:height="0.111cm" svg:x="16.056cm" svg:y="19.395cm" svg:viewBox="0 0 139 112" draw:points="9,0 139,0 121,112 0,112">
            <text:p/>
          </draw:polygon>
          <draw:polygon draw:style-name="gr2" draw:text-style-name="P1" draw:layer="layout" svg:width="0.139cm" svg:height="0.111cm" svg:x="16.308cm" svg:y="19.395cm" svg:viewBox="0 0 140 112" draw:points="19,0 140,0 131,112 0,112">
            <text:p/>
          </draw:polygon>
          <draw:polygon draw:style-name="gr2" draw:text-style-name="P1" draw:layer="layout" svg:width="0.138cm" svg:height="0.111cm" svg:x="16.569cm" svg:y="19.395cm" svg:viewBox="0 0 139 112" draw:points="9,0 139,0 131,112 0,112">
            <text:p/>
          </draw:polygon>
          <draw:polygon draw:style-name="gr2" draw:text-style-name="P1" draw:layer="layout" svg:width="0.13cm" svg:height="0.111cm" svg:x="16.83cm" svg:y="19.395cm" svg:viewBox="0 0 131 112" draw:points="0,0 131,0 131,112 0,112">
            <text:p/>
          </draw:polygon>
          <draw:polygon draw:style-name="gr2" draw:text-style-name="P1" draw:layer="layout" svg:width="0.157cm" svg:height="0.12cm" svg:x="14.966cm" svg:y="19.619cm" svg:viewBox="0 0 158 121" draw:points="27,0 158,0 131,121 0,121">
            <text:p/>
          </draw:polygon>
          <draw:polygon draw:style-name="gr2" draw:text-style-name="P1" draw:layer="layout" svg:width="0.148cm" svg:height="0.12cm" svg:x="15.236cm" svg:y="19.619cm" svg:viewBox="0 0 149 121" draw:points="19,0 149,0 131,121 0,121">
            <text:p/>
          </draw:polygon>
          <draw:polygon draw:style-name="gr2" draw:text-style-name="P1" draw:layer="layout" svg:width="0.148cm" svg:height="0.12cm" svg:x="15.497cm" svg:y="19.619cm" svg:viewBox="0 0 149 121" draw:points="19,0 149,0 131,121 0,121">
            <text:p/>
          </draw:polygon>
          <draw:polygon draw:style-name="gr2" draw:text-style-name="P1" draw:layer="layout" svg:width="0.158cm" svg:height="0.12cm" svg:x="15.758cm" svg:y="19.619cm" svg:viewBox="0 0 159 121" draw:points="19,0 159,0 139,121 0,121">
            <text:p/>
          </draw:polygon>
          <draw:polygon draw:style-name="gr2" draw:text-style-name="P1" draw:layer="layout" svg:width="0.148cm" svg:height="0.12cm" svg:x="16.028cm" svg:y="19.619cm" svg:viewBox="0 0 149 121" draw:points="19,0 149,0 131,121 0,121">
            <text:p/>
          </draw:polygon>
          <draw:polygon draw:style-name="gr2" draw:text-style-name="P1" draw:layer="layout" svg:width="0.148cm" svg:height="0.12cm" svg:x="16.289cm" svg:y="19.619cm" svg:viewBox="0 0 149 121" draw:points="19,0 149,0 131,121 0,121">
            <text:p/>
          </draw:polygon>
          <draw:polygon draw:style-name="gr2" draw:text-style-name="P1" draw:layer="layout" svg:width="0.138cm" svg:height="0.12cm" svg:x="16.56cm" svg:y="19.619cm" svg:viewBox="0 0 139 121" draw:points="9,0 139,0 131,121 0,121">
            <text:p/>
          </draw:polygon>
          <draw:polygon draw:style-name="gr2" draw:text-style-name="P1" draw:layer="layout" svg:width="0.139cm" svg:height="0.12cm" svg:x="16.821cm" svg:y="19.619cm" svg:viewBox="0 0 140 121" draw:points="10,0 140,0 131,121 0,121">
            <text:p/>
          </draw:polygon>
          <draw:polygon draw:style-name="gr13" draw:text-style-name="P1" draw:layer="layout" svg:width="1.104cm" svg:height="2.6cm" svg:x="17.46cm" svg:y="16.248cm" svg:viewBox="0 0 1105 2601" draw:points="1105,2601 85,2598 1,2403 0,5 954,0 1104,162">
            <text:p/>
          </draw:polygon>
          <draw:polygon draw:style-name="gr19" draw:text-style-name="P1" draw:layer="layout" svg:width="0.937cm" svg:height="0.084cm" svg:x="17.53cm" svg:y="16.312cm" svg:viewBox="0 0 938 85" draw:points="938,80 852,1 0,0 46,85">
            <text:p/>
          </draw:polygon>
          <draw:polygon draw:style-name="gr20" draw:text-style-name="P1" draw:layer="layout" svg:width="0.847cm" svg:height="2.217cm" svg:x="17.628cm" svg:y="16.548cm" svg:viewBox="0 0 848 2218" draw:points="0,1 846,0 848,2216 1,2218">
            <text:p/>
          </draw:polygon>
          <draw:polygon draw:style-name="gr2" draw:text-style-name="P1" draw:layer="layout" svg:width="0.511cm" svg:height="0.085cm" svg:x="17.795cm" svg:y="16.804cm" svg:viewBox="0 0 512 86" draw:points="1,1 512,0 510,85 0,86">
            <text:p/>
          </draw:polygon>
          <draw:polygon draw:style-name="gr2" draw:text-style-name="P1" draw:layer="layout" svg:width="0.509cm" svg:height="0.085cm" svg:x="17.796cm" svg:y="17.056cm" svg:viewBox="0 0 510 86" draw:points="0,1 510,0 510,85 0,86">
            <text:p/>
          </draw:polygon>
          <draw:polygon draw:style-name="gr2" draw:text-style-name="P1" draw:layer="layout" svg:width="0.084cm" svg:height="0.084cm" svg:x="18.222cm" svg:y="17.28cm" svg:viewBox="0 0 85 85" draw:points="1,1 85,0 84,84 0,85">
            <text:p/>
          </draw:polygon>
          <draw:polygon draw:style-name="gr1" draw:text-style-name="P1" draw:layer="layout" svg:width="0.084cm" svg:height="0.084cm" svg:x="18.222cm" svg:y="17.484cm" svg:viewBox="0 0 85 85" draw:points="0,1 84,0 85,85 1,85">
            <text:p/>
          </draw:polygon>
          <draw:polygon draw:style-name="gr20" draw:text-style-name="P1" draw:layer="layout" svg:width="0.847cm" svg:height="2.217cm" svg:x="17.629cm" svg:y="16.548cm" svg:viewBox="0 0 848 2218" draw:points="0,1 846,0 848,2216 1,2218">
            <text:p/>
          </draw:polygon>
          <draw:polygon draw:style-name="gr2" draw:text-style-name="P1" draw:layer="layout" svg:width="0.511cm" svg:height="0.085cm" svg:x="17.795cm" svg:y="16.804cm" svg:viewBox="0 0 512 86" draw:points="1,1 512,0 510,85 0,86">
            <text:p/>
          </draw:polygon>
          <draw:polygon draw:style-name="gr2" draw:text-style-name="P1" draw:layer="layout" svg:width="0.509cm" svg:height="0.085cm" svg:x="17.797cm" svg:y="17.056cm" svg:viewBox="0 0 510 86" draw:points="0,1 510,0 510,85 0,86">
            <text:p/>
          </draw:polygon>
          <draw:polygon draw:style-name="gr2" draw:text-style-name="P1" draw:layer="layout" svg:width="0.084cm" svg:height="0.084cm" svg:x="18.223cm" svg:y="17.28cm" svg:viewBox="0 0 85 85" draw:points="1,1 85,0 84,84 0,85">
            <text:p/>
          </draw:polygon>
          <draw:polygon draw:style-name="gr1" draw:text-style-name="P1" draw:layer="layout" svg:width="0.084cm" svg:height="0.084cm" svg:x="18.223cm" svg:y="17.484cm" svg:viewBox="0 0 85 85" draw:points="0,1 84,0 85,85 1,85">
            <text:p/>
          </draw:polygon>
          <draw:polygon draw:style-name="gr13" draw:text-style-name="P1" draw:layer="layout" svg:width="2.638cm" svg:height="2.741cm" svg:x="14.552cm" svg:y="16.16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682cm" svg:y="16.299cm" svg:viewBox="0 0 2378 1978" draw:points="0,0 2378,0 2378,1978 0,1978">
            <text:p/>
          </draw:polygon>
          <draw:polygon draw:style-name="gr13" draw:text-style-name="P1" draw:layer="layout" svg:width="2.618cm" svg:height="0.847cm" svg:x="14.668cm" svg:y="19.078cm" svg:viewBox="0 0 2619 848" draw:points="2553,0 2619,56 2619,839 56,848 0,783 205,0">
            <text:p/>
          </draw:polygon>
          <draw:polygon draw:style-name="gr14" draw:text-style-name="P1" draw:layer="layout" svg:width="2.552cm" svg:height="0.782cm" svg:x="14.668cm" svg:y="19.078cm" svg:viewBox="0 0 2553 783" draw:points="205,0 2553,0 2553,783 0,783">
            <text:p/>
          </draw:polygon>
          <draw:polygon draw:style-name="gr2" draw:text-style-name="P1" draw:layer="layout" svg:width="0.149cm" svg:height="0.111cm" svg:x="15.078cm" svg:y="19.171cm" svg:viewBox="0 0 150 112" draw:points="28,0 150,0 122,112 0,112">
            <text:p/>
          </draw:polygon>
          <draw:polygon draw:style-name="gr2" draw:text-style-name="P1" draw:layer="layout" svg:width="0.148cm" svg:height="0.111cm" svg:x="15.33cm" svg:y="19.171cm" svg:viewBox="0 0 149 112" draw:points="19,0 149,0 121,112 0,112">
            <text:p/>
          </draw:polygon>
          <draw:polygon draw:style-name="gr2" draw:text-style-name="P1" draw:layer="layout" svg:width="0.138cm" svg:height="0.111cm" svg:x="15.582cm" svg:y="19.171cm" svg:viewBox="0 0 139 112" draw:points="19,0 139,0 122,112 0,112">
            <text:p/>
          </draw:polygon>
          <draw:polygon draw:style-name="gr2" draw:text-style-name="P1" draw:layer="layout" svg:width="0.138cm" svg:height="0.111cm" svg:x="15.834cm" svg:y="19.171cm" svg:viewBox="0 0 139 112" draw:points="18,0 139,0 121,112 0,112">
            <text:p/>
          </draw:polygon>
          <draw:polygon draw:style-name="gr2" draw:text-style-name="P1" draw:layer="layout" svg:width="0.138cm" svg:height="0.111cm" svg:x="16.085cm" svg:y="19.171cm" svg:viewBox="0 0 139 112" draw:points="19,0 139,0 121,112 0,112">
            <text:p/>
          </draw:polygon>
          <draw:polygon draw:style-name="gr2" draw:text-style-name="P1" draw:layer="layout" svg:width="0.139cm" svg:height="0.111cm" svg:x="16.337cm" svg:y="19.171cm" svg:viewBox="0 0 140 112" draw:points="10,0 140,0 131,112 0,112">
            <text:p/>
          </draw:polygon>
          <draw:polygon draw:style-name="gr2" draw:text-style-name="P1" draw:layer="layout" svg:width="0.13cm" svg:height="0.111cm" svg:x="16.588cm" svg:y="19.171cm" svg:viewBox="0 0 131 112" draw:points="10,0 131,0 131,112 0,112">
            <text:p/>
          </draw:polygon>
          <draw:polygon draw:style-name="gr2" draw:text-style-name="P1" draw:layer="layout" svg:width="0.13cm" svg:height="0.111cm" svg:x="16.84cm" svg:y="19.171cm" svg:viewBox="0 0 131 112" draw:points="10,0 131,0 131,112 0,112">
            <text:p/>
          </draw:polygon>
          <draw:polygon draw:style-name="gr2" draw:text-style-name="P1" draw:layer="layout" svg:width="0.148cm" svg:height="0.111cm" svg:x="15.022cm" svg:y="19.395cm" svg:viewBox="0 0 149 112" draw:points="28,0 149,0 131,112 0,112">
            <text:p/>
          </draw:polygon>
          <draw:polygon draw:style-name="gr2" draw:text-style-name="P1" draw:layer="layout" svg:width="0.157cm" svg:height="0.111cm" svg:x="15.274cm" svg:y="19.395cm" svg:viewBox="0 0 158 112" draw:points="27,0 158,0 131,112 0,112">
            <text:p/>
          </draw:polygon>
          <draw:polygon draw:style-name="gr2" draw:text-style-name="P1" draw:layer="layout" svg:width="0.148cm" svg:height="0.111cm" svg:x="15.535cm" svg:y="19.395cm" svg:viewBox="0 0 149 112" draw:points="28,0 149,0 131,112 0,112">
            <text:p/>
          </draw:polygon>
          <draw:polygon draw:style-name="gr2" draw:text-style-name="P1" draw:layer="layout" svg:width="0.148cm" svg:height="0.111cm" svg:x="15.796cm" svg:y="19.395cm" svg:viewBox="0 0 149 112" draw:points="19,0 149,0 131,112 0,112">
            <text:p/>
          </draw:polygon>
          <draw:polygon draw:style-name="gr2" draw:text-style-name="P1" draw:layer="layout" svg:width="0.138cm" svg:height="0.111cm" svg:x="16.057cm" svg:y="19.395cm" svg:viewBox="0 0 139 112" draw:points="9,0 139,0 121,112 0,112">
            <text:p/>
          </draw:polygon>
          <draw:polygon draw:style-name="gr2" draw:text-style-name="P1" draw:layer="layout" svg:width="0.139cm" svg:height="0.111cm" svg:x="16.309cm" svg:y="19.395cm" svg:viewBox="0 0 140 112" draw:points="19,0 140,0 131,112 0,112">
            <text:p/>
          </draw:polygon>
          <draw:polygon draw:style-name="gr2" draw:text-style-name="P1" draw:layer="layout" svg:width="0.138cm" svg:height="0.111cm" svg:x="16.57cm" svg:y="19.395cm" svg:viewBox="0 0 139 112" draw:points="9,0 139,0 131,112 0,112">
            <text:p/>
          </draw:polygon>
          <draw:polygon draw:style-name="gr2" draw:text-style-name="P1" draw:layer="layout" svg:width="0.13cm" svg:height="0.111cm" svg:x="16.831cm" svg:y="19.395cm" svg:viewBox="0 0 131 112" draw:points="0,0 131,0 131,112 0,112">
            <text:p/>
          </draw:polygon>
          <draw:polygon draw:style-name="gr2" draw:text-style-name="P1" draw:layer="layout" svg:width="0.157cm" svg:height="0.12cm" svg:x="14.967cm" svg:y="19.619cm" svg:viewBox="0 0 158 121" draw:points="27,0 158,0 131,121 0,121">
            <text:p/>
          </draw:polygon>
          <draw:polygon draw:style-name="gr2" draw:text-style-name="P1" draw:layer="layout" svg:width="0.148cm" svg:height="0.12cm" svg:x="15.237cm" svg:y="19.619cm" svg:viewBox="0 0 149 121" draw:points="19,0 149,0 131,121 0,121">
            <text:p/>
          </draw:polygon>
          <draw:polygon draw:style-name="gr2" draw:text-style-name="P1" draw:layer="layout" svg:width="0.148cm" svg:height="0.12cm" svg:x="15.498cm" svg:y="19.619cm" svg:viewBox="0 0 149 121" draw:points="19,0 149,0 131,121 0,121">
            <text:p/>
          </draw:polygon>
          <draw:polygon draw:style-name="gr2" draw:text-style-name="P1" draw:layer="layout" svg:width="0.158cm" svg:height="0.12cm" svg:x="15.759cm" svg:y="19.619cm" svg:viewBox="0 0 159 121" draw:points="19,0 159,0 139,121 0,121">
            <text:p/>
          </draw:polygon>
          <draw:polygon draw:style-name="gr2" draw:text-style-name="P1" draw:layer="layout" svg:width="0.148cm" svg:height="0.12cm" svg:x="16.029cm" svg:y="19.619cm" svg:viewBox="0 0 149 121" draw:points="19,0 149,0 131,121 0,121">
            <text:p/>
          </draw:polygon>
          <draw:polygon draw:style-name="gr2" draw:text-style-name="P1" draw:layer="layout" svg:width="0.148cm" svg:height="0.12cm" svg:x="16.29cm" svg:y="19.619cm" svg:viewBox="0 0 149 121" draw:points="19,0 149,0 131,121 0,121">
            <text:p/>
          </draw:polygon>
          <draw:polygon draw:style-name="gr2" draw:text-style-name="P1" draw:layer="layout" svg:width="0.138cm" svg:height="0.12cm" svg:x="16.561cm" svg:y="19.619cm" svg:viewBox="0 0 139 121" draw:points="9,0 139,0 131,121 0,121">
            <text:p/>
          </draw:polygon>
          <draw:polygon draw:style-name="gr2" draw:text-style-name="P1" draw:layer="layout" svg:width="0.139cm" svg:height="0.12cm" svg:x="16.821cm" svg:y="19.619cm" svg:viewBox="0 0 140 121" draw:points="10,0 140,0 131,121 0,121">
            <text:p/>
          </draw:polygon>
          <draw:polygon draw:style-name="gr3" draw:text-style-name="P1" draw:layer="layout" svg:width="4.619cm" svg:height="1.545cm" svg:x="14.229cm" svg:y="18.662cm" svg:viewBox="0 0 4620 1546" draw:points="0,0 4620,0 4620,1546 0,1546">
            <text:p/>
          </draw:polygon>
          <draw:polygon draw:style-name="gr13" draw:text-style-name="P1" draw:layer="layout" svg:width="2.638cm" svg:height="2.741cm" svg:x="14.848cm" svg:y="16.46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978cm" svg:y="16.596cm" svg:viewBox="0 0 2378 1978" draw:points="0,0 2378,0 2378,1978 0,1978">
            <text:p/>
          </draw:polygon>
          <draw:polygon draw:style-name="gr13" draw:text-style-name="P1" draw:layer="layout" svg:width="2.618cm" svg:height="0.847cm" svg:x="14.964cm" svg:y="19.375cm" svg:viewBox="0 0 2619 848" draw:points="2553,0 2619,56 2619,839 56,848 0,783 205,0">
            <text:p/>
          </draw:polygon>
          <draw:polygon draw:style-name="gr14" draw:text-style-name="P1" draw:layer="layout" svg:width="2.552cm" svg:height="0.782cm" svg:x="14.964cm" svg:y="19.375cm" svg:viewBox="0 0 2553 783" draw:points="205,0 2553,0 2553,783 0,783">
            <text:p/>
          </draw:polygon>
          <draw:polygon draw:style-name="gr2" draw:text-style-name="P1" draw:layer="layout" svg:width="0.149cm" svg:height="0.111cm" svg:x="15.374cm" svg:y="19.468cm" svg:viewBox="0 0 150 112" draw:points="28,0 150,0 122,112 0,112">
            <text:p/>
          </draw:polygon>
          <draw:polygon draw:style-name="gr2" draw:text-style-name="P1" draw:layer="layout" svg:width="0.148cm" svg:height="0.111cm" svg:x="15.626cm" svg:y="19.468cm" svg:viewBox="0 0 149 112" draw:points="19,0 149,0 121,112 0,112">
            <text:p/>
          </draw:polygon>
          <draw:polygon draw:style-name="gr2" draw:text-style-name="P1" draw:layer="layout" svg:width="0.138cm" svg:height="0.111cm" svg:x="15.878cm" svg:y="19.468cm" svg:viewBox="0 0 139 112" draw:points="19,0 139,0 122,112 0,112">
            <text:p/>
          </draw:polygon>
          <draw:polygon draw:style-name="gr2" draw:text-style-name="P1" draw:layer="layout" svg:width="0.138cm" svg:height="0.111cm" svg:x="16.13cm" svg:y="19.468cm" svg:viewBox="0 0 139 112" draw:points="18,0 139,0 121,112 0,112">
            <text:p/>
          </draw:polygon>
          <draw:polygon draw:style-name="gr2" draw:text-style-name="P1" draw:layer="layout" svg:width="0.138cm" svg:height="0.111cm" svg:x="16.381cm" svg:y="19.468cm" svg:viewBox="0 0 139 112" draw:points="19,0 139,0 121,112 0,112">
            <text:p/>
          </draw:polygon>
          <draw:polygon draw:style-name="gr2" draw:text-style-name="P1" draw:layer="layout" svg:width="0.139cm" svg:height="0.111cm" svg:x="16.633cm" svg:y="19.468cm" svg:viewBox="0 0 140 112" draw:points="10,0 140,0 131,112 0,112">
            <text:p/>
          </draw:polygon>
          <draw:polygon draw:style-name="gr2" draw:text-style-name="P1" draw:layer="layout" svg:width="0.13cm" svg:height="0.111cm" svg:x="16.884cm" svg:y="19.468cm" svg:viewBox="0 0 131 112" draw:points="10,0 131,0 131,112 0,112">
            <text:p/>
          </draw:polygon>
          <draw:polygon draw:style-name="gr2" draw:text-style-name="P1" draw:layer="layout" svg:width="0.13cm" svg:height="0.111cm" svg:x="17.136cm" svg:y="19.468cm" svg:viewBox="0 0 131 112" draw:points="10,0 131,0 131,112 0,112">
            <text:p/>
          </draw:polygon>
          <draw:polygon draw:style-name="gr2" draw:text-style-name="P1" draw:layer="layout" svg:width="0.148cm" svg:height="0.111cm" svg:x="15.318cm" svg:y="19.692cm" svg:viewBox="0 0 149 112" draw:points="28,0 149,0 131,112 0,112">
            <text:p/>
          </draw:polygon>
          <draw:polygon draw:style-name="gr2" draw:text-style-name="P1" draw:layer="layout" svg:width="0.157cm" svg:height="0.111cm" svg:x="15.57cm" svg:y="19.692cm" svg:viewBox="0 0 158 112" draw:points="27,0 158,0 131,112 0,112">
            <text:p/>
          </draw:polygon>
          <draw:polygon draw:style-name="gr2" draw:text-style-name="P1" draw:layer="layout" svg:width="0.148cm" svg:height="0.111cm" svg:x="15.831cm" svg:y="19.692cm" svg:viewBox="0 0 149 112" draw:points="28,0 149,0 131,112 0,112">
            <text:p/>
          </draw:polygon>
          <draw:polygon draw:style-name="gr2" draw:text-style-name="P1" draw:layer="layout" svg:width="0.148cm" svg:height="0.111cm" svg:x="16.092cm" svg:y="19.692cm" svg:viewBox="0 0 149 112" draw:points="19,0 149,0 131,112 0,112">
            <text:p/>
          </draw:polygon>
          <draw:polygon draw:style-name="gr2" draw:text-style-name="P1" draw:layer="layout" svg:width="0.138cm" svg:height="0.111cm" svg:x="16.353cm" svg:y="19.692cm" svg:viewBox="0 0 139 112" draw:points="9,0 139,0 121,112 0,112">
            <text:p/>
          </draw:polygon>
          <draw:polygon draw:style-name="gr2" draw:text-style-name="P1" draw:layer="layout" svg:width="0.139cm" svg:height="0.111cm" svg:x="16.605cm" svg:y="19.692cm" svg:viewBox="0 0 140 112" draw:points="19,0 140,0 131,112 0,112">
            <text:p/>
          </draw:polygon>
          <draw:polygon draw:style-name="gr2" draw:text-style-name="P1" draw:layer="layout" svg:width="0.138cm" svg:height="0.111cm" svg:x="16.866cm" svg:y="19.692cm" svg:viewBox="0 0 139 112" draw:points="9,0 139,0 131,112 0,112">
            <text:p/>
          </draw:polygon>
          <draw:polygon draw:style-name="gr2" draw:text-style-name="P1" draw:layer="layout" svg:width="0.13cm" svg:height="0.111cm" svg:x="17.127cm" svg:y="19.692cm" svg:viewBox="0 0 131 112" draw:points="0,0 131,0 131,112 0,112">
            <text:p/>
          </draw:polygon>
          <draw:polygon draw:style-name="gr2" draw:text-style-name="P1" draw:layer="layout" svg:width="0.157cm" svg:height="0.12cm" svg:x="15.263cm" svg:y="19.916cm" svg:viewBox="0 0 158 121" draw:points="27,0 158,0 131,121 0,121">
            <text:p/>
          </draw:polygon>
          <draw:polygon draw:style-name="gr2" draw:text-style-name="P1" draw:layer="layout" svg:width="0.148cm" svg:height="0.12cm" svg:x="15.533cm" svg:y="19.916cm" svg:viewBox="0 0 149 121" draw:points="19,0 149,0 131,121 0,121">
            <text:p/>
          </draw:polygon>
          <draw:polygon draw:style-name="gr2" draw:text-style-name="P1" draw:layer="layout" svg:width="0.148cm" svg:height="0.12cm" svg:x="15.794cm" svg:y="19.916cm" svg:viewBox="0 0 149 121" draw:points="19,0 149,0 131,121 0,121">
            <text:p/>
          </draw:polygon>
          <draw:polygon draw:style-name="gr2" draw:text-style-name="P1" draw:layer="layout" svg:width="0.158cm" svg:height="0.12cm" svg:x="16.055cm" svg:y="19.916cm" svg:viewBox="0 0 159 121" draw:points="19,0 159,0 139,121 0,121">
            <text:p/>
          </draw:polygon>
          <draw:polygon draw:style-name="gr2" draw:text-style-name="P1" draw:layer="layout" svg:width="0.148cm" svg:height="0.12cm" svg:x="16.325cm" svg:y="19.916cm" svg:viewBox="0 0 149 121" draw:points="19,0 149,0 131,121 0,121">
            <text:p/>
          </draw:polygon>
          <draw:polygon draw:style-name="gr2" draw:text-style-name="P1" draw:layer="layout" svg:width="0.148cm" svg:height="0.12cm" svg:x="16.586cm" svg:y="19.916cm" svg:viewBox="0 0 149 121" draw:points="19,0 149,0 131,121 0,121">
            <text:p/>
          </draw:polygon>
          <draw:polygon draw:style-name="gr2" draw:text-style-name="P1" draw:layer="layout" svg:width="0.138cm" svg:height="0.12cm" svg:x="16.857cm" svg:y="19.916cm" svg:viewBox="0 0 139 121" draw:points="9,0 139,0 131,121 0,121">
            <text:p/>
          </draw:polygon>
          <draw:polygon draw:style-name="gr2" draw:text-style-name="P1" draw:layer="layout" svg:width="0.139cm" svg:height="0.12cm" svg:x="17.117cm" svg:y="19.916cm" svg:viewBox="0 0 140 121" draw:points="10,0 140,0 131,121 0,121">
            <text:p/>
          </draw:polygon>
          <draw:polygon draw:style-name="gr13" draw:text-style-name="P1" draw:layer="layout" svg:width="1.104cm" svg:height="2.594cm" svg:x="17.757cm" svg:y="16.55cm" svg:viewBox="0 0 1105 2595" draw:points="1105,2595 85,2594 1,2402 0,1 954,0 1104,162">
            <text:p/>
          </draw:polygon>
          <draw:polygon draw:style-name="gr19" draw:text-style-name="P1" draw:layer="layout" svg:width="0.937cm" svg:height="0.086cm" svg:x="17.827cm" svg:y="16.609cm" svg:viewBox="0 0 938 87" draw:points="938,85 851,1 0,0 45,87">
            <text:p/>
          </draw:polygon>
          <draw:polygon draw:style-name="gr20" draw:text-style-name="P1" draw:layer="layout" svg:width="0.847cm" svg:height="2.221cm" svg:x="17.925cm" svg:y="16.841cm" svg:viewBox="0 0 848 2222" draw:points="0,5 846,0 848,2216 1,2222">
            <text:p/>
          </draw:polygon>
          <draw:polygon draw:style-name="gr2" draw:text-style-name="P1" draw:layer="layout" svg:width="0.511cm" svg:height="0.084cm" svg:x="18.091cm" svg:y="17.102cm" svg:viewBox="0 0 512 85" draw:points="1,0 512,0 510,85 0,85">
            <text:p/>
          </draw:polygon>
          <draw:polygon draw:style-name="gr2" draw:text-style-name="P1" draw:layer="layout" svg:width="0.509cm" svg:height="0.084cm" svg:x="18.093cm" svg:y="17.355cm" svg:viewBox="0 0 510 85" draw:points="0,0 510,0 510,85 0,85">
            <text:p/>
          </draw:polygon>
          <draw:polygon draw:style-name="gr2" draw:text-style-name="P1" draw:layer="layout" svg:width="0.084cm" svg:height="0.084cm" svg:x="18.519cm" svg:y="17.577cm" svg:viewBox="0 0 85 85" draw:points="1,1 85,0 84,84 0,85">
            <text:p/>
          </draw:polygon>
          <draw:polygon draw:style-name="gr1" draw:text-style-name="P1" draw:layer="layout" svg:width="0.084cm" svg:height="0.084cm" svg:x="18.519cm" svg:y="17.781cm" svg:viewBox="0 0 85 85" draw:points="0,1 84,0 85,85 1,85">
            <text:p/>
          </draw:polygon>
          <draw:polygon draw:style-name="gr20" draw:text-style-name="P1" draw:layer="layout" svg:width="0.847cm" svg:height="2.221cm" svg:x="17.926cm" svg:y="16.841cm" svg:viewBox="0 0 848 2222" draw:points="0,5 846,0 848,2216 1,2222">
            <text:p/>
          </draw:polygon>
          <draw:polygon draw:style-name="gr2" draw:text-style-name="P1" draw:layer="layout" svg:width="0.511cm" svg:height="0.084cm" svg:x="18.092cm" svg:y="17.102cm" svg:viewBox="0 0 512 85" draw:points="1,0 512,0 510,85 0,85">
            <text:p/>
          </draw:polygon>
          <draw:polygon draw:style-name="gr2" draw:text-style-name="P1" draw:layer="layout" svg:width="0.509cm" svg:height="0.084cm" svg:x="18.094cm" svg:y="17.355cm" svg:viewBox="0 0 510 85" draw:points="0,0 510,0 510,85 0,85">
            <text:p/>
          </draw:polygon>
          <draw:polygon draw:style-name="gr2" draw:text-style-name="P1" draw:layer="layout" svg:width="0.084cm" svg:height="0.084cm" svg:x="18.519cm" svg:y="17.577cm" svg:viewBox="0 0 85 85" draw:points="1,1 85,0 84,84 0,85">
            <text:p/>
          </draw:polygon>
          <draw:polygon draw:style-name="gr1" draw:text-style-name="P1" draw:layer="layout" svg:width="0.084cm" svg:height="0.084cm" svg:x="18.519cm" svg:y="17.781cm" svg:viewBox="0 0 85 85" draw:points="0,1 84,0 85,85 1,85">
            <text:p/>
          </draw:polygon>
          <draw:polygon draw:style-name="gr13" draw:text-style-name="P1" draw:layer="layout" svg:width="2.638cm" svg:height="2.741cm" svg:x="14.849cm" svg:y="16.46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979cm" svg:y="16.596cm" svg:viewBox="0 0 2378 1978" draw:points="0,0 2378,0 2378,1978 0,1978">
            <text:p/>
          </draw:polygon>
          <draw:polygon draw:style-name="gr13" draw:text-style-name="P1" draw:layer="layout" svg:width="2.618cm" svg:height="0.847cm" svg:x="14.965cm" svg:y="19.375cm" svg:viewBox="0 0 2619 848" draw:points="2553,0 2619,56 2619,839 56,848 0,783 205,0">
            <text:p/>
          </draw:polygon>
          <draw:polygon draw:style-name="gr14" draw:text-style-name="P1" draw:layer="layout" svg:width="2.552cm" svg:height="0.782cm" svg:x="14.965cm" svg:y="19.375cm" svg:viewBox="0 0 2553 783" draw:points="205,0 2553,0 2553,783 0,783">
            <text:p/>
          </draw:polygon>
          <draw:polygon draw:style-name="gr2" draw:text-style-name="P1" draw:layer="layout" svg:width="0.149cm" svg:height="0.111cm" svg:x="15.375cm" svg:y="19.468cm" svg:viewBox="0 0 150 112" draw:points="28,0 150,0 122,112 0,112">
            <text:p/>
          </draw:polygon>
          <draw:polygon draw:style-name="gr2" draw:text-style-name="P1" draw:layer="layout" svg:width="0.148cm" svg:height="0.111cm" svg:x="15.627cm" svg:y="19.468cm" svg:viewBox="0 0 149 112" draw:points="19,0 149,0 121,112 0,112">
            <text:p/>
          </draw:polygon>
          <draw:polygon draw:style-name="gr2" draw:text-style-name="P1" draw:layer="layout" svg:width="0.138cm" svg:height="0.111cm" svg:x="15.878cm" svg:y="19.468cm" svg:viewBox="0 0 139 112" draw:points="19,0 139,0 122,112 0,112">
            <text:p/>
          </draw:polygon>
          <draw:polygon draw:style-name="gr2" draw:text-style-name="P1" draw:layer="layout" svg:width="0.138cm" svg:height="0.111cm" svg:x="16.131cm" svg:y="19.468cm" svg:viewBox="0 0 139 112" draw:points="18,0 139,0 121,112 0,112">
            <text:p/>
          </draw:polygon>
          <draw:polygon draw:style-name="gr2" draw:text-style-name="P1" draw:layer="layout" svg:width="0.138cm" svg:height="0.111cm" svg:x="16.382cm" svg:y="19.468cm" svg:viewBox="0 0 139 112" draw:points="19,0 139,0 121,112 0,112">
            <text:p/>
          </draw:polygon>
          <draw:polygon draw:style-name="gr2" draw:text-style-name="P1" draw:layer="layout" svg:width="0.139cm" svg:height="0.111cm" svg:x="16.634cm" svg:y="19.468cm" svg:viewBox="0 0 140 112" draw:points="10,0 140,0 131,112 0,112">
            <text:p/>
          </draw:polygon>
          <draw:polygon draw:style-name="gr2" draw:text-style-name="P1" draw:layer="layout" svg:width="0.13cm" svg:height="0.111cm" svg:x="16.885cm" svg:y="19.468cm" svg:viewBox="0 0 131 112" draw:points="10,0 131,0 131,112 0,112">
            <text:p/>
          </draw:polygon>
          <draw:polygon draw:style-name="gr2" draw:text-style-name="P1" draw:layer="layout" svg:width="0.13cm" svg:height="0.111cm" svg:x="17.137cm" svg:y="19.468cm" svg:viewBox="0 0 131 112" draw:points="10,0 131,0 131,112 0,112">
            <text:p/>
          </draw:polygon>
          <draw:polygon draw:style-name="gr2" draw:text-style-name="P1" draw:layer="layout" svg:width="0.148cm" svg:height="0.111cm" svg:x="15.319cm" svg:y="19.692cm" svg:viewBox="0 0 149 112" draw:points="28,0 149,0 131,112 0,112">
            <text:p/>
          </draw:polygon>
          <draw:polygon draw:style-name="gr2" draw:text-style-name="P1" draw:layer="layout" svg:width="0.157cm" svg:height="0.111cm" svg:x="15.571cm" svg:y="19.692cm" svg:viewBox="0 0 158 112" draw:points="27,0 158,0 131,112 0,112">
            <text:p/>
          </draw:polygon>
          <draw:polygon draw:style-name="gr2" draw:text-style-name="P1" draw:layer="layout" svg:width="0.148cm" svg:height="0.111cm" svg:x="15.832cm" svg:y="19.692cm" svg:viewBox="0 0 149 112" draw:points="28,0 149,0 131,112 0,112">
            <text:p/>
          </draw:polygon>
          <draw:polygon draw:style-name="gr2" draw:text-style-name="P1" draw:layer="layout" svg:width="0.148cm" svg:height="0.111cm" svg:x="16.093cm" svg:y="19.692cm" svg:viewBox="0 0 149 112" draw:points="19,0 149,0 131,112 0,112">
            <text:p/>
          </draw:polygon>
          <draw:polygon draw:style-name="gr2" draw:text-style-name="P1" draw:layer="layout" svg:width="0.138cm" svg:height="0.111cm" svg:x="16.354cm" svg:y="19.692cm" svg:viewBox="0 0 139 112" draw:points="9,0 139,0 121,112 0,112">
            <text:p/>
          </draw:polygon>
          <draw:polygon draw:style-name="gr2" draw:text-style-name="P1" draw:layer="layout" svg:width="0.139cm" svg:height="0.111cm" svg:x="16.605cm" svg:y="19.692cm" svg:viewBox="0 0 140 112" draw:points="19,0 140,0 131,112 0,112">
            <text:p/>
          </draw:polygon>
          <draw:polygon draw:style-name="gr2" draw:text-style-name="P1" draw:layer="layout" svg:width="0.138cm" svg:height="0.111cm" svg:x="16.867cm" svg:y="19.692cm" svg:viewBox="0 0 139 112" draw:points="9,0 139,0 131,112 0,112">
            <text:p/>
          </draw:polygon>
          <draw:polygon draw:style-name="gr2" draw:text-style-name="P1" draw:layer="layout" svg:width="0.13cm" svg:height="0.111cm" svg:x="17.128cm" svg:y="19.692cm" svg:viewBox="0 0 131 112" draw:points="0,0 131,0 131,112 0,112">
            <text:p/>
          </draw:polygon>
          <draw:polygon draw:style-name="gr2" draw:text-style-name="P1" draw:layer="layout" svg:width="0.157cm" svg:height="0.12cm" svg:x="15.263cm" svg:y="19.916cm" svg:viewBox="0 0 158 121" draw:points="27,0 158,0 131,121 0,121">
            <text:p/>
          </draw:polygon>
          <draw:polygon draw:style-name="gr2" draw:text-style-name="P1" draw:layer="layout" svg:width="0.148cm" svg:height="0.12cm" svg:x="15.533cm" svg:y="19.916cm" svg:viewBox="0 0 149 121" draw:points="19,0 149,0 131,121 0,121">
            <text:p/>
          </draw:polygon>
          <draw:polygon draw:style-name="gr2" draw:text-style-name="P1" draw:layer="layout" svg:width="0.148cm" svg:height="0.12cm" svg:x="15.795cm" svg:y="19.916cm" svg:viewBox="0 0 149 121" draw:points="19,0 149,0 131,121 0,121">
            <text:p/>
          </draw:polygon>
          <draw:polygon draw:style-name="gr2" draw:text-style-name="P1" draw:layer="layout" svg:width="0.158cm" svg:height="0.12cm" svg:x="16.056cm" svg:y="19.916cm" svg:viewBox="0 0 159 121" draw:points="19,0 159,0 139,121 0,121">
            <text:p/>
          </draw:polygon>
          <draw:polygon draw:style-name="gr2" draw:text-style-name="P1" draw:layer="layout" svg:width="0.148cm" svg:height="0.12cm" svg:x="16.326cm" svg:y="19.916cm" svg:viewBox="0 0 149 121" draw:points="19,0 149,0 131,121 0,121">
            <text:p/>
          </draw:polygon>
          <draw:polygon draw:style-name="gr2" draw:text-style-name="P1" draw:layer="layout" svg:width="0.148cm" svg:height="0.12cm" svg:x="16.587cm" svg:y="19.916cm" svg:viewBox="0 0 149 121" draw:points="19,0 149,0 131,121 0,121">
            <text:p/>
          </draw:polygon>
          <draw:polygon draw:style-name="gr2" draw:text-style-name="P1" draw:layer="layout" svg:width="0.138cm" svg:height="0.12cm" svg:x="16.858cm" svg:y="19.916cm" svg:viewBox="0 0 139 121" draw:points="9,0 139,0 131,121 0,121">
            <text:p/>
          </draw:polygon>
          <draw:polygon draw:style-name="gr2" draw:text-style-name="P1" draw:layer="layout" svg:width="0.139cm" svg:height="0.12cm" svg:x="17.118cm" svg:y="19.916cm" svg:viewBox="0 0 140 121" draw:points="10,0 140,0 131,121 0,121">
            <text:p/>
          </draw:polygon>
          <draw:frame draw:style-name="gr4" draw:text-style-name="P1" draw:layer="layout" svg:width="1.671cm" svg:height="1.775cm" svg:x="15.337cm" svg:y="16.767cm">
            <draw:image xlink:href="Pictures/10000201000000A0000000AAAE2D31BC.png" xlink:type="simple" xlink:show="embed" xlink:actuate="onLoad">
              <text:p/>
            </draw:image>
          </draw:frame>
        </draw:g>
        <draw:connector draw:style-name="gr21" draw:text-style-name="P1" draw:layer="layout" svg:x1="7.611cm" svg:y1="18.038cm" svg:x2="13.635cm" svg:y2="18.047cm" draw:start-shape="id9" draw:start-glue-point="1" draw:end-shape="id11" draw:end-glue-point="3" svg:d="m7611 18038h3012v9h3012">
          <text:p text:style-name="P1"><text:span text:style-name="T4">files</text:span><text:line-break/><text:line-break/></text:p>
        </draw:connector>
        <draw:connector draw:style-name="gr26" draw:text-style-name="P1" draw:layer="layout" draw:line-skew="0.811cm" svg:x1="5.314cm" svg:y1="23.48cm" svg:x2="16.248cm" svg:y2="20.223cm" draw:start-shape="id9" draw:start-glue-point="2" draw:end-shape="id11" draw:end-glue-point="2" svg:d="m5314 23480v1311h10934v-4568">
          <text:p/>
        </draw:connector>
        <draw:frame draw:style-name="gr22" draw:layer="layout" svg:width="3.893cm" svg:height="0.962cm" svg:x="8.566cm" svg:y="23.425cm">
          <draw:text-box>
            <text:p text:style-name="P1"><text:span text:style-name="T4">config data</text:span></text:p>
          </draw:text-box>
        </draw:frame>
        <draw:g xml:id="id12" draw:id="id12">
          <draw:polygon draw:style-name="gr3" draw:text-style-name="P1" draw:layer="layout" svg:width="3.734cm" svg:height="0.335cm" svg:x="9.353cm" svg:y="2.735cm" svg:viewBox="0 0 3735 336" draw:points="3735,336 3375,0 0,0 169,336">
            <text:p/>
          </draw:polygon>
          <draw:custom-shape draw:style-name="gr5" draw:text-style-name="P1" draw:layer="layout" svg:width="3.58cm" svg:height="6.171cm" svg:x="9.665cm" svg:y="2.927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7cm" svg:x="9.956cm" svg:y="4.01cm">
            <draw:image xlink:href="Pictures/1000000000000035000000359734B6B7.jpg" xlink:type="simple" xlink:show="embed" xlink:actuate="onLoad">
              <text:p/>
            </draw:image>
          </draw:frame>
          <draw:frame draw:style-name="gr4" draw:text-style-name="P1" draw:layer="layout" svg:width="2.256cm" svg:height="0.531cm" svg:x="9.875cm" svg:y="7.242cm">
            <draw:image xlink:href="Pictures/10000000000000D40000003244A33BD1.png" xlink:type="simple" xlink:show="embed" xlink:actuate="onLoad">
              <text:p/>
            </draw:image>
          </draw:frame>
        </draw:g>
        <draw:connector draw:style-name="gr23" draw:text-style-name="P1" draw:layer="layout" draw:line-skew="0.642cm" svg:x1="11.299cm" svg:y1="9.098cm" svg:x2="5.314cm" svg:y2="12.596cm" draw:start-shape="id12" draw:start-glue-point="2" draw:end-shape="id9" svg:d="m11299 9098v2392h-5985v1106">
          <text:p/>
        </draw:connector>
        <draw:custom-shape draw:style-name="gr24" draw:text-style-name="P1" draw:layer="layout" svg:width="12.435cm" svg:height="9.714cm" svg:x="1.928cm" svg:y="1.285cm">
          <text:p/>
          <draw:enhanced-geometry svg:viewBox="0 0 21600 21600" draw:type="rectangle" draw:enhanced-path="M 0 0 L 21600 0 21600 21600 0 21600 0 0 Z N"/>
        </draw:custom-shape>
        <draw:custom-shape draw:style-name="gr24" draw:text-style-name="P1" draw:layer="layout" svg:width="17.198cm" svg:height="15.006cm" svg:x="1.89cm" svg:y="11.83cm">
          <text:p/>
          <draw:enhanced-geometry svg:viewBox="0 0 21600 21600" draw:type="rectangle" draw:enhanced-path="M 0 0 L 21600 0 21600 21600 0 21600 0 0 Z N"/>
        </draw:custom-shape>
        <draw:frame draw:style-name="gr28" draw:text-style-name="P2" draw:layer="layout" svg:width="4.769cm" svg:height="1.1cm" svg:x="9.075cm" svg:y="11.813cm">
          <draw:text-box>
            <text:p><text:span text:style-name="T4">Schule</text:span></text:p>
          </draw:text-box>
        </draw:frame>
        <draw:frame draw:style-name="gr27" draw:text-style-name="P2" draw:layer="layout" svg:width="4.397cm" svg:height="1.85cm" svg:x="8.114cm" svg:y="1.238cm">
          <draw:text-box>
            <text:p><text:span text:style-name="T4">Zentrale</text:span></text:p>
          </draw:text-box>
        </draw:frame>
      </draw:page>
      <draw:page draw:name="page12" draw:style-name="dp1" draw:master-page-name="Standard">
        <draw:custom-shape draw:style-name="gr29" draw:text-style-name="P1" draw:layer="layout" svg:width="7.446cm" svg:height="5.14cm" svg:x="10.357cm" svg:y="12.322cm">
          <text:p/>
          <draw:enhanced-geometry svg:viewBox="0 0 21600 21600" draw:type="rectangle" draw:enhanced-path="M 0 0 L 21600 0 21600 21600 0 21600 0 0 Z N"/>
        </draw:custom-shape>
        <draw:frame draw:style-name="gr4" draw:text-style-name="P1" xml:id="id13" draw:id="id13" draw:layer="layout" svg:width="4.594cm" svg:height="10.884cm" svg:x="3.017cm" svg:y="12.596cm">
          <draw:image xlink:href="Pictures/100000000000017E000003894EA6EB74.png" xlink:type="simple" xlink:show="embed" xlink:actuate="onLoad">
            <text:p/>
          </draw:image>
        </draw:frame>
        <draw:frame draw:style-name="gr4" draw:text-style-name="P1" xml:id="id14" draw:id="id14" draw:layer="layout" svg:width="3.88cm" svg:height="6.349cm" svg:x="4.022cm" svg:y="2.841cm">
          <draw:image xlink:href="Pictures/100000000000017E00000271840CCD2B.png" xlink:type="simple" xlink:show="embed" xlink:actuate="onLoad">
            <text:p/>
          </draw:image>
        </draw:frame>
        <draw:connector draw:style-name="gr26" draw:text-style-name="P1" draw:layer="layout" draw:line-skew="-1.015cm" svg:x1="3.017cm" svg:y1="18.038cm" svg:x2="4.022cm" svg:y2="6.015cm" draw:start-shape="id13" draw:start-glue-point="3" draw:end-shape="id14" svg:d="m3017 18038h-1515v-12023h2520">
          <text:p/>
        </draw:connector>
        <draw:g xml:id="id15" draw:id="id15">
          <draw:polygon draw:style-name="gr3" draw:text-style-name="P1" draw:layer="layout" svg:width="4.052cm" svg:height="1.355cm" svg:x="11.48cm" svg:y="15.342cm" svg:viewBox="0 0 4053 1356" draw:points="0,0 4053,0 4053,1356 0,1356">
            <text:p/>
          </draw:polygon>
          <draw:polygon draw:style-name="gr13" draw:text-style-name="P1" draw:layer="layout" svg:width="2.314cm" svg:height="2.404cm" svg:x="12.023cm" svg:y="13.4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3cm" svg:x="12.137cm" svg:y="13.53cm" svg:viewBox="0 0 2086 1734" draw:points="0,0 2086,0 2086,1734 0,1734">
            <text:p/>
          </draw:polygon>
          <draw:polygon draw:style-name="gr13" draw:text-style-name="P1" draw:layer="layout" svg:width="2.297cm" svg:height="0.743cm" svg:x="12.125cm" svg:y="15.968cm" svg:viewBox="0 0 2298 744" draw:points="2240,0 2298,49 2298,736 49,744 0,687 180,0">
            <text:p/>
          </draw:polygon>
          <draw:polygon draw:style-name="gr14" draw:text-style-name="P1" draw:layer="layout" svg:width="2.239cm" svg:height="0.686cm" svg:x="12.125cm" svg:y="15.968cm" svg:viewBox="0 0 2240 687" draw:points="180,0 2240,0 2240,687 0,687">
            <text:p/>
          </draw:polygon>
          <draw:polygon draw:style-name="gr2" draw:text-style-name="P1" draw:layer="layout" svg:width="0.13cm" svg:height="0.097cm" svg:x="12.484cm" svg:y="16.049cm" svg:viewBox="0 0 131 98" draw:points="25,0 131,0 107,98 0,98">
            <text:p/>
          </draw:polygon>
          <draw:polygon draw:style-name="gr2" draw:text-style-name="P1" draw:layer="layout" svg:width="0.13cm" svg:height="0.097cm" svg:x="12.706cm" svg:y="16.049cm" svg:viewBox="0 0 131 98" draw:points="16,0 131,0 106,98 0,98">
            <text:p/>
          </draw:polygon>
          <draw:polygon draw:style-name="gr2" draw:text-style-name="P1" draw:layer="layout" svg:width="0.121cm" svg:height="0.097cm" svg:x="12.926cm" svg:y="16.049cm" svg:viewBox="0 0 122 98" draw:points="16,0 122,0 107,98 0,98">
            <text:p/>
          </draw:polygon>
          <draw:polygon draw:style-name="gr2" draw:text-style-name="P1" draw:layer="layout" svg:width="0.121cm" svg:height="0.097cm" svg:x="13.148cm" svg:y="16.049cm" svg:viewBox="0 0 122 98" draw:points="16,0 122,0 106,98 0,98">
            <text:p/>
          </draw:polygon>
          <draw:polygon draw:style-name="gr2" draw:text-style-name="P1" draw:layer="layout" svg:width="0.121cm" svg:height="0.097cm" svg:x="13.368cm" svg:y="16.049cm" svg:viewBox="0 0 122 98" draw:points="16,0 122,0 106,98 0,98">
            <text:p/>
          </draw:polygon>
          <draw:polygon draw:style-name="gr2" draw:text-style-name="P1" draw:layer="layout" svg:width="0.122cm" svg:height="0.097cm" svg:x="13.589cm" svg:y="16.049cm" svg:viewBox="0 0 123 98" draw:points="8,0 123,0 115,98 0,98">
            <text:p/>
          </draw:polygon>
          <draw:polygon draw:style-name="gr2" draw:text-style-name="P1" draw:layer="layout" svg:width="0.114cm" svg:height="0.097cm" svg:x="13.809cm" svg:y="16.049cm" svg:viewBox="0 0 115 98" draw:points="8,0 115,0 115,98 0,98">
            <text:p/>
          </draw:polygon>
          <draw:polygon draw:style-name="gr2" draw:text-style-name="P1" draw:layer="layout" svg:width="0.114cm" svg:height="0.097cm" svg:x="14.03cm" svg:y="16.049cm" svg:viewBox="0 0 115 98" draw:points="8,0 115,0 115,98 0,98">
            <text:p/>
          </draw:polygon>
          <draw:polygon draw:style-name="gr2" draw:text-style-name="P1" draw:layer="layout" svg:width="0.13cm" svg:height="0.097cm" svg:x="12.435cm" svg:y="16.246cm" svg:viewBox="0 0 131 98" draw:points="25,0 131,0 115,98 0,98">
            <text:p/>
          </draw:polygon>
          <draw:polygon draw:style-name="gr2" draw:text-style-name="P1" draw:layer="layout" svg:width="0.138cm" svg:height="0.097cm" svg:x="12.657cm" svg:y="16.246cm" svg:viewBox="0 0 139 98" draw:points="24,0 139,0 115,98 0,98">
            <text:p/>
          </draw:polygon>
          <draw:polygon draw:style-name="gr2" draw:text-style-name="P1" draw:layer="layout" svg:width="0.13cm" svg:height="0.097cm" svg:x="12.885cm" svg:y="16.246cm" svg:viewBox="0 0 131 98" draw:points="25,0 131,0 115,98 0,98">
            <text:p/>
          </draw:polygon>
          <draw:polygon draw:style-name="gr2" draw:text-style-name="P1" draw:layer="layout" svg:width="0.13cm" svg:height="0.097cm" svg:x="13.114cm" svg:y="16.246cm" svg:viewBox="0 0 131 98" draw:points="16,0 131,0 115,98 0,98">
            <text:p/>
          </draw:polygon>
          <draw:polygon draw:style-name="gr2" draw:text-style-name="P1" draw:layer="layout" svg:width="0.121cm" svg:height="0.097cm" svg:x="13.343cm" svg:y="16.246cm" svg:viewBox="0 0 122 98" draw:points="8,0 122,0 106,98 0,98">
            <text:p/>
          </draw:polygon>
          <draw:polygon draw:style-name="gr2" draw:text-style-name="P1" draw:layer="layout" svg:width="0.122cm" svg:height="0.097cm" svg:x="13.564cm" svg:y="16.246cm" svg:viewBox="0 0 123 98" draw:points="16,0 123,0 115,98 0,98">
            <text:p/>
          </draw:polygon>
          <draw:polygon draw:style-name="gr2" draw:text-style-name="P1" draw:layer="layout" svg:width="0.121cm" svg:height="0.097cm" svg:x="13.793cm" svg:y="16.246cm" svg:viewBox="0 0 122 98" draw:points="8,0 122,0 115,98 0,98">
            <text:p/>
          </draw:polygon>
          <draw:polygon draw:style-name="gr2" draw:text-style-name="P1" draw:layer="layout" svg:width="0.114cm" svg:height="0.097cm" svg:x="14.022cm" svg:y="16.246cm" svg:viewBox="0 0 115 98" draw:points="0,0 115,0 115,98 0,98">
            <text:p/>
          </draw:polygon>
          <draw:polygon draw:style-name="gr2" draw:text-style-name="P1" draw:layer="layout" svg:width="0.138cm" svg:height="0.105cm" svg:x="12.387cm" svg:y="16.442cm" svg:viewBox="0 0 139 106" draw:points="24,0 139,0 115,106 0,106">
            <text:p/>
          </draw:polygon>
          <draw:polygon draw:style-name="gr2" draw:text-style-name="P1" draw:layer="layout" svg:width="0.13cm" svg:height="0.105cm" svg:x="12.624cm" svg:y="16.442cm" svg:viewBox="0 0 131 106" draw:points="16,0 131,0 115,106 0,106">
            <text:p/>
          </draw:polygon>
          <draw:polygon draw:style-name="gr2" draw:text-style-name="P1" draw:layer="layout" svg:width="0.13cm" svg:height="0.105cm" svg:x="12.853cm" svg:y="16.442cm" svg:viewBox="0 0 131 106" draw:points="16,0 131,0 115,106 0,106">
            <text:p/>
          </draw:polygon>
          <draw:polygon draw:style-name="gr2" draw:text-style-name="P1" draw:layer="layout" svg:width="0.138cm" svg:height="0.105cm" svg:x="13.082cm" svg:y="16.442cm" svg:viewBox="0 0 139 106" draw:points="16,0 139,0 122,106 0,106">
            <text:p/>
          </draw:polygon>
          <draw:polygon draw:style-name="gr2" draw:text-style-name="P1" draw:layer="layout" svg:width="0.13cm" svg:height="0.105cm" svg:x="13.319cm" svg:y="16.442cm" svg:viewBox="0 0 131 106" draw:points="17,0 131,0 115,106 0,106">
            <text:p/>
          </draw:polygon>
          <draw:polygon draw:style-name="gr2" draw:text-style-name="P1" draw:layer="layout" svg:width="0.13cm" svg:height="0.105cm" svg:x="13.548cm" svg:y="16.442cm" svg:viewBox="0 0 131 106" draw:points="16,0 131,0 115,106 0,106">
            <text:p/>
          </draw:polygon>
          <draw:polygon draw:style-name="gr2" draw:text-style-name="P1" draw:layer="layout" svg:width="0.121cm" svg:height="0.105cm" svg:x="13.785cm" svg:y="16.442cm" svg:viewBox="0 0 122 106" draw:points="8,0 122,0 115,106 0,106">
            <text:p/>
          </draw:polygon>
          <draw:polygon draw:style-name="gr2" draw:text-style-name="P1" draw:layer="layout" svg:width="0.122cm" svg:height="0.105cm" svg:x="14.014cm" svg:y="16.442cm" svg:viewBox="0 0 123 106" draw:points="8,0 123,0 115,106 0,106">
            <text:p/>
          </draw:polygon>
          <draw:polygon draw:style-name="gr13" draw:text-style-name="P1" draw:layer="layout" svg:width="0.968cm" svg:height="2.276cm" svg:x="14.575cm" svg:y="13.489cm" svg:viewBox="0 0 969 2277" draw:points="969,2277 77,2276 1,2107 0,1 837,0 968,141">
            <text:p/>
          </draw:polygon>
          <draw:polygon draw:style-name="gr19" draw:text-style-name="P1" draw:layer="layout" svg:width="0.825cm" svg:height="0.075cm" svg:x="14.637cm" svg:y="13.541cm" svg:viewBox="0 0 826 76" draw:points="826,75 748,1 0,0 42,76">
            <text:p/>
          </draw:polygon>
          <draw:polygon draw:style-name="gr20" draw:text-style-name="P1" draw:layer="layout" svg:width="0.747cm" svg:height="1.946cm" svg:x="14.723cm" svg:y="13.746cm" svg:viewBox="0 0 748 1947" draw:points="0,3 743,0 748,1945 6,1947">
            <text:p/>
          </draw:polygon>
          <draw:polygon draw:style-name="gr2" draw:text-style-name="P1" draw:layer="layout" svg:width="0.448cm" svg:height="0.075cm" svg:x="14.868cm" svg:y="13.974cm" svg:viewBox="0 0 449 76" draw:points="1,0 449,2 448,76 0,74">
            <text:p/>
          </draw:polygon>
          <draw:polygon draw:style-name="gr2" draw:text-style-name="P1" draw:layer="layout" svg:width="0.447cm" svg:height="0.075cm" svg:x="14.87cm" svg:y="14.195cm" svg:viewBox="0 0 448 76" draw:points="0,0 448,2 448,76 0,74">
            <text:p/>
          </draw:polygon>
          <draw:polygon draw:style-name="gr2" draw:text-style-name="P1" draw:layer="layout" svg:width="0.074cm" svg:height="0.073cm" svg:x="15.243cm" svg:y="14.391cm" svg:viewBox="0 0 75 74" draw:points="1,1 75,0 74,74 0,74">
            <text:p/>
          </draw:polygon>
          <draw:polygon draw:style-name="gr1" draw:text-style-name="P1" draw:layer="layout" svg:width="0.076cm" svg:height="0.074cm" svg:x="15.239cm" svg:y="14.57cm" svg:viewBox="0 0 77 75" draw:points="4,1 77,0 74,74 0,75">
            <text:p/>
          </draw:polygon>
          <draw:polygon draw:style-name="gr20" draw:text-style-name="P1" draw:layer="layout" svg:width="0.747cm" svg:height="1.946cm" svg:x="14.723cm" svg:y="13.746cm" svg:viewBox="0 0 748 1947" draw:points="0,3 743,0 748,1945 6,1947">
            <text:p/>
          </draw:polygon>
          <draw:polygon draw:style-name="gr2" draw:text-style-name="P1" draw:layer="layout" svg:width="0.448cm" svg:height="0.075cm" svg:x="14.869cm" svg:y="13.974cm" svg:viewBox="0 0 449 76" draw:points="1,0 449,2 448,76 0,74">
            <text:p/>
          </draw:polygon>
          <draw:polygon draw:style-name="gr2" draw:text-style-name="P1" draw:layer="layout" svg:width="0.447cm" svg:height="0.075cm" svg:x="14.87cm" svg:y="14.195cm" svg:viewBox="0 0 448 76" draw:points="0,0 448,2 448,76 0,74">
            <text:p/>
          </draw:polygon>
          <draw:polygon draw:style-name="gr2" draw:text-style-name="P1" draw:layer="layout" svg:width="0.074cm" svg:height="0.073cm" svg:x="15.244cm" svg:y="14.391cm" svg:viewBox="0 0 75 74" draw:points="1,1 75,0 74,74 0,74">
            <text:p/>
          </draw:polygon>
          <draw:polygon draw:style-name="gr1" draw:text-style-name="P1" draw:layer="layout" svg:width="0.076cm" svg:height="0.074cm" svg:x="15.24cm" svg:y="14.57cm" svg:viewBox="0 0 77 75" draw:points="4,1 77,0 74,74 0,75">
            <text:p/>
          </draw:polygon>
          <draw:polygon draw:style-name="gr13" draw:text-style-name="P1" draw:layer="layout" svg:width="2.314cm" svg:height="2.404cm" svg:x="12.023cm" svg:y="13.4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3cm" svg:x="12.138cm" svg:y="13.53cm" svg:viewBox="0 0 2086 1734" draw:points="0,0 2086,0 2086,1734 0,1734">
            <text:p/>
          </draw:polygon>
          <draw:polygon draw:style-name="gr13" draw:text-style-name="P1" draw:layer="layout" svg:width="2.297cm" svg:height="0.743cm" svg:x="12.126cm" svg:y="15.968cm" svg:viewBox="0 0 2298 744" draw:points="2240,0 2298,49 2298,736 49,744 0,687 180,0">
            <text:p/>
          </draw:polygon>
          <draw:polygon draw:style-name="gr14" draw:text-style-name="P1" draw:layer="layout" svg:width="2.239cm" svg:height="0.686cm" svg:x="12.126cm" svg:y="15.968cm" svg:viewBox="0 0 2240 687" draw:points="180,0 2240,0 2240,687 0,687">
            <text:p/>
          </draw:polygon>
          <draw:polygon draw:style-name="gr2" draw:text-style-name="P1" draw:layer="layout" svg:width="0.13cm" svg:height="0.097cm" svg:x="12.485cm" svg:y="16.049cm" svg:viewBox="0 0 131 98" draw:points="25,0 131,0 107,98 0,98">
            <text:p/>
          </draw:polygon>
          <draw:polygon draw:style-name="gr2" draw:text-style-name="P1" draw:layer="layout" svg:width="0.13cm" svg:height="0.097cm" svg:x="12.706cm" svg:y="16.049cm" svg:viewBox="0 0 131 98" draw:points="16,0 131,0 106,98 0,98">
            <text:p/>
          </draw:polygon>
          <draw:polygon draw:style-name="gr2" draw:text-style-name="P1" draw:layer="layout" svg:width="0.121cm" svg:height="0.097cm" svg:x="12.927cm" svg:y="16.049cm" svg:viewBox="0 0 122 98" draw:points="16,0 122,0 107,98 0,98">
            <text:p/>
          </draw:polygon>
          <draw:polygon draw:style-name="gr2" draw:text-style-name="P1" draw:layer="layout" svg:width="0.121cm" svg:height="0.097cm" svg:x="13.148cm" svg:y="16.049cm" svg:viewBox="0 0 122 98" draw:points="16,0 122,0 106,98 0,98">
            <text:p/>
          </draw:polygon>
          <draw:polygon draw:style-name="gr2" draw:text-style-name="P1" draw:layer="layout" svg:width="0.121cm" svg:height="0.097cm" svg:x="13.369cm" svg:y="16.049cm" svg:viewBox="0 0 122 98" draw:points="16,0 122,0 106,98 0,98">
            <text:p/>
          </draw:polygon>
          <draw:polygon draw:style-name="gr2" draw:text-style-name="P1" draw:layer="layout" svg:width="0.122cm" svg:height="0.097cm" svg:x="13.589cm" svg:y="16.049cm" svg:viewBox="0 0 123 98" draw:points="8,0 123,0 115,98 0,98">
            <text:p/>
          </draw:polygon>
          <draw:polygon draw:style-name="gr2" draw:text-style-name="P1" draw:layer="layout" svg:width="0.114cm" svg:height="0.097cm" svg:x="13.81cm" svg:y="16.049cm" svg:viewBox="0 0 115 98" draw:points="8,0 115,0 115,98 0,98">
            <text:p/>
          </draw:polygon>
          <draw:polygon draw:style-name="gr2" draw:text-style-name="P1" draw:layer="layout" svg:width="0.114cm" svg:height="0.097cm" svg:x="14.031cm" svg:y="16.049cm" svg:viewBox="0 0 115 98" draw:points="8,0 115,0 115,98 0,98">
            <text:p/>
          </draw:polygon>
          <draw:polygon draw:style-name="gr2" draw:text-style-name="P1" draw:layer="layout" svg:width="0.13cm" svg:height="0.097cm" svg:x="12.436cm" svg:y="16.246cm" svg:viewBox="0 0 131 98" draw:points="25,0 131,0 115,98 0,98">
            <text:p/>
          </draw:polygon>
          <draw:polygon draw:style-name="gr2" draw:text-style-name="P1" draw:layer="layout" svg:width="0.138cm" svg:height="0.097cm" svg:x="12.657cm" svg:y="16.246cm" svg:viewBox="0 0 139 98" draw:points="24,0 139,0 115,98 0,98">
            <text:p/>
          </draw:polygon>
          <draw:polygon draw:style-name="gr2" draw:text-style-name="P1" draw:layer="layout" svg:width="0.13cm" svg:height="0.097cm" svg:x="12.886cm" svg:y="16.246cm" svg:viewBox="0 0 131 98" draw:points="25,0 131,0 115,98 0,98">
            <text:p/>
          </draw:polygon>
          <draw:polygon draw:style-name="gr2" draw:text-style-name="P1" draw:layer="layout" svg:width="0.13cm" svg:height="0.097cm" svg:x="13.115cm" svg:y="16.246cm" svg:viewBox="0 0 131 98" draw:points="16,0 131,0 115,98 0,98">
            <text:p/>
          </draw:polygon>
          <draw:polygon draw:style-name="gr2" draw:text-style-name="P1" draw:layer="layout" svg:width="0.121cm" svg:height="0.097cm" svg:x="13.344cm" svg:y="16.246cm" svg:viewBox="0 0 122 98" draw:points="8,0 122,0 106,98 0,98">
            <text:p/>
          </draw:polygon>
          <draw:polygon draw:style-name="gr2" draw:text-style-name="P1" draw:layer="layout" svg:width="0.122cm" svg:height="0.097cm" svg:x="13.565cm" svg:y="16.246cm" svg:viewBox="0 0 123 98" draw:points="16,0 123,0 115,98 0,98">
            <text:p/>
          </draw:polygon>
          <draw:polygon draw:style-name="gr2" draw:text-style-name="P1" draw:layer="layout" svg:width="0.121cm" svg:height="0.097cm" svg:x="13.794cm" svg:y="16.246cm" svg:viewBox="0 0 122 98" draw:points="8,0 122,0 115,98 0,98">
            <text:p/>
          </draw:polygon>
          <draw:polygon draw:style-name="gr2" draw:text-style-name="P1" draw:layer="layout" svg:width="0.114cm" svg:height="0.097cm" svg:x="14.023cm" svg:y="16.246cm" svg:viewBox="0 0 115 98" draw:points="0,0 115,0 115,98 0,98">
            <text:p/>
          </draw:polygon>
          <draw:polygon draw:style-name="gr2" draw:text-style-name="P1" draw:layer="layout" svg:width="0.138cm" svg:height="0.105cm" svg:x="12.387cm" svg:y="16.442cm" svg:viewBox="0 0 139 106" draw:points="24,0 139,0 115,106 0,106">
            <text:p/>
          </draw:polygon>
          <draw:polygon draw:style-name="gr2" draw:text-style-name="P1" draw:layer="layout" svg:width="0.13cm" svg:height="0.105cm" svg:x="12.624cm" svg:y="16.442cm" svg:viewBox="0 0 131 106" draw:points="16,0 131,0 115,106 0,106">
            <text:p/>
          </draw:polygon>
          <draw:polygon draw:style-name="gr2" draw:text-style-name="P1" draw:layer="layout" svg:width="0.13cm" svg:height="0.105cm" svg:x="12.853cm" svg:y="16.442cm" svg:viewBox="0 0 131 106" draw:points="16,0 131,0 115,106 0,106">
            <text:p/>
          </draw:polygon>
          <draw:polygon draw:style-name="gr2" draw:text-style-name="P1" draw:layer="layout" svg:width="0.138cm" svg:height="0.105cm" svg:x="13.082cm" svg:y="16.442cm" svg:viewBox="0 0 139 106" draw:points="16,0 139,0 122,106 0,106">
            <text:p/>
          </draw:polygon>
          <draw:polygon draw:style-name="gr2" draw:text-style-name="P1" draw:layer="layout" svg:width="0.13cm" svg:height="0.105cm" svg:x="13.319cm" svg:y="16.442cm" svg:viewBox="0 0 131 106" draw:points="17,0 131,0 115,106 0,106">
            <text:p/>
          </draw:polygon>
          <draw:polygon draw:style-name="gr2" draw:text-style-name="P1" draw:layer="layout" svg:width="0.13cm" svg:height="0.105cm" svg:x="13.548cm" svg:y="16.442cm" svg:viewBox="0 0 131 106" draw:points="16,0 131,0 115,106 0,106">
            <text:p/>
          </draw:polygon>
          <draw:polygon draw:style-name="gr2" draw:text-style-name="P1" draw:layer="layout" svg:width="0.121cm" svg:height="0.105cm" svg:x="13.786cm" svg:y="16.442cm" svg:viewBox="0 0 122 106" draw:points="8,0 122,0 115,106 0,106">
            <text:p/>
          </draw:polygon>
          <draw:polygon draw:style-name="gr2" draw:text-style-name="P1" draw:layer="layout" svg:width="0.122cm" svg:height="0.105cm" svg:x="14.014cm" svg:y="16.442cm" svg:viewBox="0 0 123 106" draw:points="8,0 123,0 115,106 0,106">
            <text:p/>
          </draw:polygon>
          <draw:polygon draw:style-name="gr3" draw:text-style-name="P1" draw:layer="layout" svg:width="4.052cm" svg:height="1.355cm" svg:x="11.741cm" svg:y="15.603cm" svg:viewBox="0 0 4053 1356" draw:points="0,0 4053,0 4053,1356 0,1356">
            <text:p/>
          </draw:polygon>
          <draw:polygon draw:style-name="gr13" draw:text-style-name="P1" draw:layer="layout" svg:width="2.314cm" svg:height="2.404cm" svg:x="12.284cm" svg:y="13.67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4cm" svg:x="12.398cm" svg:y="13.791cm" svg:viewBox="0 0 2086 1735" draw:points="0,0 2086,0 2086,1735 0,1735">
            <text:p/>
          </draw:polygon>
          <draw:polygon draw:style-name="gr13" draw:text-style-name="P1" draw:layer="layout" svg:width="2.297cm" svg:height="0.743cm" svg:x="12.386cm" svg:y="16.229cm" svg:viewBox="0 0 2298 744" draw:points="2240,0 2298,49 2298,736 49,744 0,687 180,0">
            <text:p/>
          </draw:polygon>
          <draw:polygon draw:style-name="gr14" draw:text-style-name="P1" draw:layer="layout" svg:width="2.239cm" svg:height="0.686cm" svg:x="12.386cm" svg:y="16.229cm" svg:viewBox="0 0 2240 687" draw:points="180,0 2240,0 2240,687 0,687">
            <text:p/>
          </draw:polygon>
          <draw:polygon draw:style-name="gr2" draw:text-style-name="P1" draw:layer="layout" svg:width="0.13cm" svg:height="0.097cm" svg:x="12.745cm" svg:y="16.31cm" svg:viewBox="0 0 131 98" draw:points="25,0 131,0 107,98 0,98">
            <text:p/>
          </draw:polygon>
          <draw:polygon draw:style-name="gr2" draw:text-style-name="P1" draw:layer="layout" svg:width="0.13cm" svg:height="0.097cm" svg:x="12.967cm" svg:y="16.31cm" svg:viewBox="0 0 131 98" draw:points="16,0 131,0 106,98 0,98">
            <text:p/>
          </draw:polygon>
          <draw:polygon draw:style-name="gr2" draw:text-style-name="P1" draw:layer="layout" svg:width="0.121cm" svg:height="0.097cm" svg:x="13.187cm" svg:y="16.31cm" svg:viewBox="0 0 122 98" draw:points="16,0 122,0 107,98 0,98">
            <text:p/>
          </draw:polygon>
          <draw:polygon draw:style-name="gr2" draw:text-style-name="P1" draw:layer="layout" svg:width="0.121cm" svg:height="0.097cm" svg:x="13.408cm" svg:y="16.31cm" svg:viewBox="0 0 122 98" draw:points="16,0 122,0 106,98 0,98">
            <text:p/>
          </draw:polygon>
          <draw:polygon draw:style-name="gr2" draw:text-style-name="P1" draw:layer="layout" svg:width="0.121cm" svg:height="0.097cm" svg:x="13.629cm" svg:y="16.31cm" svg:viewBox="0 0 122 98" draw:points="16,0 122,0 106,98 0,98">
            <text:p/>
          </draw:polygon>
          <draw:polygon draw:style-name="gr2" draw:text-style-name="P1" draw:layer="layout" svg:width="0.122cm" svg:height="0.097cm" svg:x="13.85cm" svg:y="16.31cm" svg:viewBox="0 0 123 98" draw:points="8,0 123,0 115,98 0,98">
            <text:p/>
          </draw:polygon>
          <draw:polygon draw:style-name="gr2" draw:text-style-name="P1" draw:layer="layout" svg:width="0.114cm" svg:height="0.097cm" svg:x="14.07cm" svg:y="16.31cm" svg:viewBox="0 0 115 98" draw:points="8,0 115,0 115,98 0,98">
            <text:p/>
          </draw:polygon>
          <draw:polygon draw:style-name="gr2" draw:text-style-name="P1" draw:layer="layout" svg:width="0.114cm" svg:height="0.097cm" svg:x="14.291cm" svg:y="16.31cm" svg:viewBox="0 0 115 98" draw:points="8,0 115,0 115,98 0,98">
            <text:p/>
          </draw:polygon>
          <draw:polygon draw:style-name="gr2" draw:text-style-name="P1" draw:layer="layout" svg:width="0.13cm" svg:height="0.097cm" svg:x="12.696cm" svg:y="16.507cm" svg:viewBox="0 0 131 98" draw:points="25,0 131,0 115,98 0,98">
            <text:p/>
          </draw:polygon>
          <draw:polygon draw:style-name="gr2" draw:text-style-name="P1" draw:layer="layout" svg:width="0.138cm" svg:height="0.097cm" svg:x="12.918cm" svg:y="16.507cm" svg:viewBox="0 0 139 98" draw:points="24,0 139,0 115,98 0,98">
            <text:p/>
          </draw:polygon>
          <draw:polygon draw:style-name="gr2" draw:text-style-name="P1" draw:layer="layout" svg:width="0.13cm" svg:height="0.097cm" svg:x="13.146cm" svg:y="16.507cm" svg:viewBox="0 0 131 98" draw:points="25,0 131,0 115,98 0,98">
            <text:p/>
          </draw:polygon>
          <draw:polygon draw:style-name="gr2" draw:text-style-name="P1" draw:layer="layout" svg:width="0.13cm" svg:height="0.097cm" svg:x="13.375cm" svg:y="16.507cm" svg:viewBox="0 0 131 98" draw:points="16,0 131,0 115,98 0,98">
            <text:p/>
          </draw:polygon>
          <draw:polygon draw:style-name="gr2" draw:text-style-name="P1" draw:layer="layout" svg:width="0.121cm" svg:height="0.097cm" svg:x="13.604cm" svg:y="16.507cm" svg:viewBox="0 0 122 98" draw:points="8,0 122,0 106,98 0,98">
            <text:p/>
          </draw:polygon>
          <draw:polygon draw:style-name="gr2" draw:text-style-name="P1" draw:layer="layout" svg:width="0.122cm" svg:height="0.097cm" svg:x="13.825cm" svg:y="16.507cm" svg:viewBox="0 0 123 98" draw:points="16,0 123,0 115,98 0,98">
            <text:p/>
          </draw:polygon>
          <draw:polygon draw:style-name="gr2" draw:text-style-name="P1" draw:layer="layout" svg:width="0.121cm" svg:height="0.097cm" svg:x="14.054cm" svg:y="16.507cm" svg:viewBox="0 0 122 98" draw:points="8,0 122,0 115,98 0,98">
            <text:p/>
          </draw:polygon>
          <draw:polygon draw:style-name="gr2" draw:text-style-name="P1" draw:layer="layout" svg:width="0.114cm" svg:height="0.097cm" svg:x="14.283cm" svg:y="16.507cm" svg:viewBox="0 0 115 98" draw:points="0,0 115,0 115,98 0,98">
            <text:p/>
          </draw:polygon>
          <draw:polygon draw:style-name="gr2" draw:text-style-name="P1" draw:layer="layout" svg:width="0.138cm" svg:height="0.105cm" svg:x="12.648cm" svg:y="16.703cm" svg:viewBox="0 0 139 106" draw:points="24,0 139,0 115,106 0,106">
            <text:p/>
          </draw:polygon>
          <draw:polygon draw:style-name="gr2" draw:text-style-name="P1" draw:layer="layout" svg:width="0.13cm" svg:height="0.105cm" svg:x="12.885cm" svg:y="16.703cm" svg:viewBox="0 0 131 106" draw:points="16,0 131,0 115,106 0,106">
            <text:p/>
          </draw:polygon>
          <draw:polygon draw:style-name="gr2" draw:text-style-name="P1" draw:layer="layout" svg:width="0.13cm" svg:height="0.105cm" svg:x="13.114cm" svg:y="16.703cm" svg:viewBox="0 0 131 106" draw:points="16,0 131,0 115,106 0,106">
            <text:p/>
          </draw:polygon>
          <draw:polygon draw:style-name="gr2" draw:text-style-name="P1" draw:layer="layout" svg:width="0.138cm" svg:height="0.105cm" svg:x="13.343cm" svg:y="16.703cm" svg:viewBox="0 0 139 106" draw:points="16,0 139,0 122,106 0,106">
            <text:p/>
          </draw:polygon>
          <draw:polygon draw:style-name="gr2" draw:text-style-name="P1" draw:layer="layout" svg:width="0.13cm" svg:height="0.105cm" svg:x="13.58cm" svg:y="16.703cm" svg:viewBox="0 0 131 106" draw:points="17,0 131,0 115,106 0,106">
            <text:p/>
          </draw:polygon>
          <draw:polygon draw:style-name="gr2" draw:text-style-name="P1" draw:layer="layout" svg:width="0.13cm" svg:height="0.105cm" svg:x="13.809cm" svg:y="16.703cm" svg:viewBox="0 0 131 106" draw:points="16,0 131,0 115,106 0,106">
            <text:p/>
          </draw:polygon>
          <draw:polygon draw:style-name="gr2" draw:text-style-name="P1" draw:layer="layout" svg:width="0.121cm" svg:height="0.105cm" svg:x="14.046cm" svg:y="16.703cm" svg:viewBox="0 0 122 106" draw:points="8,0 122,0 115,106 0,106">
            <text:p/>
          </draw:polygon>
          <draw:polygon draw:style-name="gr2" draw:text-style-name="P1" draw:layer="layout" svg:width="0.122cm" svg:height="0.105cm" svg:x="14.275cm" svg:y="16.703cm" svg:viewBox="0 0 123 106" draw:points="8,0 123,0 115,106 0,106">
            <text:p/>
          </draw:polygon>
          <draw:polygon draw:style-name="gr13" draw:text-style-name="P1" draw:layer="layout" svg:width="0.968cm" svg:height="2.281cm" svg:x="14.836cm" svg:y="13.746cm" svg:viewBox="0 0 969 2282" draw:points="969,2282 74,2279 1,2109 0,5 837,0 968,143">
            <text:p/>
          </draw:polygon>
          <draw:polygon draw:style-name="gr19" draw:text-style-name="P1" draw:layer="layout" svg:width="0.822cm" svg:height="0.074cm" svg:x="14.898cm" svg:y="13.802cm" svg:viewBox="0 0 823 75" draw:points="823,70 748,1 0,0 40,75">
            <text:p/>
          </draw:polygon>
          <draw:polygon draw:style-name="gr20" draw:text-style-name="P1" draw:layer="layout" svg:width="0.743cm" svg:height="1.945cm" svg:x="14.984cm" svg:y="14.009cm" svg:viewBox="0 0 744 1946" draw:points="0,1 743,0 744,1945 1,1946">
            <text:p/>
          </draw:polygon>
          <draw:polygon draw:style-name="gr2" draw:text-style-name="P1" draw:layer="layout" svg:width="0.448cm" svg:height="0.074cm" svg:x="15.129cm" svg:y="14.234cm" svg:viewBox="0 0 449 75" draw:points="1,1 449,0 448,74 0,75">
            <text:p/>
          </draw:polygon>
          <draw:polygon draw:style-name="gr2" draw:text-style-name="P1" draw:layer="layout" svg:width="0.447cm" svg:height="0.074cm" svg:x="15.131cm" svg:y="14.455cm" svg:viewBox="0 0 448 75" draw:points="0,1 448,0 448,74 0,75">
            <text:p/>
          </draw:polygon>
          <draw:polygon draw:style-name="gr2" draw:text-style-name="P1" draw:layer="layout" svg:width="0.074cm" svg:height="0.073cm" svg:x="15.504cm" svg:y="14.652cm" svg:viewBox="0 0 75 74" draw:points="1,1 75,0 74,74 0,74">
            <text:p/>
          </draw:polygon>
          <draw:polygon draw:style-name="gr1" draw:text-style-name="P1" draw:layer="layout" svg:width="0.073cm" svg:height="0.074cm" svg:x="15.504cm" svg:y="14.83cm" svg:viewBox="0 0 74 75" draw:points="0,1 74,0 74,74 1,75">
            <text:p/>
          </draw:polygon>
          <draw:polygon draw:style-name="gr20" draw:text-style-name="P1" draw:layer="layout" svg:width="0.743cm" svg:height="1.945cm" svg:x="14.984cm" svg:y="14.009cm" svg:viewBox="0 0 744 1946" draw:points="0,1 743,0 744,1945 1,1946">
            <text:p/>
          </draw:polygon>
          <draw:polygon draw:style-name="gr2" draw:text-style-name="P1" draw:layer="layout" svg:width="0.448cm" svg:height="0.074cm" svg:x="15.13cm" svg:y="14.234cm" svg:viewBox="0 0 449 75" draw:points="1,1 449,0 448,74 0,75">
            <text:p/>
          </draw:polygon>
          <draw:polygon draw:style-name="gr2" draw:text-style-name="P1" draw:layer="layout" svg:width="0.447cm" svg:height="0.074cm" svg:x="15.131cm" svg:y="14.455cm" svg:viewBox="0 0 448 75" draw:points="0,1 448,0 448,74 0,75">
            <text:p/>
          </draw:polygon>
          <draw:polygon draw:style-name="gr2" draw:text-style-name="P1" draw:layer="layout" svg:width="0.074cm" svg:height="0.073cm" svg:x="15.505cm" svg:y="14.652cm" svg:viewBox="0 0 75 74" draw:points="1,1 75,0 74,74 0,74">
            <text:p/>
          </draw:polygon>
          <draw:polygon draw:style-name="gr1" draw:text-style-name="P1" draw:layer="layout" svg:width="0.073cm" svg:height="0.074cm" svg:x="15.505cm" svg:y="14.83cm" svg:viewBox="0 0 74 75" draw:points="0,1 74,0 74,74 1,75">
            <text:p/>
          </draw:polygon>
          <draw:polygon draw:style-name="gr13" draw:text-style-name="P1" draw:layer="layout" svg:width="2.314cm" svg:height="2.404cm" svg:x="12.284cm" svg:y="13.67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4cm" svg:x="12.399cm" svg:y="13.791cm" svg:viewBox="0 0 2086 1735" draw:points="0,0 2086,0 2086,1735 0,1735">
            <text:p/>
          </draw:polygon>
          <draw:polygon draw:style-name="gr13" draw:text-style-name="P1" draw:layer="layout" svg:width="2.297cm" svg:height="0.743cm" svg:x="12.387cm" svg:y="16.229cm" svg:viewBox="0 0 2298 744" draw:points="2240,0 2298,49 2298,736 49,744 0,687 180,0">
            <text:p/>
          </draw:polygon>
          <draw:polygon draw:style-name="gr14" draw:text-style-name="P1" draw:layer="layout" svg:width="2.239cm" svg:height="0.686cm" svg:x="12.387cm" svg:y="16.229cm" svg:viewBox="0 0 2240 687" draw:points="180,0 2240,0 2240,687 0,687">
            <text:p/>
          </draw:polygon>
          <draw:polygon draw:style-name="gr2" draw:text-style-name="P1" draw:layer="layout" svg:width="0.13cm" svg:height="0.097cm" svg:x="12.746cm" svg:y="16.31cm" svg:viewBox="0 0 131 98" draw:points="25,0 131,0 107,98 0,98">
            <text:p/>
          </draw:polygon>
          <draw:polygon draw:style-name="gr2" draw:text-style-name="P1" draw:layer="layout" svg:width="0.13cm" svg:height="0.097cm" svg:x="12.967cm" svg:y="16.31cm" svg:viewBox="0 0 131 98" draw:points="16,0 131,0 106,98 0,98">
            <text:p/>
          </draw:polygon>
          <draw:polygon draw:style-name="gr2" draw:text-style-name="P1" draw:layer="layout" svg:width="0.121cm" svg:height="0.097cm" svg:x="13.188cm" svg:y="16.31cm" svg:viewBox="0 0 122 98" draw:points="16,0 122,0 107,98 0,98">
            <text:p/>
          </draw:polygon>
          <draw:polygon draw:style-name="gr2" draw:text-style-name="P1" draw:layer="layout" svg:width="0.121cm" svg:height="0.097cm" svg:x="13.409cm" svg:y="16.31cm" svg:viewBox="0 0 122 98" draw:points="16,0 122,0 106,98 0,98">
            <text:p/>
          </draw:polygon>
          <draw:polygon draw:style-name="gr2" draw:text-style-name="P1" draw:layer="layout" svg:width="0.121cm" svg:height="0.097cm" svg:x="13.63cm" svg:y="16.31cm" svg:viewBox="0 0 122 98" draw:points="16,0 122,0 106,98 0,98">
            <text:p/>
          </draw:polygon>
          <draw:polygon draw:style-name="gr2" draw:text-style-name="P1" draw:layer="layout" svg:width="0.122cm" svg:height="0.097cm" svg:x="13.85cm" svg:y="16.31cm" svg:viewBox="0 0 123 98" draw:points="8,0 123,0 115,98 0,98">
            <text:p/>
          </draw:polygon>
          <draw:polygon draw:style-name="gr2" draw:text-style-name="P1" draw:layer="layout" svg:width="0.114cm" svg:height="0.097cm" svg:x="14.071cm" svg:y="16.31cm" svg:viewBox="0 0 115 98" draw:points="8,0 115,0 115,98 0,98">
            <text:p/>
          </draw:polygon>
          <draw:polygon draw:style-name="gr2" draw:text-style-name="P1" draw:layer="layout" svg:width="0.114cm" svg:height="0.097cm" svg:x="14.292cm" svg:y="16.31cm" svg:viewBox="0 0 115 98" draw:points="8,0 115,0 115,98 0,98">
            <text:p/>
          </draw:polygon>
          <draw:polygon draw:style-name="gr2" draw:text-style-name="P1" draw:layer="layout" svg:width="0.13cm" svg:height="0.097cm" svg:x="12.697cm" svg:y="16.507cm" svg:viewBox="0 0 131 98" draw:points="25,0 131,0 115,98 0,98">
            <text:p/>
          </draw:polygon>
          <draw:polygon draw:style-name="gr2" draw:text-style-name="P1" draw:layer="layout" svg:width="0.138cm" svg:height="0.097cm" svg:x="12.918cm" svg:y="16.507cm" svg:viewBox="0 0 139 98" draw:points="24,0 139,0 115,98 0,98">
            <text:p/>
          </draw:polygon>
          <draw:polygon draw:style-name="gr2" draw:text-style-name="P1" draw:layer="layout" svg:width="0.13cm" svg:height="0.097cm" svg:x="13.147cm" svg:y="16.507cm" svg:viewBox="0 0 131 98" draw:points="25,0 131,0 115,98 0,98">
            <text:p/>
          </draw:polygon>
          <draw:polygon draw:style-name="gr2" draw:text-style-name="P1" draw:layer="layout" svg:width="0.13cm" svg:height="0.097cm" svg:x="13.376cm" svg:y="16.507cm" svg:viewBox="0 0 131 98" draw:points="16,0 131,0 115,98 0,98">
            <text:p/>
          </draw:polygon>
          <draw:polygon draw:style-name="gr2" draw:text-style-name="P1" draw:layer="layout" svg:width="0.121cm" svg:height="0.097cm" svg:x="13.605cm" svg:y="16.507cm" svg:viewBox="0 0 122 98" draw:points="8,0 122,0 106,98 0,98">
            <text:p/>
          </draw:polygon>
          <draw:polygon draw:style-name="gr2" draw:text-style-name="P1" draw:layer="layout" svg:width="0.122cm" svg:height="0.097cm" svg:x="13.826cm" svg:y="16.507cm" svg:viewBox="0 0 123 98" draw:points="16,0 123,0 115,98 0,98">
            <text:p/>
          </draw:polygon>
          <draw:polygon draw:style-name="gr2" draw:text-style-name="P1" draw:layer="layout" svg:width="0.121cm" svg:height="0.097cm" svg:x="14.055cm" svg:y="16.507cm" svg:viewBox="0 0 122 98" draw:points="8,0 122,0 115,98 0,98">
            <text:p/>
          </draw:polygon>
          <draw:polygon draw:style-name="gr2" draw:text-style-name="P1" draw:layer="layout" svg:width="0.114cm" svg:height="0.097cm" svg:x="14.284cm" svg:y="16.507cm" svg:viewBox="0 0 115 98" draw:points="0,0 115,0 115,98 0,98">
            <text:p/>
          </draw:polygon>
          <draw:polygon draw:style-name="gr2" draw:text-style-name="P1" draw:layer="layout" svg:width="0.138cm" svg:height="0.105cm" svg:x="12.648cm" svg:y="16.703cm" svg:viewBox="0 0 139 106" draw:points="24,0 139,0 115,106 0,106">
            <text:p/>
          </draw:polygon>
          <draw:polygon draw:style-name="gr2" draw:text-style-name="P1" draw:layer="layout" svg:width="0.13cm" svg:height="0.105cm" svg:x="12.885cm" svg:y="16.703cm" svg:viewBox="0 0 131 106" draw:points="16,0 131,0 115,106 0,106">
            <text:p/>
          </draw:polygon>
          <draw:polygon draw:style-name="gr2" draw:text-style-name="P1" draw:layer="layout" svg:width="0.13cm" svg:height="0.105cm" svg:x="13.114cm" svg:y="16.703cm" svg:viewBox="0 0 131 106" draw:points="16,0 131,0 115,106 0,106">
            <text:p/>
          </draw:polygon>
          <draw:polygon draw:style-name="gr2" draw:text-style-name="P1" draw:layer="layout" svg:width="0.138cm" svg:height="0.105cm" svg:x="13.343cm" svg:y="16.703cm" svg:viewBox="0 0 139 106" draw:points="16,0 139,0 122,106 0,106">
            <text:p/>
          </draw:polygon>
          <draw:polygon draw:style-name="gr2" draw:text-style-name="P1" draw:layer="layout" svg:width="0.13cm" svg:height="0.105cm" svg:x="13.58cm" svg:y="16.703cm" svg:viewBox="0 0 131 106" draw:points="17,0 131,0 115,106 0,106">
            <text:p/>
          </draw:polygon>
          <draw:polygon draw:style-name="gr2" draw:text-style-name="P1" draw:layer="layout" svg:width="0.13cm" svg:height="0.105cm" svg:x="13.809cm" svg:y="16.703cm" svg:viewBox="0 0 131 106" draw:points="16,0 131,0 115,106 0,106">
            <text:p/>
          </draw:polygon>
          <draw:polygon draw:style-name="gr2" draw:text-style-name="P1" draw:layer="layout" svg:width="0.121cm" svg:height="0.105cm" svg:x="14.047cm" svg:y="16.703cm" svg:viewBox="0 0 122 106" draw:points="8,0 122,0 115,106 0,106">
            <text:p/>
          </draw:polygon>
          <draw:polygon draw:style-name="gr2" draw:text-style-name="P1" draw:layer="layout" svg:width="0.122cm" svg:height="0.105cm" svg:x="14.275cm" svg:y="16.703cm" svg:viewBox="0 0 123 106" draw:points="8,0 123,0 115,106 0,106">
            <text:p/>
          </draw:polygon>
          <draw:polygon draw:style-name="gr3" draw:text-style-name="P1" draw:layer="layout" svg:width="4.052cm" svg:height="1.355cm" svg:x="12.001cm" svg:y="15.863cm" svg:viewBox="0 0 4053 1356" draw:points="0,0 4053,0 4053,1356 0,1356">
            <text:p/>
          </draw:polygon>
          <draw:polygon draw:style-name="gr13" draw:text-style-name="P1" draw:layer="layout" svg:width="2.314cm" svg:height="2.404cm" svg:x="12.544cm" svg:y="13.93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4cm" svg:x="12.659cm" svg:y="14.051cm" svg:viewBox="0 0 2086 1735" draw:points="0,0 2086,0 2086,1735 0,1735">
            <text:p/>
          </draw:polygon>
          <draw:polygon draw:style-name="gr13" draw:text-style-name="P1" draw:layer="layout" svg:width="2.297cm" svg:height="0.743cm" svg:x="12.646cm" svg:y="16.489cm" svg:viewBox="0 0 2298 744" draw:points="2240,0 2298,49 2298,736 49,744 0,687 180,0">
            <text:p/>
          </draw:polygon>
          <draw:polygon draw:style-name="gr14" draw:text-style-name="P1" draw:layer="layout" svg:width="2.239cm" svg:height="0.686cm" svg:x="12.646cm" svg:y="16.489cm" svg:viewBox="0 0 2240 687" draw:points="180,0 2240,0 2240,687 0,687">
            <text:p/>
          </draw:polygon>
          <draw:polygon draw:style-name="gr2" draw:text-style-name="P1" draw:layer="layout" svg:width="0.13cm" svg:height="0.097cm" svg:x="13.006cm" svg:y="16.571cm" svg:viewBox="0 0 131 98" draw:points="25,0 131,0 107,98 0,98">
            <text:p/>
          </draw:polygon>
          <draw:polygon draw:style-name="gr2" draw:text-style-name="P1" draw:layer="layout" svg:width="0.13cm" svg:height="0.097cm" svg:x="13.227cm" svg:y="16.571cm" svg:viewBox="0 0 131 98" draw:points="16,0 131,0 106,98 0,98">
            <text:p/>
          </draw:polygon>
          <draw:polygon draw:style-name="gr2" draw:text-style-name="P1" draw:layer="layout" svg:width="0.121cm" svg:height="0.097cm" svg:x="13.448cm" svg:y="16.571cm" svg:viewBox="0 0 122 98" draw:points="16,0 122,0 107,98 0,98">
            <text:p/>
          </draw:polygon>
          <draw:polygon draw:style-name="gr2" draw:text-style-name="P1" draw:layer="layout" svg:width="0.121cm" svg:height="0.097cm" svg:x="13.669cm" svg:y="16.571cm" svg:viewBox="0 0 122 98" draw:points="16,0 122,0 106,98 0,98">
            <text:p/>
          </draw:polygon>
          <draw:polygon draw:style-name="gr2" draw:text-style-name="P1" draw:layer="layout" svg:width="0.121cm" svg:height="0.097cm" svg:x="13.889cm" svg:y="16.571cm" svg:viewBox="0 0 122 98" draw:points="16,0 122,0 106,98 0,98">
            <text:p/>
          </draw:polygon>
          <draw:polygon draw:style-name="gr2" draw:text-style-name="P1" draw:layer="layout" svg:width="0.122cm" svg:height="0.097cm" svg:x="14.11cm" svg:y="16.571cm" svg:viewBox="0 0 123 98" draw:points="8,0 123,0 115,98 0,98">
            <text:p/>
          </draw:polygon>
          <draw:polygon draw:style-name="gr2" draw:text-style-name="P1" draw:layer="layout" svg:width="0.114cm" svg:height="0.097cm" svg:x="14.331cm" svg:y="16.571cm" svg:viewBox="0 0 115 98" draw:points="8,0 115,0 115,98 0,98">
            <text:p/>
          </draw:polygon>
          <draw:polygon draw:style-name="gr2" draw:text-style-name="P1" draw:layer="layout" svg:width="0.114cm" svg:height="0.097cm" svg:x="14.551cm" svg:y="16.571cm" svg:viewBox="0 0 115 98" draw:points="8,0 115,0 115,98 0,98">
            <text:p/>
          </draw:polygon>
          <draw:polygon draw:style-name="gr2" draw:text-style-name="P1" draw:layer="layout" svg:width="0.13cm" svg:height="0.097cm" svg:x="12.957cm" svg:y="16.767cm" svg:viewBox="0 0 131 98" draw:points="25,0 131,0 115,98 0,98">
            <text:p/>
          </draw:polygon>
          <draw:polygon draw:style-name="gr2" draw:text-style-name="P1" draw:layer="layout" svg:width="0.138cm" svg:height="0.097cm" svg:x="13.178cm" svg:y="16.767cm" svg:viewBox="0 0 139 98" draw:points="24,0 139,0 115,98 0,98">
            <text:p/>
          </draw:polygon>
          <draw:polygon draw:style-name="gr2" draw:text-style-name="P1" draw:layer="layout" svg:width="0.13cm" svg:height="0.097cm" svg:x="13.407cm" svg:y="16.767cm" svg:viewBox="0 0 131 98" draw:points="25,0 131,0 115,98 0,98">
            <text:p/>
          </draw:polygon>
          <draw:polygon draw:style-name="gr2" draw:text-style-name="P1" draw:layer="layout" svg:width="0.13cm" svg:height="0.097cm" svg:x="13.636cm" svg:y="16.767cm" svg:viewBox="0 0 131 98" draw:points="16,0 131,0 115,98 0,98">
            <text:p/>
          </draw:polygon>
          <draw:polygon draw:style-name="gr2" draw:text-style-name="P1" draw:layer="layout" svg:width="0.121cm" svg:height="0.097cm" svg:x="13.865cm" svg:y="16.767cm" svg:viewBox="0 0 122 98" draw:points="8,0 122,0 106,98 0,98">
            <text:p/>
          </draw:polygon>
          <draw:polygon draw:style-name="gr2" draw:text-style-name="P1" draw:layer="layout" svg:width="0.122cm" svg:height="0.097cm" svg:x="14.085cm" svg:y="16.767cm" svg:viewBox="0 0 123 98" draw:points="16,0 123,0 115,98 0,98">
            <text:p/>
          </draw:polygon>
          <draw:polygon draw:style-name="gr2" draw:text-style-name="P1" draw:layer="layout" svg:width="0.121cm" svg:height="0.097cm" svg:x="14.314cm" svg:y="16.767cm" svg:viewBox="0 0 122 98" draw:points="8,0 122,0 115,98 0,98">
            <text:p/>
          </draw:polygon>
          <draw:polygon draw:style-name="gr2" draw:text-style-name="P1" draw:layer="layout" svg:width="0.114cm" svg:height="0.097cm" svg:x="14.544cm" svg:y="16.767cm" svg:viewBox="0 0 115 98" draw:points="0,0 115,0 115,98 0,98">
            <text:p/>
          </draw:polygon>
          <draw:polygon draw:style-name="gr2" draw:text-style-name="P1" draw:layer="layout" svg:width="0.138cm" svg:height="0.105cm" svg:x="12.908cm" svg:y="16.964cm" svg:viewBox="0 0 139 106" draw:points="24,0 139,0 115,106 0,106">
            <text:p/>
          </draw:polygon>
          <draw:polygon draw:style-name="gr2" draw:text-style-name="P1" draw:layer="layout" svg:width="0.13cm" svg:height="0.105cm" svg:x="13.145cm" svg:y="16.964cm" svg:viewBox="0 0 131 106" draw:points="16,0 131,0 115,106 0,106">
            <text:p/>
          </draw:polygon>
          <draw:polygon draw:style-name="gr2" draw:text-style-name="P1" draw:layer="layout" svg:width="0.13cm" svg:height="0.105cm" svg:x="13.374cm" svg:y="16.964cm" svg:viewBox="0 0 131 106" draw:points="16,0 131,0 115,106 0,106">
            <text:p/>
          </draw:polygon>
          <draw:polygon draw:style-name="gr2" draw:text-style-name="P1" draw:layer="layout" svg:width="0.138cm" svg:height="0.105cm" svg:x="13.603cm" svg:y="16.964cm" svg:viewBox="0 0 139 106" draw:points="16,0 139,0 122,106 0,106">
            <text:p/>
          </draw:polygon>
          <draw:polygon draw:style-name="gr2" draw:text-style-name="P1" draw:layer="layout" svg:width="0.13cm" svg:height="0.105cm" svg:x="13.84cm" svg:y="16.964cm" svg:viewBox="0 0 131 106" draw:points="17,0 131,0 115,106 0,106">
            <text:p/>
          </draw:polygon>
          <draw:polygon draw:style-name="gr2" draw:text-style-name="P1" draw:layer="layout" svg:width="0.13cm" svg:height="0.105cm" svg:x="14.069cm" svg:y="16.964cm" svg:viewBox="0 0 131 106" draw:points="16,0 131,0 115,106 0,106">
            <text:p/>
          </draw:polygon>
          <draw:polygon draw:style-name="gr2" draw:text-style-name="P1" draw:layer="layout" svg:width="0.121cm" svg:height="0.105cm" svg:x="14.307cm" svg:y="16.964cm" svg:viewBox="0 0 122 106" draw:points="8,0 122,0 115,106 0,106">
            <text:p/>
          </draw:polygon>
          <draw:polygon draw:style-name="gr2" draw:text-style-name="P1" draw:layer="layout" svg:width="0.122cm" svg:height="0.105cm" svg:x="14.535cm" svg:y="16.964cm" svg:viewBox="0 0 123 106" draw:points="8,0 123,0 115,106 0,106">
            <text:p/>
          </draw:polygon>
          <draw:polygon draw:style-name="gr13" draw:text-style-name="P1" draw:layer="layout" svg:width="0.968cm" svg:height="2.276cm" svg:x="15.096cm" svg:y="14.01cm" svg:viewBox="0 0 969 2277" draw:points="969,2277 74,2276 1,2107 0,1 837,0 968,143">
            <text:p/>
          </draw:polygon>
          <draw:polygon draw:style-name="gr19" draw:text-style-name="P1" draw:layer="layout" svg:width="0.822cm" svg:height="0.075cm" svg:x="15.158cm" svg:y="14.063cm" svg:viewBox="0 0 823 76" draw:points="823,75 747,1 0,0 39,76">
            <text:p/>
          </draw:polygon>
          <draw:polygon draw:style-name="gr20" draw:text-style-name="P1" draw:layer="layout" svg:width="0.743cm" svg:height="1.948cm" svg:x="15.244cm" svg:y="14.266cm" svg:viewBox="0 0 744 1949" draw:points="0,5 743,0 744,1945 1,1949">
            <text:p/>
          </draw:polygon>
          <draw:polygon draw:style-name="gr2" draw:text-style-name="P1" draw:layer="layout" svg:width="0.448cm" svg:height="0.073cm" svg:x="15.39cm" svg:y="14.495cm" svg:viewBox="0 0 449 74" draw:points="1,0 449,0 448,74 0,74">
            <text:p/>
          </draw:polygon>
          <draw:polygon draw:style-name="gr2" draw:text-style-name="P1" draw:layer="layout" svg:width="0.447cm" svg:height="0.073cm" svg:x="15.391cm" svg:y="14.717cm" svg:viewBox="0 0 448 74" draw:points="0,0 448,0 448,74 0,74">
            <text:p/>
          </draw:polygon>
          <draw:polygon draw:style-name="gr2" draw:text-style-name="P1" draw:layer="layout" svg:width="0.074cm" svg:height="0.073cm" svg:x="15.765cm" svg:y="14.912cm" svg:viewBox="0 0 75 74" draw:points="1,1 75,0 74,74 0,74">
            <text:p/>
          </draw:polygon>
          <draw:polygon draw:style-name="gr1" draw:text-style-name="P1" draw:layer="layout" svg:width="0.073cm" svg:height="0.074cm" svg:x="15.765cm" svg:y="15.091cm" svg:viewBox="0 0 74 75" draw:points="0,1 74,0 74,74 1,75">
            <text:p/>
          </draw:polygon>
          <draw:polygon draw:style-name="gr20" draw:text-style-name="P1" draw:layer="layout" svg:width="0.743cm" svg:height="1.948cm" svg:x="15.245cm" svg:y="14.266cm" svg:viewBox="0 0 744 1949" draw:points="0,5 743,0 744,1945 1,1949">
            <text:p/>
          </draw:polygon>
          <draw:polygon draw:style-name="gr2" draw:text-style-name="P1" draw:layer="layout" svg:width="0.448cm" svg:height="0.073cm" svg:x="15.39cm" svg:y="14.495cm" svg:viewBox="0 0 449 74" draw:points="1,0 449,0 448,74 0,74">
            <text:p/>
          </draw:polygon>
          <draw:polygon draw:style-name="gr2" draw:text-style-name="P1" draw:layer="layout" svg:width="0.447cm" svg:height="0.073cm" svg:x="15.392cm" svg:y="14.717cm" svg:viewBox="0 0 448 74" draw:points="0,0 448,0 448,74 0,74">
            <text:p/>
          </draw:polygon>
          <draw:polygon draw:style-name="gr2" draw:text-style-name="P1" draw:layer="layout" svg:width="0.074cm" svg:height="0.073cm" svg:x="15.765cm" svg:y="14.912cm" svg:viewBox="0 0 75 74" draw:points="1,1 75,0 74,74 0,74">
            <text:p/>
          </draw:polygon>
          <draw:polygon draw:style-name="gr1" draw:text-style-name="P1" draw:layer="layout" svg:width="0.073cm" svg:height="0.074cm" svg:x="15.765cm" svg:y="15.091cm" svg:viewBox="0 0 74 75" draw:points="0,1 74,0 74,74 1,75">
            <text:p/>
          </draw:polygon>
          <draw:polygon draw:style-name="gr13" draw:text-style-name="P1" draw:layer="layout" svg:width="2.314cm" svg:height="2.404cm" svg:x="12.545cm" svg:y="13.93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4cm" svg:x="12.659cm" svg:y="14.051cm" svg:viewBox="0 0 2086 1735" draw:points="0,0 2086,0 2086,1735 0,1735">
            <text:p/>
          </draw:polygon>
          <draw:polygon draw:style-name="gr13" draw:text-style-name="P1" draw:layer="layout" svg:width="2.297cm" svg:height="0.743cm" svg:x="12.647cm" svg:y="16.489cm" svg:viewBox="0 0 2298 744" draw:points="2240,0 2298,49 2298,736 49,744 0,687 180,0">
            <text:p/>
          </draw:polygon>
          <draw:polygon draw:style-name="gr14" draw:text-style-name="P1" draw:layer="layout" svg:width="2.239cm" svg:height="0.686cm" svg:x="12.647cm" svg:y="16.489cm" svg:viewBox="0 0 2240 687" draw:points="180,0 2240,0 2240,687 0,687">
            <text:p/>
          </draw:polygon>
          <draw:polygon draw:style-name="gr2" draw:text-style-name="P1" draw:layer="layout" svg:width="0.13cm" svg:height="0.097cm" svg:x="13.006cm" svg:y="16.571cm" svg:viewBox="0 0 131 98" draw:points="25,0 131,0 107,98 0,98">
            <text:p/>
          </draw:polygon>
          <draw:polygon draw:style-name="gr2" draw:text-style-name="P1" draw:layer="layout" svg:width="0.13cm" svg:height="0.097cm" svg:x="13.228cm" svg:y="16.571cm" svg:viewBox="0 0 131 98" draw:points="16,0 131,0 106,98 0,98">
            <text:p/>
          </draw:polygon>
          <draw:polygon draw:style-name="gr2" draw:text-style-name="P1" draw:layer="layout" svg:width="0.121cm" svg:height="0.097cm" svg:x="13.448cm" svg:y="16.571cm" svg:viewBox="0 0 122 98" draw:points="16,0 122,0 107,98 0,98">
            <text:p/>
          </draw:polygon>
          <draw:polygon draw:style-name="gr2" draw:text-style-name="P1" draw:layer="layout" svg:width="0.121cm" svg:height="0.097cm" svg:x="13.669cm" svg:y="16.571cm" svg:viewBox="0 0 122 98" draw:points="16,0 122,0 106,98 0,98">
            <text:p/>
          </draw:polygon>
          <draw:polygon draw:style-name="gr2" draw:text-style-name="P1" draw:layer="layout" svg:width="0.121cm" svg:height="0.097cm" svg:x="13.89cm" svg:y="16.571cm" svg:viewBox="0 0 122 98" draw:points="16,0 122,0 106,98 0,98">
            <text:p/>
          </draw:polygon>
          <draw:polygon draw:style-name="gr2" draw:text-style-name="P1" draw:layer="layout" svg:width="0.122cm" svg:height="0.097cm" svg:x="14.111cm" svg:y="16.571cm" svg:viewBox="0 0 123 98" draw:points="8,0 123,0 115,98 0,98">
            <text:p/>
          </draw:polygon>
          <draw:polygon draw:style-name="gr2" draw:text-style-name="P1" draw:layer="layout" svg:width="0.114cm" svg:height="0.097cm" svg:x="14.331cm" svg:y="16.571cm" svg:viewBox="0 0 115 98" draw:points="8,0 115,0 115,98 0,98">
            <text:p/>
          </draw:polygon>
          <draw:polygon draw:style-name="gr2" draw:text-style-name="P1" draw:layer="layout" svg:width="0.114cm" svg:height="0.097cm" svg:x="14.552cm" svg:y="16.571cm" svg:viewBox="0 0 115 98" draw:points="8,0 115,0 115,98 0,98">
            <text:p/>
          </draw:polygon>
          <draw:polygon draw:style-name="gr2" draw:text-style-name="P1" draw:layer="layout" svg:width="0.13cm" svg:height="0.097cm" svg:x="12.957cm" svg:y="16.767cm" svg:viewBox="0 0 131 98" draw:points="25,0 131,0 115,98 0,98">
            <text:p/>
          </draw:polygon>
          <draw:polygon draw:style-name="gr2" draw:text-style-name="P1" draw:layer="layout" svg:width="0.138cm" svg:height="0.097cm" svg:x="13.179cm" svg:y="16.767cm" svg:viewBox="0 0 139 98" draw:points="24,0 139,0 115,98 0,98">
            <text:p/>
          </draw:polygon>
          <draw:polygon draw:style-name="gr2" draw:text-style-name="P1" draw:layer="layout" svg:width="0.13cm" svg:height="0.097cm" svg:x="13.407cm" svg:y="16.767cm" svg:viewBox="0 0 131 98" draw:points="25,0 131,0 115,98 0,98">
            <text:p/>
          </draw:polygon>
          <draw:polygon draw:style-name="gr2" draw:text-style-name="P1" draw:layer="layout" svg:width="0.13cm" svg:height="0.097cm" svg:x="13.636cm" svg:y="16.767cm" svg:viewBox="0 0 131 98" draw:points="16,0 131,0 115,98 0,98">
            <text:p/>
          </draw:polygon>
          <draw:polygon draw:style-name="gr2" draw:text-style-name="P1" draw:layer="layout" svg:width="0.121cm" svg:height="0.097cm" svg:x="13.865cm" svg:y="16.767cm" svg:viewBox="0 0 122 98" draw:points="8,0 122,0 106,98 0,98">
            <text:p/>
          </draw:polygon>
          <draw:polygon draw:style-name="gr2" draw:text-style-name="P1" draw:layer="layout" svg:width="0.122cm" svg:height="0.097cm" svg:x="14.086cm" svg:y="16.767cm" svg:viewBox="0 0 123 98" draw:points="16,0 123,0 115,98 0,98">
            <text:p/>
          </draw:polygon>
          <draw:polygon draw:style-name="gr2" draw:text-style-name="P1" draw:layer="layout" svg:width="0.121cm" svg:height="0.097cm" svg:x="14.315cm" svg:y="16.767cm" svg:viewBox="0 0 122 98" draw:points="8,0 122,0 115,98 0,98">
            <text:p/>
          </draw:polygon>
          <draw:polygon draw:style-name="gr2" draw:text-style-name="P1" draw:layer="layout" svg:width="0.114cm" svg:height="0.097cm" svg:x="14.544cm" svg:y="16.767cm" svg:viewBox="0 0 115 98" draw:points="0,0 115,0 115,98 0,98">
            <text:p/>
          </draw:polygon>
          <draw:polygon draw:style-name="gr2" draw:text-style-name="P1" draw:layer="layout" svg:width="0.138cm" svg:height="0.105cm" svg:x="12.909cm" svg:y="16.964cm" svg:viewBox="0 0 139 106" draw:points="24,0 139,0 115,106 0,106">
            <text:p/>
          </draw:polygon>
          <draw:polygon draw:style-name="gr2" draw:text-style-name="P1" draw:layer="layout" svg:width="0.13cm" svg:height="0.105cm" svg:x="13.146cm" svg:y="16.964cm" svg:viewBox="0 0 131 106" draw:points="16,0 131,0 115,106 0,106">
            <text:p/>
          </draw:polygon>
          <draw:polygon draw:style-name="gr2" draw:text-style-name="P1" draw:layer="layout" svg:width="0.13cm" svg:height="0.105cm" svg:x="13.375cm" svg:y="16.964cm" svg:viewBox="0 0 131 106" draw:points="16,0 131,0 115,106 0,106">
            <text:p/>
          </draw:polygon>
          <draw:polygon draw:style-name="gr2" draw:text-style-name="P1" draw:layer="layout" svg:width="0.138cm" svg:height="0.105cm" svg:x="13.604cm" svg:y="16.964cm" svg:viewBox="0 0 139 106" draw:points="16,0 139,0 122,106 0,106">
            <text:p/>
          </draw:polygon>
          <draw:polygon draw:style-name="gr2" draw:text-style-name="P1" draw:layer="layout" svg:width="0.13cm" svg:height="0.105cm" svg:x="13.841cm" svg:y="16.964cm" svg:viewBox="0 0 131 106" draw:points="17,0 131,0 115,106 0,106">
            <text:p/>
          </draw:polygon>
          <draw:polygon draw:style-name="gr2" draw:text-style-name="P1" draw:layer="layout" svg:width="0.13cm" svg:height="0.105cm" svg:x="14.07cm" svg:y="16.964cm" svg:viewBox="0 0 131 106" draw:points="16,0 131,0 115,106 0,106">
            <text:p/>
          </draw:polygon>
          <draw:polygon draw:style-name="gr2" draw:text-style-name="P1" draw:layer="layout" svg:width="0.121cm" svg:height="0.105cm" svg:x="14.307cm" svg:y="16.964cm" svg:viewBox="0 0 122 106" draw:points="8,0 122,0 115,106 0,106">
            <text:p/>
          </draw:polygon>
          <draw:polygon draw:style-name="gr2" draw:text-style-name="P1" draw:layer="layout" svg:width="0.122cm" svg:height="0.105cm" svg:x="14.536cm" svg:y="16.964cm" svg:viewBox="0 0 123 106" draw:points="8,0 123,0 115,106 0,106">
            <text:p/>
          </draw:polygon>
          <draw:frame draw:style-name="gr4" draw:text-style-name="P1" draw:layer="layout" svg:width="1.466cm" svg:height="1.557cm" svg:x="12.973cm" svg:y="14.201cm">
            <draw:image xlink:href="Pictures/10000201000000A0000000AAAE2D31BC.png" xlink:type="simple" xlink:show="embed" xlink:actuate="onLoad">
              <text:p/>
            </draw:image>
          </draw:frame>
        </draw:g>
        <draw:connector draw:style-name="gr21" draw:text-style-name="P1" draw:layer="layout" svg:x1="7.611cm" svg:y1="18.038cm" svg:x2="11.48cm" svg:y2="15.324cm" draw:start-shape="id13" draw:start-glue-point="1" draw:end-shape="id15" draw:end-glue-point="3" svg:d="m7611 18038h1935v-2714h1934">
          <text:p text:style-name="P1"><text:line-break/><text:line-break/></text:p>
        </draw:connector>
        <draw:connector draw:style-name="gr26" draw:text-style-name="P1" draw:layer="layout" draw:line-skew="1.042cm 1.842cm" svg:x1="5.314cm" svg:y1="23.48cm" svg:x2="16.065cm" svg:y2="15.324cm" draw:start-shape="id13" draw:start-glue-point="2" draw:end-shape="id15" draw:end-glue-point="1" svg:d="m5314 23480v1542h13094v-9698h-2343">
          <text:p/>
        </draw:connector>
        <draw:frame draw:style-name="gr22" draw:layer="layout" svg:width="3.893cm" svg:height="0.962cm" svg:x="8.792cm" svg:y="25.239cm">
          <draw:text-box>
            <text:p text:style-name="P1"><text:span text:style-name="T4">config data</text:span></text:p>
          </draw:text-box>
        </draw:frame>
        <draw:g xml:id="id16" draw:id="id16">
          <draw:polygon draw:style-name="gr3" draw:text-style-name="P1" draw:layer="layout" svg:width="3.734cm" svg:height="0.335cm" svg:x="9.353cm" svg:y="2.735cm" svg:viewBox="0 0 3735 336" draw:points="3735,336 3375,0 0,0 169,336">
            <text:p/>
          </draw:polygon>
          <draw:custom-shape draw:style-name="gr5" draw:text-style-name="P1" draw:layer="layout" svg:width="3.58cm" svg:height="6.171cm" svg:x="9.665cm" svg:y="2.927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7cm" svg:x="9.956cm" svg:y="4.01cm">
            <draw:image xlink:href="Pictures/1000000000000035000000359734B6B7.jpg" xlink:type="simple" xlink:show="embed" xlink:actuate="onLoad">
              <text:p/>
            </draw:image>
          </draw:frame>
          <draw:frame draw:style-name="gr4" draw:text-style-name="P1" draw:layer="layout" svg:width="2.256cm" svg:height="0.531cm" svg:x="9.875cm" svg:y="7.242cm">
            <draw:image xlink:href="Pictures/10000000000000D40000003244A33BD1.png" xlink:type="simple" xlink:show="embed" xlink:actuate="onLoad">
              <text:p/>
            </draw:image>
          </draw:frame>
        </draw:g>
        <draw:connector draw:style-name="gr23" draw:text-style-name="P1" draw:layer="layout" draw:line-skew="0.642cm" svg:x1="11.299cm" svg:y1="9.098cm" svg:x2="5.314cm" svg:y2="12.596cm" draw:start-shape="id16" draw:start-glue-point="2" draw:end-shape="id13" svg:d="m11299 9098v2392h-5985v1106">
          <text:p/>
        </draw:connector>
        <draw:custom-shape draw:style-name="gr24" draw:text-style-name="P1" draw:layer="layout" svg:width="12.435cm" svg:height="9.714cm" svg:x="1.928cm" svg:y="1.285cm">
          <text:p/>
          <draw:enhanced-geometry svg:viewBox="0 0 21600 21600" draw:type="rectangle" draw:enhanced-path="M 0 0 L 21600 0 21600 21600 0 21600 0 0 Z N"/>
        </draw:custom-shape>
        <draw:custom-shape draw:style-name="gr24" draw:text-style-name="P1" draw:layer="layout" svg:width="17.198cm" svg:height="15.006cm" svg:x="1.89cm" svg:y="11.83cm">
          <text:p/>
          <draw:enhanced-geometry svg:viewBox="0 0 21600 21600" draw:type="rectangle" draw:enhanced-path="M 0 0 L 21600 0 21600 21600 0 21600 0 0 Z N"/>
        </draw:custom-shape>
        <draw:frame draw:style-name="gr28" draw:text-style-name="P2" draw:layer="layout" svg:width="4.769cm" svg:height="1.1cm" svg:x="7.185cm" svg:y="11.889cm">
          <draw:text-box>
            <text:p><text:span text:style-name="T4">Schule</text:span></text:p>
          </draw:text-box>
        </draw:frame>
        <draw:frame draw:style-name="gr27" draw:text-style-name="P2" draw:layer="layout" svg:width="4.397cm" svg:height="1.85cm" svg:x="8.114cm" svg:y="1.238cm">
          <draw:text-box>
            <text:p><text:span text:style-name="T4">Zentrale</text:span></text:p>
          </draw:text-box>
        </draw:frame>
        <draw:g xml:id="id17" draw:id="id17">
          <draw:polygon draw:style-name="gr3" draw:text-style-name="P1" draw:layer="layout" svg:width="4.619cm" svg:height="1.545cm" svg:x="11.669cm" svg:y="21.053cm" svg:viewBox="0 0 4620 1546" draw:points="0,0 4620,0 4620,1546 0,1546">
            <text:p/>
          </draw:polygon>
          <draw:polygon draw:style-name="gr13" draw:text-style-name="P1" draw:layer="layout" svg:width="2.638cm" svg:height="2.741cm" svg:x="12.288cm" svg:y="18.85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2.418cm" svg:y="18.988cm" svg:viewBox="0 0 2378 1977" draw:points="0,0 2378,0 2378,1977 0,1977">
            <text:p/>
          </draw:polygon>
          <draw:polygon draw:style-name="gr13" draw:text-style-name="P1" draw:layer="layout" svg:width="2.618cm" svg:height="0.847cm" svg:x="12.404cm" svg:y="21.767cm" svg:viewBox="0 0 2619 848" draw:points="2553,0 2619,56 2619,839 56,848 0,783 205,0">
            <text:p/>
          </draw:polygon>
          <draw:polygon draw:style-name="gr14" draw:text-style-name="P1" draw:layer="layout" svg:width="2.552cm" svg:height="0.782cm" svg:x="12.404cm" svg:y="21.767cm" svg:viewBox="0 0 2553 783" draw:points="205,0 2553,0 2553,783 0,783">
            <text:p/>
          </draw:polygon>
          <draw:polygon draw:style-name="gr2" draw:text-style-name="P1" draw:layer="layout" svg:width="0.149cm" svg:height="0.111cm" svg:x="12.814cm" svg:y="21.86cm" svg:viewBox="0 0 150 112" draw:points="28,0 150,0 122,112 0,112">
            <text:p/>
          </draw:polygon>
          <draw:polygon draw:style-name="gr2" draw:text-style-name="P1" draw:layer="layout" svg:width="0.148cm" svg:height="0.111cm" svg:x="13.066cm" svg:y="21.86cm" svg:viewBox="0 0 149 112" draw:points="19,0 149,0 121,112 0,112">
            <text:p/>
          </draw:polygon>
          <draw:polygon draw:style-name="gr2" draw:text-style-name="P1" draw:layer="layout" svg:width="0.138cm" svg:height="0.111cm" svg:x="13.317cm" svg:y="21.86cm" svg:viewBox="0 0 139 112" draw:points="19,0 139,0 122,112 0,112">
            <text:p/>
          </draw:polygon>
          <draw:polygon draw:style-name="gr2" draw:text-style-name="P1" draw:layer="layout" svg:width="0.138cm" svg:height="0.111cm" svg:x="13.57cm" svg:y="21.86cm" svg:viewBox="0 0 139 112" draw:points="18,0 139,0 121,112 0,112">
            <text:p/>
          </draw:polygon>
          <draw:polygon draw:style-name="gr2" draw:text-style-name="P1" draw:layer="layout" svg:width="0.138cm" svg:height="0.111cm" svg:x="13.821cm" svg:y="21.86cm" svg:viewBox="0 0 139 112" draw:points="19,0 139,0 121,112 0,112">
            <text:p/>
          </draw:polygon>
          <draw:polygon draw:style-name="gr2" draw:text-style-name="P1" draw:layer="layout" svg:width="0.139cm" svg:height="0.111cm" svg:x="14.073cm" svg:y="21.86cm" svg:viewBox="0 0 140 112" draw:points="10,0 140,0 131,112 0,112">
            <text:p/>
          </draw:polygon>
          <draw:polygon draw:style-name="gr2" draw:text-style-name="P1" draw:layer="layout" svg:width="0.13cm" svg:height="0.111cm" svg:x="14.324cm" svg:y="21.86cm" svg:viewBox="0 0 131 112" draw:points="10,0 131,0 131,112 0,112">
            <text:p/>
          </draw:polygon>
          <draw:polygon draw:style-name="gr2" draw:text-style-name="P1" draw:layer="layout" svg:width="0.13cm" svg:height="0.111cm" svg:x="14.576cm" svg:y="21.86cm" svg:viewBox="0 0 131 112" draw:points="10,0 131,0 131,112 0,112">
            <text:p/>
          </draw:polygon>
          <draw:polygon draw:style-name="gr2" draw:text-style-name="P1" draw:layer="layout" svg:width="0.148cm" svg:height="0.111cm" svg:x="12.758cm" svg:y="22.084cm" svg:viewBox="0 0 149 112" draw:points="28,0 149,0 131,112 0,112">
            <text:p/>
          </draw:polygon>
          <draw:polygon draw:style-name="gr2" draw:text-style-name="P1" draw:layer="layout" svg:width="0.157cm" svg:height="0.111cm" svg:x="13.01cm" svg:y="22.084cm" svg:viewBox="0 0 158 112" draw:points="27,0 158,0 131,112 0,112">
            <text:p/>
          </draw:polygon>
          <draw:polygon draw:style-name="gr2" draw:text-style-name="P1" draw:layer="layout" svg:width="0.148cm" svg:height="0.111cm" svg:x="13.271cm" svg:y="22.084cm" svg:viewBox="0 0 149 112" draw:points="28,0 149,0 131,112 0,112">
            <text:p/>
          </draw:polygon>
          <draw:polygon draw:style-name="gr2" draw:text-style-name="P1" draw:layer="layout" svg:width="0.148cm" svg:height="0.111cm" svg:x="13.532cm" svg:y="22.084cm" svg:viewBox="0 0 149 112" draw:points="19,0 149,0 131,112 0,112">
            <text:p/>
          </draw:polygon>
          <draw:polygon draw:style-name="gr2" draw:text-style-name="P1" draw:layer="layout" svg:width="0.138cm" svg:height="0.111cm" svg:x="13.793cm" svg:y="22.084cm" svg:viewBox="0 0 139 112" draw:points="9,0 139,0 121,112 0,112">
            <text:p/>
          </draw:polygon>
          <draw:polygon draw:style-name="gr2" draw:text-style-name="P1" draw:layer="layout" svg:width="0.139cm" svg:height="0.111cm" svg:x="14.044cm" svg:y="22.084cm" svg:viewBox="0 0 140 112" draw:points="19,0 140,0 131,112 0,112">
            <text:p/>
          </draw:polygon>
          <draw:polygon draw:style-name="gr2" draw:text-style-name="P1" draw:layer="layout" svg:width="0.138cm" svg:height="0.111cm" svg:x="14.306cm" svg:y="22.084cm" svg:viewBox="0 0 139 112" draw:points="9,0 139,0 131,112 0,112">
            <text:p/>
          </draw:polygon>
          <draw:polygon draw:style-name="gr2" draw:text-style-name="P1" draw:layer="layout" svg:width="0.13cm" svg:height="0.111cm" svg:x="14.567cm" svg:y="22.084cm" svg:viewBox="0 0 131 112" draw:points="0,0 131,0 131,112 0,112">
            <text:p/>
          </draw:polygon>
          <draw:polygon draw:style-name="gr2" draw:text-style-name="P1" draw:layer="layout" svg:width="0.157cm" svg:height="0.12cm" svg:x="12.702cm" svg:y="22.308cm" svg:viewBox="0 0 158 121" draw:points="27,0 158,0 131,121 0,121">
            <text:p/>
          </draw:polygon>
          <draw:polygon draw:style-name="gr2" draw:text-style-name="P1" draw:layer="layout" svg:width="0.148cm" svg:height="0.12cm" svg:x="12.972cm" svg:y="22.308cm" svg:viewBox="0 0 149 121" draw:points="19,0 149,0 131,121 0,121">
            <text:p/>
          </draw:polygon>
          <draw:polygon draw:style-name="gr2" draw:text-style-name="P1" draw:layer="layout" svg:width="0.148cm" svg:height="0.12cm" svg:x="13.234cm" svg:y="22.308cm" svg:viewBox="0 0 149 121" draw:points="19,0 149,0 131,121 0,121">
            <text:p/>
          </draw:polygon>
          <draw:polygon draw:style-name="gr2" draw:text-style-name="P1" draw:layer="layout" svg:width="0.158cm" svg:height="0.12cm" svg:x="13.495cm" svg:y="22.308cm" svg:viewBox="0 0 159 121" draw:points="19,0 159,0 139,121 0,121">
            <text:p/>
          </draw:polygon>
          <draw:polygon draw:style-name="gr2" draw:text-style-name="P1" draw:layer="layout" svg:width="0.148cm" svg:height="0.12cm" svg:x="13.765cm" svg:y="22.308cm" svg:viewBox="0 0 149 121" draw:points="19,0 149,0 131,121 0,121">
            <text:p/>
          </draw:polygon>
          <draw:polygon draw:style-name="gr2" draw:text-style-name="P1" draw:layer="layout" svg:width="0.148cm" svg:height="0.12cm" svg:x="14.026cm" svg:y="22.308cm" svg:viewBox="0 0 149 121" draw:points="19,0 149,0 131,121 0,121">
            <text:p/>
          </draw:polygon>
          <draw:polygon draw:style-name="gr2" draw:text-style-name="P1" draw:layer="layout" svg:width="0.138cm" svg:height="0.12cm" svg:x="14.297cm" svg:y="22.308cm" svg:viewBox="0 0 139 121" draw:points="9,0 139,0 131,121 0,121">
            <text:p/>
          </draw:polygon>
          <draw:polygon draw:style-name="gr2" draw:text-style-name="P1" draw:layer="layout" svg:width="0.139cm" svg:height="0.12cm" svg:x="14.557cm" svg:y="22.308cm" svg:viewBox="0 0 140 121" draw:points="10,0 140,0 131,121 0,121">
            <text:p/>
          </draw:polygon>
          <draw:polygon draw:style-name="gr13" draw:text-style-name="P1" draw:layer="layout" svg:width="1.104cm" svg:height="2.594cm" svg:x="15.197cm" svg:y="18.942cm" svg:viewBox="0 0 1105 2595" draw:points="1105,2595 88,2594 1,2402 0,1 954,0 1104,161">
            <text:p/>
          </draw:polygon>
          <draw:polygon draw:style-name="gr19" draw:text-style-name="P1" draw:layer="layout" svg:width="0.94cm" svg:height="0.086cm" svg:x="15.267cm" svg:y="19.001cm" svg:viewBox="0 0 941 87" draw:points="941,85 852,1 0,0 48,87">
            <text:p/>
          </draw:polygon>
          <draw:polygon draw:style-name="gr20" draw:text-style-name="P1" draw:layer="layout" svg:width="0.852cm" svg:height="2.218cm" svg:x="15.365cm" svg:y="19.235cm" svg:viewBox="0 0 853 2219" draw:points="0,3 846,0 853,2216 7,2219">
            <text:p/>
          </draw:polygon>
          <draw:polygon draw:style-name="gr2" draw:text-style-name="P1" draw:layer="layout" svg:width="0.511cm" svg:height="0.086cm" svg:x="15.531cm" svg:y="19.494cm" svg:viewBox="0 0 512 87" draw:points="1,0 512,2 510,87 0,85">
            <text:p/>
          </draw:polygon>
          <draw:polygon draw:style-name="gr2" draw:text-style-name="P1" draw:layer="layout" svg:width="0.509cm" svg:height="0.086cm" svg:x="15.533cm" svg:y="19.746cm" svg:viewBox="0 0 510 87" draw:points="0,0 510,2 510,87 0,85">
            <text:p/>
          </draw:polygon>
          <draw:polygon draw:style-name="gr2" draw:text-style-name="P1" draw:layer="layout" svg:width="0.084cm" svg:height="0.084cm" svg:x="15.958cm" svg:y="19.969cm" svg:viewBox="0 0 85 85" draw:points="1,1 85,0 84,84 0,85">
            <text:p/>
          </draw:polygon>
          <draw:polygon draw:style-name="gr1" draw:text-style-name="P1" draw:layer="layout" svg:width="0.087cm" svg:height="0.084cm" svg:x="15.954cm" svg:y="20.173cm" svg:viewBox="0 0 88 85" draw:points="4,1 88,0 84,85 0,85">
            <text:p/>
          </draw:polygon>
          <draw:polygon draw:style-name="gr20" draw:text-style-name="P1" draw:layer="layout" svg:width="0.852cm" svg:height="2.218cm" svg:x="15.366cm" svg:y="19.235cm" svg:viewBox="0 0 853 2219" draw:points="0,3 846,0 853,2216 7,2219">
            <text:p/>
          </draw:polygon>
          <draw:polygon draw:style-name="gr2" draw:text-style-name="P1" draw:layer="layout" svg:width="0.511cm" svg:height="0.086cm" svg:x="15.532cm" svg:y="19.494cm" svg:viewBox="0 0 512 87" draw:points="1,0 512,2 510,87 0,85">
            <text:p/>
          </draw:polygon>
          <draw:polygon draw:style-name="gr2" draw:text-style-name="P1" draw:layer="layout" svg:width="0.509cm" svg:height="0.086cm" svg:x="15.533cm" svg:y="19.746cm" svg:viewBox="0 0 510 87" draw:points="0,0 510,2 510,87 0,85">
            <text:p/>
          </draw:polygon>
          <draw:polygon draw:style-name="gr2" draw:text-style-name="P1" draw:layer="layout" svg:width="0.084cm" svg:height="0.084cm" svg:x="15.959cm" svg:y="19.969cm" svg:viewBox="0 0 85 85" draw:points="1,1 85,0 84,84 0,85">
            <text:p/>
          </draw:polygon>
          <draw:polygon draw:style-name="gr1" draw:text-style-name="P1" draw:layer="layout" svg:width="0.087cm" svg:height="0.084cm" svg:x="15.955cm" svg:y="20.173cm" svg:viewBox="0 0 88 85" draw:points="4,1 88,0 84,85 0,85">
            <text:p/>
          </draw:polygon>
          <draw:polygon draw:style-name="gr13" draw:text-style-name="P1" draw:layer="layout" svg:width="2.638cm" svg:height="2.741cm" svg:x="12.288cm" svg:y="18.85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2.419cm" svg:y="18.988cm" svg:viewBox="0 0 2378 1977" draw:points="0,0 2378,0 2378,1977 0,1977">
            <text:p/>
          </draw:polygon>
          <draw:polygon draw:style-name="gr13" draw:text-style-name="P1" draw:layer="layout" svg:width="2.618cm" svg:height="0.847cm" svg:x="12.405cm" svg:y="21.767cm" svg:viewBox="0 0 2619 848" draw:points="2553,0 2619,56 2619,839 56,848 0,783 205,0">
            <text:p/>
          </draw:polygon>
          <draw:polygon draw:style-name="gr14" draw:text-style-name="P1" draw:layer="layout" svg:width="2.552cm" svg:height="0.782cm" svg:x="12.405cm" svg:y="21.767cm" svg:viewBox="0 0 2553 783" draw:points="205,0 2553,0 2553,783 0,783">
            <text:p/>
          </draw:polygon>
          <draw:polygon draw:style-name="gr2" draw:text-style-name="P1" draw:layer="layout" svg:width="0.149cm" svg:height="0.111cm" svg:x="12.814cm" svg:y="21.86cm" svg:viewBox="0 0 150 112" draw:points="28,0 150,0 122,112 0,112">
            <text:p/>
          </draw:polygon>
          <draw:polygon draw:style-name="gr2" draw:text-style-name="P1" draw:layer="layout" svg:width="0.148cm" svg:height="0.111cm" svg:x="13.067cm" svg:y="21.86cm" svg:viewBox="0 0 149 112" draw:points="19,0 149,0 121,112 0,112">
            <text:p/>
          </draw:polygon>
          <draw:polygon draw:style-name="gr2" draw:text-style-name="P1" draw:layer="layout" svg:width="0.138cm" svg:height="0.111cm" svg:x="13.318cm" svg:y="21.86cm" svg:viewBox="0 0 139 112" draw:points="19,0 139,0 122,112 0,112">
            <text:p/>
          </draw:polygon>
          <draw:polygon draw:style-name="gr2" draw:text-style-name="P1" draw:layer="layout" svg:width="0.138cm" svg:height="0.111cm" svg:x="13.57cm" svg:y="21.86cm" svg:viewBox="0 0 139 112" draw:points="18,0 139,0 121,112 0,112">
            <text:p/>
          </draw:polygon>
          <draw:polygon draw:style-name="gr2" draw:text-style-name="P1" draw:layer="layout" svg:width="0.138cm" svg:height="0.111cm" svg:x="13.822cm" svg:y="21.86cm" svg:viewBox="0 0 139 112" draw:points="19,0 139,0 121,112 0,112">
            <text:p/>
          </draw:polygon>
          <draw:polygon draw:style-name="gr2" draw:text-style-name="P1" draw:layer="layout" svg:width="0.139cm" svg:height="0.111cm" svg:x="14.073cm" svg:y="21.86cm" svg:viewBox="0 0 140 112" draw:points="10,0 140,0 131,112 0,112">
            <text:p/>
          </draw:polygon>
          <draw:polygon draw:style-name="gr2" draw:text-style-name="P1" draw:layer="layout" svg:width="0.13cm" svg:height="0.111cm" svg:x="14.325cm" svg:y="21.86cm" svg:viewBox="0 0 131 112" draw:points="10,0 131,0 131,112 0,112">
            <text:p/>
          </draw:polygon>
          <draw:polygon draw:style-name="gr2" draw:text-style-name="P1" draw:layer="layout" svg:width="0.13cm" svg:height="0.111cm" svg:x="14.576cm" svg:y="21.86cm" svg:viewBox="0 0 131 112" draw:points="10,0 131,0 131,112 0,112">
            <text:p/>
          </draw:polygon>
          <draw:polygon draw:style-name="gr2" draw:text-style-name="P1" draw:layer="layout" svg:width="0.148cm" svg:height="0.111cm" svg:x="12.759cm" svg:y="22.084cm" svg:viewBox="0 0 149 112" draw:points="28,0 149,0 131,112 0,112">
            <text:p/>
          </draw:polygon>
          <draw:polygon draw:style-name="gr2" draw:text-style-name="P1" draw:layer="layout" svg:width="0.157cm" svg:height="0.111cm" svg:x="13.011cm" svg:y="22.084cm" svg:viewBox="0 0 158 112" draw:points="27,0 158,0 131,112 0,112">
            <text:p/>
          </draw:polygon>
          <draw:polygon draw:style-name="gr2" draw:text-style-name="P1" draw:layer="layout" svg:width="0.148cm" svg:height="0.111cm" svg:x="13.271cm" svg:y="22.084cm" svg:viewBox="0 0 149 112" draw:points="28,0 149,0 131,112 0,112">
            <text:p/>
          </draw:polygon>
          <draw:polygon draw:style-name="gr2" draw:text-style-name="P1" draw:layer="layout" svg:width="0.148cm" svg:height="0.111cm" svg:x="13.533cm" svg:y="22.084cm" svg:viewBox="0 0 149 112" draw:points="19,0 149,0 131,112 0,112">
            <text:p/>
          </draw:polygon>
          <draw:polygon draw:style-name="gr2" draw:text-style-name="P1" draw:layer="layout" svg:width="0.138cm" svg:height="0.111cm" svg:x="13.794cm" svg:y="22.084cm" svg:viewBox="0 0 139 112" draw:points="9,0 139,0 121,112 0,112">
            <text:p/>
          </draw:polygon>
          <draw:polygon draw:style-name="gr2" draw:text-style-name="P1" draw:layer="layout" svg:width="0.139cm" svg:height="0.111cm" svg:x="14.045cm" svg:y="22.084cm" svg:viewBox="0 0 140 112" draw:points="19,0 140,0 131,112 0,112">
            <text:p/>
          </draw:polygon>
          <draw:polygon draw:style-name="gr2" draw:text-style-name="P1" draw:layer="layout" svg:width="0.138cm" svg:height="0.111cm" svg:x="14.306cm" svg:y="22.084cm" svg:viewBox="0 0 139 112" draw:points="9,0 139,0 131,112 0,112">
            <text:p/>
          </draw:polygon>
          <draw:polygon draw:style-name="gr2" draw:text-style-name="P1" draw:layer="layout" svg:width="0.13cm" svg:height="0.111cm" svg:x="14.567cm" svg:y="22.084cm" svg:viewBox="0 0 131 112" draw:points="0,0 131,0 131,112 0,112">
            <text:p/>
          </draw:polygon>
          <draw:polygon draw:style-name="gr2" draw:text-style-name="P1" draw:layer="layout" svg:width="0.157cm" svg:height="0.12cm" svg:x="12.703cm" svg:y="22.308cm" svg:viewBox="0 0 158 121" draw:points="27,0 158,0 131,121 0,121">
            <text:p/>
          </draw:polygon>
          <draw:polygon draw:style-name="gr2" draw:text-style-name="P1" draw:layer="layout" svg:width="0.148cm" svg:height="0.12cm" svg:x="12.973cm" svg:y="22.308cm" svg:viewBox="0 0 149 121" draw:points="19,0 149,0 131,121 0,121">
            <text:p/>
          </draw:polygon>
          <draw:polygon draw:style-name="gr2" draw:text-style-name="P1" draw:layer="layout" svg:width="0.148cm" svg:height="0.12cm" svg:x="13.234cm" svg:y="22.308cm" svg:viewBox="0 0 149 121" draw:points="19,0 149,0 131,121 0,121">
            <text:p/>
          </draw:polygon>
          <draw:polygon draw:style-name="gr2" draw:text-style-name="P1" draw:layer="layout" svg:width="0.158cm" svg:height="0.12cm" svg:x="13.495cm" svg:y="22.308cm" svg:viewBox="0 0 159 121" draw:points="19,0 159,0 139,121 0,121">
            <text:p/>
          </draw:polygon>
          <draw:polygon draw:style-name="gr2" draw:text-style-name="P1" draw:layer="layout" svg:width="0.148cm" svg:height="0.12cm" svg:x="13.765cm" svg:y="22.308cm" svg:viewBox="0 0 149 121" draw:points="19,0 149,0 131,121 0,121">
            <text:p/>
          </draw:polygon>
          <draw:polygon draw:style-name="gr2" draw:text-style-name="P1" draw:layer="layout" svg:width="0.148cm" svg:height="0.12cm" svg:x="14.027cm" svg:y="22.308cm" svg:viewBox="0 0 149 121" draw:points="19,0 149,0 131,121 0,121">
            <text:p/>
          </draw:polygon>
          <draw:polygon draw:style-name="gr2" draw:text-style-name="P1" draw:layer="layout" svg:width="0.138cm" svg:height="0.12cm" svg:x="14.297cm" svg:y="22.308cm" svg:viewBox="0 0 139 121" draw:points="9,0 139,0 131,121 0,121">
            <text:p/>
          </draw:polygon>
          <draw:polygon draw:style-name="gr2" draw:text-style-name="P1" draw:layer="layout" svg:width="0.139cm" svg:height="0.12cm" svg:x="14.558cm" svg:y="22.308cm" svg:viewBox="0 0 140 121" draw:points="10,0 140,0 131,121 0,121">
            <text:p/>
          </draw:polygon>
          <draw:polygon draw:style-name="gr3" draw:text-style-name="P1" draw:layer="layout" svg:width="4.619cm" svg:height="1.545cm" svg:x="11.966cm" svg:y="21.351cm" svg:viewBox="0 0 4620 1546" draw:points="0,0 4620,0 4620,1546 0,1546">
            <text:p/>
          </draw:polygon>
          <draw:polygon draw:style-name="gr13" draw:text-style-name="P1" draw:layer="layout" svg:width="2.638cm" svg:height="2.741cm" svg:x="12.585cm" svg:y="19.1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2.716cm" svg:y="19.285cm" svg:viewBox="0 0 2378 1978" draw:points="0,0 2378,0 2378,1978 0,1978">
            <text:p/>
          </draw:polygon>
          <draw:polygon draw:style-name="gr13" draw:text-style-name="P1" draw:layer="layout" svg:width="2.618cm" svg:height="0.847cm" svg:x="12.702cm" svg:y="22.064cm" svg:viewBox="0 0 2619 848" draw:points="2553,0 2619,56 2619,839 56,848 0,783 205,0">
            <text:p/>
          </draw:polygon>
          <draw:polygon draw:style-name="gr14" draw:text-style-name="P1" draw:layer="layout" svg:width="2.552cm" svg:height="0.782cm" svg:x="12.702cm" svg:y="22.064cm" svg:viewBox="0 0 2553 783" draw:points="205,0 2553,0 2553,783 0,783">
            <text:p/>
          </draw:polygon>
          <draw:polygon draw:style-name="gr2" draw:text-style-name="P1" draw:layer="layout" svg:width="0.149cm" svg:height="0.111cm" svg:x="13.111cm" svg:y="22.157cm" svg:viewBox="0 0 150 112" draw:points="28,0 150,0 122,112 0,112">
            <text:p/>
          </draw:polygon>
          <draw:polygon draw:style-name="gr2" draw:text-style-name="P1" draw:layer="layout" svg:width="0.148cm" svg:height="0.111cm" svg:x="13.363cm" svg:y="22.157cm" svg:viewBox="0 0 149 112" draw:points="19,0 149,0 121,112 0,112">
            <text:p/>
          </draw:polygon>
          <draw:polygon draw:style-name="gr2" draw:text-style-name="P1" draw:layer="layout" svg:width="0.138cm" svg:height="0.111cm" svg:x="13.615cm" svg:y="22.157cm" svg:viewBox="0 0 139 112" draw:points="19,0 139,0 122,112 0,112">
            <text:p/>
          </draw:polygon>
          <draw:polygon draw:style-name="gr2" draw:text-style-name="P1" draw:layer="layout" svg:width="0.138cm" svg:height="0.111cm" svg:x="13.867cm" svg:y="22.157cm" svg:viewBox="0 0 139 112" draw:points="18,0 139,0 121,112 0,112">
            <text:p/>
          </draw:polygon>
          <draw:polygon draw:style-name="gr2" draw:text-style-name="P1" draw:layer="layout" svg:width="0.138cm" svg:height="0.111cm" svg:x="14.119cm" svg:y="22.157cm" svg:viewBox="0 0 139 112" draw:points="19,0 139,0 121,112 0,112">
            <text:p/>
          </draw:polygon>
          <draw:polygon draw:style-name="gr2" draw:text-style-name="P1" draw:layer="layout" svg:width="0.139cm" svg:height="0.111cm" svg:x="14.37cm" svg:y="22.157cm" svg:viewBox="0 0 140 112" draw:points="10,0 140,0 131,112 0,112">
            <text:p/>
          </draw:polygon>
          <draw:polygon draw:style-name="gr2" draw:text-style-name="P1" draw:layer="layout" svg:width="0.13cm" svg:height="0.111cm" svg:x="14.622cm" svg:y="22.157cm" svg:viewBox="0 0 131 112" draw:points="10,0 131,0 131,112 0,112">
            <text:p/>
          </draw:polygon>
          <draw:polygon draw:style-name="gr2" draw:text-style-name="P1" draw:layer="layout" svg:width="0.13cm" svg:height="0.111cm" svg:x="14.873cm" svg:y="22.157cm" svg:viewBox="0 0 131 112" draw:points="10,0 131,0 131,112 0,112">
            <text:p/>
          </draw:polygon>
          <draw:polygon draw:style-name="gr2" draw:text-style-name="P1" draw:layer="layout" svg:width="0.148cm" svg:height="0.111cm" svg:x="13.056cm" svg:y="22.381cm" svg:viewBox="0 0 149 112" draw:points="28,0 149,0 131,112 0,112">
            <text:p/>
          </draw:polygon>
          <draw:polygon draw:style-name="gr2" draw:text-style-name="P1" draw:layer="layout" svg:width="0.157cm" svg:height="0.111cm" svg:x="13.308cm" svg:y="22.381cm" svg:viewBox="0 0 158 112" draw:points="27,0 158,0 131,112 0,112">
            <text:p/>
          </draw:polygon>
          <draw:polygon draw:style-name="gr2" draw:text-style-name="P1" draw:layer="layout" svg:width="0.148cm" svg:height="0.111cm" svg:x="13.568cm" svg:y="22.381cm" svg:viewBox="0 0 149 112" draw:points="28,0 149,0 131,112 0,112">
            <text:p/>
          </draw:polygon>
          <draw:polygon draw:style-name="gr2" draw:text-style-name="P1" draw:layer="layout" svg:width="0.148cm" svg:height="0.111cm" svg:x="13.829cm" svg:y="22.381cm" svg:viewBox="0 0 149 112" draw:points="19,0 149,0 131,112 0,112">
            <text:p/>
          </draw:polygon>
          <draw:polygon draw:style-name="gr2" draw:text-style-name="P1" draw:layer="layout" svg:width="0.138cm" svg:height="0.111cm" svg:x="14.09cm" svg:y="22.381cm" svg:viewBox="0 0 139 112" draw:points="9,0 139,0 121,112 0,112">
            <text:p/>
          </draw:polygon>
          <draw:polygon draw:style-name="gr2" draw:text-style-name="P1" draw:layer="layout" svg:width="0.139cm" svg:height="0.111cm" svg:x="14.342cm" svg:y="22.381cm" svg:viewBox="0 0 140 112" draw:points="19,0 140,0 131,112 0,112">
            <text:p/>
          </draw:polygon>
          <draw:polygon draw:style-name="gr2" draw:text-style-name="P1" draw:layer="layout" svg:width="0.138cm" svg:height="0.111cm" svg:x="14.603cm" svg:y="22.381cm" svg:viewBox="0 0 139 112" draw:points="9,0 139,0 131,112 0,112">
            <text:p/>
          </draw:polygon>
          <draw:polygon draw:style-name="gr2" draw:text-style-name="P1" draw:layer="layout" svg:width="0.13cm" svg:height="0.111cm" svg:x="14.864cm" svg:y="22.381cm" svg:viewBox="0 0 131 112" draw:points="0,0 131,0 131,112 0,112">
            <text:p/>
          </draw:polygon>
          <draw:polygon draw:style-name="gr2" draw:text-style-name="P1" draw:layer="layout" svg:width="0.157cm" svg:height="0.12cm" svg:x="13cm" svg:y="22.605cm" svg:viewBox="0 0 158 121" draw:points="27,0 158,0 131,121 0,121">
            <text:p/>
          </draw:polygon>
          <draw:polygon draw:style-name="gr2" draw:text-style-name="P1" draw:layer="layout" svg:width="0.148cm" svg:height="0.12cm" svg:x="13.27cm" svg:y="22.605cm" svg:viewBox="0 0 149 121" draw:points="19,0 149,0 131,121 0,121">
            <text:p/>
          </draw:polygon>
          <draw:polygon draw:style-name="gr2" draw:text-style-name="P1" draw:layer="layout" svg:width="0.148cm" svg:height="0.12cm" svg:x="13.531cm" svg:y="22.605cm" svg:viewBox="0 0 149 121" draw:points="19,0 149,0 131,121 0,121">
            <text:p/>
          </draw:polygon>
          <draw:polygon draw:style-name="gr2" draw:text-style-name="P1" draw:layer="layout" svg:width="0.158cm" svg:height="0.12cm" svg:x="13.792cm" svg:y="22.605cm" svg:viewBox="0 0 159 121" draw:points="19,0 159,0 139,121 0,121">
            <text:p/>
          </draw:polygon>
          <draw:polygon draw:style-name="gr2" draw:text-style-name="P1" draw:layer="layout" svg:width="0.148cm" svg:height="0.12cm" svg:x="14.062cm" svg:y="22.605cm" svg:viewBox="0 0 149 121" draw:points="19,0 149,0 131,121 0,121">
            <text:p/>
          </draw:polygon>
          <draw:polygon draw:style-name="gr2" draw:text-style-name="P1" draw:layer="layout" svg:width="0.148cm" svg:height="0.12cm" svg:x="14.323cm" svg:y="22.605cm" svg:viewBox="0 0 149 121" draw:points="19,0 149,0 131,121 0,121">
            <text:p/>
          </draw:polygon>
          <draw:polygon draw:style-name="gr2" draw:text-style-name="P1" draw:layer="layout" svg:width="0.138cm" svg:height="0.12cm" svg:x="14.594cm" svg:y="22.605cm" svg:viewBox="0 0 139 121" draw:points="9,0 139,0 131,121 0,121">
            <text:p/>
          </draw:polygon>
          <draw:polygon draw:style-name="gr2" draw:text-style-name="P1" draw:layer="layout" svg:width="0.139cm" svg:height="0.12cm" svg:x="14.855cm" svg:y="22.605cm" svg:viewBox="0 0 140 121" draw:points="10,0 140,0 131,121 0,121">
            <text:p/>
          </draw:polygon>
          <draw:polygon draw:style-name="gr13" draw:text-style-name="P1" draw:layer="layout" svg:width="1.104cm" svg:height="2.6cm" svg:x="15.494cm" svg:y="19.234cm" svg:viewBox="0 0 1105 2601" draw:points="1105,2601 85,2598 1,2403 0,5 954,0 1104,162">
            <text:p/>
          </draw:polygon>
          <draw:polygon draw:style-name="gr19" draw:text-style-name="P1" draw:layer="layout" svg:width="0.937cm" svg:height="0.084cm" svg:x="15.564cm" svg:y="19.298cm" svg:viewBox="0 0 938 85" draw:points="938,80 852,1 0,0 46,85">
            <text:p/>
          </draw:polygon>
          <draw:polygon draw:style-name="gr20" draw:text-style-name="P1" draw:layer="layout" svg:width="0.847cm" svg:height="2.217cm" svg:x="15.662cm" svg:y="19.534cm" svg:viewBox="0 0 848 2218" draw:points="0,1 846,0 848,2216 1,2218">
            <text:p/>
          </draw:polygon>
          <draw:polygon draw:style-name="gr2" draw:text-style-name="P1" draw:layer="layout" svg:width="0.511cm" svg:height="0.085cm" svg:x="15.829cm" svg:y="19.79cm" svg:viewBox="0 0 512 86" draw:points="1,1 512,0 510,85 0,86">
            <text:p/>
          </draw:polygon>
          <draw:polygon draw:style-name="gr2" draw:text-style-name="P1" draw:layer="layout" svg:width="0.509cm" svg:height="0.085cm" svg:x="15.83cm" svg:y="20.042cm" svg:viewBox="0 0 510 86" draw:points="0,1 510,0 510,85 0,86">
            <text:p/>
          </draw:polygon>
          <draw:polygon draw:style-name="gr2" draw:text-style-name="P1" draw:layer="layout" svg:width="0.084cm" svg:height="0.084cm" svg:x="16.256cm" svg:y="20.266cm" svg:viewBox="0 0 85 85" draw:points="1,1 85,0 84,84 0,85">
            <text:p/>
          </draw:polygon>
          <draw:polygon draw:style-name="gr1" draw:text-style-name="P1" draw:layer="layout" svg:width="0.084cm" svg:height="0.084cm" svg:x="16.256cm" svg:y="20.47cm" svg:viewBox="0 0 85 85" draw:points="0,1 84,0 85,85 1,85">
            <text:p/>
          </draw:polygon>
          <draw:polygon draw:style-name="gr20" draw:text-style-name="P1" draw:layer="layout" svg:width="0.847cm" svg:height="2.217cm" svg:x="15.663cm" svg:y="19.534cm" svg:viewBox="0 0 848 2218" draw:points="0,1 846,0 848,2216 1,2218">
            <text:p/>
          </draw:polygon>
          <draw:polygon draw:style-name="gr2" draw:text-style-name="P1" draw:layer="layout" svg:width="0.511cm" svg:height="0.085cm" svg:x="15.829cm" svg:y="19.79cm" svg:viewBox="0 0 512 86" draw:points="1,1 512,0 510,85 0,86">
            <text:p/>
          </draw:polygon>
          <draw:polygon draw:style-name="gr2" draw:text-style-name="P1" draw:layer="layout" svg:width="0.509cm" svg:height="0.085cm" svg:x="15.831cm" svg:y="20.042cm" svg:viewBox="0 0 510 86" draw:points="0,1 510,0 510,85 0,86">
            <text:p/>
          </draw:polygon>
          <draw:polygon draw:style-name="gr2" draw:text-style-name="P1" draw:layer="layout" svg:width="0.084cm" svg:height="0.084cm" svg:x="16.257cm" svg:y="20.266cm" svg:viewBox="0 0 85 85" draw:points="1,1 85,0 84,84 0,85">
            <text:p/>
          </draw:polygon>
          <draw:polygon draw:style-name="gr1" draw:text-style-name="P1" draw:layer="layout" svg:width="0.084cm" svg:height="0.084cm" svg:x="16.257cm" svg:y="20.47cm" svg:viewBox="0 0 85 85" draw:points="0,1 84,0 85,85 1,85">
            <text:p/>
          </draw:polygon>
          <draw:polygon draw:style-name="gr13" draw:text-style-name="P1" draw:layer="layout" svg:width="2.638cm" svg:height="2.741cm" svg:x="12.586cm" svg:y="19.1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2.716cm" svg:y="19.285cm" svg:viewBox="0 0 2378 1978" draw:points="0,0 2378,0 2378,1978 0,1978">
            <text:p/>
          </draw:polygon>
          <draw:polygon draw:style-name="gr13" draw:text-style-name="P1" draw:layer="layout" svg:width="2.618cm" svg:height="0.847cm" svg:x="12.702cm" svg:y="22.064cm" svg:viewBox="0 0 2619 848" draw:points="2553,0 2619,56 2619,839 56,848 0,783 205,0">
            <text:p/>
          </draw:polygon>
          <draw:polygon draw:style-name="gr14" draw:text-style-name="P1" draw:layer="layout" svg:width="2.552cm" svg:height="0.782cm" svg:x="12.702cm" svg:y="22.064cm" svg:viewBox="0 0 2553 783" draw:points="205,0 2553,0 2553,783 0,783">
            <text:p/>
          </draw:polygon>
          <draw:polygon draw:style-name="gr2" draw:text-style-name="P1" draw:layer="layout" svg:width="0.149cm" svg:height="0.111cm" svg:x="13.112cm" svg:y="22.157cm" svg:viewBox="0 0 150 112" draw:points="28,0 150,0 122,112 0,112">
            <text:p/>
          </draw:polygon>
          <draw:polygon draw:style-name="gr2" draw:text-style-name="P1" draw:layer="layout" svg:width="0.148cm" svg:height="0.111cm" svg:x="13.364cm" svg:y="22.157cm" svg:viewBox="0 0 149 112" draw:points="19,0 149,0 121,112 0,112">
            <text:p/>
          </draw:polygon>
          <draw:polygon draw:style-name="gr2" draw:text-style-name="P1" draw:layer="layout" svg:width="0.138cm" svg:height="0.111cm" svg:x="13.616cm" svg:y="22.157cm" svg:viewBox="0 0 139 112" draw:points="19,0 139,0 122,112 0,112">
            <text:p/>
          </draw:polygon>
          <draw:polygon draw:style-name="gr2" draw:text-style-name="P1" draw:layer="layout" svg:width="0.138cm" svg:height="0.111cm" svg:x="13.868cm" svg:y="22.157cm" svg:viewBox="0 0 139 112" draw:points="18,0 139,0 121,112 0,112">
            <text:p/>
          </draw:polygon>
          <draw:polygon draw:style-name="gr2" draw:text-style-name="P1" draw:layer="layout" svg:width="0.138cm" svg:height="0.111cm" svg:x="14.119cm" svg:y="22.157cm" svg:viewBox="0 0 139 112" draw:points="19,0 139,0 121,112 0,112">
            <text:p/>
          </draw:polygon>
          <draw:polygon draw:style-name="gr2" draw:text-style-name="P1" draw:layer="layout" svg:width="0.139cm" svg:height="0.111cm" svg:x="14.371cm" svg:y="22.157cm" svg:viewBox="0 0 140 112" draw:points="10,0 140,0 131,112 0,112">
            <text:p/>
          </draw:polygon>
          <draw:polygon draw:style-name="gr2" draw:text-style-name="P1" draw:layer="layout" svg:width="0.13cm" svg:height="0.111cm" svg:x="14.622cm" svg:y="22.157cm" svg:viewBox="0 0 131 112" draw:points="10,0 131,0 131,112 0,112">
            <text:p/>
          </draw:polygon>
          <draw:polygon draw:style-name="gr2" draw:text-style-name="P1" draw:layer="layout" svg:width="0.13cm" svg:height="0.111cm" svg:x="14.874cm" svg:y="22.157cm" svg:viewBox="0 0 131 112" draw:points="10,0 131,0 131,112 0,112">
            <text:p/>
          </draw:polygon>
          <draw:polygon draw:style-name="gr2" draw:text-style-name="P1" draw:layer="layout" svg:width="0.148cm" svg:height="0.111cm" svg:x="13.056cm" svg:y="22.381cm" svg:viewBox="0 0 149 112" draw:points="28,0 149,0 131,112 0,112">
            <text:p/>
          </draw:polygon>
          <draw:polygon draw:style-name="gr2" draw:text-style-name="P1" draw:layer="layout" svg:width="0.157cm" svg:height="0.111cm" svg:x="13.308cm" svg:y="22.381cm" svg:viewBox="0 0 158 112" draw:points="27,0 158,0 131,112 0,112">
            <text:p/>
          </draw:polygon>
          <draw:polygon draw:style-name="gr2" draw:text-style-name="P1" draw:layer="layout" svg:width="0.148cm" svg:height="0.111cm" svg:x="13.569cm" svg:y="22.381cm" svg:viewBox="0 0 149 112" draw:points="28,0 149,0 131,112 0,112">
            <text:p/>
          </draw:polygon>
          <draw:polygon draw:style-name="gr2" draw:text-style-name="P1" draw:layer="layout" svg:width="0.148cm" svg:height="0.111cm" svg:x="13.83cm" svg:y="22.381cm" svg:viewBox="0 0 149 112" draw:points="19,0 149,0 131,112 0,112">
            <text:p/>
          </draw:polygon>
          <draw:polygon draw:style-name="gr2" draw:text-style-name="P1" draw:layer="layout" svg:width="0.138cm" svg:height="0.111cm" svg:x="14.091cm" svg:y="22.381cm" svg:viewBox="0 0 139 112" draw:points="9,0 139,0 121,112 0,112">
            <text:p/>
          </draw:polygon>
          <draw:polygon draw:style-name="gr2" draw:text-style-name="P1" draw:layer="layout" svg:width="0.139cm" svg:height="0.111cm" svg:x="14.343cm" svg:y="22.381cm" svg:viewBox="0 0 140 112" draw:points="19,0 140,0 131,112 0,112">
            <text:p/>
          </draw:polygon>
          <draw:polygon draw:style-name="gr2" draw:text-style-name="P1" draw:layer="layout" svg:width="0.138cm" svg:height="0.111cm" svg:x="14.604cm" svg:y="22.381cm" svg:viewBox="0 0 139 112" draw:points="9,0 139,0 131,112 0,112">
            <text:p/>
          </draw:polygon>
          <draw:polygon draw:style-name="gr2" draw:text-style-name="P1" draw:layer="layout" svg:width="0.13cm" svg:height="0.111cm" svg:x="14.865cm" svg:y="22.381cm" svg:viewBox="0 0 131 112" draw:points="0,0 131,0 131,112 0,112">
            <text:p/>
          </draw:polygon>
          <draw:polygon draw:style-name="gr2" draw:text-style-name="P1" draw:layer="layout" svg:width="0.157cm" svg:height="0.12cm" svg:x="13.001cm" svg:y="22.605cm" svg:viewBox="0 0 158 121" draw:points="27,0 158,0 131,121 0,121">
            <text:p/>
          </draw:polygon>
          <draw:polygon draw:style-name="gr2" draw:text-style-name="P1" draw:layer="layout" svg:width="0.148cm" svg:height="0.12cm" svg:x="13.271cm" svg:y="22.605cm" svg:viewBox="0 0 149 121" draw:points="19,0 149,0 131,121 0,121">
            <text:p/>
          </draw:polygon>
          <draw:polygon draw:style-name="gr2" draw:text-style-name="P1" draw:layer="layout" svg:width="0.148cm" svg:height="0.12cm" svg:x="13.532cm" svg:y="22.605cm" svg:viewBox="0 0 149 121" draw:points="19,0 149,0 131,121 0,121">
            <text:p/>
          </draw:polygon>
          <draw:polygon draw:style-name="gr2" draw:text-style-name="P1" draw:layer="layout" svg:width="0.158cm" svg:height="0.12cm" svg:x="13.793cm" svg:y="22.605cm" svg:viewBox="0 0 159 121" draw:points="19,0 159,0 139,121 0,121">
            <text:p/>
          </draw:polygon>
          <draw:polygon draw:style-name="gr2" draw:text-style-name="P1" draw:layer="layout" svg:width="0.148cm" svg:height="0.12cm" svg:x="14.063cm" svg:y="22.605cm" svg:viewBox="0 0 149 121" draw:points="19,0 149,0 131,121 0,121">
            <text:p/>
          </draw:polygon>
          <draw:polygon draw:style-name="gr2" draw:text-style-name="P1" draw:layer="layout" svg:width="0.148cm" svg:height="0.12cm" svg:x="14.324cm" svg:y="22.605cm" svg:viewBox="0 0 149 121" draw:points="19,0 149,0 131,121 0,121">
            <text:p/>
          </draw:polygon>
          <draw:polygon draw:style-name="gr2" draw:text-style-name="P1" draw:layer="layout" svg:width="0.138cm" svg:height="0.12cm" svg:x="14.595cm" svg:y="22.605cm" svg:viewBox="0 0 139 121" draw:points="9,0 139,0 131,121 0,121">
            <text:p/>
          </draw:polygon>
          <draw:polygon draw:style-name="gr2" draw:text-style-name="P1" draw:layer="layout" svg:width="0.139cm" svg:height="0.12cm" svg:x="14.855cm" svg:y="22.605cm" svg:viewBox="0 0 140 121" draw:points="10,0 140,0 131,121 0,121">
            <text:p/>
          </draw:polygon>
          <draw:polygon draw:style-name="gr3" draw:text-style-name="P1" draw:layer="layout" svg:width="4.619cm" svg:height="1.545cm" svg:x="12.263cm" svg:y="21.648cm" svg:viewBox="0 0 4620 1546" draw:points="0,0 4620,0 4620,1546 0,1546">
            <text:p/>
          </draw:polygon>
          <draw:polygon draw:style-name="gr13" draw:text-style-name="P1" draw:layer="layout" svg:width="2.638cm" svg:height="2.741cm" svg:x="12.882cm" svg:y="19.4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012cm" svg:y="19.582cm" svg:viewBox="0 0 2378 1978" draw:points="0,0 2378,0 2378,1978 0,1978">
            <text:p/>
          </draw:polygon>
          <draw:polygon draw:style-name="gr13" draw:text-style-name="P1" draw:layer="layout" svg:width="2.618cm" svg:height="0.847cm" svg:x="12.998cm" svg:y="22.361cm" svg:viewBox="0 0 2619 848" draw:points="2553,0 2619,56 2619,839 56,848 0,783 205,0">
            <text:p/>
          </draw:polygon>
          <draw:polygon draw:style-name="gr14" draw:text-style-name="P1" draw:layer="layout" svg:width="2.552cm" svg:height="0.782cm" svg:x="12.998cm" svg:y="22.361cm" svg:viewBox="0 0 2553 783" draw:points="205,0 2553,0 2553,783 0,783">
            <text:p/>
          </draw:polygon>
          <draw:polygon draw:style-name="gr2" draw:text-style-name="P1" draw:layer="layout" svg:width="0.149cm" svg:height="0.111cm" svg:x="13.408cm" svg:y="22.454cm" svg:viewBox="0 0 150 112" draw:points="28,0 150,0 122,112 0,112">
            <text:p/>
          </draw:polygon>
          <draw:polygon draw:style-name="gr2" draw:text-style-name="P1" draw:layer="layout" svg:width="0.148cm" svg:height="0.111cm" svg:x="13.66cm" svg:y="22.454cm" svg:viewBox="0 0 149 112" draw:points="19,0 149,0 121,112 0,112">
            <text:p/>
          </draw:polygon>
          <draw:polygon draw:style-name="gr2" draw:text-style-name="P1" draw:layer="layout" svg:width="0.138cm" svg:height="0.111cm" svg:x="13.912cm" svg:y="22.454cm" svg:viewBox="0 0 139 112" draw:points="19,0 139,0 122,112 0,112">
            <text:p/>
          </draw:polygon>
          <draw:polygon draw:style-name="gr2" draw:text-style-name="P1" draw:layer="layout" svg:width="0.138cm" svg:height="0.111cm" svg:x="14.164cm" svg:y="22.454cm" svg:viewBox="0 0 139 112" draw:points="18,0 139,0 121,112 0,112">
            <text:p/>
          </draw:polygon>
          <draw:polygon draw:style-name="gr2" draw:text-style-name="P1" draw:layer="layout" svg:width="0.138cm" svg:height="0.111cm" svg:x="14.415cm" svg:y="22.454cm" svg:viewBox="0 0 139 112" draw:points="19,0 139,0 121,112 0,112">
            <text:p/>
          </draw:polygon>
          <draw:polygon draw:style-name="gr2" draw:text-style-name="P1" draw:layer="layout" svg:width="0.139cm" svg:height="0.111cm" svg:x="14.667cm" svg:y="22.454cm" svg:viewBox="0 0 140 112" draw:points="10,0 140,0 131,112 0,112">
            <text:p/>
          </draw:polygon>
          <draw:polygon draw:style-name="gr2" draw:text-style-name="P1" draw:layer="layout" svg:width="0.13cm" svg:height="0.111cm" svg:x="14.918cm" svg:y="22.454cm" svg:viewBox="0 0 131 112" draw:points="10,0 131,0 131,112 0,112">
            <text:p/>
          </draw:polygon>
          <draw:polygon draw:style-name="gr2" draw:text-style-name="P1" draw:layer="layout" svg:width="0.13cm" svg:height="0.111cm" svg:x="15.17cm" svg:y="22.454cm" svg:viewBox="0 0 131 112" draw:points="10,0 131,0 131,112 0,112">
            <text:p/>
          </draw:polygon>
          <draw:polygon draw:style-name="gr2" draw:text-style-name="P1" draw:layer="layout" svg:width="0.148cm" svg:height="0.111cm" svg:x="13.352cm" svg:y="22.678cm" svg:viewBox="0 0 149 112" draw:points="28,0 149,0 131,112 0,112">
            <text:p/>
          </draw:polygon>
          <draw:polygon draw:style-name="gr2" draw:text-style-name="P1" draw:layer="layout" svg:width="0.157cm" svg:height="0.111cm" svg:x="13.604cm" svg:y="22.678cm" svg:viewBox="0 0 158 112" draw:points="27,0 158,0 131,112 0,112">
            <text:p/>
          </draw:polygon>
          <draw:polygon draw:style-name="gr2" draw:text-style-name="P1" draw:layer="layout" svg:width="0.148cm" svg:height="0.111cm" svg:x="13.865cm" svg:y="22.678cm" svg:viewBox="0 0 149 112" draw:points="28,0 149,0 131,112 0,112">
            <text:p/>
          </draw:polygon>
          <draw:polygon draw:style-name="gr2" draw:text-style-name="P1" draw:layer="layout" svg:width="0.148cm" svg:height="0.111cm" svg:x="14.126cm" svg:y="22.678cm" svg:viewBox="0 0 149 112" draw:points="19,0 149,0 131,112 0,112">
            <text:p/>
          </draw:polygon>
          <draw:polygon draw:style-name="gr2" draw:text-style-name="P1" draw:layer="layout" svg:width="0.138cm" svg:height="0.111cm" svg:x="14.387cm" svg:y="22.678cm" svg:viewBox="0 0 139 112" draw:points="9,0 139,0 121,112 0,112">
            <text:p/>
          </draw:polygon>
          <draw:polygon draw:style-name="gr2" draw:text-style-name="P1" draw:layer="layout" svg:width="0.139cm" svg:height="0.111cm" svg:x="14.639cm" svg:y="22.678cm" svg:viewBox="0 0 140 112" draw:points="19,0 140,0 131,112 0,112">
            <text:p/>
          </draw:polygon>
          <draw:polygon draw:style-name="gr2" draw:text-style-name="P1" draw:layer="layout" svg:width="0.138cm" svg:height="0.111cm" svg:x="14.9cm" svg:y="22.678cm" svg:viewBox="0 0 139 112" draw:points="9,0 139,0 131,112 0,112">
            <text:p/>
          </draw:polygon>
          <draw:polygon draw:style-name="gr2" draw:text-style-name="P1" draw:layer="layout" svg:width="0.13cm" svg:height="0.111cm" svg:x="15.161cm" svg:y="22.678cm" svg:viewBox="0 0 131 112" draw:points="0,0 131,0 131,112 0,112">
            <text:p/>
          </draw:polygon>
          <draw:polygon draw:style-name="gr2" draw:text-style-name="P1" draw:layer="layout" svg:width="0.157cm" svg:height="0.12cm" svg:x="13.297cm" svg:y="22.902cm" svg:viewBox="0 0 158 121" draw:points="27,0 158,0 131,121 0,121">
            <text:p/>
          </draw:polygon>
          <draw:polygon draw:style-name="gr2" draw:text-style-name="P1" draw:layer="layout" svg:width="0.148cm" svg:height="0.12cm" svg:x="13.567cm" svg:y="22.902cm" svg:viewBox="0 0 149 121" draw:points="19,0 149,0 131,121 0,121">
            <text:p/>
          </draw:polygon>
          <draw:polygon draw:style-name="gr2" draw:text-style-name="P1" draw:layer="layout" svg:width="0.148cm" svg:height="0.12cm" svg:x="13.828cm" svg:y="22.902cm" svg:viewBox="0 0 149 121" draw:points="19,0 149,0 131,121 0,121">
            <text:p/>
          </draw:polygon>
          <draw:polygon draw:style-name="gr2" draw:text-style-name="P1" draw:layer="layout" svg:width="0.158cm" svg:height="0.12cm" svg:x="14.089cm" svg:y="22.902cm" svg:viewBox="0 0 159 121" draw:points="19,0 159,0 139,121 0,121">
            <text:p/>
          </draw:polygon>
          <draw:polygon draw:style-name="gr2" draw:text-style-name="P1" draw:layer="layout" svg:width="0.148cm" svg:height="0.12cm" svg:x="14.359cm" svg:y="22.902cm" svg:viewBox="0 0 149 121" draw:points="19,0 149,0 131,121 0,121">
            <text:p/>
          </draw:polygon>
          <draw:polygon draw:style-name="gr2" draw:text-style-name="P1" draw:layer="layout" svg:width="0.148cm" svg:height="0.12cm" svg:x="14.62cm" svg:y="22.902cm" svg:viewBox="0 0 149 121" draw:points="19,0 149,0 131,121 0,121">
            <text:p/>
          </draw:polygon>
          <draw:polygon draw:style-name="gr2" draw:text-style-name="P1" draw:layer="layout" svg:width="0.138cm" svg:height="0.12cm" svg:x="14.891cm" svg:y="22.902cm" svg:viewBox="0 0 139 121" draw:points="9,0 139,0 131,121 0,121">
            <text:p/>
          </draw:polygon>
          <draw:polygon draw:style-name="gr2" draw:text-style-name="P1" draw:layer="layout" svg:width="0.139cm" svg:height="0.12cm" svg:x="15.151cm" svg:y="22.902cm" svg:viewBox="0 0 140 121" draw:points="10,0 140,0 131,121 0,121">
            <text:p/>
          </draw:polygon>
          <draw:polygon draw:style-name="gr13" draw:text-style-name="P1" draw:layer="layout" svg:width="1.104cm" svg:height="2.594cm" svg:x="15.791cm" svg:y="19.536cm" svg:viewBox="0 0 1105 2595" draw:points="1105,2595 85,2594 1,2402 0,1 954,0 1104,162">
            <text:p/>
          </draw:polygon>
          <draw:polygon draw:style-name="gr19" draw:text-style-name="P1" draw:layer="layout" svg:width="0.937cm" svg:height="0.086cm" svg:x="15.861cm" svg:y="19.595cm" svg:viewBox="0 0 938 87" draw:points="938,85 851,1 0,0 45,87">
            <text:p/>
          </draw:polygon>
          <draw:polygon draw:style-name="gr20" draw:text-style-name="P1" draw:layer="layout" svg:width="0.847cm" svg:height="2.221cm" svg:x="15.959cm" svg:y="19.827cm" svg:viewBox="0 0 848 2222" draw:points="0,5 846,0 848,2216 1,2222">
            <text:p/>
          </draw:polygon>
          <draw:polygon draw:style-name="gr2" draw:text-style-name="P1" draw:layer="layout" svg:width="0.511cm" svg:height="0.084cm" svg:x="16.125cm" svg:y="20.088cm" svg:viewBox="0 0 512 85" draw:points="1,0 512,0 510,85 0,85">
            <text:p/>
          </draw:polygon>
          <draw:polygon draw:style-name="gr2" draw:text-style-name="P1" draw:layer="layout" svg:width="0.509cm" svg:height="0.084cm" svg:x="16.127cm" svg:y="20.341cm" svg:viewBox="0 0 510 85" draw:points="0,0 510,0 510,85 0,85">
            <text:p/>
          </draw:polygon>
          <draw:polygon draw:style-name="gr2" draw:text-style-name="P1" draw:layer="layout" svg:width="0.084cm" svg:height="0.084cm" svg:x="16.553cm" svg:y="20.563cm" svg:viewBox="0 0 85 85" draw:points="1,1 85,0 84,84 0,85">
            <text:p/>
          </draw:polygon>
          <draw:polygon draw:style-name="gr1" draw:text-style-name="P1" draw:layer="layout" svg:width="0.084cm" svg:height="0.084cm" svg:x="16.553cm" svg:y="20.767cm" svg:viewBox="0 0 85 85" draw:points="0,1 84,0 85,85 1,85">
            <text:p/>
          </draw:polygon>
          <draw:polygon draw:style-name="gr20" draw:text-style-name="P1" draw:layer="layout" svg:width="0.847cm" svg:height="2.221cm" svg:x="15.96cm" svg:y="19.827cm" svg:viewBox="0 0 848 2222" draw:points="0,5 846,0 848,2216 1,2222">
            <text:p/>
          </draw:polygon>
          <draw:polygon draw:style-name="gr2" draw:text-style-name="P1" draw:layer="layout" svg:width="0.511cm" svg:height="0.084cm" svg:x="16.126cm" svg:y="20.088cm" svg:viewBox="0 0 512 85" draw:points="1,0 512,0 510,85 0,85">
            <text:p/>
          </draw:polygon>
          <draw:polygon draw:style-name="gr2" draw:text-style-name="P1" draw:layer="layout" svg:width="0.509cm" svg:height="0.084cm" svg:x="16.128cm" svg:y="20.341cm" svg:viewBox="0 0 510 85" draw:points="0,0 510,0 510,85 0,85">
            <text:p/>
          </draw:polygon>
          <draw:polygon draw:style-name="gr2" draw:text-style-name="P1" draw:layer="layout" svg:width="0.084cm" svg:height="0.084cm" svg:x="16.553cm" svg:y="20.563cm" svg:viewBox="0 0 85 85" draw:points="1,1 85,0 84,84 0,85">
            <text:p/>
          </draw:polygon>
          <draw:polygon draw:style-name="gr1" draw:text-style-name="P1" draw:layer="layout" svg:width="0.084cm" svg:height="0.084cm" svg:x="16.553cm" svg:y="20.767cm" svg:viewBox="0 0 85 85" draw:points="0,1 84,0 85,85 1,85">
            <text:p/>
          </draw:polygon>
          <draw:polygon draw:style-name="gr13" draw:text-style-name="P1" draw:layer="layout" svg:width="2.638cm" svg:height="2.741cm" svg:x="12.883cm" svg:y="19.4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013cm" svg:y="19.582cm" svg:viewBox="0 0 2378 1978" draw:points="0,0 2378,0 2378,1978 0,1978">
            <text:p/>
          </draw:polygon>
          <draw:polygon draw:style-name="gr13" draw:text-style-name="P1" draw:layer="layout" svg:width="2.618cm" svg:height="0.847cm" svg:x="12.999cm" svg:y="22.361cm" svg:viewBox="0 0 2619 848" draw:points="2553,0 2619,56 2619,839 56,848 0,783 205,0">
            <text:p/>
          </draw:polygon>
          <draw:polygon draw:style-name="gr14" draw:text-style-name="P1" draw:layer="layout" svg:width="2.552cm" svg:height="0.782cm" svg:x="12.999cm" svg:y="22.361cm" svg:viewBox="0 0 2553 783" draw:points="205,0 2553,0 2553,783 0,783">
            <text:p/>
          </draw:polygon>
          <draw:polygon draw:style-name="gr2" draw:text-style-name="P1" draw:layer="layout" svg:width="0.149cm" svg:height="0.111cm" svg:x="13.409cm" svg:y="22.454cm" svg:viewBox="0 0 150 112" draw:points="28,0 150,0 122,112 0,112">
            <text:p/>
          </draw:polygon>
          <draw:polygon draw:style-name="gr2" draw:text-style-name="P1" draw:layer="layout" svg:width="0.148cm" svg:height="0.111cm" svg:x="13.661cm" svg:y="22.454cm" svg:viewBox="0 0 149 112" draw:points="19,0 149,0 121,112 0,112">
            <text:p/>
          </draw:polygon>
          <draw:polygon draw:style-name="gr2" draw:text-style-name="P1" draw:layer="layout" svg:width="0.138cm" svg:height="0.111cm" svg:x="13.912cm" svg:y="22.454cm" svg:viewBox="0 0 139 112" draw:points="19,0 139,0 122,112 0,112">
            <text:p/>
          </draw:polygon>
          <draw:polygon draw:style-name="gr2" draw:text-style-name="P1" draw:layer="layout" svg:width="0.138cm" svg:height="0.111cm" svg:x="14.165cm" svg:y="22.454cm" svg:viewBox="0 0 139 112" draw:points="18,0 139,0 121,112 0,112">
            <text:p/>
          </draw:polygon>
          <draw:polygon draw:style-name="gr2" draw:text-style-name="P1" draw:layer="layout" svg:width="0.138cm" svg:height="0.111cm" svg:x="14.416cm" svg:y="22.454cm" svg:viewBox="0 0 139 112" draw:points="19,0 139,0 121,112 0,112">
            <text:p/>
          </draw:polygon>
          <draw:polygon draw:style-name="gr2" draw:text-style-name="P1" draw:layer="layout" svg:width="0.139cm" svg:height="0.111cm" svg:x="14.668cm" svg:y="22.454cm" svg:viewBox="0 0 140 112" draw:points="10,0 140,0 131,112 0,112">
            <text:p/>
          </draw:polygon>
          <draw:polygon draw:style-name="gr2" draw:text-style-name="P1" draw:layer="layout" svg:width="0.13cm" svg:height="0.111cm" svg:x="14.919cm" svg:y="22.454cm" svg:viewBox="0 0 131 112" draw:points="10,0 131,0 131,112 0,112">
            <text:p/>
          </draw:polygon>
          <draw:polygon draw:style-name="gr2" draw:text-style-name="P1" draw:layer="layout" svg:width="0.13cm" svg:height="0.111cm" svg:x="15.171cm" svg:y="22.454cm" svg:viewBox="0 0 131 112" draw:points="10,0 131,0 131,112 0,112">
            <text:p/>
          </draw:polygon>
          <draw:polygon draw:style-name="gr2" draw:text-style-name="P1" draw:layer="layout" svg:width="0.148cm" svg:height="0.111cm" svg:x="13.353cm" svg:y="22.678cm" svg:viewBox="0 0 149 112" draw:points="28,0 149,0 131,112 0,112">
            <text:p/>
          </draw:polygon>
          <draw:polygon draw:style-name="gr2" draw:text-style-name="P1" draw:layer="layout" svg:width="0.157cm" svg:height="0.111cm" svg:x="13.605cm" svg:y="22.678cm" svg:viewBox="0 0 158 112" draw:points="27,0 158,0 131,112 0,112">
            <text:p/>
          </draw:polygon>
          <draw:polygon draw:style-name="gr2" draw:text-style-name="P1" draw:layer="layout" svg:width="0.148cm" svg:height="0.111cm" svg:x="13.866cm" svg:y="22.678cm" svg:viewBox="0 0 149 112" draw:points="28,0 149,0 131,112 0,112">
            <text:p/>
          </draw:polygon>
          <draw:polygon draw:style-name="gr2" draw:text-style-name="P1" draw:layer="layout" svg:width="0.148cm" svg:height="0.111cm" svg:x="14.127cm" svg:y="22.678cm" svg:viewBox="0 0 149 112" draw:points="19,0 149,0 131,112 0,112">
            <text:p/>
          </draw:polygon>
          <draw:polygon draw:style-name="gr2" draw:text-style-name="P1" draw:layer="layout" svg:width="0.138cm" svg:height="0.111cm" svg:x="14.388cm" svg:y="22.678cm" svg:viewBox="0 0 139 112" draw:points="9,0 139,0 121,112 0,112">
            <text:p/>
          </draw:polygon>
          <draw:polygon draw:style-name="gr2" draw:text-style-name="P1" draw:layer="layout" svg:width="0.139cm" svg:height="0.111cm" svg:x="14.639cm" svg:y="22.678cm" svg:viewBox="0 0 140 112" draw:points="19,0 140,0 131,112 0,112">
            <text:p/>
          </draw:polygon>
          <draw:polygon draw:style-name="gr2" draw:text-style-name="P1" draw:layer="layout" svg:width="0.138cm" svg:height="0.111cm" svg:x="14.901cm" svg:y="22.678cm" svg:viewBox="0 0 139 112" draw:points="9,0 139,0 131,112 0,112">
            <text:p/>
          </draw:polygon>
          <draw:polygon draw:style-name="gr2" draw:text-style-name="P1" draw:layer="layout" svg:width="0.13cm" svg:height="0.111cm" svg:x="15.162cm" svg:y="22.678cm" svg:viewBox="0 0 131 112" draw:points="0,0 131,0 131,112 0,112">
            <text:p/>
          </draw:polygon>
          <draw:polygon draw:style-name="gr2" draw:text-style-name="P1" draw:layer="layout" svg:width="0.157cm" svg:height="0.12cm" svg:x="13.297cm" svg:y="22.902cm" svg:viewBox="0 0 158 121" draw:points="27,0 158,0 131,121 0,121">
            <text:p/>
          </draw:polygon>
          <draw:polygon draw:style-name="gr2" draw:text-style-name="P1" draw:layer="layout" svg:width="0.148cm" svg:height="0.12cm" svg:x="13.567cm" svg:y="22.902cm" svg:viewBox="0 0 149 121" draw:points="19,0 149,0 131,121 0,121">
            <text:p/>
          </draw:polygon>
          <draw:polygon draw:style-name="gr2" draw:text-style-name="P1" draw:layer="layout" svg:width="0.148cm" svg:height="0.12cm" svg:x="13.829cm" svg:y="22.902cm" svg:viewBox="0 0 149 121" draw:points="19,0 149,0 131,121 0,121">
            <text:p/>
          </draw:polygon>
          <draw:polygon draw:style-name="gr2" draw:text-style-name="P1" draw:layer="layout" svg:width="0.158cm" svg:height="0.12cm" svg:x="14.09cm" svg:y="22.902cm" svg:viewBox="0 0 159 121" draw:points="19,0 159,0 139,121 0,121">
            <text:p/>
          </draw:polygon>
          <draw:polygon draw:style-name="gr2" draw:text-style-name="P1" draw:layer="layout" svg:width="0.148cm" svg:height="0.12cm" svg:x="14.36cm" svg:y="22.902cm" svg:viewBox="0 0 149 121" draw:points="19,0 149,0 131,121 0,121">
            <text:p/>
          </draw:polygon>
          <draw:polygon draw:style-name="gr2" draw:text-style-name="P1" draw:layer="layout" svg:width="0.148cm" svg:height="0.12cm" svg:x="14.621cm" svg:y="22.902cm" svg:viewBox="0 0 149 121" draw:points="19,0 149,0 131,121 0,121">
            <text:p/>
          </draw:polygon>
          <draw:polygon draw:style-name="gr2" draw:text-style-name="P1" draw:layer="layout" svg:width="0.138cm" svg:height="0.12cm" svg:x="14.892cm" svg:y="22.902cm" svg:viewBox="0 0 139 121" draw:points="9,0 139,0 131,121 0,121">
            <text:p/>
          </draw:polygon>
          <draw:polygon draw:style-name="gr2" draw:text-style-name="P1" draw:layer="layout" svg:width="0.139cm" svg:height="0.12cm" svg:x="15.152cm" svg:y="22.902cm" svg:viewBox="0 0 140 121" draw:points="10,0 140,0 131,121 0,121">
            <text:p/>
          </draw:polygon>
          <draw:frame draw:style-name="gr4" draw:text-style-name="P1" draw:layer="layout" svg:width="1.671cm" svg:height="1.775cm" svg:x="13.371cm" svg:y="19.753cm">
            <draw:image xlink:href="Pictures/10000201000000A0000000AAAE2D31BC.png" xlink:type="simple" xlink:show="embed" xlink:actuate="onLoad">
              <text:p/>
            </draw:image>
          </draw:frame>
        </draw:g>
        <draw:connector draw:style-name="gr26" draw:text-style-name="P1" draw:layer="layout" draw:line-skew="-0.115cm" svg:x1="11.669cm" svg:y1="21.033cm" svg:x2="7.611cm" svg:y2="18.038cm" draw:start-shape="id17" draw:start-glue-point="3" draw:end-shape="id13" draw:end-glue-point="1" svg:d="m11669 21033h-2144v-2995h-1914">
          <text:p/>
        </draw:connector>
        <draw:frame draw:style-name="gr30" draw:text-style-name="P1" draw:layer="layout" svg:width="2.948cm" svg:height="1.096cm" svg:x="7.03cm" svg:y="16.896cm">
          <draw:text-box>
            <text:p text:style-name="P1"><text:span text:style-name="T4">files</text:span></text:p>
          </draw:text-box>
        </draw:frame>
        <draw:connector draw:style-name="gr26" draw:text-style-name="P1" draw:layer="layout" draw:line-skew="1.049cm 1.042cm" svg:x1="16.895cm" svg:y1="21.033cm" svg:x2="5.314cm" svg:y2="23.48cm" draw:start-shape="id17" draw:start-glue-point="1" draw:end-shape="id13" draw:end-glue-point="2" svg:d="m16895 21033h1550v3989h-13131v-1542">
          <text:p/>
        </draw:connector>
        <draw:custom-shape draw:style-name="gr31" draw:text-style-name="P1" draw:layer="layout" svg:width="7.446cm" svg:height="6.539cm" svg:x="10.319cm" svg:y="17.916cm">
          <text:p/>
          <draw:enhanced-geometry svg:viewBox="0 0 21600 21600" draw:type="rectangle" draw:enhanced-path="M 0 0 L 21600 0 21600 21600 0 21600 0 0 Z N"/>
        </draw:custom-shape>
        <draw:frame draw:style-name="gr22" draw:text-style-name="P2" draw:layer="layout" svg:width="5.76cm" svg:height="0.962cm" svg:x="11.226cm" svg:y="12.435cm">
          <draw:text-box>
            <text:p><text:span text:style-name="T4">Verwaltungs Netz</text:span></text:p>
          </draw:text-box>
        </draw:frame>
        <draw:frame draw:style-name="gr22" draw:text-style-name="P2" draw:layer="layout" svg:width="6.674cm" svg:height="0.962cm" svg:x="10.999cm" svg:y="17.954cm">
          <draw:text-box>
            <text:p><text:span text:style-name="T4">Pädagogisches Netz</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Windows_x86 LibreOffice_project/dc9775d-05ecbee-0851ad3-1586698-727bf66</meta:generator>
    <dc:date>2012-03-27T20:56:33.72</dc:date>
    <dc:creator>detlef oertel</dc:creator>
    <meta:editing-duration>PT2H12M29S</meta:editing-duration>
    <meta:editing-cycles>9</meta:editing-cycles>
    <meta:document-statistic meta:object-count="1932"/>
  </office:meta>
</office:document-meta>
</file>